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Display" svg:font-family="'Aptos Display'" style:font-pitch="variable"/>
    <style:font-face style:name="Aptos Narrow1" svg:font-family="'Aptos Narrow'" style:font-pitch="variable"/>
    <style:font-face style:name="Aptos Display1" svg:font-family="'Aptos Display'" style:font-family-generic="swiss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2.917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0.302cm"/>
    </style:style>
    <style:style style:name="co6" style:family="table-column">
      <style:table-column-properties fo:break-before="auto" style:column-width="1.683cm"/>
    </style:style>
    <style:style style:name="co7" style:family="table-column">
      <style:table-column-properties fo:break-before="auto" style:column-width="6.708cm"/>
    </style:style>
    <style:style style:name="co8" style:family="table-column">
      <style:table-column-properties fo:break-before="auto" style:column-width="3.044cm"/>
    </style:style>
    <style:style style:name="co9" style:family="table-column">
      <style:table-column-properties fo:break-before="auto" style:column-width="1.901cm"/>
    </style:style>
    <style:style style:name="co10" style:family="table-column">
      <style:table-column-properties fo:break-before="auto" style:column-width="0.7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2.82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111cm" fo:break-before="auto" style:use-optimal-row-height="false"/>
    </style:style>
    <style:style style:name="ro9" style:family="table-row">
      <style:table-row-properties style:row-height="0.661cm" fo:break-before="auto" style:use-optimal-row-height="false"/>
    </style:style>
    <style:style style:name="ro10" style:family="table-row">
      <style:table-row-properties style:row-height="1.058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1.42cm" fo:break-before="auto" style:use-optimal-row-height="false"/>
    </style:style>
    <style:style style:name="ta1" style:family="table" style:master-page-name="PageStyle_5f_Posicion">
      <style:table-properties table:display="true" style:writing-mode="lr-tb"/>
    </style:style>
    <style:style style:name="ta2" style:family="table" style:master-page-name="PageStyle_5f_5382_20_CC_20_Ed">
      <style:table-properties table:display="true" style:writing-mode="lr-tb"/>
    </style:style>
    <style:style style:name="ta3" style:family="table" style:master-page-name="PageStyle_5f_8017_20_Gtos_20_Piso">
      <style:table-properties table:display="true" style:writing-mode="lr-tb"/>
    </style:style>
    <style:style style:name="ta4" style:family="table" style:master-page-name="PageStyle_5f_2663_20_Alquiler">
      <style:table-properties table:display="true" style:writing-mode="lr-tb"/>
    </style:style>
    <style:style style:name="ta5" style:family="table" style:master-page-name="PageStyle_5f_7572_20_Personal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0" number:language="es" number:country="ES">
      <number:number number:min-integer-digits="1"/>
    </number:number-style>
    <number:number-style style:name="N8004" number:language="es" number:country="ES">
      <number:number number:decimal-places="2" number:min-integer-digits="1" number:grouping="true"/>
    </number:number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color="#000000" style:text-outline="false" style:text-line-through-style="none" style:font-name="Aptos Display" fo:font-size="11pt" fo:font-style="normal" fo:text-shadow="none" style:text-underline-style="none" fo:font-weight="normal" style:font-size-asian="11pt" style:font-style-asian="normal" style:font-weight-asian="normal" style:font-name-complex="Aptos Display" style:font-size-complex="11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Display" style:font-size-complex="11pt" style:font-style-complex="normal" style:font-weight-complex="normal"/>
    </style:style>
    <style:style style:name="ce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467886" style:text-outline="false" style:text-line-through-style="none" style:font-name="Aptos Narrow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546e7a" style:text-outline="false" style:text-line-through-styl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Display" style:font-size-complex="11pt" style:font-style-complex="normal" style:font-weight-complex="normal"/>
    </style:style>
    <style:style style:name="ce5" style:family="table-cell" style:parent-style-name="Default">
      <style:text-properties fo:color="#000000" style:text-outline="false" style:text-line-through-style="none" style:font-name="Aptos Display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ptos Display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2b45" style:text-outline="false" style:text-line-through-styl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Display" style:font-size-complex="11pt" style:font-style-complex="normal" style:font-weight-complex="normal"/>
    </style:style>
    <style:style style:name="ce7" style:family="table-cell" style:parent-style-name="Default" style:data-style-name="N8004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2b45" style:text-outline="false" style:text-line-through-styl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Display" style:font-size-complex="11pt" style:font-style-complex="normal" style:font-weight-complex="normal"/>
    </style:style>
    <style:style style:name="ce8" style:family="table-cell" style:parent-style-name="Default" style:data-style-name="N8004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2b45" style:text-outline="false" style:text-line-through-styl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Display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 style:data-style-name="N8036">
      <style:table-cell-properties fo:border-bottom="0.002cm solid 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19" style:family="table-cell" style:parent-style-name="Default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20" style:family="table-cell" style:parent-style-name="Default">
      <style:table-cell-properties fo:border-bottom="0.002cm solid 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0.002cm solid 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02cm solid 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8004">
      <style:table-cell-properties fo:border-bottom="0.002cm solid 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fo:border-bottom="0.002cm solid 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c0c0c0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8004">
      <style:table-cell-properties fo:border-bottom="0.002cm solid 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c0c0c0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0" style:family="table-cell" style:parent-style-name="Default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text-underline-style="solid" style:text-underline-width="auto" style:text-underline-color="font-color"/>
    </style:style>
    <style:style style:name="ce31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sicio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/>
          <table:table-cell table:style-name="ce5" office:value-type="string">
            <text:p>Importe</text:p>
          </table:table-cell>
          <table:table-cell table:style-name="ce5" office:value-type="string">
            <text:p>Comentarios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<text:a xlink:href="https:/clientes.openbank.es/myprofile/accounts/5919690782/movements">CTA CC Ediciones...5382</text:a></text:p>
          </table:table-cell>
          <table:table-cell table:style-name="ce6" office:value-type="float" office:value="609.97">
            <text:p>609,97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<text:a xlink:href="https:/clientes.openbank.es/myprofile/accounts/629955410/movements">CC Gastos piso...8017</text:a></text:p>
          </table:table-cell>
          <table:table-cell table:style-name="ce6" office:value-type="float" office:value="818.3">
            <text:p>818,3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Personal 7572</text:p>
          </table:table-cell>
          <table:table-cell table:style-name="ce7" office:value-type="float" office:value="148612.08">
            <text:p>148.612,08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Alquiler 2663</text:p>
          </table:table-cell>
          <table:table-cell table:style-name="ce7" office:value-type="float" office:value="1185.63">
            <text:p>1.185,63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<text:a xlink:href="https:/clientes.openbank.es/myprofile/accounts/9103539308/movements">CAh.Reserva fianzas...2004</text:a></text:p>
          </table:table-cell>
          <table:table-cell table:style-name="ce7" office:value-type="float" office:value="1405.31">
            <text:p>1.405,31</text:p>
          </table:table-cell>
          <table:table-cell office:value-type="string">
            <text:p>H1: 730+120 H3: 485+70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<text:a xlink:href="https:/clientes.openbank.es/myprofile/deposits">Depósitos(1)</text:a></text:p>
          </table:table-cell>
          <table:table-cell table:style-name="ce8" office:value-type="float" office:value="15000">
            <text:p>15.000,00</text:p>
          </table:table-cell>
          <table:table-cell office:value-type="string">
            <text:p>Vto 11/2/26 2% TIN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Saldo total</text:p>
          </table:table-cell>
          <table:table-cell table:style-name="ce8" table:formula="of:=+SUM([.C5:.C10])" office:value-type="float" office:value="167631.29">
            <text:p>167.631,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Transferencias periodic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epto</text:p>
          </table:table-cell>
          <table:table-cell office:value-type="string">
            <text:p>Origen</text:p>
          </table:table-cell>
          <table:table-cell office:value-type="string">
            <text:p>Destino</text:p>
          </table:table-cell>
          <table:table-cell office:value-type="string">
            <text:p>Importe</text:p>
          </table:table-cell>
          <table:table-cell office:value-type="string">
            <text:p>Comentari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quiler CC H2</text:p>
          </table:table-cell>
          <table:table-cell table:formula="of:=+[.B7]" office:value-type="string" office:string-value="Personal 7572">
            <text:p>Personal 7572</text:p>
          </table:table-cell>
          <table:table-cell table:formula="of:=+[.B8]" office:value-type="string" office:string-value="Alquiler 2663">
            <text:p>Alquiler 2663</text:p>
          </table:table-cell>
          <table:table-cell office:value-type="float" office:value="525">
            <text:p>525</text:p>
          </table:table-cell>
          <table:table-cell office:value-type="string">
            <text:p>Actualizar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382 CC Ed" table:style-name="ta2" table:print="false">
        <office:forms form:automatic-focus="false" form:apply-design-mode="false"/>
        <table:table-column table:style-name="co5" table:default-cell-style-name="ce9"/>
        <table:table-column table:style-name="co6" table:default-cell-style-name="ce17"/>
        <table:table-column table:style-name="co5" table:default-cell-style-name="ce20"/>
        <table:table-column table:style-name="co6" table:default-cell-style-name="ce17"/>
        <table:table-column table:style-name="co5" table:default-cell-style-name="ce20"/>
        <table:table-column table:style-name="co7" table:default-cell-style-name="ce23"/>
        <table:table-column table:style-name="co5" table:default-cell-style-name="ce20"/>
        <table:table-column table:style-name="co8" table:default-cell-style-name="ce24"/>
        <table:table-column table:style-name="co5" table:default-cell-style-name="ce20"/>
        <table:table-column table:style-name="co8" table:default-cell-style-name="ce28"/>
        <table:table-column table:style-name="co9" table:number-columns-repeated="1014" table:default-cell-style-name="ce29"/>
        <table:table-row table:style-name="ro3">
          <table:table-cell/>
          <table:table-cell table:style-name="ce9" table:number-columns-repeated="9"/>
          <table:table-cell table:number-columns-repeated="1014"/>
        </table:table-row>
        <table:table-row table:style-name="ro4">
          <table:table-cell table:style-name="ce10"/>
          <table:table-cell table:style-name="ce12" office:value-type="string">
            <text:p>Cuentas - Movimientos</text:p>
          </table:table-cell>
          <table:table-cell table:style-name="ce19" table:number-columns-repeated="8"/>
          <table:table-cell table:style-name="Default" table:number-columns-repeated="1014"/>
        </table:table-row>
        <table:table-row table:style-name="ro5">
          <table:table-cell/>
          <table:table-cell table:style-name="ce9" table:number-columns-repeated="8"/>
          <table:table-cell table:style-name="ce26" office:value-type="string">
            <text:p>Fecha de descarga: <text:span text:style-name="T1">19/10/2025 20:50h</text:span></text:p>
          </table:table-cell>
          <table:table-cell table:number-columns-repeated="1014"/>
        </table:table-row>
        <table:table-row table:style-name="ro6">
          <table:table-cell table:style-name="ce10"/>
          <table:table-cell table:style-name="ce13" office:value-type="string">
            <text:p>Número de Cuenta: </text:p>
          </table:table-cell>
          <table:table-cell table:style-name="ce10"/>
          <table:table-cell table:style-name="ce21" office:value-type="string">
            <text:p>0073 0100 51 0403225382</text:p>
          </table:table-cell>
          <table:table-cell table:style-name="ce10" table:number-columns-repeated="6"/>
          <table:table-cell table:style-name="Default" table:number-columns-repeated="1014"/>
        </table:table-row>
        <table:table-row table:style-name="ro7">
          <table:table-cell table:style-name="ce10" table:number-columns-repeated="10"/>
          <table:table-cell table:style-name="Default" table:number-columns-repeated="1014"/>
        </table:table-row>
        <table:table-row table:style-name="ro7">
          <table:table-cell table:style-name="ce11"/>
          <table:table-cell table:style-name="ce14" office:value-type="string">
            <text:p>Descripción:</text:p>
          </table:table-cell>
          <table:table-cell table:style-name="ce10"/>
          <table:table-cell table:style-name="ce22" office:value-type="string">
            <text:p>CUENTA NÓMINA OPEN </text:p>
          </table:table-cell>
          <table:table-cell table:style-name="ce10" table:number-columns-repeated="6"/>
          <table:table-cell table:style-name="Default" table:number-columns-repeated="1014"/>
        </table:table-row>
        <table:table-row table:style-name="ro7">
          <table:table-cell table:style-name="ce11"/>
          <table:table-cell table:style-name="ce14" office:value-type="string">
            <text:p>Titular:</text:p>
          </table:table-cell>
          <table:table-cell table:style-name="ce10"/>
          <table:table-cell table:style-name="ce22" office:value-type="string">
            <text:p>CARDONA ALTES CRISTINA</text:p>
          </table:table-cell>
          <table:table-cell table:style-name="ce10" table:number-columns-repeated="6"/>
          <table:table-cell table:style-name="Default" table:number-columns-repeated="1014"/>
        </table:table-row>
        <table:table-row table:style-name="ro7">
          <table:table-cell table:style-name="ce11"/>
          <table:table-cell table:style-name="ce14" office:value-type="string">
            <text:p>Saldo:</text:p>
          </table:table-cell>
          <table:table-cell table:style-name="ce10"/>
          <table:table-cell table:style-name="ce22" office:value-type="string">
            <text:p>609,97 EUR</text:p>
          </table:table-cell>
          <table:table-cell table:style-name="ce10" table:number-columns-repeated="6"/>
          <table:table-cell table:style-name="Default" table:number-columns-repeated="1014"/>
        </table:table-row>
        <table:table-row table:style-name="ro8">
          <table:table-cell table:style-name="ce10"/>
          <table:table-cell table:style-name="ce15" office:value-type="string">
            <text:p>Lista de Movimientos</text:p>
          </table:table-cell>
          <table:table-cell table:style-name="ce18" table:number-columns-repeated="8"/>
          <table:table-cell table:style-name="Default" table:number-columns-repeated="1014"/>
        </table:table-row>
        <table:table-row table:style-name="ro7">
          <table:table-cell table:style-name="ce10" table:number-columns-repeated="10"/>
          <table:table-cell table:style-name="Default" table:number-columns-repeated="1014"/>
        </table:table-row>
        <table:table-row table:style-name="ro9">
          <table:table-cell/>
          <table:table-cell table:style-name="ce16" office:value-type="string">
            <text:p>Fecha Operación</text:p>
          </table:table-cell>
          <table:table-cell table:style-name="ce9"/>
          <table:table-cell table:style-name="ce16" office:value-type="string">
            <text:p>Fecha Valor</text:p>
          </table:table-cell>
          <table:table-cell table:style-name="ce9"/>
          <table:table-cell table:style-name="ce16" office:value-type="string">
            <text:p>Concepto</text:p>
          </table:table-cell>
          <table:table-cell table:style-name="ce9"/>
          <table:table-cell table:style-name="ce16" office:value-type="string">
            <text:p>Importe</text:p>
          </table:table-cell>
          <table:table-cell table:style-name="ce9"/>
          <table:table-cell table:style-name="ce16" office:value-type="string">
            <text:p>Saldo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10-17">
            <text:p>17/10/2025</text:p>
          </table:table-cell>
          <table:table-cell/>
          <table:table-cell office:value-type="date" office:date-value="2025-10-17">
            <text:p>17/10/2025</text:p>
          </table:table-cell>
          <table:table-cell/>
          <table:table-cell office:value-type="string">
            <text:p>COMPRA EN TAXI 283, CON LA TARJETA : 5489130103230680 EL 2025-10-17 </text:p>
          </table:table-cell>
          <table:table-cell/>
          <table:table-cell office:value-type="float" office:value="-11.74">
            <text:p>-11,74</text:p>
          </table:table-cell>
          <table:table-cell/>
          <table:table-cell table:style-name="ce24" office:value-type="float" office:value="663.97">
            <text:p>663,9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10-16">
            <text:p>16/10/2025</text:p>
          </table:table-cell>
          <table:table-cell/>
          <table:table-cell office:value-type="date" office:date-value="2025-10-16">
            <text:p>16/10/2025</text:p>
          </table:table-cell>
          <table:table-cell/>
          <table:table-cell office:value-type="string">
            <text:p>COMPRA EN LA CHALANA AVILES, CON LA TARJETA : 5489130103230680 EL 2025-10-16 </text:p>
          </table:table-cell>
          <table:table-cell/>
          <table:table-cell office:value-type="float" office:value="-33">
            <text:p>-33</text:p>
          </table:table-cell>
          <table:table-cell/>
          <table:table-cell table:style-name="ce27" office:value-type="float" office:value="675.71">
            <text:p>675,7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10-09">
            <text:p>09/10/2025</text:p>
          </table:table-cell>
          <table:table-cell/>
          <table:table-cell office:value-type="date" office:date-value="2025-10-09">
            <text:p>09/10/2025</text:p>
          </table:table-cell>
          <table:table-cell/>
          <table:table-cell office:value-type="string">
            <text:p>COMPRA EN TITO BUSTILLO - VIRTUAL, CON LA TARJETA : 5489130103230680 EL 2025-10-09 </text:p>
          </table:table-cell>
          <table:table-cell/>
          <table:table-cell office:value-type="float" office:value="-6.26">
            <text:p>-6,26</text:p>
          </table:table-cell>
          <table:table-cell/>
          <table:table-cell table:style-name="ce27" office:value-type="float" office:value="708.71">
            <text:p>708,7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10-08">
            <text:p>08/10/2025</text:p>
          </table:table-cell>
          <table:table-cell/>
          <table:table-cell office:value-type="date" office:date-value="2025-10-08">
            <text:p>08/10/2025</text:p>
          </table:table-cell>
          <table:table-cell/>
          <table:table-cell office:value-type="string">
            <text:p>COMPRA EN Amazon Prime*XK3RE9N75, CON LA TARJETA : 5489130103230680 EL 2025-10-06 </text:p>
          </table:table-cell>
          <table:table-cell/>
          <table:table-cell office:value-type="float" office:value="-4.99">
            <text:p>-4,99</text:p>
          </table:table-cell>
          <table:table-cell/>
          <table:table-cell table:style-name="ce27" office:value-type="float" office:value="714.97">
            <text:p>714,9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10-06">
            <text:p>06/10/2025</text:p>
          </table:table-cell>
          <table:table-cell/>
          <table:table-cell office:value-type="date" office:date-value="2025-10-06">
            <text:p>06/10/2025</text:p>
          </table:table-cell>
          <table:table-cell/>
          <table:table-cell office:value-type="string">
            <text:p>TRANSFERENCIA DE Stripe Technology Europe Ltd, CONCEPTO STRIPE Q0K7G9 </text:p>
          </table:table-cell>
          <table:table-cell/>
          <table:table-cell office:value-type="float" office:value="9.42">
            <text:p>9,42</text:p>
          </table:table-cell>
          <table:table-cell/>
          <table:table-cell table:style-name="ce27" office:value-type="float" office:value="719.96">
            <text:p>719,9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10-03">
            <text:p>03/10/2025</text:p>
          </table:table-cell>
          <table:table-cell/>
          <table:table-cell office:value-type="date" office:date-value="2025-10-03">
            <text:p>03/10/2025</text:p>
          </table:table-cell>
          <table:table-cell/>
          <table:table-cell office:value-type="string">
            <text:p>COMPRA EN RENFE VIRTUAL INTERNET, CON LA TARJETA : 5489130103230680 EL 2025-10-03 </text:p>
          </table:table-cell>
          <table:table-cell/>
          <table:table-cell office:value-type="float" office:value="-79.45">
            <text:p>-79,45</text:p>
          </table:table-cell>
          <table:table-cell/>
          <table:table-cell table:style-name="ce27" office:value-type="float" office:value="710.54">
            <text:p>710,5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10-03">
            <text:p>03/10/2025</text:p>
          </table:table-cell>
          <table:table-cell/>
          <table:table-cell office:value-type="date" office:date-value="2025-10-03">
            <text:p>03/10/2025</text:p>
          </table:table-cell>
          <table:table-cell/>
          <table:table-cell office:value-type="string">
            <text:p>COMPRA EN Hotel Spa Golden Barce, CON LA TARJETA : 5489130103230680 EL 2025-10-01 </text:p>
          </table:table-cell>
          <table:table-cell/>
          <table:table-cell office:value-type="float" office:value="-138">
            <text:p>-138</text:p>
          </table:table-cell>
          <table:table-cell/>
          <table:table-cell table:style-name="ce27" office:value-type="float" office:value="789.99">
            <text:p>789,9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10-03">
            <text:p>03/10/2025</text:p>
          </table:table-cell>
          <table:table-cell/>
          <table:table-cell office:value-type="date" office:date-value="2025-10-03">
            <text:p>03/10/2025</text:p>
          </table:table-cell>
          <table:table-cell/>
          <table:table-cell office:value-type="string">
            <text:p>REGULARIZACION COMPRA EN VENTA BILLETES RENFE, CON LA TARJETA : 5489130103230680 EL 2025-10-03 </text:p>
          </table:table-cell>
          <table:table-cell/>
          <table:table-cell office:value-type="float" office:value="59.95">
            <text:p>59,95</text:p>
          </table:table-cell>
          <table:table-cell/>
          <table:table-cell table:style-name="ce27" office:value-type="float" office:value="927.99">
            <text:p>927,9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10-02">
            <text:p>02/10/2025</text:p>
          </table:table-cell>
          <table:table-cell/>
          <table:table-cell office:value-type="date" office:date-value="2025-10-02">
            <text:p>02/10/2025</text:p>
          </table:table-cell>
          <table:table-cell/>
          <table:table-cell office:value-type="string">
            <text:p>DISPOSICION EN CAJERO CON LA TARJETA 5489130103230680, COMISION 0,00, EL 2025-10-02 </text:p>
          </table:table-cell>
          <table:table-cell/>
          <table:table-cell office:value-type="float" office:value="-600">
            <text:p>-600</text:p>
          </table:table-cell>
          <table:table-cell/>
          <table:table-cell table:style-name="ce27" office:value-type="float" office:value="868.04">
            <text:p>868,0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10-02">
            <text:p>02/10/2025</text:p>
          </table:table-cell>
          <table:table-cell/>
          <table:table-cell office:value-type="date" office:date-value="2025-10-01">
            <text:p>01/10/2025</text:p>
          </table:table-cell>
          <table:table-cell/>
          <table:table-cell office:value-type="string">
            <text:p>COMISION POR COMPRAS REALIZADAS EN MONEDA NO EURO </text:p>
          </table:table-cell>
          <table:table-cell/>
          <table:table-cell office:value-type="float" office:value="-0.25">
            <text:p>-0,25</text:p>
          </table:table-cell>
          <table:table-cell/>
          <table:table-cell table:style-name="ce25" office:value-type="float" office:value="1468.04">
            <text:p>1.468,0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10-01">
            <text:p>01/10/2025</text:p>
          </table:table-cell>
          <table:table-cell/>
          <table:table-cell office:value-type="date" office:date-value="2025-10-01">
            <text:p>01/10/2025</text:p>
          </table:table-cell>
          <table:table-cell/>
          <table:table-cell office:value-type="string">
            <text:p>COMPRA EN Amazon Prime*ZL77U3045, CON LA TARJETA : 5489130103230680 EL 2025-09-29 </text:p>
          </table:table-cell>
          <table:table-cell/>
          <table:table-cell office:value-type="float" office:value="-0.49">
            <text:p>-0,49</text:p>
          </table:table-cell>
          <table:table-cell/>
          <table:table-cell office:value-type="float" office:value="1468.29">
            <text:p>1.468,2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10-01">
            <text:p>01/10/2025</text:p>
          </table:table-cell>
          <table:table-cell/>
          <table:table-cell office:value-type="date" office:date-value="2025-10-01">
            <text:p>01/10/2025</text:p>
          </table:table-cell>
          <table:table-cell/>
          <table:table-cell office:value-type="string">
            <text:p>COMPRA EN GITHUB, INC., CON LA TARJETA : 5489130103230680 EL 2025-09-29 </text:p>
          </table:table-cell>
          <table:table-cell/>
          <table:table-cell office:value-type="float" office:value="-8.59">
            <text:p>-8,59</text:p>
          </table:table-cell>
          <table:table-cell/>
          <table:table-cell office:value-type="float" office:value="1468.78">
            <text:p>1.468,7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10-01">
            <text:p>01/10/2025</text:p>
          </table:table-cell>
          <table:table-cell/>
          <table:table-cell office:value-type="date" office:date-value="2025-10-01">
            <text:p>01/10/2025</text:p>
          </table:table-cell>
          <table:table-cell/>
          <table:table-cell office:value-type="string">
            <text:p>COMPRA EN Amazon.es*3959I4DP5, CON LA TARJETA : 5489130103230680 EL 2025-09-29 </text:p>
          </table:table-cell>
          <table:table-cell/>
          <table:table-cell office:value-type="float" office:value="-18">
            <text:p>-18</text:p>
          </table:table-cell>
          <table:table-cell/>
          <table:table-cell office:value-type="float" office:value="1477.37">
            <text:p>1.477,3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9-30">
            <text:p>30/09/2025</text:p>
          </table:table-cell>
          <table:table-cell/>
          <table:table-cell office:value-type="date" office:date-value="2025-09-30">
            <text:p>30/09/2025</text:p>
          </table:table-cell>
          <table:table-cell/>
          <table:table-cell office:value-type="string">
            <text:p>RECIBO TGSS. COTIZACION 005 R.E.AUTONOMOS Nº RECIBO 0073 0100 755 CMQHJVJ REF. MANDATO 0521070810176</text:p>
          </table:table-cell>
          <table:table-cell/>
          <table:table-cell office:value-type="float" office:value="-87.61">
            <text:p>-87,61</text:p>
          </table:table-cell>
          <table:table-cell/>
          <table:table-cell office:value-type="float" office:value="1495.37">
            <text:p>1.495,3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9-29">
            <text:p>29/09/2025</text:p>
          </table:table-cell>
          <table:table-cell/>
          <table:table-cell office:value-type="date" office:date-value="2025-09-29">
            <text:p>29/09/2025</text:p>
          </table:table-cell>
          <table:table-cell/>
          <table:table-cell office:value-type="string">
            <text:p>COMPRA EN GOOGLE *Google One, CON LA TARJETA : 5489130103230680 EL 2025-09-26 </text:p>
          </table:table-cell>
          <table:table-cell/>
          <table:table-cell office:value-type="float" office:value="-0.49">
            <text:p>-0,49</text:p>
          </table:table-cell>
          <table:table-cell/>
          <table:table-cell office:value-type="float" office:value="1582.98">
            <text:p>1.582,9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9-26">
            <text:p>26/09/2025</text:p>
          </table:table-cell>
          <table:table-cell/>
          <table:table-cell office:value-type="date" office:date-value="2025-09-26">
            <text:p>26/09/2025</text:p>
          </table:table-cell>
          <table:table-cell/>
          <table:table-cell office:value-type="string">
            <text:p>COMPRA EN RENFE VIAJEROS APP, CON LA TARJETA : 5489130103230680 EL 2025-09-26 </text:p>
          </table:table-cell>
          <table:table-cell/>
          <table:table-cell office:value-type="float" office:value="-44.4">
            <text:p>-44,4</text:p>
          </table:table-cell>
          <table:table-cell/>
          <table:table-cell office:value-type="float" office:value="1583.47">
            <text:p>1.583,4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9-25">
            <text:p>25/09/2025</text:p>
          </table:table-cell>
          <table:table-cell/>
          <table:table-cell office:value-type="date" office:date-value="2025-09-25">
            <text:p>25/09/2025</text:p>
          </table:table-cell>
          <table:table-cell/>
          <table:table-cell office:value-type="string">
            <text:p>TRANSFERENCIA DE CARDONA ALTES CRISTINA, CONCEPTO Provision fondos Cuota autonomos 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1627.87">
            <text:p>1.627,8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9-23">
            <text:p>23/09/2025</text:p>
          </table:table-cell>
          <table:table-cell/>
          <table:table-cell office:value-type="date" office:date-value="2025-09-23">
            <text:p>23/09/2025</text:p>
          </table:table-cell>
          <table:table-cell/>
          <table:table-cell office:value-type="string">
            <text:p>COMPRA EN ZIA CAROLINA, CON LA TARJETA : 5489130103230680 EL 2025-09-23 </text:p>
          </table:table-cell>
          <table:table-cell/>
          <table:table-cell office:value-type="float" office:value="-15.5">
            <text:p>-15,5</text:p>
          </table:table-cell>
          <table:table-cell/>
          <table:table-cell office:value-type="float" office:value="1537.87">
            <text:p>1.537,8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9-02">
            <text:p>02/09/2025</text:p>
          </table:table-cell>
          <table:table-cell/>
          <table:table-cell office:value-type="date" office:date-value="2025-09-01">
            <text:p>01/09/2025</text:p>
          </table:table-cell>
          <table:table-cell/>
          <table:table-cell office:value-type="string">
            <text:p>COMISION POR COMPRAS REALIZADAS EN MONEDA NO EURO </text:p>
          </table:table-cell>
          <table:table-cell/>
          <table:table-cell office:value-type="float" office:value="-0.25">
            <text:p>-0,25</text:p>
          </table:table-cell>
          <table:table-cell/>
          <table:table-cell office:value-type="float" office:value="1553.37">
            <text:p>1.553,3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9-01">
            <text:p>01/09/2025</text:p>
          </table:table-cell>
          <table:table-cell/>
          <table:table-cell office:value-type="date" office:date-value="2025-09-01">
            <text:p>01/09/2025</text:p>
          </table:table-cell>
          <table:table-cell/>
          <table:table-cell office:value-type="string">
            <text:p>COMPRA EN GITHUB, INC., CON LA TARJETA : 5489130103230680 EL 2025-08-29 </text:p>
          </table:table-cell>
          <table:table-cell/>
          <table:table-cell office:value-type="float" office:value="-8.61">
            <text:p>-8,61</text:p>
          </table:table-cell>
          <table:table-cell/>
          <table:table-cell office:value-type="float" office:value="1553.62">
            <text:p>1.553,6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29">
            <text:p>29/08/2025</text:p>
          </table:table-cell>
          <table:table-cell/>
          <table:table-cell office:value-type="date" office:date-value="2025-08-29">
            <text:p>29/08/2025</text:p>
          </table:table-cell>
          <table:table-cell/>
          <table:table-cell office:value-type="string">
            <text:p>RECIBO TGSS. COTIZACION 005 R.E.AUTONOMOS Nº RECIBO 0073 0100 755 CMGHTCG REF. MANDATO 0521070810176</text:p>
          </table:table-cell>
          <table:table-cell/>
          <table:table-cell office:value-type="float" office:value="-87.61">
            <text:p>-87,61</text:p>
          </table:table-cell>
          <table:table-cell/>
          <table:table-cell office:value-type="float" office:value="1562.23">
            <text:p>1.562,2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25">
            <text:p>25/08/2025</text:p>
          </table:table-cell>
          <table:table-cell/>
          <table:table-cell office:value-type="date" office:date-value="2025-08-25">
            <text:p>25/08/2025</text:p>
          </table:table-cell>
          <table:table-cell/>
          <table:table-cell office:value-type="string">
            <text:p>TRANSFERENCIA DE CARDONA ALTES CRISTINA, CONCEPTO Provision fondos Cuota autonomos 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1649.84">
            <text:p>1.649,8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11">
            <text:p>11/08/2025</text:p>
          </table:table-cell>
          <table:table-cell/>
          <table:table-cell office:value-type="date" office:date-value="2025-08-10">
            <text:p>10/08/2025</text:p>
          </table:table-cell>
          <table:table-cell/>
          <table:table-cell office:value-type="string">
            <text:p>REGULARIZACION COMPRA EN RENFE VIRTUAL INTERNET, CON LA TARJETA : 5489130103230680 EL 2025-08-10 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559.84">
            <text:p>1.559,8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11">
            <text:p>11/08/2025</text:p>
          </table:table-cell>
          <table:table-cell/>
          <table:table-cell office:value-type="date" office:date-value="2025-08-10">
            <text:p>10/08/2025</text:p>
          </table:table-cell>
          <table:table-cell/>
          <table:table-cell office:value-type="string">
            <text:p>COMPRA EN ENTRE TAPES OLIVERES, CON LA TARJETA : 5489130103230680 EL 2025-08-10 </text:p>
          </table:table-cell>
          <table:table-cell/>
          <table:table-cell office:value-type="float" office:value="-1.8">
            <text:p>-1,8</text:p>
          </table:table-cell>
          <table:table-cell/>
          <table:table-cell office:value-type="float" office:value="1557.84">
            <text:p>1.557,8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04">
            <text:p>04/08/2025</text:p>
          </table:table-cell>
          <table:table-cell/>
          <table:table-cell office:value-type="date" office:date-value="2025-08-02">
            <text:p>02/08/2025</text:p>
          </table:table-cell>
          <table:table-cell/>
          <table:table-cell office:value-type="string">
            <text:p>COMPRA EN PASEO DE GRACIA EST., CON LA TARJETA : 5489130103230680 EL 2025-08-02 </text:p>
          </table:table-cell>
          <table:table-cell/>
          <table:table-cell office:value-type="float" office:value="-7.75">
            <text:p>-7,75</text:p>
          </table:table-cell>
          <table:table-cell/>
          <table:table-cell office:value-type="float" office:value="1559.64">
            <text:p>1.559,6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04">
            <text:p>04/08/2025</text:p>
          </table:table-cell>
          <table:table-cell/>
          <table:table-cell office:value-type="date" office:date-value="2025-08-02">
            <text:p>02/08/2025</text:p>
          </table:table-cell>
          <table:table-cell/>
          <table:table-cell office:value-type="string">
            <text:p>COMPRA EN RENFE VIRTUAL INTERNET, CON LA TARJETA : 5489130103230680 EL 2025-08-02 </text:p>
          </table:table-cell>
          <table:table-cell/>
          <table:table-cell office:value-type="float" office:value="-52.65">
            <text:p>-52,65</text:p>
          </table:table-cell>
          <table:table-cell/>
          <table:table-cell office:value-type="float" office:value="1567.39">
            <text:p>1.567,3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04">
            <text:p>04/08/2025</text:p>
          </table:table-cell>
          <table:table-cell/>
          <table:table-cell office:value-type="date" office:date-value="2025-08-02">
            <text:p>02/08/2025</text:p>
          </table:table-cell>
          <table:table-cell/>
          <table:table-cell office:value-type="string">
            <text:p>COMPRA EN TRENES.COM, CON LA TARJETA : 5489130103230680 EL 2025-08-02 </text:p>
          </table:table-cell>
          <table:table-cell/>
          <table:table-cell office:value-type="float" office:value="-69.09">
            <text:p>-69,09</text:p>
          </table:table-cell>
          <table:table-cell/>
          <table:table-cell office:value-type="float" office:value="1620.04">
            <text:p>1.620,0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04">
            <text:p>04/08/2025</text:p>
          </table:table-cell>
          <table:table-cell/>
          <table:table-cell office:value-type="date" office:date-value="2025-08-02">
            <text:p>02/08/2025</text:p>
          </table:table-cell>
          <table:table-cell/>
          <table:table-cell office:value-type="string">
            <text:p>COMPRA EN Rumbo, CON LA TARJETA : 5489130103230680 EL 2025-08-02 </text:p>
          </table:table-cell>
          <table:table-cell/>
          <table:table-cell office:value-type="float" office:value="-112.38">
            <text:p>-112,38</text:p>
          </table:table-cell>
          <table:table-cell/>
          <table:table-cell office:value-type="float" office:value="1689.13">
            <text:p>1.689,1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01">
            <text:p>01/08/2025</text:p>
          </table:table-cell>
          <table:table-cell/>
          <table:table-cell office:value-type="date" office:date-value="2025-07-31">
            <text:p>31/07/2025</text:p>
          </table:table-cell>
          <table:table-cell/>
          <table:table-cell office:value-type="string">
            <text:p>COMISION POR COMPRAS REALIZADAS EN MONEDA NO EURO </text:p>
          </table:table-cell>
          <table:table-cell/>
          <table:table-cell office:value-type="float" office:value="-0.25">
            <text:p>-0,25</text:p>
          </table:table-cell>
          <table:table-cell/>
          <table:table-cell office:value-type="float" office:value="1801.51">
            <text:p>1.801,5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31">
            <text:p>31/07/2025</text:p>
          </table:table-cell>
          <table:table-cell/>
          <table:table-cell office:value-type="date" office:date-value="2025-07-31">
            <text:p>31/07/2025</text:p>
          </table:table-cell>
          <table:table-cell/>
          <table:table-cell office:value-type="string">
            <text:p>COMPRA EN GITHUB, INC., CON LA TARJETA : 5489130103230680 EL 2025-07-29 </text:p>
          </table:table-cell>
          <table:table-cell/>
          <table:table-cell office:value-type="float" office:value="-8.62">
            <text:p>-8,62</text:p>
          </table:table-cell>
          <table:table-cell/>
          <table:table-cell office:value-type="float" office:value="1801.76">
            <text:p>1.801,7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31">
            <text:p>31/07/2025</text:p>
          </table:table-cell>
          <table:table-cell/>
          <table:table-cell office:value-type="date" office:date-value="2025-07-31">
            <text:p>31/07/2025</text:p>
          </table:table-cell>
          <table:table-cell/>
          <table:table-cell office:value-type="string">
            <text:p>RECIBO ASOC DE ANTIGUOS ALUMNOS DE ESADE Nº RECIBO 0073 0100 755 CLXZQCF REF. MANDATO 1003355 </text:p>
          </table:table-cell>
          <table:table-cell/>
          <table:table-cell office:value-type="float" office:value="-250">
            <text:p>-250</text:p>
          </table:table-cell>
          <table:table-cell/>
          <table:table-cell office:value-type="float" office:value="1810.38">
            <text:p>1.810,3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31">
            <text:p>31/07/2025</text:p>
          </table:table-cell>
          <table:table-cell/>
          <table:table-cell office:value-type="date" office:date-value="2025-07-31">
            <text:p>31/07/2025</text:p>
          </table:table-cell>
          <table:table-cell/>
          <table:table-cell office:value-type="string">
            <text:p>RECIBO TGSS. COTIZACION 005 R.E.AUTONOMOS Nº RECIBO 0073 0100 755 CLWYBVJ REF. MANDATO 0521070810176</text:p>
          </table:table-cell>
          <table:table-cell/>
          <table:table-cell office:value-type="float" office:value="-87.61">
            <text:p>-87,61</text:p>
          </table:table-cell>
          <table:table-cell/>
          <table:table-cell office:value-type="float" office:value="2060.38">
            <text:p>2.060,3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30">
            <text:p>30/07/2025</text:p>
          </table:table-cell>
          <table:table-cell/>
          <table:table-cell office:value-type="date" office:date-value="2025-07-30">
            <text:p>30/07/2025</text:p>
          </table:table-cell>
          <table:table-cell/>
          <table:table-cell office:value-type="string">
            <text:p>COMPRA EN ALDI MARAGALL, CON LA TARJETA : 5489130103230680 EL 2025-07-30 </text:p>
          </table:table-cell>
          <table:table-cell/>
          <table:table-cell office:value-type="float" office:value="-25.72">
            <text:p>-25,72</text:p>
          </table:table-cell>
          <table:table-cell/>
          <table:table-cell office:value-type="float" office:value="2147.99">
            <text:p>2.147,9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29">
            <text:p>29/07/2025</text:p>
          </table:table-cell>
          <table:table-cell/>
          <table:table-cell office:value-type="date" office:date-value="2025-07-29">
            <text:p>29/07/2025</text:p>
          </table:table-cell>
          <table:table-cell/>
          <table:table-cell office:value-type="string">
            <text:p>TRANSFERENCIA DE AMAZON.COM SERVICES LLC, CONCEPTO TLR003029611492 PO </text:p>
          </table:table-cell>
          <table:table-cell/>
          <table:table-cell office:value-type="float" office:value="6.76">
            <text:p>6,76</text:p>
          </table:table-cell>
          <table:table-cell/>
          <table:table-cell office:value-type="float" office:value="2173.71">
            <text:p>2.173,7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25">
            <text:p>25/07/2025</text:p>
          </table:table-cell>
          <table:table-cell/>
          <table:table-cell office:value-type="date" office:date-value="2025-07-25">
            <text:p>25/07/2025</text:p>
          </table:table-cell>
          <table:table-cell/>
          <table:table-cell office:value-type="string">
            <text:p>COMPRA EN MANDARIN PALACE, CON LA TARJETA : 5489130103230680 EL 2025-07-25 </text:p>
          </table:table-cell>
          <table:table-cell/>
          <table:table-cell office:value-type="float" office:value="-21">
            <text:p>-21</text:p>
          </table:table-cell>
          <table:table-cell/>
          <table:table-cell office:value-type="float" office:value="2166.95">
            <text:p>2.166,9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25">
            <text:p>25/07/2025</text:p>
          </table:table-cell>
          <table:table-cell/>
          <table:table-cell office:value-type="date" office:date-value="2025-07-25">
            <text:p>25/07/2025</text:p>
          </table:table-cell>
          <table:table-cell/>
          <table:table-cell office:value-type="string">
            <text:p>TRANSFERENCIA DE CARDONA ALTES CRISTINA, CONCEPTO Provision fondos Cuota autonomos 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2187.95">
            <text:p>2.187,9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21">
            <text:p>21/07/2025</text:p>
          </table:table-cell>
          <table:table-cell/>
          <table:table-cell office:value-type="date" office:date-value="2025-07-21">
            <text:p>21/07/2025</text:p>
          </table:table-cell>
          <table:table-cell/>
          <table:table-cell office:value-type="string">
            <text:p>COMPRA EN SQ *PRIDE BCN, CON LA TARJETA : 5489130103230680 EL 2025-07-18 </text:p>
          </table:table-cell>
          <table:table-cell/>
          <table:table-cell office:value-type="float" office:value="-5.5">
            <text:p>-5,5</text:p>
          </table:table-cell>
          <table:table-cell/>
          <table:table-cell office:value-type="float" office:value="2097.95">
            <text:p>2.097,9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21">
            <text:p>21/07/2025</text:p>
          </table:table-cell>
          <table:table-cell/>
          <table:table-cell office:value-type="date" office:date-value="2025-07-21">
            <text:p>21/07/2025</text:p>
          </table:table-cell>
          <table:table-cell/>
          <table:table-cell office:value-type="string">
            <text:p>COMPRA EN SQ *PRIDE BCN, CON LA TARJETA : 5489130103230680 EL 2025-07-18 </text:p>
          </table:table-cell>
          <table:table-cell/>
          <table:table-cell office:value-type="float" office:value="-7.5">
            <text:p>-7,5</text:p>
          </table:table-cell>
          <table:table-cell/>
          <table:table-cell office:value-type="float" office:value="2103.45">
            <text:p>2.103,4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21">
            <text:p>21/07/2025</text:p>
          </table:table-cell>
          <table:table-cell/>
          <table:table-cell office:value-type="date" office:date-value="2025-07-19">
            <text:p>19/07/2025</text:p>
          </table:table-cell>
          <table:table-cell/>
          <table:table-cell office:value-type="string">
            <text:p>COMPRA EN LLIC 3184 AUTOTAXIS FUBER, CON LA TARJETA : 5489130103230680 EL 2025-07-19 </text:p>
          </table:table-cell>
          <table:table-cell/>
          <table:table-cell office:value-type="float" office:value="-12">
            <text:p>-12</text:p>
          </table:table-cell>
          <table:table-cell/>
          <table:table-cell office:value-type="float" office:value="2110.95">
            <text:p>2.110,9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15">
            <text:p>15/07/2025</text:p>
          </table:table-cell>
          <table:table-cell/>
          <table:table-cell office:value-type="date" office:date-value="2025-07-15">
            <text:p>15/07/2025</text:p>
          </table:table-cell>
          <table:table-cell/>
          <table:table-cell office:value-type="string">
            <text:p>COMPRA EN RENFE VIRTUAL INTERNET, CON LA TARJETA : 5489130103230680 EL 2025-07-15 </text:p>
          </table:table-cell>
          <table:table-cell/>
          <table:table-cell office:value-type="float" office:value="-79.45">
            <text:p>-79,45</text:p>
          </table:table-cell>
          <table:table-cell/>
          <table:table-cell office:value-type="float" office:value="2122.95">
            <text:p>2.122,9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10">
            <text:p>10/07/2025</text:p>
          </table:table-cell>
          <table:table-cell/>
          <table:table-cell office:value-type="date" office:date-value="2025-07-09">
            <text:p>09/07/2025</text:p>
          </table:table-cell>
          <table:table-cell/>
          <table:table-cell office:value-type="string">
            <text:p>INGRESO EN EFECTIVO 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202.4">
            <text:p>2.202,4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03">
            <text:p>03/07/2025</text:p>
          </table:table-cell>
          <table:table-cell/>
          <table:table-cell office:value-type="date" office:date-value="2025-07-03">
            <text:p>03/07/2025</text:p>
          </table:table-cell>
          <table:table-cell/>
          <table:table-cell office:value-type="string">
            <text:p>RECIBO AJUNTAMENT DE BARCELONA Nº RECIBO 0073 0100 755 CLLFVMT REF. MANDATO 03 30112GKD045453512 </text:p>
          </table:table-cell>
          <table:table-cell/>
          <table:table-cell office:value-type="float" office:value="-8.84">
            <text:p>-8,84</text:p>
          </table:table-cell>
          <table:table-cell/>
          <table:table-cell office:value-type="float" office:value="1602.4">
            <text:p>1.602,4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02">
            <text:p>02/07/2025</text:p>
          </table:table-cell>
          <table:table-cell/>
          <table:table-cell office:value-type="date" office:date-value="2025-07-01">
            <text:p>01/07/2025</text:p>
          </table:table-cell>
          <table:table-cell/>
          <table:table-cell office:value-type="string">
            <text:p>COMISION POR COMPRAS REALIZADAS EN MONEDA NO EURO </text:p>
          </table:table-cell>
          <table:table-cell/>
          <table:table-cell office:value-type="float" office:value="-0.25">
            <text:p>-0,25</text:p>
          </table:table-cell>
          <table:table-cell/>
          <table:table-cell office:value-type="float" office:value="1611.24">
            <text:p>1.611,2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01">
            <text:p>01/07/2025</text:p>
          </table:table-cell>
          <table:table-cell/>
          <table:table-cell office:value-type="date" office:date-value="2025-07-01">
            <text:p>01/07/2025</text:p>
          </table:table-cell>
          <table:table-cell/>
          <table:table-cell office:value-type="string">
            <text:p>COMPRA EN GITHUB, INC., CON LA TARJETA : 5489130103230680 EL 2025-06-29 </text:p>
          </table:table-cell>
          <table:table-cell/>
          <table:table-cell office:value-type="float" office:value="-8.56">
            <text:p>-8,56</text:p>
          </table:table-cell>
          <table:table-cell/>
          <table:table-cell office:value-type="float" office:value="1611.49">
            <text:p>1.611,4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30">
            <text:p>30/06/2025</text:p>
          </table:table-cell>
          <table:table-cell/>
          <table:table-cell office:value-type="date" office:date-value="2025-06-30">
            <text:p>30/06/2025</text:p>
          </table:table-cell>
          <table:table-cell/>
          <table:table-cell office:value-type="string">
            <text:p>RECIBO TGSS. COTIZACION 005 R.E.AUTONOMOS Nº RECIBO 0073 0100 755 CLMDDSQ REF. MANDATO 0521070810176</text:p>
          </table:table-cell>
          <table:table-cell/>
          <table:table-cell office:value-type="float" office:value="-87.61">
            <text:p>-87,61</text:p>
          </table:table-cell>
          <table:table-cell/>
          <table:table-cell office:value-type="float" office:value="1620.05">
            <text:p>1.620,0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25">
            <text:p>25/06/2025</text:p>
          </table:table-cell>
          <table:table-cell/>
          <table:table-cell office:value-type="date" office:date-value="2025-06-25">
            <text:p>25/06/2025</text:p>
          </table:table-cell>
          <table:table-cell/>
          <table:table-cell office:value-type="string">
            <text:p>TRANSFERENCIA DE CARDONA ALTES CRISTINA, CONCEPTO Provision fondos Cuota autonomos 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1707.66">
            <text:p>1.707,6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20">
            <text:p>20/06/2025</text:p>
          </table:table-cell>
          <table:table-cell/>
          <table:table-cell office:value-type="date" office:date-value="2025-06-20">
            <text:p>20/06/2025</text:p>
          </table:table-cell>
          <table:table-cell/>
          <table:table-cell office:value-type="string">
            <text:p>INGRESO EN EFECTIVO 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617.66">
            <text:p>1.617,6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20">
            <text:p>20/06/2025</text:p>
          </table:table-cell>
          <table:table-cell/>
          <table:table-cell office:value-type="date" office:date-value="2025-06-20">
            <text:p>20/06/2025</text:p>
          </table:table-cell>
          <table:table-cell/>
          <table:table-cell office:value-type="string">
            <text:p>COMPRA EN RVHOTELS AMETLLAMAR, CON LA TARJETA : 5489130103230680 EL 2025-06-20 </text:p>
          </table:table-cell>
          <table:table-cell/>
          <table:table-cell office:value-type="float" office:value="-185">
            <text:p>-185</text:p>
          </table:table-cell>
          <table:table-cell/>
          <table:table-cell office:value-type="float" office:value="1017.66">
            <text:p>1.017,6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16">
            <text:p>16/06/2025</text:p>
          </table:table-cell>
          <table:table-cell/>
          <table:table-cell office:value-type="date" office:date-value="2025-06-16">
            <text:p>16/06/2025</text:p>
          </table:table-cell>
          <table:table-cell/>
          <table:table-cell office:value-type="string">
            <text:p>COMPRA EN PAYPAL *WIKIPEDIA, CON LA TARJETA : 5489130103230680 EL 2025-06-13 </text:p>
          </table:table-cell>
          <table:table-cell/>
          <table:table-cell office:value-type="float" office:value="-3.1">
            <text:p>-3,1</text:p>
          </table:table-cell>
          <table:table-cell/>
          <table:table-cell office:value-type="float" office:value="1202.66">
            <text:p>1.202,6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13">
            <text:p>13/06/2025</text:p>
          </table:table-cell>
          <table:table-cell/>
          <table:table-cell office:value-type="date" office:date-value="2025-06-13">
            <text:p>13/06/2025</text:p>
          </table:table-cell>
          <table:table-cell/>
          <table:table-cell office:value-type="string">
            <text:p>INGRESO EN EFECTIVO 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205.76">
            <text:p>1.205,7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13">
            <text:p>13/06/2025</text:p>
          </table:table-cell>
          <table:table-cell/>
          <table:table-cell office:value-type="date" office:date-value="2025-06-13">
            <text:p>13/06/2025</text:p>
          </table:table-cell>
          <table:table-cell/>
          <table:table-cell office:value-type="string">
            <text:p>TRANSFERENCIA DE CARDONA ALTES CRISTINA, CONCEPTO Traspaso interno </text:p>
          </table:table-cell>
          <table:table-cell/>
          <table:table-cell office:value-type="float" office:value="600">
            <text:p>600</text:p>
          </table:table-cell>
          <table:table-cell/>
          <table:table-cell table:style-name="ce24" office:value-type="float" office:value="605.76">
            <text:p>605,7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03">
            <text:p>03/06/2025</text:p>
          </table:table-cell>
          <table:table-cell/>
          <table:table-cell office:value-type="date" office:date-value="2025-06-02">
            <text:p>02/06/2025</text:p>
          </table:table-cell>
          <table:table-cell/>
          <table:table-cell office:value-type="string">
            <text:p>COMISION POR COMPRAS REALIZADAS EN MONEDA NO EURO </text:p>
          </table:table-cell>
          <table:table-cell/>
          <table:table-cell office:value-type="float" office:value="-0.25">
            <text:p>-0,25</text:p>
          </table:table-cell>
          <table:table-cell/>
          <table:table-cell table:style-name="ce27" office:value-type="float" office:value="5.76">
            <text:p>5,7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02">
            <text:p>02/06/2025</text:p>
          </table:table-cell>
          <table:table-cell/>
          <table:table-cell office:value-type="date" office:date-value="2025-06-02">
            <text:p>02/06/2025</text:p>
          </table:table-cell>
          <table:table-cell/>
          <table:table-cell office:value-type="string">
            <text:p>COMPRA EN GITHUB, INC., CON LA TARJETA : 5489130103230680 EL 2025-05-30 </text:p>
          </table:table-cell>
          <table:table-cell/>
          <table:table-cell office:value-type="float" office:value="-8.64">
            <text:p>-8,64</text:p>
          </table:table-cell>
          <table:table-cell/>
          <table:table-cell table:style-name="ce27" office:value-type="float" office:value="6.01">
            <text:p>6,0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5-30">
            <text:p>30/05/2025</text:p>
          </table:table-cell>
          <table:table-cell/>
          <table:table-cell office:value-type="date" office:date-value="2025-05-30">
            <text:p>30/05/2025</text:p>
          </table:table-cell>
          <table:table-cell/>
          <table:table-cell office:value-type="string">
            <text:p>RECIBO TGSS. COTIZACION 005 R.E.AUTONOMOS Nº RECIBO 0073 0100 755 CLCDRNZ REF. MANDATO 0521070810176</text:p>
          </table:table-cell>
          <table:table-cell/>
          <table:table-cell office:value-type="float" office:value="-87.61">
            <text:p>-87,61</text:p>
          </table:table-cell>
          <table:table-cell/>
          <table:table-cell table:style-name="ce27" office:value-type="float" office:value="14.65">
            <text:p>14,6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5-29">
            <text:p>29/05/2025</text:p>
          </table:table-cell>
          <table:table-cell/>
          <table:table-cell office:value-type="date" office:date-value="2025-05-29">
            <text:p>29/05/2025</text:p>
          </table:table-cell>
          <table:table-cell/>
          <table:table-cell office:value-type="string">
            <text:p>TRANSFERENCIA DE AMAZON.COM SERVICES LLC, CONCEPTO TLR002892917042 PO </text:p>
          </table:table-cell>
          <table:table-cell/>
          <table:table-cell office:value-type="float" office:value="6.96">
            <text:p>6,96</text:p>
          </table:table-cell>
          <table:table-cell/>
          <table:table-cell table:style-name="ce27" office:value-type="float" office:value="102.26">
            <text:p>102,2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5-19">
            <text:p>19/05/2025</text:p>
          </table:table-cell>
          <table:table-cell/>
          <table:table-cell office:value-type="date" office:date-value="2025-05-17">
            <text:p>17/05/2025</text:p>
          </table:table-cell>
          <table:table-cell/>
          <table:table-cell office:value-type="string">
            <text:p>REGULARIZACION COMPRA EN RENFE CERCANIAS 78806, CON LA TARJETA : 5489130103230680 EL 2025-05-17 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27" office:value-type="float" office:value="95.3">
            <text:p>95,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5-12">
            <text:p>12/05/2025</text:p>
          </table:table-cell>
          <table:table-cell/>
          <table:table-cell office:value-type="date" office:date-value="2025-05-10">
            <text:p>10/05/2025</text:p>
          </table:table-cell>
          <table:table-cell/>
          <table:table-cell office:value-type="string">
            <text:p>LIQUIDACION DEL CONTRATO 0027400 300 </text:p>
          </table:table-cell>
          <table:table-cell/>
          <table:table-cell office:value-type="float" office:value="-0.01">
            <text:p>-0,01</text:p>
          </table:table-cell>
          <table:table-cell/>
          <table:table-cell table:style-name="ce27" office:value-type="float" office:value="75.3">
            <text:p>75,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4-29">
            <text:p>29/04/2025</text:p>
          </table:table-cell>
          <table:table-cell/>
          <table:table-cell office:value-type="date" office:date-value="2025-04-29">
            <text:p>29/04/2025</text:p>
          </table:table-cell>
          <table:table-cell/>
          <table:table-cell office:value-type="string">
            <text:p>TRANSFERENCIA DE AMAZON MEDIA EU S.A R.L., CONCEPTO FCS002839125762 PAYMENT-NUM 3 33988842 </text:p>
          </table:table-cell>
          <table:table-cell/>
          <table:table-cell office:value-type="float" office:value="10.54">
            <text:p>10,54</text:p>
          </table:table-cell>
          <table:table-cell/>
          <table:table-cell table:style-name="ce27" office:value-type="float" office:value="75.31">
            <text:p>75,3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4-28">
            <text:p>28/04/2025</text:p>
          </table:table-cell>
          <table:table-cell/>
          <table:table-cell office:value-type="date" office:date-value="2025-04-26">
            <text:p>26/04/2025</text:p>
          </table:table-cell>
          <table:table-cell/>
          <table:table-cell office:value-type="string">
            <text:p>DISPOSICION EN CAJERO CON LA TARJETA 5489130103230680, COMISION 0,00, EL 2025-04-26 </text:p>
          </table:table-cell>
          <table:table-cell/>
          <table:table-cell office:value-type="float" office:value="-60">
            <text:p>-60</text:p>
          </table:table-cell>
          <table:table-cell/>
          <table:table-cell table:style-name="ce27" office:value-type="float" office:value="64.77">
            <text:p>64,7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4-28">
            <text:p>28/04/2025</text:p>
          </table:table-cell>
          <table:table-cell/>
          <table:table-cell office:value-type="date" office:date-value="2025-04-28">
            <text:p>28/04/2025</text:p>
          </table:table-cell>
          <table:table-cell/>
          <table:table-cell office:value-type="string">
            <text:p>TRANSFERENCIA DE CARDONA ALTES CRISTINA, CONCEPTO Traspaso interno 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27" office:value-type="float" office:value="124.77">
            <text:p>124,7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4-22">
            <text:p>22/04/2025</text:p>
          </table:table-cell>
          <table:table-cell/>
          <table:table-cell office:value-type="date" office:date-value="2025-04-21">
            <text:p>21/04/2025</text:p>
          </table:table-cell>
          <table:table-cell/>
          <table:table-cell office:value-type="string">
            <text:p>COMISION POR COMPRAS REALIZADAS EN MONEDA NO EURO </text:p>
          </table:table-cell>
          <table:table-cell/>
          <table:table-cell office:value-type="float" office:value="-0.52">
            <text:p>-0,52</text:p>
          </table:table-cell>
          <table:table-cell/>
          <table:table-cell table:style-name="ce27" office:value-type="float" office:value="24.77">
            <text:p>24,7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4-21">
            <text:p>21/04/2025</text:p>
          </table:table-cell>
          <table:table-cell/>
          <table:table-cell office:value-type="date" office:date-value="2025-04-21">
            <text:p>21/04/2025</text:p>
          </table:table-cell>
          <table:table-cell/>
          <table:table-cell office:value-type="string">
            <text:p>COMPRA EN OPENAI *CHATGPT SUBSCR, CON LA TARJETA : 5489130103230680 EL 2025-04-19 </text:p>
          </table:table-cell>
          <table:table-cell/>
          <table:table-cell office:value-type="float" office:value="-17.64">
            <text:p>-17,64</text:p>
          </table:table-cell>
          <table:table-cell/>
          <table:table-cell table:style-name="ce27" office:value-type="float" office:value="25.29">
            <text:p>25,2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4-17">
            <text:p>17/04/2025</text:p>
          </table:table-cell>
          <table:table-cell/>
          <table:table-cell office:value-type="date" office:date-value="2025-04-17">
            <text:p>17/04/2025</text:p>
          </table:table-cell>
          <table:table-cell/>
          <table:table-cell office:value-type="string">
            <text:p>COMPRA EN PLUS FRESC, CON LA TARJETA : 5489130103230680 EL 2025-04-17 </text:p>
          </table:table-cell>
          <table:table-cell/>
          <table:table-cell office:value-type="float" office:value="-14.51">
            <text:p>-14,51</text:p>
          </table:table-cell>
          <table:table-cell/>
          <table:table-cell table:style-name="ce27" office:value-type="float" office:value="42.93">
            <text:p>42,9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31">
            <text:p>31/03/2025</text:p>
          </table:table-cell>
          <table:table-cell/>
          <table:table-cell office:value-type="date" office:date-value="2025-03-31">
            <text:p>31/03/2025</text:p>
          </table:table-cell>
          <table:table-cell/>
          <table:table-cell office:value-type="string">
            <text:p>RECIBO TGSS. COTIZACION 005 R.E.AUTONOMOS Nº RECIBO 0073 0100 755 CKGTHPV REF. MANDATO 0521070810176</text:p>
          </table:table-cell>
          <table:table-cell/>
          <table:table-cell office:value-type="float" office:value="-87.61">
            <text:p>-87,61</text:p>
          </table:table-cell>
          <table:table-cell/>
          <table:table-cell table:style-name="ce27" office:value-type="float" office:value="57.44">
            <text:p>57,4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24">
            <text:p>24/03/2025</text:p>
          </table:table-cell>
          <table:table-cell/>
          <table:table-cell office:value-type="date" office:date-value="2025-03-21">
            <text:p>21/03/2025</text:p>
          </table:table-cell>
          <table:table-cell/>
          <table:table-cell office:value-type="string">
            <text:p>COMISION POR COMPRAS REALIZADAS EN MONEDA NO EURO </text:p>
          </table:table-cell>
          <table:table-cell/>
          <table:table-cell office:value-type="float" office:value="-0.55">
            <text:p>-0,55</text:p>
          </table:table-cell>
          <table:table-cell/>
          <table:table-cell table:style-name="ce27" office:value-type="float" office:value="145.05">
            <text:p>145,0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21">
            <text:p>21/03/2025</text:p>
          </table:table-cell>
          <table:table-cell/>
          <table:table-cell office:value-type="date" office:date-value="2025-03-21">
            <text:p>21/03/2025</text:p>
          </table:table-cell>
          <table:table-cell/>
          <table:table-cell office:value-type="string">
            <text:p>COMPRA EN OPENAI *CHATGPT SUBSCR, CON LA TARJETA : 5489130103230680 EL 2025-03-19 </text:p>
          </table:table-cell>
          <table:table-cell/>
          <table:table-cell office:value-type="float" office:value="-18.36">
            <text:p>-18,36</text:p>
          </table:table-cell>
          <table:table-cell/>
          <table:table-cell table:style-name="ce27" office:value-type="float" office:value="145.6">
            <text:p>145,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21">
            <text:p>21/03/2025</text:p>
          </table:table-cell>
          <table:table-cell/>
          <table:table-cell office:value-type="date" office:date-value="2025-03-21">
            <text:p>21/03/2025</text:p>
          </table:table-cell>
          <table:table-cell/>
          <table:table-cell office:value-type="string">
            <text:p>COMPRA EN CDMON.COM, CON LA TARJETA : 5489130103230680 EL 2025-03-21 </text:p>
          </table:table-cell>
          <table:table-cell/>
          <table:table-cell office:value-type="float" office:value="-100.91">
            <text:p>-100,91</text:p>
          </table:table-cell>
          <table:table-cell/>
          <table:table-cell table:style-name="ce27" office:value-type="float" office:value="163.96">
            <text:p>163,9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17">
            <text:p>17/03/2025</text:p>
          </table:table-cell>
          <table:table-cell/>
          <table:table-cell office:value-type="date" office:date-value="2025-02-13">
            <text:p>13/02/2025</text:p>
          </table:table-cell>
          <table:table-cell/>
          <table:table-cell office:value-type="string">
            <text:p>GESTION DE DEVOLUCIONES -EXTERIOR </text:p>
          </table:table-cell>
          <table:table-cell/>
          <table:table-cell office:value-type="float" office:value="60">
            <text:p>60</text:p>
          </table:table-cell>
          <table:table-cell/>
          <table:table-cell table:style-name="ce27" office:value-type="float" office:value="264.87">
            <text:p>264,8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12">
            <text:p>12/03/2025</text:p>
          </table:table-cell>
          <table:table-cell/>
          <table:table-cell office:value-type="date" office:date-value="2025-03-12">
            <text:p>12/03/2025</text:p>
          </table:table-cell>
          <table:table-cell/>
          <table:table-cell office:value-type="string">
            <text:p>COMPRA EN FRUTAS MARAGALL 157, CON LA TARJETA : 5489130103230680 EL 2025-03-12 </text:p>
          </table:table-cell>
          <table:table-cell/>
          <table:table-cell office:value-type="float" office:value="-1.99">
            <text:p>-1,99</text:p>
          </table:table-cell>
          <table:table-cell/>
          <table:table-cell table:style-name="ce27" office:value-type="float" office:value="204.87">
            <text:p>204,8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10">
            <text:p>10/03/2025</text:p>
          </table:table-cell>
          <table:table-cell/>
          <table:table-cell office:value-type="date" office:date-value="2025-03-10">
            <text:p>10/03/2025</text:p>
          </table:table-cell>
          <table:table-cell/>
          <table:table-cell office:value-type="string">
            <text:p>COMPRA EN ATN FOOD, CON LA TARJETA : 5489130103230680 EL 2025-03-10 </text:p>
          </table:table-cell>
          <table:table-cell/>
          <table:table-cell office:value-type="float" office:value="-13.3">
            <text:p>-13,3</text:p>
          </table:table-cell>
          <table:table-cell/>
          <table:table-cell table:style-name="ce27" office:value-type="float" office:value="206.86">
            <text:p>206,8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10">
            <text:p>10/03/2025</text:p>
          </table:table-cell>
          <table:table-cell/>
          <table:table-cell office:value-type="date" office:date-value="2025-03-10">
            <text:p>10/03/2025</text:p>
          </table:table-cell>
          <table:table-cell/>
          <table:table-cell office:value-type="string">
            <text:p>COMPRA EN BAR RESTAURANTE MYCASA, CON LA TARJETA : 5489130103230680 EL 2025-03-10 </text:p>
          </table:table-cell>
          <table:table-cell/>
          <table:table-cell office:value-type="float" office:value="-1.7">
            <text:p>-1,7</text:p>
          </table:table-cell>
          <table:table-cell/>
          <table:table-cell table:style-name="ce27" office:value-type="float" office:value="220.16">
            <text:p>220,1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10">
            <text:p>10/03/2025</text:p>
          </table:table-cell>
          <table:table-cell/>
          <table:table-cell office:value-type="date" office:date-value="2025-03-10">
            <text:p>10/03/2025</text:p>
          </table:table-cell>
          <table:table-cell/>
          <table:table-cell office:value-type="string">
            <text:p>RECIBO BARCELONA EN COMU Nº RECIBO 0073 0100 755 CKBPJWF REF. MANDATO SEPA-20250204150013 </text:p>
          </table:table-cell>
          <table:table-cell/>
          <table:table-cell office:value-type="float" office:value="-15">
            <text:p>-15</text:p>
          </table:table-cell>
          <table:table-cell/>
          <table:table-cell table:style-name="ce27" office:value-type="float" office:value="221.86">
            <text:p>221,8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07">
            <text:p>07/03/2025</text:p>
          </table:table-cell>
          <table:table-cell/>
          <table:table-cell office:value-type="date" office:date-value="2025-03-07">
            <text:p>07/03/2025</text:p>
          </table:table-cell>
          <table:table-cell/>
          <table:table-cell office:value-type="string">
            <text:p>TRANSFERENCIA A FAVOR DE CARDONA ALTES CRISTINA CONCEPTO: Traspaso interno </text:p>
          </table:table-cell>
          <table:table-cell/>
          <table:table-cell office:value-type="float" office:value="-100">
            <text:p>-100</text:p>
          </table:table-cell>
          <table:table-cell/>
          <table:table-cell table:style-name="ce27" office:value-type="float" office:value="236.86">
            <text:p>236,8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2-28">
            <text:p>28/02/2025</text:p>
          </table:table-cell>
          <table:table-cell/>
          <table:table-cell office:value-type="date" office:date-value="2025-02-28">
            <text:p>28/02/2025</text:p>
          </table:table-cell>
          <table:table-cell/>
          <table:table-cell office:value-type="string">
            <text:p>TRANSFERENCIA DE AMAZON.COM SERVICES, LLC, CONCEPTO TLR002699973352 PO </text:p>
          </table:table-cell>
          <table:table-cell/>
          <table:table-cell office:value-type="float" office:value="11.49">
            <text:p>11,49</text:p>
          </table:table-cell>
          <table:table-cell/>
          <table:table-cell table:style-name="ce27" office:value-type="float" office:value="336.86">
            <text:p>336,8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2-28">
            <text:p>28/02/2025</text:p>
          </table:table-cell>
          <table:table-cell/>
          <table:table-cell office:value-type="date" office:date-value="2025-02-28">
            <text:p>28/02/2025</text:p>
          </table:table-cell>
          <table:table-cell/>
          <table:table-cell office:value-type="string">
            <text:p>TRANSFERENCIA DE AMAZON MEDIA EU S.A R.L., CONCEPTO FCS002712210852 PAYMENT-NUM 3 28842762 </text:p>
          </table:table-cell>
          <table:table-cell/>
          <table:table-cell office:value-type="float" office:value="10.54">
            <text:p>10,54</text:p>
          </table:table-cell>
          <table:table-cell/>
          <table:table-cell table:style-name="ce27" office:value-type="float" office:value="325.37">
            <text:p>325,3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2-28">
            <text:p>28/02/2025</text:p>
          </table:table-cell>
          <table:table-cell/>
          <table:table-cell office:value-type="date" office:date-value="2025-02-28">
            <text:p>28/02/2025</text:p>
          </table:table-cell>
          <table:table-cell/>
          <table:table-cell office:value-type="string">
            <text:p>RECIBO TGSS. COTIZACION 005 R.E.AUTONOMOS Nº RECIBO 0073 0100 755 CJWLDLY REF. MANDATO 0521070810176</text:p>
          </table:table-cell>
          <table:table-cell/>
          <table:table-cell office:value-type="float" office:value="-87.61">
            <text:p>-87,61</text:p>
          </table:table-cell>
          <table:table-cell/>
          <table:table-cell table:style-name="ce27" office:value-type="float" office:value="314.83">
            <text:p>314,8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2-24">
            <text:p>24/02/2025</text:p>
          </table:table-cell>
          <table:table-cell/>
          <table:table-cell office:value-type="date" office:date-value="2025-02-23">
            <text:p>23/02/2025</text:p>
          </table:table-cell>
          <table:table-cell/>
          <table:table-cell office:value-type="string">
            <text:p>INGRESO EN EFECTIVO </text:p>
          </table:table-cell>
          <table:table-cell/>
          <table:table-cell office:value-type="float" office:value="170">
            <text:p>170</text:p>
          </table:table-cell>
          <table:table-cell/>
          <table:table-cell table:style-name="ce27" office:value-type="float" office:value="402.44">
            <text:p>402,4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2-24">
            <text:p>24/02/2025</text:p>
          </table:table-cell>
          <table:table-cell/>
          <table:table-cell office:value-type="date" office:date-value="2025-02-21">
            <text:p>21/02/2025</text:p>
          </table:table-cell>
          <table:table-cell/>
          <table:table-cell office:value-type="string">
            <text:p>COMISION POR COMPRAS REALIZADAS EN MONEDA NO EURO </text:p>
          </table:table-cell>
          <table:table-cell/>
          <table:table-cell office:value-type="float" office:value="-0.57">
            <text:p>-0,57</text:p>
          </table:table-cell>
          <table:table-cell/>
          <table:table-cell table:style-name="ce27" office:value-type="float" office:value="232.44">
            <text:p>232,4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2-21">
            <text:p>21/02/2025</text:p>
          </table:table-cell>
          <table:table-cell/>
          <table:table-cell office:value-type="date" office:date-value="2025-02-21">
            <text:p>21/02/2025</text:p>
          </table:table-cell>
          <table:table-cell/>
          <table:table-cell office:value-type="string">
            <text:p>COMPRA EN OPENAI *CHATGPT SUBSCR, CON LA TARJETA : 5489130103230680 EL 2025-02-19 </text:p>
          </table:table-cell>
          <table:table-cell/>
          <table:table-cell office:value-type="float" office:value="-19.16">
            <text:p>-19,16</text:p>
          </table:table-cell>
          <table:table-cell/>
          <table:table-cell table:style-name="ce27" office:value-type="float" office:value="233.01">
            <text:p>233,0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2-13">
            <text:p>13/02/2025</text:p>
          </table:table-cell>
          <table:table-cell/>
          <table:table-cell office:value-type="date" office:date-value="2025-02-13">
            <text:p>13/02/2025</text:p>
          </table:table-cell>
          <table:table-cell/>
          <table:table-cell office:value-type="string">
            <text:p>RECIBO BARCELONA EN COMU Nº RECIBO 0073 0100 755 CJSWNRV REF. MANDATO SEPA-20250204145933 </text:p>
          </table:table-cell>
          <table:table-cell/>
          <table:table-cell office:value-type="float" office:value="-60">
            <text:p>-60</text:p>
          </table:table-cell>
          <table:table-cell/>
          <table:table-cell table:style-name="ce27" office:value-type="float" office:value="252.17">
            <text:p>252,1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2-10">
            <text:p>10/02/2025</text:p>
          </table:table-cell>
          <table:table-cell/>
          <table:table-cell office:value-type="date" office:date-value="2025-02-06">
            <text:p>06/02/2025</text:p>
          </table:table-cell>
          <table:table-cell/>
          <table:table-cell office:value-type="string">
            <text:p>ABONO EN LA TARJETA 5489130103230680 EL 2025-02-06 </text:p>
          </table:table-cell>
          <table:table-cell/>
          <table:table-cell office:value-type="float" office:value="4.99">
            <text:p>4,99</text:p>
          </table:table-cell>
          <table:table-cell/>
          <table:table-cell table:style-name="ce27" office:value-type="float" office:value="312.17">
            <text:p>312,1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2-10">
            <text:p>10/02/2025</text:p>
          </table:table-cell>
          <table:table-cell/>
          <table:table-cell office:value-type="date" office:date-value="2025-02-10">
            <text:p>10/02/2025</text:p>
          </table:table-cell>
          <table:table-cell/>
          <table:table-cell office:value-type="string">
            <text:p>COMPRA EN AMZN Mktp ES*TK6CA5ZH4, CON LA TARJETA : 5489130103230680 EL 2025-02-06 </text:p>
          </table:table-cell>
          <table:table-cell/>
          <table:table-cell office:value-type="float" office:value="-33.88">
            <text:p>-33,88</text:p>
          </table:table-cell>
          <table:table-cell/>
          <table:table-cell table:style-name="ce27" office:value-type="float" office:value="307.18">
            <text:p>307,1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2-10">
            <text:p>10/02/2025</text:p>
          </table:table-cell>
          <table:table-cell/>
          <table:table-cell office:value-type="date" office:date-value="2025-02-10">
            <text:p>10/02/2025</text:p>
          </table:table-cell>
          <table:table-cell/>
          <table:table-cell office:value-type="string">
            <text:p>COMPRA EN BAR RESTAURANTE MYCASA, CON LA TARJETA : 5489130103230680 EL 2025-02-10 </text:p>
          </table:table-cell>
          <table:table-cell/>
          <table:table-cell office:value-type="float" office:value="-4.7">
            <text:p>-4,7</text:p>
          </table:table-cell>
          <table:table-cell/>
          <table:table-cell table:style-name="ce27" office:value-type="float" office:value="341.06">
            <text:p>341,0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2-06">
            <text:p>06/02/2025</text:p>
          </table:table-cell>
          <table:table-cell/>
          <table:table-cell office:value-type="date" office:date-value="2025-02-06">
            <text:p>06/02/2025</text:p>
          </table:table-cell>
          <table:table-cell/>
          <table:table-cell office:value-type="string">
            <text:p>COMPRA EN MERCADONA C BISCAIA, CON LA TARJETA : 5489130103230680 EL 2025-02-06 </text:p>
          </table:table-cell>
          <table:table-cell/>
          <table:table-cell office:value-type="float" office:value="-28.06">
            <text:p>-28,06</text:p>
          </table:table-cell>
          <table:table-cell/>
          <table:table-cell table:style-name="ce27" office:value-type="float" office:value="345.76">
            <text:p>345,7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2-06">
            <text:p>06/02/2025</text:p>
          </table:table-cell>
          <table:table-cell/>
          <table:table-cell office:value-type="date" office:date-value="2025-02-06">
            <text:p>06/02/2025</text:p>
          </table:table-cell>
          <table:table-cell/>
          <table:table-cell office:value-type="string">
            <text:p>COMPRA EN BAR RESTAURANTE MYCASA, CON LA TARJETA : 5489130103230680 EL 2025-02-06 </text:p>
          </table:table-cell>
          <table:table-cell/>
          <table:table-cell office:value-type="float" office:value="-2.7">
            <text:p>-2,7</text:p>
          </table:table-cell>
          <table:table-cell/>
          <table:table-cell table:style-name="ce27" office:value-type="float" office:value="373.82">
            <text:p>373,8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2-06">
            <text:p>06/02/2025</text:p>
          </table:table-cell>
          <table:table-cell/>
          <table:table-cell office:value-type="date" office:date-value="2025-02-06">
            <text:p>06/02/2025</text:p>
          </table:table-cell>
          <table:table-cell/>
          <table:table-cell office:value-type="string">
            <text:p>COMPRA EN MYKASA SANCHO AVILA, CON LA TARJETA : 5489130103230680 EL 2025-02-06 </text:p>
          </table:table-cell>
          <table:table-cell/>
          <table:table-cell office:value-type="float" office:value="-1.7">
            <text:p>-1,7</text:p>
          </table:table-cell>
          <table:table-cell/>
          <table:table-cell table:style-name="ce27" office:value-type="float" office:value="376.52">
            <text:p>376,5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1-31">
            <text:p>31/01/2025</text:p>
          </table:table-cell>
          <table:table-cell/>
          <table:table-cell office:value-type="date" office:date-value="2025-01-31">
            <text:p>31/01/2025</text:p>
          </table:table-cell>
          <table:table-cell/>
          <table:table-cell office:value-type="string">
            <text:p>RECIBO TGSS. COTIZACION 005 R.E.AUTONOMOS Nº RECIBO 0073 0100 755 CJMNPXV REF. MANDATO 0521070810176</text:p>
          </table:table-cell>
          <table:table-cell/>
          <table:table-cell office:value-type="float" office:value="-87.61">
            <text:p>-87,61</text:p>
          </table:table-cell>
          <table:table-cell/>
          <table:table-cell table:style-name="ce27" office:value-type="float" office:value="378.22">
            <text:p>378,2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1-27">
            <text:p>27/01/2025</text:p>
          </table:table-cell>
          <table:table-cell/>
          <table:table-cell office:value-type="date" office:date-value="2025-01-27">
            <text:p>27/01/2025</text:p>
          </table:table-cell>
          <table:table-cell/>
          <table:table-cell office:value-type="string">
            <text:p>COMPRA EN Amazon Prime*IG4B65TN5, CON LA TARJETA : 5489130103230680 EL 2025-01-24 </text:p>
          </table:table-cell>
          <table:table-cell/>
          <table:table-cell office:value-type="float" office:value="-4.99">
            <text:p>-4,99</text:p>
          </table:table-cell>
          <table:table-cell/>
          <table:table-cell table:style-name="ce27" office:value-type="float" office:value="465.83">
            <text:p>465,8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1-22">
            <text:p>22/01/2025</text:p>
          </table:table-cell>
          <table:table-cell/>
          <table:table-cell office:value-type="date" office:date-value="2025-01-21">
            <text:p>21/01/2025</text:p>
          </table:table-cell>
          <table:table-cell/>
          <table:table-cell office:value-type="string">
            <text:p>COMISION POR COMPRAS REALIZADAS EN MONEDA NO EURO </text:p>
          </table:table-cell>
          <table:table-cell/>
          <table:table-cell office:value-type="float" office:value="-0.58">
            <text:p>-0,58</text:p>
          </table:table-cell>
          <table:table-cell/>
          <table:table-cell table:style-name="ce27" office:value-type="float" office:value="470.82">
            <text:p>470,8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1-21">
            <text:p>21/01/2025</text:p>
          </table:table-cell>
          <table:table-cell/>
          <table:table-cell office:value-type="date" office:date-value="2025-01-21">
            <text:p>21/01/2025</text:p>
          </table:table-cell>
          <table:table-cell/>
          <table:table-cell office:value-type="string">
            <text:p>COMPRA EN OPENAI *CHATGPT SUBSCR, CON LA TARJETA : 5489130103230680 EL 2025-01-19 </text:p>
          </table:table-cell>
          <table:table-cell/>
          <table:table-cell office:value-type="float" office:value="-19.49">
            <text:p>-19,49</text:p>
          </table:table-cell>
          <table:table-cell/>
          <table:table-cell table:style-name="ce27" office:value-type="float" office:value="471.4">
            <text:p>471,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1-13">
            <text:p>13/01/2025</text:p>
          </table:table-cell>
          <table:table-cell/>
          <table:table-cell office:value-type="date" office:date-value="2025-01-13">
            <text:p>13/01/2025</text:p>
          </table:table-cell>
          <table:table-cell/>
          <table:table-cell office:value-type="string">
            <text:p>INGRESO EN EFECTIVO </text:p>
          </table:table-cell>
          <table:table-cell/>
          <table:table-cell office:value-type="float" office:value="190">
            <text:p>190</text:p>
          </table:table-cell>
          <table:table-cell/>
          <table:table-cell table:style-name="ce27" office:value-type="float" office:value="490.89">
            <text:p>490,8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1-13">
            <text:p>13/01/2025</text:p>
          </table:table-cell>
          <table:table-cell/>
          <table:table-cell office:value-type="date" office:date-value="2025-01-13">
            <text:p>13/01/2025</text:p>
          </table:table-cell>
          <table:table-cell/>
          <table:table-cell office:value-type="string">
            <text:p>TRANSFERENCIA DE AMAZON MEDIA EU S.A?A? R.L., CONCEPTO TLR002620905182 027F1D8A-6AB4- 4273?8F96-46C7</text:p>
          </table:table-cell>
          <table:table-cell/>
          <table:table-cell office:value-type="float" office:value="0.01">
            <text:p>0,01</text:p>
          </table:table-cell>
          <table:table-cell/>
          <table:table-cell table:style-name="ce27" office:value-type="float" office:value="300.89">
            <text:p>300,8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1-08">
            <text:p>08/01/2025</text:p>
          </table:table-cell>
          <table:table-cell/>
          <table:table-cell office:value-type="date" office:date-value="2025-01-08">
            <text:p>08/01/2025</text:p>
          </table:table-cell>
          <table:table-cell/>
          <table:table-cell office:value-type="string">
            <text:p>COMPRA EN BORAX, CON LA TARJETA : 5489130103230680 EL 2025-01-08 </text:p>
          </table:table-cell>
          <table:table-cell/>
          <table:table-cell office:value-type="float" office:value="-76">
            <text:p>-76</text:p>
          </table:table-cell>
          <table:table-cell/>
          <table:table-cell table:style-name="ce27" office:value-type="float" office:value="300.88">
            <text:p>300,8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1-07">
            <text:p>07/01/2025</text:p>
          </table:table-cell>
          <table:table-cell/>
          <table:table-cell office:value-type="date" office:date-value="2025-01-07">
            <text:p>07/01/2025</text:p>
          </table:table-cell>
          <table:table-cell/>
          <table:table-cell office:value-type="string">
            <text:p>TRANSFERENCIA A FAVOR DE CARDONA ALTES CRISTINA CONCEPTO: traspaso interno </text:p>
          </table:table-cell>
          <table:table-cell/>
          <table:table-cell office:value-type="float" office:value="-300">
            <text:p>-300</text:p>
          </table:table-cell>
          <table:table-cell/>
          <table:table-cell table:style-name="ce27" office:value-type="float" office:value="376.88">
            <text:p>376,8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31">
            <text:p>31/12/2024</text:p>
          </table:table-cell>
          <table:table-cell/>
          <table:table-cell office:value-type="date" office:date-value="2024-12-31">
            <text:p>31/12/2024</text:p>
          </table:table-cell>
          <table:table-cell/>
          <table:table-cell office:value-type="string">
            <text:p>RECIBO TGSS. COTIZACION 005 R.E.AUTONOMOS Nº RECIBO 0073 0100 755 CJBNXFY REF. MANDATO 0521070810176</text:p>
          </table:table-cell>
          <table:table-cell/>
          <table:table-cell office:value-type="float" office:value="-86.66">
            <text:p>-86,66</text:p>
          </table:table-cell>
          <table:table-cell/>
          <table:table-cell table:style-name="ce27" office:value-type="float" office:value="676.88">
            <text:p>676,8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30">
            <text:p>30/12/2024</text:p>
          </table:table-cell>
          <table:table-cell/>
          <table:table-cell office:value-type="date" office:date-value="2024-12-29">
            <text:p>29/12/2024</text:p>
          </table:table-cell>
          <table:table-cell/>
          <table:table-cell office:value-type="string">
            <text:p>COMPRA EN RENFE CERCANIAS 78806, CON LA TARJETA : 5489130103230680 EL 2024-12-29 </text:p>
          </table:table-cell>
          <table:table-cell/>
          <table:table-cell office:value-type="float" office:value="-20">
            <text:p>-20</text:p>
          </table:table-cell>
          <table:table-cell/>
          <table:table-cell table:style-name="ce27" office:value-type="float" office:value="763.54">
            <text:p>763,5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30">
            <text:p>30/12/2024</text:p>
          </table:table-cell>
          <table:table-cell/>
          <table:table-cell office:value-type="date" office:date-value="2024-12-29">
            <text:p>29/12/2024</text:p>
          </table:table-cell>
          <table:table-cell/>
          <table:table-cell office:value-type="string">
            <text:p>COMPRA EN RENFE CERCANIAS 78806, CON LA TARJETA : 5489130103230680 EL 2024-12-29 </text:p>
          </table:table-cell>
          <table:table-cell/>
          <table:table-cell office:value-type="float" office:value="-20">
            <text:p>-20</text:p>
          </table:table-cell>
          <table:table-cell/>
          <table:table-cell table:style-name="ce27" office:value-type="float" office:value="783.54">
            <text:p>783,5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30">
            <text:p>30/12/2024</text:p>
          </table:table-cell>
          <table:table-cell/>
          <table:table-cell office:value-type="date" office:date-value="2024-12-28">
            <text:p>28/12/2024</text:p>
          </table:table-cell>
          <table:table-cell/>
          <table:table-cell office:value-type="string">
            <text:p>COMPRA EN SOSPECHOSO BAR, CON LA TARJETA : 5489130103230680 EL 2024-12-28 </text:p>
          </table:table-cell>
          <table:table-cell/>
          <table:table-cell office:value-type="float" office:value="-63">
            <text:p>-63</text:p>
          </table:table-cell>
          <table:table-cell/>
          <table:table-cell table:style-name="ce27" office:value-type="float" office:value="803.54">
            <text:p>803,5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26">
            <text:p>26/12/2024</text:p>
          </table:table-cell>
          <table:table-cell/>
          <table:table-cell office:value-type="date" office:date-value="2024-12-26">
            <text:p>26/12/2024</text:p>
          </table:table-cell>
          <table:table-cell/>
          <table:table-cell office:value-type="string">
            <text:p>COMPRA EN Amazon Prime*LO6L15P25, CON LA TARJETA : 5489130103230680 EL 2024-12-24 </text:p>
          </table:table-cell>
          <table:table-cell/>
          <table:table-cell office:value-type="float" office:value="-4.99">
            <text:p>-4,99</text:p>
          </table:table-cell>
          <table:table-cell/>
          <table:table-cell table:style-name="ce27" office:value-type="float" office:value="866.54">
            <text:p>866,5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24">
            <text:p>24/12/2024</text:p>
          </table:table-cell>
          <table:table-cell/>
          <table:table-cell office:value-type="date" office:date-value="2024-12-23">
            <text:p>23/12/2024</text:p>
          </table:table-cell>
          <table:table-cell/>
          <table:table-cell office:value-type="string">
            <text:p>COMISION POR COMPRAS REALIZADAS EN MONEDA NO EURO </text:p>
          </table:table-cell>
          <table:table-cell/>
          <table:table-cell office:value-type="float" office:value="-0.57">
            <text:p>-0,57</text:p>
          </table:table-cell>
          <table:table-cell/>
          <table:table-cell table:style-name="ce27" office:value-type="float" office:value="871.53">
            <text:p>871,5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23">
            <text:p>23/12/2024</text:p>
          </table:table-cell>
          <table:table-cell/>
          <table:table-cell office:value-type="date" office:date-value="2024-12-23">
            <text:p>23/12/2024</text:p>
          </table:table-cell>
          <table:table-cell/>
          <table:table-cell office:value-type="string">
            <text:p>COMPRA EN OPENAI *CHATGPT SUBSCR, CON LA TARJETA : 5489130103230680 EL 2024-12-19 </text:p>
          </table:table-cell>
          <table:table-cell/>
          <table:table-cell office:value-type="float" office:value="-19.11">
            <text:p>-19,11</text:p>
          </table:table-cell>
          <table:table-cell/>
          <table:table-cell table:style-name="ce27" office:value-type="float" office:value="872.1">
            <text:p>872,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18">
            <text:p>18/12/2024</text:p>
          </table:table-cell>
          <table:table-cell/>
          <table:table-cell office:value-type="date" office:date-value="2024-12-18">
            <text:p>18/12/2024</text:p>
          </table:table-cell>
          <table:table-cell/>
          <table:table-cell office:value-type="string">
            <text:p>COMPRA EN SUPERMERCAT BON PREU, CON LA TARJETA : 5489130103230680 EL 2024-12-18 </text:p>
          </table:table-cell>
          <table:table-cell/>
          <table:table-cell office:value-type="float" office:value="-22.46">
            <text:p>-22,46</text:p>
          </table:table-cell>
          <table:table-cell/>
          <table:table-cell table:style-name="ce27" office:value-type="float" office:value="891.21">
            <text:p>891,2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18">
            <text:p>18/12/2024</text:p>
          </table:table-cell>
          <table:table-cell/>
          <table:table-cell office:value-type="date" office:date-value="2024-12-18">
            <text:p>18/12/2024</text:p>
          </table:table-cell>
          <table:table-cell/>
          <table:table-cell office:value-type="string">
            <text:p>COMPRA EN BAZAR ORIENTAL 2, CON LA TARJETA : 5489130103230680 EL 2024-12-18 </text:p>
          </table:table-cell>
          <table:table-cell/>
          <table:table-cell office:value-type="float" office:value="-6.3">
            <text:p>-6,3</text:p>
          </table:table-cell>
          <table:table-cell/>
          <table:table-cell table:style-name="ce27" office:value-type="float" office:value="913.67">
            <text:p>913,6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18">
            <text:p>18/12/2024</text:p>
          </table:table-cell>
          <table:table-cell/>
          <table:table-cell office:value-type="date" office:date-value="2024-12-18">
            <text:p>18/12/2024</text:p>
          </table:table-cell>
          <table:table-cell/>
          <table:table-cell office:value-type="string">
            <text:p>RECIBO Hidrometering, S.L. Nº RECIBO 0073 0100 755 CHYYTTD REF. MANDATO 4116261-202310161512655-00 </text:p>
          </table:table-cell>
          <table:table-cell/>
          <table:table-cell office:value-type="float" office:value="-9.17">
            <text:p>-9,17</text:p>
          </table:table-cell>
          <table:table-cell/>
          <table:table-cell table:style-name="ce27" office:value-type="float" office:value="919.97">
            <text:p>919,9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17">
            <text:p>17/12/2024</text:p>
          </table:table-cell>
          <table:table-cell/>
          <table:table-cell office:value-type="date" office:date-value="2024-12-17">
            <text:p>17/12/2024</text:p>
          </table:table-cell>
          <table:table-cell/>
          <table:table-cell office:value-type="string">
            <text:p>RECIBO MAPFRE Nº RECIBO 0073 0100 755 CHYTJHD REF. MANDATO 010023425617 </text:p>
          </table:table-cell>
          <table:table-cell/>
          <table:table-cell office:value-type="float" office:value="-253.21">
            <text:p>-253,21</text:p>
          </table:table-cell>
          <table:table-cell/>
          <table:table-cell table:style-name="ce27" office:value-type="float" office:value="929.14">
            <text:p>929,1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03">
            <text:p>03/12/2024</text:p>
          </table:table-cell>
          <table:table-cell/>
          <table:table-cell office:value-type="date" office:date-value="2024-12-03">
            <text:p>03/12/2024</text:p>
          </table:table-cell>
          <table:table-cell/>
          <table:table-cell office:value-type="string">
            <text:p>BIZUM A FAVOR DE SYLVIA CARDONA ALTES CONCEPTO: gtos. notaria aceptación herencia </text:p>
          </table:table-cell>
          <table:table-cell/>
          <table:table-cell office:value-type="float" office:value="-585.5">
            <text:p>-585,5</text:p>
          </table:table-cell>
          <table:table-cell/>
          <table:table-cell table:style-name="ce25" office:value-type="float" office:value="1182.35">
            <text:p>1.182,3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03">
            <text:p>03/12/2024</text:p>
          </table:table-cell>
          <table:table-cell/>
          <table:table-cell office:value-type="date" office:date-value="2024-12-03">
            <text:p>03/12/2024</text:p>
          </table:table-cell>
          <table:table-cell/>
          <table:table-cell office:value-type="string">
            <text:p>COMPRA EN LOBRADOR DELS 15 NAVAS, CON LA TARJETA : 5489130103230680 EL 2024-12-03 </text:p>
          </table:table-cell>
          <table:table-cell/>
          <table:table-cell office:value-type="float" office:value="-1.45">
            <text:p>-1,45</text:p>
          </table:table-cell>
          <table:table-cell/>
          <table:table-cell office:value-type="float" office:value="1767.85">
            <text:p>1.767,8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03">
            <text:p>03/12/2024</text:p>
          </table:table-cell>
          <table:table-cell/>
          <table:table-cell office:value-type="date" office:date-value="2024-12-03">
            <text:p>03/12/2024</text:p>
          </table:table-cell>
          <table:table-cell/>
          <table:table-cell office:value-type="string">
            <text:p>COMPRA EN MYKASA SANCHO AVILA, CON LA TARJETA : 5489130103230680 EL 2024-12-03 </text:p>
          </table:table-cell>
          <table:table-cell/>
          <table:table-cell office:value-type="float" office:value="-1.6">
            <text:p>-1,6</text:p>
          </table:table-cell>
          <table:table-cell/>
          <table:table-cell office:value-type="float" office:value="1769.3">
            <text:p>1.769,3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03">
            <text:p>03/12/2024</text:p>
          </table:table-cell>
          <table:table-cell/>
          <table:table-cell office:value-type="date" office:date-value="2024-12-03">
            <text:p>03/12/2024</text:p>
          </table:table-cell>
          <table:table-cell/>
          <table:table-cell office:value-type="string">
            <text:p>TRANSFERENCIA A FAVOR DE CARDONA ALTES CRISTINA CONCEPTO: Traspaso interno </text:p>
          </table:table-cell>
          <table:table-cell/>
          <table:table-cell office:value-type="float" office:value="-150">
            <text:p>-150</text:p>
          </table:table-cell>
          <table:table-cell/>
          <table:table-cell office:value-type="float" office:value="1770.9">
            <text:p>1.770,9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02">
            <text:p>02/12/2024</text:p>
          </table:table-cell>
          <table:table-cell/>
          <table:table-cell office:value-type="date" office:date-value="2024-12-02">
            <text:p>02/12/2024</text:p>
          </table:table-cell>
          <table:table-cell/>
          <table:table-cell office:value-type="string">
            <text:p>COMPRA EN MYKASA SANCHO AVILA, CON LA TARJETA : 5489130103230680 EL 2024-12-02 </text:p>
          </table:table-cell>
          <table:table-cell/>
          <table:table-cell office:value-type="float" office:value="-1.6">
            <text:p>-1,6</text:p>
          </table:table-cell>
          <table:table-cell/>
          <table:table-cell office:value-type="float" office:value="1920.9">
            <text:p>1.920,9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1-29">
            <text:p>29/11/2024</text:p>
          </table:table-cell>
          <table:table-cell/>
          <table:table-cell office:value-type="date" office:date-value="2024-11-29">
            <text:p>29/11/2024</text:p>
          </table:table-cell>
          <table:table-cell/>
          <table:table-cell office:value-type="string">
            <text:p>RECIBO TGSS. COTIZACION 005 R.E.AUTONOMOS Nº RECIBO 0073 0100 755 CHRKBXY REF. MANDATO 0521070810176</text:p>
          </table:table-cell>
          <table:table-cell/>
          <table:table-cell office:value-type="float" office:value="-86.66">
            <text:p>-86,66</text:p>
          </table:table-cell>
          <table:table-cell/>
          <table:table-cell office:value-type="float" office:value="1922.5">
            <text:p>1.922,5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1-28">
            <text:p>28/11/2024</text:p>
          </table:table-cell>
          <table:table-cell/>
          <table:table-cell office:value-type="date" office:date-value="2024-11-28">
            <text:p>28/11/2024</text:p>
          </table:table-cell>
          <table:table-cell/>
          <table:table-cell office:value-type="string">
            <text:p>COMPRA EN AGENCIA TRIBUTARIA CAT.G, CON LA TARJETA : 5489130103230680 EL 2024-11-28 </text:p>
          </table:table-cell>
          <table:table-cell/>
          <table:table-cell table:style-name="ce25" office:value-type="float" office:value="-1109.07">
            <text:p>-1.109,07</text:p>
          </table:table-cell>
          <table:table-cell/>
          <table:table-cell office:value-type="float" office:value="2009.16">
            <text:p>2.009,1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1-26">
            <text:p>26/11/2024</text:p>
          </table:table-cell>
          <table:table-cell/>
          <table:table-cell office:value-type="date" office:date-value="2024-11-26">
            <text:p>26/11/2024</text:p>
          </table:table-cell>
          <table:table-cell/>
          <table:table-cell office:value-type="string">
            <text:p>COMPRA EN Amazon Prime*TE6UO9Y04, CON LA TARJETA : 5489130103230680 EL 2024-11-24 </text:p>
          </table:table-cell>
          <table:table-cell/>
          <table:table-cell office:value-type="float" office:value="-4.99">
            <text:p>-4,99</text:p>
          </table:table-cell>
          <table:table-cell/>
          <table:table-cell office:value-type="float" office:value="3118.23">
            <text:p>3.118,2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1-26">
            <text:p>26/11/2024</text:p>
          </table:table-cell>
          <table:table-cell/>
          <table:table-cell office:value-type="date" office:date-value="2024-11-26">
            <text:p>26/11/2024</text:p>
          </table:table-cell>
          <table:table-cell/>
          <table:table-cell office:value-type="string">
            <text:p>COMPRA EN BAR RESTAURANTE ALEGRIA, CON LA TARJETA : 5489130103230680 EL 2024-11-26 </text:p>
          </table:table-cell>
          <table:table-cell/>
          <table:table-cell office:value-type="float" office:value="-1.4">
            <text:p>-1,4</text:p>
          </table:table-cell>
          <table:table-cell/>
          <table:table-cell office:value-type="float" office:value="3123.22">
            <text:p>3.123,2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1-22">
            <text:p>22/11/2024</text:p>
          </table:table-cell>
          <table:table-cell/>
          <table:table-cell office:value-type="date" office:date-value="2024-11-21">
            <text:p>21/11/2024</text:p>
          </table:table-cell>
          <table:table-cell/>
          <table:table-cell office:value-type="string">
            <text:p>COMISION POR COMPRAS REALIZADAS EN MONEDA NO EURO </text:p>
          </table:table-cell>
          <table:table-cell/>
          <table:table-cell office:value-type="float" office:value="-0.57">
            <text:p>-0,57</text:p>
          </table:table-cell>
          <table:table-cell/>
          <table:table-cell office:value-type="float" office:value="3124.62">
            <text:p>3.124,6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1-21">
            <text:p>21/11/2024</text:p>
          </table:table-cell>
          <table:table-cell/>
          <table:table-cell office:value-type="date" office:date-value="2024-11-21">
            <text:p>21/11/2024</text:p>
          </table:table-cell>
          <table:table-cell/>
          <table:table-cell office:value-type="string">
            <text:p>COMPRA EN OPENAI *CHATGPT SUBSCR, CON LA TARJETA : 5489130103230680 EL 2024-11-19 </text:p>
          </table:table-cell>
          <table:table-cell/>
          <table:table-cell office:value-type="float" office:value="-19">
            <text:p>-19</text:p>
          </table:table-cell>
          <table:table-cell/>
          <table:table-cell office:value-type="float" office:value="3125.19">
            <text:p>3.125,1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1-20">
            <text:p>20/11/2024</text:p>
          </table:table-cell>
          <table:table-cell/>
          <table:table-cell office:value-type="date" office:date-value="2024-11-20">
            <text:p>20/11/2024</text:p>
          </table:table-cell>
          <table:table-cell/>
          <table:table-cell office:value-type="string">
            <text:p>COMPRA EN ESADE ALUMNI, CON LA TARJETA : 5489130103230680 EL 2024-11-18 </text:p>
          </table:table-cell>
          <table:table-cell/>
          <table:table-cell office:value-type="float" office:value="-55">
            <text:p>-55</text:p>
          </table:table-cell>
          <table:table-cell/>
          <table:table-cell office:value-type="float" office:value="3144.19">
            <text:p>3.144,1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1-19">
            <text:p>19/11/2024</text:p>
          </table:table-cell>
          <table:table-cell/>
          <table:table-cell office:value-type="date" office:date-value="2024-11-19">
            <text:p>19/11/2024</text:p>
          </table:table-cell>
          <table:table-cell/>
          <table:table-cell office:value-type="string">
            <text:p>COMPRA EN DONACIONES* 736X7166 W, CON LA TARJETA : 5489130103230680 EL 2024-11-18 </text:p>
          </table:table-cell>
          <table:table-cell/>
          <table:table-cell office:value-type="float" office:value="-150">
            <text:p>-150</text:p>
          </table:table-cell>
          <table:table-cell/>
          <table:table-cell office:value-type="float" office:value="3199.19">
            <text:p>3.199,1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1-14">
            <text:p>14/11/2024</text:p>
          </table:table-cell>
          <table:table-cell/>
          <table:table-cell office:value-type="date" office:date-value="2024-11-14">
            <text:p>14/11/2024</text:p>
          </table:table-cell>
          <table:table-cell/>
          <table:table-cell office:value-type="string">
            <text:p>INGRESO EN EFECTIVO 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3349.19">
            <text:p>3.349,1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1-14">
            <text:p>14/11/2024</text:p>
          </table:table-cell>
          <table:table-cell/>
          <table:table-cell office:value-type="date" office:date-value="2024-11-14">
            <text:p>14/11/2024</text:p>
          </table:table-cell>
          <table:table-cell/>
          <table:table-cell office:value-type="string">
            <text:p>INGRESO EN EFECTIVO 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299.19">
            <text:p>3.299,1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1-12">
            <text:p>12/11/2024</text:p>
          </table:table-cell>
          <table:table-cell/>
          <table:table-cell office:value-type="date" office:date-value="2024-11-12">
            <text:p>12/11/2024</text:p>
          </table:table-cell>
          <table:table-cell/>
          <table:table-cell office:value-type="string">
            <text:p>COMPRA EN ALDI MARAGALL, CON LA TARJETA : 5489130103230680 EL 2024-11-12 </text:p>
          </table:table-cell>
          <table:table-cell/>
          <table:table-cell office:value-type="float" office:value="-6.06">
            <text:p>-6,06</text:p>
          </table:table-cell>
          <table:table-cell/>
          <table:table-cell office:value-type="float" office:value="2999.19">
            <text:p>2.999,1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1-07">
            <text:p>07/11/2024</text:p>
          </table:table-cell>
          <table:table-cell/>
          <table:table-cell office:value-type="date" office:date-value="2024-11-07">
            <text:p>07/11/2024</text:p>
          </table:table-cell>
          <table:table-cell/>
          <table:table-cell office:value-type="string">
            <text:p>TRANSFERENCIA DE BARCELONA EN COMU, CONCEPTO Devolucio microprestec eleccions municipals 2023 </text:p>
          </table:table-cell>
          <table:table-cell/>
          <table:table-cell table:style-name="ce25" office:value-type="float" office:value="3000">
            <text:p>3.000,00</text:p>
          </table:table-cell>
          <table:table-cell/>
          <table:table-cell office:value-type="float" office:value="3005.25">
            <text:p>3.005,2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0-31">
            <text:p>31/10/2024</text:p>
          </table:table-cell>
          <table:table-cell/>
          <table:table-cell office:value-type="date" office:date-value="2024-10-31">
            <text:p>31/10/2024</text:p>
          </table:table-cell>
          <table:table-cell/>
          <table:table-cell office:value-type="string">
            <text:p>RECIBO TGSS. COTIZACION 005 R.E.AUTONOMOS Nº RECIBO 0073 0100 755 CHHGBGK REF. MANDATO 0521070810176</text:p>
          </table:table-cell>
          <table:table-cell/>
          <table:table-cell office:value-type="float" office:value="-86.66">
            <text:p>-86,66</text:p>
          </table:table-cell>
          <table:table-cell/>
          <table:table-cell table:style-name="ce24" office:value-type="float" office:value="5.25">
            <text:p>5,2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0-28">
            <text:p>28/10/2024</text:p>
          </table:table-cell>
          <table:table-cell/>
          <table:table-cell office:value-type="date" office:date-value="2024-10-28">
            <text:p>28/10/2024</text:p>
          </table:table-cell>
          <table:table-cell/>
          <table:table-cell office:value-type="string">
            <text:p>COMPRA EN Amazon Prime*TL05R6HV4, CON LA TARJETA : 5489130103230680 EL 2024-10-24 </text:p>
          </table:table-cell>
          <table:table-cell/>
          <table:table-cell office:value-type="float" office:value="-4.99">
            <text:p>-4,99</text:p>
          </table:table-cell>
          <table:table-cell/>
          <table:table-cell table:style-name="ce27" office:value-type="float" office:value="91.91">
            <text:p>91,9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0-22">
            <text:p>22/10/2024</text:p>
          </table:table-cell>
          <table:table-cell/>
          <table:table-cell office:value-type="date" office:date-value="2024-10-22">
            <text:p>22/10/2024</text:p>
          </table:table-cell>
          <table:table-cell/>
          <table:table-cell office:value-type="string">
            <text:p>COMPRA EN AMAZON* T301F4244, CON LA TARJETA : 5489130103230680 EL 2024-10-20 </text:p>
          </table:table-cell>
          <table:table-cell/>
          <table:table-cell office:value-type="float" office:value="-35.55">
            <text:p>-35,55</text:p>
          </table:table-cell>
          <table:table-cell/>
          <table:table-cell table:style-name="ce27" office:value-type="float" office:value="96.9">
            <text:p>96,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0-22">
            <text:p>22/10/2024</text:p>
          </table:table-cell>
          <table:table-cell/>
          <table:table-cell office:value-type="date" office:date-value="2024-10-21">
            <text:p>21/10/2024</text:p>
          </table:table-cell>
          <table:table-cell/>
          <table:table-cell office:value-type="string">
            <text:p>COMISION POR COMPRAS REALIZADAS EN MONEDA NO EURO </text:p>
          </table:table-cell>
          <table:table-cell/>
          <table:table-cell office:value-type="float" office:value="-0.55">
            <text:p>-0,55</text:p>
          </table:table-cell>
          <table:table-cell/>
          <table:table-cell table:style-name="ce27" office:value-type="float" office:value="132.45">
            <text:p>132,4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0-21">
            <text:p>21/10/2024</text:p>
          </table:table-cell>
          <table:table-cell/>
          <table:table-cell office:value-type="date" office:date-value="2024-10-21">
            <text:p>21/10/2024</text:p>
          </table:table-cell>
          <table:table-cell/>
          <table:table-cell office:value-type="string">
            <text:p>COMPRA EN OPENAI *CHATGPT SUBSCR, CON LA TARJETA : 5489130103230680 EL 2024-10-19 </text:p>
          </table:table-cell>
          <table:table-cell/>
          <table:table-cell office:value-type="float" office:value="-18.48">
            <text:p>-18,48</text:p>
          </table:table-cell>
          <table:table-cell/>
          <table:table-cell table:style-name="ce27" office:value-type="float" office:value="133">
            <text:p>13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0-18">
            <text:p>18/10/2024</text:p>
          </table:table-cell>
          <table:table-cell/>
          <table:table-cell office:value-type="date" office:date-value="2024-10-18">
            <text:p>18/10/2024</text:p>
          </table:table-cell>
          <table:table-cell/>
          <table:table-cell office:value-type="string">
            <text:p>IMPUESTO: 2.024 I.V.A. AUTOLIQUIDACION </text:p>
          </table:table-cell>
          <table:table-cell/>
          <table:table-cell office:value-type="float" office:value="-0.38">
            <text:p>-0,38</text:p>
          </table:table-cell>
          <table:table-cell/>
          <table:table-cell table:style-name="ce27" office:value-type="float" office:value="151.48">
            <text:p>151,4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0-14">
            <text:p>14/10/2024</text:p>
          </table:table-cell>
          <table:table-cell/>
          <table:table-cell office:value-type="date" office:date-value="2024-10-14">
            <text:p>14/10/2024</text:p>
          </table:table-cell>
          <table:table-cell/>
          <table:table-cell office:value-type="string">
            <text:p>COMPRA EN MYKASA SANCHO AVILA, CON LA TARJETA : 5489130103230680 EL 2024-10-14 </text:p>
          </table:table-cell>
          <table:table-cell/>
          <table:table-cell office:value-type="float" office:value="-1.5">
            <text:p>-1,5</text:p>
          </table:table-cell>
          <table:table-cell/>
          <table:table-cell table:style-name="ce27" office:value-type="float" office:value="151.86">
            <text:p>151,8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0-01">
            <text:p>01/10/2024</text:p>
          </table:table-cell>
          <table:table-cell/>
          <table:table-cell office:value-type="date" office:date-value="2024-10-01">
            <text:p>01/10/2024</text:p>
          </table:table-cell>
          <table:table-cell/>
          <table:table-cell office:value-type="string">
            <text:p>COMPRA EN WWW.AMAZON.* TA3VL5EC4, CON LA TARJETA : 5489130103230680 EL 2024-09-29 </text:p>
          </table:table-cell>
          <table:table-cell/>
          <table:table-cell office:value-type="float" office:value="-3.26">
            <text:p>-3,26</text:p>
          </table:table-cell>
          <table:table-cell/>
          <table:table-cell table:style-name="ce27" office:value-type="float" office:value="153.36">
            <text:p>153,3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30">
            <text:p>30/09/2024</text:p>
          </table:table-cell>
          <table:table-cell/>
          <table:table-cell office:value-type="date" office:date-value="2024-09-30">
            <text:p>30/09/2024</text:p>
          </table:table-cell>
          <table:table-cell/>
          <table:table-cell office:value-type="string">
            <text:p>TRANSFERENCIA DE CARDONA ALTES CRISTINA, CONCEPTO Prov fondos Octubre 247 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27" office:value-type="float" office:value="156.62">
            <text:p>156,6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30">
            <text:p>30/09/2024</text:p>
          </table:table-cell>
          <table:table-cell/>
          <table:table-cell office:value-type="date" office:date-value="2024-09-30">
            <text:p>30/09/2024</text:p>
          </table:table-cell>
          <table:table-cell/>
          <table:table-cell office:value-type="string">
            <text:p>RECIBO TGSS. COTIZACION 005 R.E.AUTONOMOS Nº RECIBO 0073 0100 755 CGWFXJZ REF. MANDATO 0521070810176</text:p>
          </table:table-cell>
          <table:table-cell/>
          <table:table-cell office:value-type="float" office:value="-86.66">
            <text:p>-86,66</text:p>
          </table:table-cell>
          <table:table-cell/>
          <table:table-cell table:style-name="ce27" office:value-type="float" office:value="56.62">
            <text:p>56,6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25">
            <text:p>25/09/2024</text:p>
          </table:table-cell>
          <table:table-cell/>
          <table:table-cell office:value-type="date" office:date-value="2024-09-25">
            <text:p>25/09/2024</text:p>
          </table:table-cell>
          <table:table-cell/>
          <table:table-cell office:value-type="string">
            <text:p>TRANSFERENCIA A FAVOR DE Associacio Arep per la Salut Mental CONCEPTO: f/Arep ASM241088 p/Cristina C</text:p>
          </table:table-cell>
          <table:table-cell/>
          <table:table-cell office:value-type="float" office:value="-7.09">
            <text:p>-7,09</text:p>
          </table:table-cell>
          <table:table-cell/>
          <table:table-cell table:style-name="ce27" office:value-type="float" office:value="143.28">
            <text:p>143,2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24">
            <text:p>24/09/2024</text:p>
          </table:table-cell>
          <table:table-cell/>
          <table:table-cell office:value-type="date" office:date-value="2024-09-23">
            <text:p>23/09/2024</text:p>
          </table:table-cell>
          <table:table-cell/>
          <table:table-cell office:value-type="string">
            <text:p>COMISION POR COMPRAS REALIZADAS EN MONEDA NO EURO </text:p>
          </table:table-cell>
          <table:table-cell/>
          <table:table-cell office:value-type="float" office:value="-0.54">
            <text:p>-0,54</text:p>
          </table:table-cell>
          <table:table-cell/>
          <table:table-cell table:style-name="ce27" office:value-type="float" office:value="150.37">
            <text:p>150,3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23">
            <text:p>23/09/2024</text:p>
          </table:table-cell>
          <table:table-cell/>
          <table:table-cell office:value-type="date" office:date-value="2024-09-23">
            <text:p>23/09/2024</text:p>
          </table:table-cell>
          <table:table-cell/>
          <table:table-cell office:value-type="string">
            <text:p>COMPRA EN OPENAI *CHATGPT SUBSCR, CON LA TARJETA : 5489130103230680 EL 2024-09-19 </text:p>
          </table:table-cell>
          <table:table-cell/>
          <table:table-cell office:value-type="float" office:value="-18.01">
            <text:p>-18,01</text:p>
          </table:table-cell>
          <table:table-cell/>
          <table:table-cell table:style-name="ce27" office:value-type="float" office:value="150.91">
            <text:p>150,9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11">
            <text:p>11/09/2024</text:p>
          </table:table-cell>
          <table:table-cell/>
          <table:table-cell office:value-type="date" office:date-value="2024-09-11">
            <text:p>11/09/2024</text:p>
          </table:table-cell>
          <table:table-cell/>
          <table:table-cell office:value-type="string">
            <text:p>REGULARIZACION COMPRA EN RENFE CERCANIAS TNA 08 (5, CON LA TARJETA : 5489130103230680 EL 2024-09-11 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27" office:value-type="float" office:value="168.92">
            <text:p>168,9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11">
            <text:p>11/09/2024</text:p>
          </table:table-cell>
          <table:table-cell/>
          <table:table-cell office:value-type="date" office:date-value="2024-09-11">
            <text:p>11/09/2024</text:p>
          </table:table-cell>
          <table:table-cell/>
          <table:table-cell office:value-type="string">
            <text:p>REGULARIZACION COMPRA EN RENFE CERCANIAS TNA 08 (5, CON LA TARJETA : 5489130103230680 EL 2024-09-11 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27" office:value-type="float" office:value="148.92">
            <text:p>148,9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30">
            <text:p>30/08/2024</text:p>
          </table:table-cell>
          <table:table-cell/>
          <table:table-cell office:value-type="date" office:date-value="2024-08-30">
            <text:p>30/08/2024</text:p>
          </table:table-cell>
          <table:table-cell/>
          <table:table-cell office:value-type="string">
            <text:p>RECIBO TGSS. COTIZACION 005 R.E.AUTONOMOS Nº RECIBO 0073 0100 755 CGMMXWF REF. MANDATO 0521070810176</text:p>
          </table:table-cell>
          <table:table-cell/>
          <table:table-cell office:value-type="float" office:value="-86.66">
            <text:p>-86,66</text:p>
          </table:table-cell>
          <table:table-cell/>
          <table:table-cell table:style-name="ce27" office:value-type="float" office:value="128.92">
            <text:p>128,9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22">
            <text:p>22/08/2024</text:p>
          </table:table-cell>
          <table:table-cell/>
          <table:table-cell office:value-type="date" office:date-value="2024-08-21">
            <text:p>21/08/2024</text:p>
          </table:table-cell>
          <table:table-cell/>
          <table:table-cell office:value-type="string">
            <text:p>COMISION POR COMPRAS REALIZADAS EN MONEDA NO EURO </text:p>
          </table:table-cell>
          <table:table-cell/>
          <table:table-cell office:value-type="float" office:value="-0.54">
            <text:p>-0,54</text:p>
          </table:table-cell>
          <table:table-cell/>
          <table:table-cell table:style-name="ce27" office:value-type="float" office:value="215.58">
            <text:p>215,5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21">
            <text:p>21/08/2024</text:p>
          </table:table-cell>
          <table:table-cell/>
          <table:table-cell office:value-type="date" office:date-value="2024-08-21">
            <text:p>21/08/2024</text:p>
          </table:table-cell>
          <table:table-cell/>
          <table:table-cell office:value-type="string">
            <text:p>COMPRA EN OPENAI *CHATGPT SUBSCR, CON LA TARJETA : 5489130103230680 EL 2024-08-19 </text:p>
          </table:table-cell>
          <table:table-cell/>
          <table:table-cell office:value-type="float" office:value="-18.23">
            <text:p>-18,23</text:p>
          </table:table-cell>
          <table:table-cell/>
          <table:table-cell table:style-name="ce27" office:value-type="float" office:value="216.12">
            <text:p>216,1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13">
            <text:p>13/08/2024</text:p>
          </table:table-cell>
          <table:table-cell/>
          <table:table-cell office:value-type="date" office:date-value="2024-08-13">
            <text:p>13/08/2024</text:p>
          </table:table-cell>
          <table:table-cell/>
          <table:table-cell office:value-type="string">
            <text:p>TRANSFERENCIA A FAVOR DE CARDONA ALTES CRISTINA CONCEPTO: Reserva Miriam H3 </text:p>
          </table:table-cell>
          <table:table-cell/>
          <table:table-cell office:value-type="float" office:value="-300">
            <text:p>-300</text:p>
          </table:table-cell>
          <table:table-cell/>
          <table:table-cell table:style-name="ce27" office:value-type="float" office:value="234.35">
            <text:p>234,3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12">
            <text:p>12/08/2024</text:p>
          </table:table-cell>
          <table:table-cell/>
          <table:table-cell office:value-type="date" office:date-value="2024-08-10">
            <text:p>10/08/2024</text:p>
          </table:table-cell>
          <table:table-cell/>
          <table:table-cell office:value-type="string">
            <text:p>BIZUM A FAVOR DE ALFONSO TEJERO LOPEZ CONCEPTO: Gracias x ests vcacions inolvidabls </text:p>
          </table:table-cell>
          <table:table-cell/>
          <table:table-cell office:value-type="float" office:value="-47">
            <text:p>-47</text:p>
          </table:table-cell>
          <table:table-cell/>
          <table:table-cell table:style-name="ce27" office:value-type="float" office:value="534.35">
            <text:p>534,3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7">
            <text:p>07/08/2024</text:p>
          </table:table-cell>
          <table:table-cell/>
          <table:table-cell office:value-type="date" office:date-value="2024-08-07">
            <text:p>07/08/2024</text:p>
          </table:table-cell>
          <table:table-cell/>
          <table:table-cell office:value-type="string">
            <text:p>BIZUM A FAVOR DE JAKOB HRONEK CONCEPTO: pad thai </text:p>
          </table:table-cell>
          <table:table-cell/>
          <table:table-cell office:value-type="float" office:value="-10">
            <text:p>-10</text:p>
          </table:table-cell>
          <table:table-cell/>
          <table:table-cell table:style-name="ce27" office:value-type="float" office:value="581.35">
            <text:p>581,3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7">
            <text:p>07/08/2024</text:p>
          </table:table-cell>
          <table:table-cell/>
          <table:table-cell office:value-type="date" office:date-value="2024-08-07">
            <text:p>07/08/2024</text:p>
          </table:table-cell>
          <table:table-cell/>
          <table:table-cell office:value-type="string">
            <text:p>BIZUM A FAVOR DE MONTSERRAT MORENO COZAR CONCEPTO: usb tus mejores canciones </text:p>
          </table:table-cell>
          <table:table-cell/>
          <table:table-cell office:value-type="float" office:value="-20">
            <text:p>-20</text:p>
          </table:table-cell>
          <table:table-cell/>
          <table:table-cell table:style-name="ce27" office:value-type="float" office:value="591.35">
            <text:p>591,3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6">
            <text:p>06/08/2024</text:p>
          </table:table-cell>
          <table:table-cell/>
          <table:table-cell office:value-type="date" office:date-value="2024-08-06">
            <text:p>06/08/2024</text:p>
          </table:table-cell>
          <table:table-cell/>
          <table:table-cell office:value-type="string">
            <text:p>TRANSFERENCIA A FAVOR DE CARDONA ALTES CRISTINA CONCEPTO: Alquiler H1 </text:p>
          </table:table-cell>
          <table:table-cell/>
          <table:table-cell office:value-type="float" office:value="-800">
            <text:p>-800</text:p>
          </table:table-cell>
          <table:table-cell/>
          <table:table-cell table:style-name="ce27" office:value-type="float" office:value="611.35">
            <text:p>611,3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6">
            <text:p>06/08/2024</text:p>
          </table:table-cell>
          <table:table-cell/>
          <table:table-cell office:value-type="date" office:date-value="2024-08-06">
            <text:p>06/08/2024</text:p>
          </table:table-cell>
          <table:table-cell/>
          <table:table-cell office:value-type="string">
            <text:p>TRANSFERENCIA A FAVOR DE CARDONA ALTES CRISTINA CONCEPTO: Alquiler H1 </text:p>
          </table:table-cell>
          <table:table-cell/>
          <table:table-cell office:value-type="float" office:value="-800">
            <text:p>-800</text:p>
          </table:table-cell>
          <table:table-cell/>
          <table:table-cell table:style-name="ce25" office:value-type="float" office:value="1411.35">
            <text:p>1.411,35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4-08-06">
            <text:p>06/08/2024</text:p>
          </table:table-cell>
          <table:table-cell/>
          <table:table-cell office:value-type="date" office:date-value="2024-08-05">
            <text:p>05/08/2024</text:p>
          </table:table-cell>
          <table:table-cell/>
          <table:table-cell office:value-type="string">
            <text:p>TRANSFERENCIA DE MLE ELISA BERGER, CONCEPTO ELISA AGOSTO24 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2211.35">
            <text:p>2.211,35</text:p>
          </table:table-cell>
          <table:table-cell office:value-type="string">
            <text:p>H1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7-31">
            <text:p>31/07/2024</text:p>
          </table:table-cell>
          <table:table-cell/>
          <table:table-cell office:value-type="date" office:date-value="2024-07-31">
            <text:p>31/07/2024</text:p>
          </table:table-cell>
          <table:table-cell/>
          <table:table-cell office:value-type="string">
            <text:p>BIZUM DE MIRIAM CABEZA CHACON CONCEPTO Reserva habitacion Miriam 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411.35">
            <text:p>1.411,3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31">
            <text:p>31/07/2024</text:p>
          </table:table-cell>
          <table:table-cell/>
          <table:table-cell office:value-type="date" office:date-value="2024-07-31">
            <text:p>31/07/2024</text:p>
          </table:table-cell>
          <table:table-cell/>
          <table:table-cell office:value-type="string">
            <text:p>RECIBO ASOC DE ANTIGUOS ALUMNOS DE ESADE Nº RECIBO 0073 0100 755 CGFFNQP REF. MANDATO 1003355 </text:p>
          </table:table-cell>
          <table:table-cell/>
          <table:table-cell office:value-type="float" office:value="-236">
            <text:p>-236</text:p>
          </table:table-cell>
          <table:table-cell/>
          <table:table-cell office:value-type="float" office:value="1111.35">
            <text:p>1.111,3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31">
            <text:p>31/07/2024</text:p>
          </table:table-cell>
          <table:table-cell/>
          <table:table-cell office:value-type="date" office:date-value="2024-07-31">
            <text:p>31/07/2024</text:p>
          </table:table-cell>
          <table:table-cell/>
          <table:table-cell office:value-type="string">
            <text:p>RECIBO TGSS. COTIZACION 005 R.E.AUTONOMOS Nº RECIBO 0073 0100 755 CGCXNJV REF. MANDATO 0521070810176</text:p>
          </table:table-cell>
          <table:table-cell/>
          <table:table-cell office:value-type="float" office:value="-86.66">
            <text:p>-86,66</text:p>
          </table:table-cell>
          <table:table-cell/>
          <table:table-cell office:value-type="float" office:value="1347.35">
            <text:p>1.347,3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30">
            <text:p>30/07/2024</text:p>
          </table:table-cell>
          <table:table-cell/>
          <table:table-cell office:value-type="date" office:date-value="2024-07-30">
            <text:p>30/07/2024</text:p>
          </table:table-cell>
          <table:table-cell/>
          <table:table-cell office:value-type="string">
            <text:p>BIZUM DE ALFONSO TEJERO LOPEZ CONCEPTO Billetes al paraiso </text:p>
          </table:table-cell>
          <table:table-cell/>
          <table:table-cell office:value-type="float" office:value="219.7">
            <text:p>219,7</text:p>
          </table:table-cell>
          <table:table-cell/>
          <table:table-cell office:value-type="float" office:value="1434.01">
            <text:p>1.434,0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23">
            <text:p>23/07/2024</text:p>
          </table:table-cell>
          <table:table-cell/>
          <table:table-cell office:value-type="date" office:date-value="2024-07-23">
            <text:p>23/07/2024</text:p>
          </table:table-cell>
          <table:table-cell/>
          <table:table-cell office:value-type="string">
            <text:p>RECIBO PayPal Europe S.a.r.l. et Cie S.C.A Nº RECIBO 0073 0100 755 CGBRDDT REF. MANDATO 54WJ2256XSK7</text:p>
          </table:table-cell>
          <table:table-cell/>
          <table:table-cell office:value-type="float" office:value="-50">
            <text:p>-50</text:p>
          </table:table-cell>
          <table:table-cell/>
          <table:table-cell office:value-type="float" office:value="1214.31">
            <text:p>1.214,3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23">
            <text:p>23/07/2024</text:p>
          </table:table-cell>
          <table:table-cell/>
          <table:table-cell office:value-type="date" office:date-value="2024-07-23">
            <text:p>23/07/2024</text:p>
          </table:table-cell>
          <table:table-cell/>
          <table:table-cell office:value-type="string">
            <text:p>RECIBO PayPal Europe S.a.r.l. et Cie S.C.A Nº RECIBO 0073 0100 755 CGBRDDS REF. MANDATO 54WJ2256XSK7</text:p>
          </table:table-cell>
          <table:table-cell/>
          <table:table-cell office:value-type="float" office:value="-450">
            <text:p>-450</text:p>
          </table:table-cell>
          <table:table-cell/>
          <table:table-cell office:value-type="float" office:value="1264.31">
            <text:p>1.264,3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23">
            <text:p>23/07/2024</text:p>
          </table:table-cell>
          <table:table-cell/>
          <table:table-cell office:value-type="date" office:date-value="2024-07-22">
            <text:p>22/07/2024</text:p>
          </table:table-cell>
          <table:table-cell/>
          <table:table-cell office:value-type="string">
            <text:p>COMISION POR COMPRAS REALIZADAS EN MONEDA NO EURO </text:p>
          </table:table-cell>
          <table:table-cell/>
          <table:table-cell office:value-type="float" office:value="-0.55">
            <text:p>-0,55</text:p>
          </table:table-cell>
          <table:table-cell/>
          <table:table-cell office:value-type="float" office:value="1714.31">
            <text:p>1.714,3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22">
            <text:p>22/07/2024</text:p>
          </table:table-cell>
          <table:table-cell/>
          <table:table-cell office:value-type="date" office:date-value="2024-07-22">
            <text:p>22/07/2024</text:p>
          </table:table-cell>
          <table:table-cell/>
          <table:table-cell office:value-type="string">
            <text:p>COMPRA EN OPENAI *CHATGPT SUBSCR, CON LA TARJETA : 5489130103230680 EL 2024-07-19 </text:p>
          </table:table-cell>
          <table:table-cell/>
          <table:table-cell office:value-type="float" office:value="-18.34">
            <text:p>-18,34</text:p>
          </table:table-cell>
          <table:table-cell/>
          <table:table-cell office:value-type="float" office:value="1714.86">
            <text:p>1.714,8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22">
            <text:p>22/07/2024</text:p>
          </table:table-cell>
          <table:table-cell/>
          <table:table-cell office:value-type="date" office:date-value="2024-07-22">
            <text:p>22/07/2024</text:p>
          </table:table-cell>
          <table:table-cell/>
          <table:table-cell office:value-type="string">
            <text:p>TRANSFERENCIA A FAVOR DE Associacio Arep per la Salut Mental CONCEPTO: n/pago s/fra ASM240845 de 30/</text:p>
          </table:table-cell>
          <table:table-cell/>
          <table:table-cell office:value-type="float" office:value="-6.22">
            <text:p>-6,22</text:p>
          </table:table-cell>
          <table:table-cell/>
          <table:table-cell office:value-type="float" office:value="1733.2">
            <text:p>1.733,2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22">
            <text:p>22/07/2024</text:p>
          </table:table-cell>
          <table:table-cell/>
          <table:table-cell office:value-type="date" office:date-value="2024-07-21">
            <text:p>21/07/2024</text:p>
          </table:table-cell>
          <table:table-cell/>
          <table:table-cell office:value-type="string">
            <text:p>BIZUM DE SILVIA PAVESE CONCEPTO Concierto 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739.42">
            <text:p>1.739,4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18">
            <text:p>18/07/2024</text:p>
          </table:table-cell>
          <table:table-cell/>
          <table:table-cell office:value-type="date" office:date-value="2024-07-18">
            <text:p>18/07/2024</text:p>
          </table:table-cell>
          <table:table-cell/>
          <table:table-cell office:value-type="string">
            <text:p>RECIBO PayPal Europe S.a.r.l. et Cie S.C.A Nº RECIBO 0073 0100 755 CFZZBHV REF. MANDATO 54WJ2256XSK7</text:p>
          </table:table-cell>
          <table:table-cell/>
          <table:table-cell office:value-type="float" office:value="-450">
            <text:p>-450</text:p>
          </table:table-cell>
          <table:table-cell/>
          <table:table-cell office:value-type="float" office:value="1729.42">
            <text:p>1.729,4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15">
            <text:p>15/07/2024</text:p>
          </table:table-cell>
          <table:table-cell/>
          <table:table-cell office:value-type="date" office:date-value="2024-07-15">
            <text:p>15/07/2024</text:p>
          </table:table-cell>
          <table:table-cell/>
          <table:table-cell office:value-type="string">
            <text:p>IMPUESTO: 2.024 RETENCIONES E ING. A CTA. GGEE </text:p>
          </table:table-cell>
          <table:table-cell/>
          <table:table-cell office:value-type="float" office:value="-45">
            <text:p>-45</text:p>
          </table:table-cell>
          <table:table-cell/>
          <table:table-cell office:value-type="float" office:value="2179.42">
            <text:p>2.179,4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15">
            <text:p>15/07/2024</text:p>
          </table:table-cell>
          <table:table-cell/>
          <table:table-cell office:value-type="date" office:date-value="2024-07-15">
            <text:p>15/07/2024</text:p>
          </table:table-cell>
          <table:table-cell/>
          <table:table-cell office:value-type="string">
            <text:p>TRANSFERENCIA DE CARDONA ALTES CRISTINA, CONCEPTO Fianza Gaia </text:p>
          </table:table-cell>
          <table:table-cell/>
          <table:table-cell office:value-type="float" office:value="950">
            <text:p>950</text:p>
          </table:table-cell>
          <table:table-cell/>
          <table:table-cell office:value-type="float" office:value="2224.42">
            <text:p>2.224,4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11">
            <text:p>11/07/2024</text:p>
          </table:table-cell>
          <table:table-cell/>
          <table:table-cell office:value-type="date" office:date-value="2024-07-11">
            <text:p>11/07/2024</text:p>
          </table:table-cell>
          <table:table-cell/>
          <table:table-cell office:value-type="string">
            <text:p>TRANSFERENCIA DE CARDONA ALTES CRISTINA, CONCEPTO Reintegro gtos brios ChatGPT 21 Jun PMW </text:p>
          </table:table-cell>
          <table:table-cell/>
          <table:table-cell office:value-type="float" office:value="0.56">
            <text:p>0,56</text:p>
          </table:table-cell>
          <table:table-cell/>
          <table:table-cell office:value-type="float" office:value="1274.42">
            <text:p>1.274,4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11">
            <text:p>11/07/2024</text:p>
          </table:table-cell>
          <table:table-cell/>
          <table:table-cell office:value-type="date" office:date-value="2024-07-11">
            <text:p>11/07/2024</text:p>
          </table:table-cell>
          <table:table-cell/>
          <table:table-cell office:value-type="string">
            <text:p>TRANSFERENCIA DE CARDONA ALTES CRISTINA, CONCEPTO Reintegro ChatGPT 21 junio PMW </text:p>
          </table:table-cell>
          <table:table-cell/>
          <table:table-cell office:value-type="float" office:value="18.68">
            <text:p>18,68</text:p>
          </table:table-cell>
          <table:table-cell/>
          <table:table-cell office:value-type="float" office:value="1273.86">
            <text:p>1.273,8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09">
            <text:p>09/07/2024</text:p>
          </table:table-cell>
          <table:table-cell/>
          <table:table-cell office:value-type="date" office:date-value="2024-07-09">
            <text:p>09/07/2024</text:p>
          </table:table-cell>
          <table:table-cell/>
          <table:table-cell office:value-type="string">
            <text:p>TRANSFERENCIA DE MANNUCCI GAIA, CONCEPTO mietad contribucion julio + mietad gastos </text:p>
          </table:table-cell>
          <table:table-cell/>
          <table:table-cell office:value-type="float" office:value="272.5">
            <text:p>272,5</text:p>
          </table:table-cell>
          <table:table-cell/>
          <table:table-cell office:value-type="float" office:value="1255.18">
            <text:p>1.255,1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08">
            <text:p>08/07/2024</text:p>
          </table:table-cell>
          <table:table-cell/>
          <table:table-cell office:value-type="date" office:date-value="2024-07-08">
            <text:p>08/07/2024</text:p>
          </table:table-cell>
          <table:table-cell/>
          <table:table-cell office:value-type="string">
            <text:p>TRANSFERENCIA DE CARDONA ALTES CRISTINA, CONCEPTO Reintegro IVTM Ayto. BCN </text:p>
          </table:table-cell>
          <table:table-cell/>
          <table:table-cell office:value-type="float" office:value="8.84">
            <text:p>8,84</text:p>
          </table:table-cell>
          <table:table-cell/>
          <table:table-cell table:style-name="ce24" office:value-type="float" office:value="982.68">
            <text:p>982,6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08">
            <text:p>08/07/2024</text:p>
          </table:table-cell>
          <table:table-cell/>
          <table:table-cell office:value-type="date" office:date-value="2024-07-08">
            <text:p>08/07/2024</text:p>
          </table:table-cell>
          <table:table-cell/>
          <table:table-cell office:value-type="string">
            <text:p>TRANSFERENCIA DE CARDONA ALTES CRISTINA, CONCEPTO Rreintegro H3 Gastos Gaia </text:p>
          </table:table-cell>
          <table:table-cell/>
          <table:table-cell office:value-type="float" office:value="70">
            <text:p>70</text:p>
          </table:table-cell>
          <table:table-cell/>
          <table:table-cell table:style-name="ce27" office:value-type="float" office:value="973.84">
            <text:p>973,84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4-07-08">
            <text:p>08/07/2024</text:p>
          </table:table-cell>
          <table:table-cell/>
          <table:table-cell office:value-type="date" office:date-value="2024-07-05">
            <text:p>05/07/2024</text:p>
          </table:table-cell>
          <table:table-cell/>
          <table:table-cell office:value-type="string">
            <text:p>TRANSFERENCIA DE MLE ELISA BERGER, CONCEPTO ELISA JULIO 2024 </text:p>
          </table:table-cell>
          <table:table-cell/>
          <table:table-cell office:value-type="float" office:value="800">
            <text:p>800</text:p>
          </table:table-cell>
          <table:table-cell/>
          <table:table-cell table:style-name="ce27" office:value-type="float" office:value="903.84">
            <text:p>903,84</text:p>
          </table:table-cell>
          <table:table-cell office:value-type="string">
            <text:p>H1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7-03">
            <text:p>03/07/2024</text:p>
          </table:table-cell>
          <table:table-cell/>
          <table:table-cell office:value-type="date" office:date-value="2024-07-03">
            <text:p>03/07/2024</text:p>
          </table:table-cell>
          <table:table-cell/>
          <table:table-cell office:value-type="string">
            <text:p>RECIBO AJUNTAMENT DE BARCELONA - I.V.T.M. Nº RECIBO 0073 0100 755 CFWKTPF REF. MANDATO 03 30112GKD04</text:p>
          </table:table-cell>
          <table:table-cell/>
          <table:table-cell office:value-type="float" office:value="-8.84">
            <text:p>-8,84</text:p>
          </table:table-cell>
          <table:table-cell/>
          <table:table-cell table:style-name="ce27" office:value-type="float" office:value="103.84">
            <text:p>103,8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28">
            <text:p>28/06/2024</text:p>
          </table:table-cell>
          <table:table-cell/>
          <table:table-cell office:value-type="date" office:date-value="2024-06-28">
            <text:p>28/06/2024</text:p>
          </table:table-cell>
          <table:table-cell/>
          <table:table-cell office:value-type="string">
            <text:p>RECIBO TGSS. COTIZACION 005 R.E.AUTONOMOS Nº RECIBO 0073 0100 755 CFSHHNX REF. MANDATO 0521070810176</text:p>
          </table:table-cell>
          <table:table-cell/>
          <table:table-cell office:value-type="float" office:value="-34.66">
            <text:p>-34,66</text:p>
          </table:table-cell>
          <table:table-cell/>
          <table:table-cell table:style-name="ce27" office:value-type="float" office:value="112.68">
            <text:p>112,6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28">
            <text:p>28/06/2024</text:p>
          </table:table-cell>
          <table:table-cell/>
          <table:table-cell office:value-type="date" office:date-value="2024-06-28">
            <text:p>28/06/2024</text:p>
          </table:table-cell>
          <table:table-cell/>
          <table:table-cell office:value-type="string">
            <text:p>RECIBO TGSS. COTIZACION 005 R.E.AUTONOMOS Nº RECIBO 0073 0100 755 CFSHHNW REF. MANDATO 0521070810176</text:p>
          </table:table-cell>
          <table:table-cell/>
          <table:table-cell office:value-type="float" office:value="-86.66">
            <text:p>-86,66</text:p>
          </table:table-cell>
          <table:table-cell/>
          <table:table-cell table:style-name="ce27" office:value-type="float" office:value="147.34">
            <text:p>147,3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27">
            <text:p>27/06/2024</text:p>
          </table:table-cell>
          <table:table-cell/>
          <table:table-cell office:value-type="date" office:date-value="2024-06-27">
            <text:p>27/06/2024</text:p>
          </table:table-cell>
          <table:table-cell/>
          <table:table-cell office:value-type="string">
            <text:p>TRANSFERENCIA DE CARDONA ALTES CRISTINA, CONCEPTO REintegro pago tarjeta </text:p>
          </table:table-cell>
          <table:table-cell/>
          <table:table-cell office:value-type="float" office:value="2.8">
            <text:p>2,8</text:p>
          </table:table-cell>
          <table:table-cell/>
          <table:table-cell table:style-name="ce27" office:value-type="float" office:value="234">
            <text:p>23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27">
            <text:p>27/06/2024</text:p>
          </table:table-cell>
          <table:table-cell/>
          <table:table-cell office:value-type="date" office:date-value="2024-06-27">
            <text:p>27/06/2024</text:p>
          </table:table-cell>
          <table:table-cell/>
          <table:table-cell office:value-type="string">
            <text:p>TRANSFERENCIA DE CARDONA ALTES CRISTINA, CONCEPTO reintegro bizum </text:p>
          </table:table-cell>
          <table:table-cell/>
          <table:table-cell office:value-type="float" office:value="7">
            <text:p>7</text:p>
          </table:table-cell>
          <table:table-cell/>
          <table:table-cell table:style-name="ce27" office:value-type="float" office:value="231.2">
            <text:p>231,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26">
            <text:p>26/06/2024</text:p>
          </table:table-cell>
          <table:table-cell/>
          <table:table-cell office:value-type="date" office:date-value="2024-06-26">
            <text:p>26/06/2024</text:p>
          </table:table-cell>
          <table:table-cell/>
          <table:table-cell office:value-type="string">
            <text:p>TRANSFERENCIA A FAVOR DE Cristina Cardona Altés CONCEPTO: H3 Gastos Gaia </text:p>
          </table:table-cell>
          <table:table-cell/>
          <table:table-cell office:value-type="float" office:value="-70">
            <text:p>-70</text:p>
          </table:table-cell>
          <table:table-cell/>
          <table:table-cell table:style-name="ce27" office:value-type="float" office:value="224.2">
            <text:p>224,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25">
            <text:p>25/06/2024</text:p>
          </table:table-cell>
          <table:table-cell/>
          <table:table-cell office:value-type="date" office:date-value="2024-06-25">
            <text:p>25/06/2024</text:p>
          </table:table-cell>
          <table:table-cell/>
          <table:table-cell office:value-type="string">
            <text:p>TRANSFERENCIA DE Stripe Technology Europe Ltd, CONCEPTO STRIPE M2P0N0 </text:p>
          </table:table-cell>
          <table:table-cell/>
          <table:table-cell office:value-type="float" office:value="23.24">
            <text:p>23,24</text:p>
          </table:table-cell>
          <table:table-cell/>
          <table:table-cell table:style-name="ce27" office:value-type="float" office:value="294.2">
            <text:p>294,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24">
            <text:p>24/06/2024</text:p>
          </table:table-cell>
          <table:table-cell/>
          <table:table-cell office:value-type="date" office:date-value="2024-06-23">
            <text:p>23/06/2024</text:p>
          </table:table-cell>
          <table:table-cell/>
          <table:table-cell office:value-type="string">
            <text:p>BIZUM A FAVOR DE MARIA TERESA VIAGEL SARMIENTO CONCEPTO: coques St Joan de Cristina </text:p>
          </table:table-cell>
          <table:table-cell/>
          <table:table-cell office:value-type="float" office:value="-7">
            <text:p>-7</text:p>
          </table:table-cell>
          <table:table-cell/>
          <table:table-cell table:style-name="ce27" office:value-type="float" office:value="270.96">
            <text:p>270,9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24">
            <text:p>24/06/2024</text:p>
          </table:table-cell>
          <table:table-cell/>
          <table:table-cell office:value-type="date" office:date-value="2024-06-21">
            <text:p>21/06/2024</text:p>
          </table:table-cell>
          <table:table-cell/>
          <table:table-cell office:value-type="string">
            <text:p>COMISION POR COMPRAS REALIZADAS EN MONEDA NO EURO </text:p>
          </table:table-cell>
          <table:table-cell/>
          <table:table-cell office:value-type="float" office:value="-0.56">
            <text:p>-0,56</text:p>
          </table:table-cell>
          <table:table-cell/>
          <table:table-cell table:style-name="ce27" office:value-type="float" office:value="277.96">
            <text:p>277,9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21">
            <text:p>21/06/2024</text:p>
          </table:table-cell>
          <table:table-cell/>
          <table:table-cell office:value-type="date" office:date-value="2024-06-21">
            <text:p>21/06/2024</text:p>
          </table:table-cell>
          <table:table-cell/>
          <table:table-cell office:value-type="string">
            <text:p>COMPRA EN OPENAI *CHATGPT SUBSCR, CON LA TARJETA : 5489130103230680 EL 2024-06-19 </text:p>
          </table:table-cell>
          <table:table-cell/>
          <table:table-cell office:value-type="float" office:value="-18.68">
            <text:p>-18,68</text:p>
          </table:table-cell>
          <table:table-cell/>
          <table:table-cell table:style-name="ce27" office:value-type="float" office:value="278.52">
            <text:p>278,5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19">
            <text:p>19/06/2024</text:p>
          </table:table-cell>
          <table:table-cell/>
          <table:table-cell office:value-type="date" office:date-value="2024-06-19">
            <text:p>19/06/2024</text:p>
          </table:table-cell>
          <table:table-cell/>
          <table:table-cell office:value-type="string">
            <text:p>COMPRA EN CRISCITO, CON LA TARJETA : 5489130103230680 EL 2024-06-19 </text:p>
          </table:table-cell>
          <table:table-cell/>
          <table:table-cell office:value-type="float" office:value="-2.8">
            <text:p>-2,8</text:p>
          </table:table-cell>
          <table:table-cell/>
          <table:table-cell table:style-name="ce27" office:value-type="float" office:value="297.2">
            <text:p>297,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11">
            <text:p>11/06/2024</text:p>
          </table:table-cell>
          <table:table-cell/>
          <table:table-cell office:value-type="date" office:date-value="2024-06-11">
            <text:p>11/06/2024</text:p>
          </table:table-cell>
          <table:table-cell/>
          <table:table-cell office:value-type="string">
            <text:p>TRANSFERENCIA A FAVOR DE Cristina Cardona Altés CONCEPTO: Traspaso ingreso H1 Elisa </text:p>
          </table:table-cell>
          <table:table-cell/>
          <table:table-cell office:value-type="float" office:value="-800">
            <text:p>-800</text:p>
          </table:table-cell>
          <table:table-cell/>
          <table:table-cell table:style-name="ce27" office:value-type="float" office:value="300">
            <text:p>30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10">
            <text:p>10/06/2024</text:p>
          </table:table-cell>
          <table:table-cell/>
          <table:table-cell office:value-type="date" office:date-value="2024-06-10">
            <text:p>10/06/2024</text:p>
          </table:table-cell>
          <table:table-cell/>
          <table:table-cell office:value-type="string">
            <text:p>COMPRA EN PAYPAL *WIKIPEDIA, CON LA TARJETA : 5489130103230680 EL 2024-06-04 </text:p>
          </table:table-cell>
          <table:table-cell/>
          <table:table-cell office:value-type="float" office:value="-2.35">
            <text:p>-2,35</text:p>
          </table:table-cell>
          <table:table-cell/>
          <table:table-cell table:style-name="ce25" office:value-type="float" office:value="1100">
            <text:p>1.100,00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4-06-10">
            <text:p>10/06/2024</text:p>
          </table:table-cell>
          <table:table-cell/>
          <table:table-cell office:value-type="date" office:date-value="2024-06-10">
            <text:p>10/06/2024</text:p>
          </table:table-cell>
          <table:table-cell/>
          <table:table-cell office:value-type="string">
            <text:p>TRANSFERENCIA DE MLE ELISA BERGER, CONCEPTO ALQUILER MAYO24 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102.35">
            <text:p>1.102,35</text:p>
          </table:table-cell>
          <table:table-cell office:value-type="string">
            <text:p>H1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6-07">
            <text:p>07/06/2024</text:p>
          </table:table-cell>
          <table:table-cell/>
          <table:table-cell office:value-type="date" office:date-value="2024-06-07">
            <text:p>07/06/2024</text:p>
          </table:table-cell>
          <table:table-cell/>
          <table:table-cell office:value-type="string">
            <text:p>TRANSFERENCIA DE CARDONA ALTES CRISTINA, CONCEPTO Prestamo cuenta personal a profesional </text:p>
          </table:table-cell>
          <table:table-cell/>
          <table:table-cell office:value-type="float" office:value="300">
            <text:p>300</text:p>
          </table:table-cell>
          <table:table-cell/>
          <table:table-cell table:style-name="ce24" office:value-type="float" office:value="302.35">
            <text:p>302,3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07">
            <text:p>07/06/2024</text:p>
          </table:table-cell>
          <table:table-cell/>
          <table:table-cell office:value-type="date" office:date-value="2024-06-07">
            <text:p>07/06/2024</text:p>
          </table:table-cell>
          <table:table-cell/>
          <table:table-cell office:value-type="string">
            <text:p>TRANSFERENCIA A FAVOR DE CARDONA ALTES CRISTINA CONCEPTO: Traspaso saldo a cuenta personal </text:p>
          </table:table-cell>
          <table:table-cell/>
          <table:table-cell table:style-name="ce25" office:value-type="float" office:value="-1309.74">
            <text:p>-1.309,74</text:p>
          </table:table-cell>
          <table:table-cell/>
          <table:table-cell table:style-name="ce27" office:value-type="float" office:value="2.35">
            <text:p>2,3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07">
            <text:p>07/06/2024</text:p>
          </table:table-cell>
          <table:table-cell/>
          <table:table-cell office:value-type="date" office:date-value="2024-06-07">
            <text:p>07/06/2024</text:p>
          </table:table-cell>
          <table:table-cell/>
          <table:table-cell office:value-type="string">
            <text:p>TRANSFERENCIA DE CARDONA ALTES CRISTINA, CONCEPTO Devolucion préstamo 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25" office:value-type="float" office:value="1312.09">
            <text:p>1.312,0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07">
            <text:p>07/06/2024</text:p>
          </table:table-cell>
          <table:table-cell/>
          <table:table-cell office:value-type="date" office:date-value="2024-06-07">
            <text:p>07/06/2024</text:p>
          </table:table-cell>
          <table:table-cell/>
          <table:table-cell office:value-type="string">
            <text:p>TRANSFERENCIA A FAVOR DE CARDONA ALTES CRISTINA CONCEPTO: Retorno Saldo final Francolí </text:p>
          </table:table-cell>
          <table:table-cell/>
          <table:table-cell office:value-type="float" office:value="-165">
            <text:p>-165</text:p>
          </table:table-cell>
          <table:table-cell/>
          <table:table-cell office:value-type="float" office:value="1212.09">
            <text:p>1.212,0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07">
            <text:p>07/06/2024</text:p>
          </table:table-cell>
          <table:table-cell/>
          <table:table-cell office:value-type="date" office:date-value="2024-06-07">
            <text:p>07/06/2024</text:p>
          </table:table-cell>
          <table:table-cell/>
          <table:table-cell office:value-type="string">
            <text:p>TRANSFERENCIA A FAVOR DE CARDONA ALTES CRISTINA CONCEPTO: Reg RiO 23: 3x50+70 Dic H1 </text:p>
          </table:table-cell>
          <table:table-cell/>
          <table:table-cell office:value-type="float" office:value="-230">
            <text:p>-230</text:p>
          </table:table-cell>
          <table:table-cell/>
          <table:table-cell office:value-type="float" office:value="1377.09">
            <text:p>1.377,0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07">
            <text:p>07/06/2024</text:p>
          </table:table-cell>
          <table:table-cell/>
          <table:table-cell office:value-type="date" office:date-value="2024-06-07">
            <text:p>07/06/2024</text:p>
          </table:table-cell>
          <table:table-cell/>
          <table:table-cell office:value-type="string">
            <text:p>TRANSFERENCIA DE MANNUCCI GAIA, CONCEPTO rent june </text:p>
          </table:table-cell>
          <table:table-cell/>
          <table:table-cell office:value-type="float" office:value="545">
            <text:p>545</text:p>
          </table:table-cell>
          <table:table-cell/>
          <table:table-cell office:value-type="float" office:value="1607.09">
            <text:p>1.607,09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4-06-06">
            <text:p>06/06/2024</text:p>
          </table:table-cell>
          <table:table-cell/>
          <table:table-cell office:value-type="date" office:date-value="2024-06-05">
            <text:p>05/06/2024</text:p>
          </table:table-cell>
          <table:table-cell/>
          <table:table-cell office:value-type="string">
            <text:p>TRANSFERENCIA DE MLE ELISA BERGER, CONCEPTO ELISA JUNIO24 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062.09">
            <text:p>1.062,09</text:p>
          </table:table-cell>
          <table:table-cell office:value-type="string">
            <text:p>H1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6-05">
            <text:p>05/06/2024</text:p>
          </table:table-cell>
          <table:table-cell/>
          <table:table-cell office:value-type="date" office:date-value="2024-06-05">
            <text:p>05/06/2024</text:p>
          </table:table-cell>
          <table:table-cell/>
          <table:table-cell office:value-type="string">
            <text:p>NOMINA DE INSTITUTO NACIONAL DE EMPLEO - INEM: </text:p>
          </table:table-cell>
          <table:table-cell/>
          <table:table-cell office:value-type="float" office:value="129.82">
            <text:p>129,82</text:p>
          </table:table-cell>
          <table:table-cell/>
          <table:table-cell table:style-name="ce24" office:value-type="float" office:value="262.09">
            <text:p>262,0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05">
            <text:p>05/06/2024</text:p>
          </table:table-cell>
          <table:table-cell/>
          <table:table-cell office:value-type="date" office:date-value="2024-06-05">
            <text:p>05/06/2024</text:p>
          </table:table-cell>
          <table:table-cell/>
          <table:table-cell office:value-type="string">
            <text:p>RECIBO FUTBOL CLUB MARTINENC (CEM GUINARDO) Nº RECIBO 0073 0100 755 CFLYTLP REF. MANDATO 00001420150</text:p>
          </table:table-cell>
          <table:table-cell/>
          <table:table-cell office:value-type="float" office:value="-26.31">
            <text:p>-26,31</text:p>
          </table:table-cell>
          <table:table-cell/>
          <table:table-cell table:style-name="ce27" office:value-type="float" office:value="132.27">
            <text:p>132,2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04">
            <text:p>04/06/2024</text:p>
          </table:table-cell>
          <table:table-cell/>
          <table:table-cell office:value-type="date" office:date-value="2024-06-04">
            <text:p>04/06/2024</text:p>
          </table:table-cell>
          <table:table-cell/>
          <table:table-cell office:value-type="string">
            <text:p>BIZUM A FAVOR DE OSCAR FERRER BOIX CONCEPTO: válvula lavadora </text:p>
          </table:table-cell>
          <table:table-cell/>
          <table:table-cell office:value-type="float" office:value="-41">
            <text:p>-41</text:p>
          </table:table-cell>
          <table:table-cell/>
          <table:table-cell table:style-name="ce27" office:value-type="float" office:value="158.58">
            <text:p>158,5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03">
            <text:p>03/06/2024</text:p>
          </table:table-cell>
          <table:table-cell/>
          <table:table-cell office:value-type="date" office:date-value="2024-05-31">
            <text:p>31/05/2024</text:p>
          </table:table-cell>
          <table:table-cell/>
          <table:table-cell office:value-type="string">
            <text:p>ABONO EN LA TARJETA 5489130103230680 EL 2024-05-31 </text:p>
          </table:table-cell>
          <table:table-cell/>
          <table:table-cell office:value-type="float" office:value="61.95">
            <text:p>61,95</text:p>
          </table:table-cell>
          <table:table-cell/>
          <table:table-cell table:style-name="ce27" office:value-type="float" office:value="199.58">
            <text:p>199,5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03">
            <text:p>03/06/2024</text:p>
          </table:table-cell>
          <table:table-cell/>
          <table:table-cell office:value-type="date" office:date-value="2024-06-01">
            <text:p>01/06/2024</text:p>
          </table:table-cell>
          <table:table-cell/>
          <table:table-cell office:value-type="string">
            <text:p>COMPRA EN BICING, CON LA TARJETA : 5489130103230680 EL 2024-06-01 </text:p>
          </table:table-cell>
          <table:table-cell/>
          <table:table-cell office:value-type="float" office:value="-1.05">
            <text:p>-1,05</text:p>
          </table:table-cell>
          <table:table-cell/>
          <table:table-cell table:style-name="ce27" office:value-type="float" office:value="137.63">
            <text:p>137,6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27">
            <text:p>27/05/2024</text:p>
          </table:table-cell>
          <table:table-cell/>
          <table:table-cell office:value-type="date" office:date-value="2024-05-27">
            <text:p>27/05/2024</text:p>
          </table:table-cell>
          <table:table-cell/>
          <table:table-cell office:value-type="string">
            <text:p>RECIBO ENDESA ENERGIA S.A. Nº RECIBO 0073 0100 755 CFHLMVM REF. MANDATO E00020920343960900020001 </text:p>
          </table:table-cell>
          <table:table-cell/>
          <table:table-cell office:value-type="float" office:value="-52.05">
            <text:p>-52,05</text:p>
          </table:table-cell>
          <table:table-cell/>
          <table:table-cell table:style-name="ce27" office:value-type="float" office:value="138.68">
            <text:p>138,6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24">
            <text:p>24/05/2024</text:p>
          </table:table-cell>
          <table:table-cell/>
          <table:table-cell office:value-type="date" office:date-value="2024-05-24">
            <text:p>24/05/2024</text:p>
          </table:table-cell>
          <table:table-cell/>
          <table:table-cell office:value-type="string">
            <text:p>TRANSFERENCIA A FAVOR DE Cristina Cardona Altés CONCEPTO: H3 Alquiler mensual Gaia </text:p>
          </table:table-cell>
          <table:table-cell/>
          <table:table-cell office:value-type="float" office:value="-475">
            <text:p>-475</text:p>
          </table:table-cell>
          <table:table-cell/>
          <table:table-cell table:style-name="ce27" office:value-type="float" office:value="190.73">
            <text:p>190,7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24">
            <text:p>24/05/2024</text:p>
          </table:table-cell>
          <table:table-cell/>
          <table:table-cell office:value-type="date" office:date-value="2024-05-24">
            <text:p>24/05/2024</text:p>
          </table:table-cell>
          <table:table-cell/>
          <table:table-cell office:value-type="string">
            <text:p>TRANSFERENCIA A FAVOR DE Cristina Cardona Altés CONCEPTO: H1 Alquiler Elisa </text:p>
          </table:table-cell>
          <table:table-cell/>
          <table:table-cell office:value-type="float" office:value="-725">
            <text:p>-725</text:p>
          </table:table-cell>
          <table:table-cell/>
          <table:table-cell table:style-name="ce27" office:value-type="float" office:value="665.73">
            <text:p>665,7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24">
            <text:p>24/05/2024</text:p>
          </table:table-cell>
          <table:table-cell/>
          <table:table-cell office:value-type="date" office:date-value="2024-05-24">
            <text:p>24/05/2024</text:p>
          </table:table-cell>
          <table:table-cell/>
          <table:table-cell office:value-type="string">
            <text:p>TRANSFERENCIA A FAVOR DE Cristina Cardona Altés CONCEPTO: H2 Gastos Cristina </text:p>
          </table:table-cell>
          <table:table-cell/>
          <table:table-cell office:value-type="float" office:value="-50">
            <text:p>-50</text:p>
          </table:table-cell>
          <table:table-cell/>
          <table:table-cell table:style-name="ce25" office:value-type="float" office:value="1390.73">
            <text:p>1.390,7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24">
            <text:p>24/05/2024</text:p>
          </table:table-cell>
          <table:table-cell/>
          <table:table-cell office:value-type="date" office:date-value="2024-05-24">
            <text:p>24/05/2024</text:p>
          </table:table-cell>
          <table:table-cell/>
          <table:table-cell office:value-type="string">
            <text:p>TRANSFERENCIA A FAVOR DE Cristina Cardona Altés CONCEPTO: H3 Gastos Gaia </text:p>
          </table:table-cell>
          <table:table-cell/>
          <table:table-cell office:value-type="float" office:value="-70">
            <text:p>-70</text:p>
          </table:table-cell>
          <table:table-cell/>
          <table:table-cell office:value-type="float" office:value="1440.73">
            <text:p>1.440,7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24">
            <text:p>24/05/2024</text:p>
          </table:table-cell>
          <table:table-cell/>
          <table:table-cell office:value-type="date" office:date-value="2024-05-24">
            <text:p>24/05/2024</text:p>
          </table:table-cell>
          <table:table-cell/>
          <table:table-cell office:value-type="string">
            <text:p>TRANSFERENCIA A FAVOR DE Cristina Cardona Altés CONCEPTO: H1 Gastos Elisa </text:p>
          </table:table-cell>
          <table:table-cell/>
          <table:table-cell office:value-type="float" office:value="-75">
            <text:p>-75</text:p>
          </table:table-cell>
          <table:table-cell/>
          <table:table-cell office:value-type="float" office:value="1510.73">
            <text:p>1.510,7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22">
            <text:p>22/05/2024</text:p>
          </table:table-cell>
          <table:table-cell/>
          <table:table-cell office:value-type="date" office:date-value="2024-05-22">
            <text:p>22/05/2024</text:p>
          </table:table-cell>
          <table:table-cell/>
          <table:table-cell office:value-type="string">
            <text:p>TRANSFERENCIA A FAVOR DE Mark Infantes Gallardo CONCEPTO: Cristina Cardona - Pago factura 101 </text:p>
          </table:table-cell>
          <table:table-cell/>
          <table:table-cell office:value-type="float" office:value="-255">
            <text:p>-255</text:p>
          </table:table-cell>
          <table:table-cell/>
          <table:table-cell office:value-type="float" office:value="1585.73">
            <text:p>1.585,7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20">
            <text:p>20/05/2024</text:p>
          </table:table-cell>
          <table:table-cell/>
          <table:table-cell office:value-type="date" office:date-value="2024-05-19">
            <text:p>19/05/2024</text:p>
          </table:table-cell>
          <table:table-cell/>
          <table:table-cell office:value-type="string">
            <text:p>REGULARIZACION COMPRA EN RENFE CERCANIAS TNA 08 (5, CON LA TARJETA : 5489130103230680 EL 2024-05-19 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840.73">
            <text:p>1.840,7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20">
            <text:p>20/05/2024</text:p>
          </table:table-cell>
          <table:table-cell/>
          <table:table-cell office:value-type="date" office:date-value="2024-05-18">
            <text:p>18/05/2024</text:p>
          </table:table-cell>
          <table:table-cell/>
          <table:table-cell office:value-type="string">
            <text:p>COMPRA EN FERRETERIA ROSSELL, CON LA TARJETA : 5489130103230680 EL 2024-05-18 </text:p>
          </table:table-cell>
          <table:table-cell/>
          <table:table-cell office:value-type="float" office:value="-3.7">
            <text:p>-3,7</text:p>
          </table:table-cell>
          <table:table-cell/>
          <table:table-cell office:value-type="float" office:value="1820.73">
            <text:p>1.820,7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20">
            <text:p>20/05/2024</text:p>
          </table:table-cell>
          <table:table-cell/>
          <table:table-cell office:value-type="date" office:date-value="2024-05-18">
            <text:p>18/05/2024</text:p>
          </table:table-cell>
          <table:table-cell/>
          <table:table-cell office:value-type="string">
            <text:p>COMPRA EN FERRETERIA ROSSELL, CON LA TARJETA : 5489130103230680 EL 2024-05-18 </text:p>
          </table:table-cell>
          <table:table-cell/>
          <table:table-cell office:value-type="float" office:value="-12.9">
            <text:p>-12,9</text:p>
          </table:table-cell>
          <table:table-cell/>
          <table:table-cell office:value-type="float" office:value="1824.43">
            <text:p>1.824,4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17">
            <text:p>17/05/2024</text:p>
          </table:table-cell>
          <table:table-cell/>
          <table:table-cell office:value-type="date" office:date-value="2024-05-17">
            <text:p>17/05/2024</text:p>
          </table:table-cell>
          <table:table-cell/>
          <table:table-cell office:value-type="string">
            <text:p>TRANSFERENCIA DE MANNUCCI GAIA, CONCEPTO rent may </text:p>
          </table:table-cell>
          <table:table-cell/>
          <table:table-cell office:value-type="float" office:value="545">
            <text:p>545</text:p>
          </table:table-cell>
          <table:table-cell/>
          <table:table-cell office:value-type="float" office:value="1837.33">
            <text:p>1.837,3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17">
            <text:p>17/05/2024</text:p>
          </table:table-cell>
          <table:table-cell/>
          <table:table-cell office:value-type="date" office:date-value="2024-05-16">
            <text:p>16/05/2024</text:p>
          </table:table-cell>
          <table:table-cell/>
          <table:table-cell office:value-type="string">
            <text:p>COMPRA EN FLASH FLASH TORTILLERIA, CON LA TARJETA : 5489130103230680 EL 2024-05-16 </text:p>
          </table:table-cell>
          <table:table-cell/>
          <table:table-cell office:value-type="float" office:value="-18">
            <text:p>-18</text:p>
          </table:table-cell>
          <table:table-cell/>
          <table:table-cell office:value-type="float" office:value="1292.33">
            <text:p>1.292,3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16">
            <text:p>16/05/2024</text:p>
          </table:table-cell>
          <table:table-cell/>
          <table:table-cell office:value-type="date" office:date-value="2024-05-16">
            <text:p>16/05/2024</text:p>
          </table:table-cell>
          <table:table-cell/>
          <table:table-cell office:value-type="string">
            <text:p>COMPRA EN FERRETERIA ROSSELL, CON LA TARJETA : 5489130103230680 EL 2024-05-16 </text:p>
          </table:table-cell>
          <table:table-cell/>
          <table:table-cell office:value-type="float" office:value="-3.7">
            <text:p>-3,7</text:p>
          </table:table-cell>
          <table:table-cell/>
          <table:table-cell office:value-type="float" office:value="1310.33">
            <text:p>1.310,3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16">
            <text:p>16/05/2024</text:p>
          </table:table-cell>
          <table:table-cell/>
          <table:table-cell office:value-type="date" office:date-value="2024-05-16">
            <text:p>16/05/2024</text:p>
          </table:table-cell>
          <table:table-cell/>
          <table:table-cell office:value-type="string">
            <text:p>COMPRA EN BICING, CON LA TARJETA : 5489130103230680 EL 2024-05-16 </text:p>
          </table:table-cell>
          <table:table-cell/>
          <table:table-cell office:value-type="float" office:value="-6.2">
            <text:p>-6,2</text:p>
          </table:table-cell>
          <table:table-cell/>
          <table:table-cell office:value-type="float" office:value="1314.03">
            <text:p>1.314,0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14">
            <text:p>14/05/2024</text:p>
          </table:table-cell>
          <table:table-cell/>
          <table:table-cell office:value-type="date" office:date-value="2024-05-14">
            <text:p>14/05/2024</text:p>
          </table:table-cell>
          <table:table-cell/>
          <table:table-cell office:value-type="string">
            <text:p>COMPRA EN PAYPAL *ECOMMPROJ, CON LA TARJETA : 5489130103230680 EL 2024-05-10 </text:p>
          </table:table-cell>
          <table:table-cell/>
          <table:table-cell office:value-type="float" office:value="-74.1">
            <text:p>-74,1</text:p>
          </table:table-cell>
          <table:table-cell/>
          <table:table-cell office:value-type="float" office:value="1320.23">
            <text:p>1.320,2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13">
            <text:p>13/05/2024</text:p>
          </table:table-cell>
          <table:table-cell/>
          <table:table-cell office:value-type="date" office:date-value="2024-05-12">
            <text:p>12/05/2024</text:p>
          </table:table-cell>
          <table:table-cell/>
          <table:table-cell office:value-type="string">
            <text:p>COMPRA EN CAFE DEL CLINIC, CON LA TARJETA : 5489130103230680 EL 2024-05-12 </text:p>
          </table:table-cell>
          <table:table-cell/>
          <table:table-cell office:value-type="float" office:value="-2.85">
            <text:p>-2,85</text:p>
          </table:table-cell>
          <table:table-cell/>
          <table:table-cell office:value-type="float" office:value="1394.33">
            <text:p>1.394,3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13">
            <text:p>13/05/2024</text:p>
          </table:table-cell>
          <table:table-cell/>
          <table:table-cell office:value-type="date" office:date-value="2024-05-12">
            <text:p>12/05/2024</text:p>
          </table:table-cell>
          <table:table-cell/>
          <table:table-cell office:value-type="string">
            <text:p>COMPRA EN CAFE DEL CLINIC, CON LA TARJETA : 5489130103230680 EL 2024-05-12 </text:p>
          </table:table-cell>
          <table:table-cell/>
          <table:table-cell office:value-type="float" office:value="-8.55">
            <text:p>-8,55</text:p>
          </table:table-cell>
          <table:table-cell/>
          <table:table-cell office:value-type="float" office:value="1397.18">
            <text:p>1.397,1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13">
            <text:p>13/05/2024</text:p>
          </table:table-cell>
          <table:table-cell/>
          <table:table-cell office:value-type="date" office:date-value="2024-05-12">
            <text:p>12/05/2024</text:p>
          </table:table-cell>
          <table:table-cell/>
          <table:table-cell office:value-type="string">
            <text:p>COMPRA EN CAFE DEL CLINIC, CON LA TARJETA : 5489130103230680 EL 2024-05-12 </text:p>
          </table:table-cell>
          <table:table-cell/>
          <table:table-cell office:value-type="float" office:value="-3.75">
            <text:p>-3,75</text:p>
          </table:table-cell>
          <table:table-cell/>
          <table:table-cell office:value-type="float" office:value="1405.73">
            <text:p>1.405,7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13">
            <text:p>13/05/2024</text:p>
          </table:table-cell>
          <table:table-cell/>
          <table:table-cell office:value-type="date" office:date-value="2024-05-11">
            <text:p>11/05/2024</text:p>
          </table:table-cell>
          <table:table-cell/>
          <table:table-cell office:value-type="string">
            <text:p>COMPRA EN EL BON XORRICAR, CON LA TARJETA : 5489130103230680 EL 2024-05-11 </text:p>
          </table:table-cell>
          <table:table-cell/>
          <table:table-cell office:value-type="float" office:value="-4">
            <text:p>-4</text:p>
          </table:table-cell>
          <table:table-cell/>
          <table:table-cell office:value-type="float" office:value="1409.48">
            <text:p>1.409,4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13">
            <text:p>13/05/2024</text:p>
          </table:table-cell>
          <table:table-cell/>
          <table:table-cell office:value-type="date" office:date-value="2024-05-11">
            <text:p>11/05/2024</text:p>
          </table:table-cell>
          <table:table-cell/>
          <table:table-cell office:value-type="string">
            <text:p>COMPRA EN EL BON XORRICAR, CON LA TARJETA : 5489130103230680 EL 2024-05-11 </text:p>
          </table:table-cell>
          <table:table-cell/>
          <table:table-cell office:value-type="float" office:value="-4">
            <text:p>-4</text:p>
          </table:table-cell>
          <table:table-cell/>
          <table:table-cell office:value-type="float" office:value="1413.48">
            <text:p>1.413,4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13">
            <text:p>13/05/2024</text:p>
          </table:table-cell>
          <table:table-cell/>
          <table:table-cell office:value-type="date" office:date-value="2024-05-11">
            <text:p>11/05/2024</text:p>
          </table:table-cell>
          <table:table-cell/>
          <table:table-cell office:value-type="string">
            <text:p>COMPRA EN OLIVAS CORRALILLO, CON LA TARJETA : 5489130103230680 EL 2024-05-11 </text:p>
          </table:table-cell>
          <table:table-cell/>
          <table:table-cell office:value-type="float" office:value="-8">
            <text:p>-8</text:p>
          </table:table-cell>
          <table:table-cell/>
          <table:table-cell office:value-type="float" office:value="1417.48">
            <text:p>1.417,4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13">
            <text:p>13/05/2024</text:p>
          </table:table-cell>
          <table:table-cell/>
          <table:table-cell office:value-type="date" office:date-value="2024-05-11">
            <text:p>11/05/2024</text:p>
          </table:table-cell>
          <table:table-cell/>
          <table:table-cell office:value-type="string">
            <text:p>COMPRA EN FONT DEL CUENTO, CON LA TARJETA : 5489130103230680 EL 2024-05-11 </text:p>
          </table:table-cell>
          <table:table-cell/>
          <table:table-cell office:value-type="float" office:value="-11">
            <text:p>-11</text:p>
          </table:table-cell>
          <table:table-cell/>
          <table:table-cell office:value-type="float" office:value="1425.48">
            <text:p>1.425,4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10">
            <text:p>10/05/2024</text:p>
          </table:table-cell>
          <table:table-cell/>
          <table:table-cell office:value-type="date" office:date-value="2024-05-10">
            <text:p>10/05/2024</text:p>
          </table:table-cell>
          <table:table-cell/>
          <table:table-cell office:value-type="string">
            <text:p>COMPRA EN EL CELLER DE LA CONSOL, CON LA TARJETA : 5489130103230680 EL 2024-05-10 </text:p>
          </table:table-cell>
          <table:table-cell/>
          <table:table-cell office:value-type="float" office:value="-2.5">
            <text:p>-2,5</text:p>
          </table:table-cell>
          <table:table-cell/>
          <table:table-cell office:value-type="float" office:value="1436.48">
            <text:p>1.436,4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10">
            <text:p>10/05/2024</text:p>
          </table:table-cell>
          <table:table-cell/>
          <table:table-cell office:value-type="date" office:date-value="2024-05-10">
            <text:p>10/05/2024</text:p>
          </table:table-cell>
          <table:table-cell/>
          <table:table-cell office:value-type="string">
            <text:p>BIZUM DE PABLO MARIA DOMENECH ARIZA CONCEPTO Slicing Pie PabloDomenech 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438.98">
            <text:p>1.438,9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07">
            <text:p>07/05/2024</text:p>
          </table:table-cell>
          <table:table-cell/>
          <table:table-cell office:value-type="date" office:date-value="2024-05-07">
            <text:p>07/05/2024</text:p>
          </table:table-cell>
          <table:table-cell/>
          <table:table-cell office:value-type="string">
            <text:p>COMPRA EN INSTITUTO TECNICO ORTOP.-, CON LA TARJETA : 5489130103230680 EL 2024-05-07 </text:p>
          </table:table-cell>
          <table:table-cell/>
          <table:table-cell office:value-type="float" office:value="-30">
            <text:p>-30</text:p>
          </table:table-cell>
          <table:table-cell/>
          <table:table-cell office:value-type="float" office:value="1418.98">
            <text:p>1.418,9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07">
            <text:p>07/05/2024</text:p>
          </table:table-cell>
          <table:table-cell/>
          <table:table-cell office:value-type="date" office:date-value="2024-05-07">
            <text:p>07/05/2024</text:p>
          </table:table-cell>
          <table:table-cell/>
          <table:table-cell office:value-type="string">
            <text:p>COMPRA EN INSTITUTO TECNICO ORTOP.-, CON LA TARJETA : 5489130103230680 EL 2024-05-07 </text:p>
          </table:table-cell>
          <table:table-cell/>
          <table:table-cell office:value-type="float" office:value="-30">
            <text:p>-30</text:p>
          </table:table-cell>
          <table:table-cell/>
          <table:table-cell office:value-type="float" office:value="1448.98">
            <text:p>1.448,9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06">
            <text:p>06/05/2024</text:p>
          </table:table-cell>
          <table:table-cell/>
          <table:table-cell office:value-type="date" office:date-value="2024-05-06">
            <text:p>06/05/2024</text:p>
          </table:table-cell>
          <table:table-cell/>
          <table:table-cell office:value-type="string">
            <text:p>BIZUM A FAVOR DE Maria Angels Pedrazuela Roca CONCEPTO: Sin concepto </text:p>
          </table:table-cell>
          <table:table-cell/>
          <table:table-cell office:value-type="float" office:value="-2.5">
            <text:p>-2,5</text:p>
          </table:table-cell>
          <table:table-cell/>
          <table:table-cell office:value-type="float" office:value="1478.98">
            <text:p>1.478,9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06">
            <text:p>06/05/2024</text:p>
          </table:table-cell>
          <table:table-cell/>
          <table:table-cell office:value-type="date" office:date-value="2024-05-06">
            <text:p>06/05/2024</text:p>
          </table:table-cell>
          <table:table-cell/>
          <table:table-cell office:value-type="string">
            <text:p>COMPRA EN CAFE DEL CLINIC, CON LA TARJETA : 5489130103230680 EL 2024-05-06 </text:p>
          </table:table-cell>
          <table:table-cell/>
          <table:table-cell office:value-type="float" office:value="-5">
            <text:p>-5</text:p>
          </table:table-cell>
          <table:table-cell/>
          <table:table-cell office:value-type="float" office:value="1481.48">
            <text:p>1.481,4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06">
            <text:p>06/05/2024</text:p>
          </table:table-cell>
          <table:table-cell/>
          <table:table-cell office:value-type="date" office:date-value="2024-05-06">
            <text:p>06/05/2024</text:p>
          </table:table-cell>
          <table:table-cell/>
          <table:table-cell office:value-type="string">
            <text:p>RECIBO FUTBOL CLUB MARTINENC (CEM GUINARDO) Nº RECIBO 0073 0100 755 CFBNNYP REF. MANDATO 00001420150</text:p>
          </table:table-cell>
          <table:table-cell/>
          <table:table-cell office:value-type="float" office:value="-26.31">
            <text:p>-26,31</text:p>
          </table:table-cell>
          <table:table-cell/>
          <table:table-cell office:value-type="float" office:value="1486.48">
            <text:p>1.486,4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06">
            <text:p>06/05/2024</text:p>
          </table:table-cell>
          <table:table-cell/>
          <table:table-cell office:value-type="date" office:date-value="2024-05-05">
            <text:p>05/05/2024</text:p>
          </table:table-cell>
          <table:table-cell/>
          <table:table-cell office:value-type="string">
            <text:p>COMPRA EN SUPER EXPRESS, CON LA TARJETA : 5489130103230680 EL 2024-05-05 </text:p>
          </table:table-cell>
          <table:table-cell/>
          <table:table-cell office:value-type="float" office:value="-2.99">
            <text:p>-2,99</text:p>
          </table:table-cell>
          <table:table-cell/>
          <table:table-cell office:value-type="float" office:value="1512.79">
            <text:p>1.512,7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06">
            <text:p>06/05/2024</text:p>
          </table:table-cell>
          <table:table-cell/>
          <table:table-cell office:value-type="date" office:date-value="2024-05-05">
            <text:p>05/05/2024</text:p>
          </table:table-cell>
          <table:table-cell/>
          <table:table-cell office:value-type="string">
            <text:p>COMPRA EN PANADERIA 365 T120, CON LA TARJETA : 5489130103230680 EL 2024-05-05 </text:p>
          </table:table-cell>
          <table:table-cell/>
          <table:table-cell office:value-type="float" office:value="-1.7">
            <text:p>-1,7</text:p>
          </table:table-cell>
          <table:table-cell/>
          <table:table-cell office:value-type="float" office:value="1515.78">
            <text:p>1.515,7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06">
            <text:p>06/05/2024</text:p>
          </table:table-cell>
          <table:table-cell/>
          <table:table-cell office:value-type="date" office:date-value="2024-05-04">
            <text:p>04/05/2024</text:p>
          </table:table-cell>
          <table:table-cell/>
          <table:table-cell office:value-type="string">
            <text:p>COMPRA EN PANADERIA 365 T120, CON LA TARJETA : 5489130103230680 EL 2024-05-04 </text:p>
          </table:table-cell>
          <table:table-cell/>
          <table:table-cell office:value-type="float" office:value="-10">
            <text:p>-10</text:p>
          </table:table-cell>
          <table:table-cell/>
          <table:table-cell office:value-type="float" office:value="1517.48">
            <text:p>1.517,4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06">
            <text:p>06/05/2024</text:p>
          </table:table-cell>
          <table:table-cell/>
          <table:table-cell office:value-type="date" office:date-value="2024-05-04">
            <text:p>04/05/2024</text:p>
          </table:table-cell>
          <table:table-cell/>
          <table:table-cell office:value-type="string">
            <text:p>COMPRA EN CONDIS BARCELONA, CON LA TARJETA : 5489130103230680 EL 2024-05-04 </text:p>
          </table:table-cell>
          <table:table-cell/>
          <table:table-cell office:value-type="float" office:value="-5.59">
            <text:p>-5,59</text:p>
          </table:table-cell>
          <table:table-cell/>
          <table:table-cell office:value-type="float" office:value="1527.48">
            <text:p>1.527,4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03">
            <text:p>03/05/2024</text:p>
          </table:table-cell>
          <table:table-cell/>
          <table:table-cell office:value-type="date" office:date-value="2024-05-03">
            <text:p>03/05/2024</text:p>
          </table:table-cell>
          <table:table-cell/>
          <table:table-cell office:value-type="string">
            <text:p>NOMINA DE INSTITUTO NACIONAL DE EMPLEO - INEM: </text:p>
          </table:table-cell>
          <table:table-cell/>
          <table:table-cell office:value-type="float" office:value="778.95">
            <text:p>778,95</text:p>
          </table:table-cell>
          <table:table-cell/>
          <table:table-cell office:value-type="float" office:value="1533.07">
            <text:p>1.533,0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02">
            <text:p>02/05/2024</text:p>
          </table:table-cell>
          <table:table-cell/>
          <table:table-cell office:value-type="date" office:date-value="2024-05-02">
            <text:p>02/05/2024</text:p>
          </table:table-cell>
          <table:table-cell/>
          <table:table-cell office:value-type="string">
            <text:p>COMPRA EN BAMBAM, CON LA TARJETA : 5489130103230680 EL 2024-05-02 </text:p>
          </table:table-cell>
          <table:table-cell/>
          <table:table-cell office:value-type="float" office:value="-6.25">
            <text:p>-6,25</text:p>
          </table:table-cell>
          <table:table-cell/>
          <table:table-cell table:style-name="ce24" office:value-type="float" office:value="754.12">
            <text:p>754,1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02">
            <text:p>02/05/2024</text:p>
          </table:table-cell>
          <table:table-cell/>
          <table:table-cell office:value-type="date" office:date-value="2024-05-01">
            <text:p>01/05/2024</text:p>
          </table:table-cell>
          <table:table-cell/>
          <table:table-cell office:value-type="string">
            <text:p>COMPRA EN BICING, CON LA TARJETA : 5489130103230680 EL 2024-05-01 </text:p>
          </table:table-cell>
          <table:table-cell/>
          <table:table-cell office:value-type="float" office:value="-3.15">
            <text:p>-3,15</text:p>
          </table:table-cell>
          <table:table-cell/>
          <table:table-cell table:style-name="ce27" office:value-type="float" office:value="760.37">
            <text:p>760,3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30">
            <text:p>30/04/2024</text:p>
          </table:table-cell>
          <table:table-cell/>
          <table:table-cell office:value-type="date" office:date-value="2024-04-30">
            <text:p>30/04/2024</text:p>
          </table:table-cell>
          <table:table-cell/>
          <table:table-cell office:value-type="string">
            <text:p>COMPRA EN DIA, CON LA TARJETA : 5489130103230680 EL 2024-04-30 </text:p>
          </table:table-cell>
          <table:table-cell/>
          <table:table-cell office:value-type="float" office:value="-3.64">
            <text:p>-3,64</text:p>
          </table:table-cell>
          <table:table-cell/>
          <table:table-cell table:style-name="ce27" office:value-type="float" office:value="763.52">
            <text:p>763,5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9">
            <text:p>29/04/2024</text:p>
          </table:table-cell>
          <table:table-cell/>
          <table:table-cell office:value-type="date" office:date-value="2024-04-29">
            <text:p>29/04/2024</text:p>
          </table:table-cell>
          <table:table-cell/>
          <table:table-cell office:value-type="string">
            <text:p>TRANSFERENCIA A FAVOR DE CARDONA ALTES CRISTINA CONCEPTO: Prestamo entre cuentas 29 04 </text:p>
          </table:table-cell>
          <table:table-cell/>
          <table:table-cell office:value-type="float" office:value="-100">
            <text:p>-100</text:p>
          </table:table-cell>
          <table:table-cell/>
          <table:table-cell table:style-name="ce27" office:value-type="float" office:value="767.16">
            <text:p>767,1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9">
            <text:p>29/04/2024</text:p>
          </table:table-cell>
          <table:table-cell/>
          <table:table-cell office:value-type="date" office:date-value="2024-04-29">
            <text:p>29/04/2024</text:p>
          </table:table-cell>
          <table:table-cell/>
          <table:table-cell office:value-type="string">
            <text:p>RECIBO ENDESA ENERGIA S.A. Nº RECIBO 0073 0100 755 CDXYKSB REF. MANDATO E00020920343960900020001 </text:p>
          </table:table-cell>
          <table:table-cell/>
          <table:table-cell office:value-type="float" office:value="-58.43">
            <text:p>-58,43</text:p>
          </table:table-cell>
          <table:table-cell/>
          <table:table-cell table:style-name="ce27" office:value-type="float" office:value="867.16">
            <text:p>867,1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9">
            <text:p>29/04/2024</text:p>
          </table:table-cell>
          <table:table-cell/>
          <table:table-cell office:value-type="date" office:date-value="2024-04-28">
            <text:p>28/04/2024</text:p>
          </table:table-cell>
          <table:table-cell/>
          <table:table-cell office:value-type="string">
            <text:p>COMPRA EN PANADERIA 365 T120, CON LA TARJETA : 5489130103230680 EL 2024-04-28 </text:p>
          </table:table-cell>
          <table:table-cell/>
          <table:table-cell office:value-type="float" office:value="-3.9">
            <text:p>-3,9</text:p>
          </table:table-cell>
          <table:table-cell/>
          <table:table-cell table:style-name="ce27" office:value-type="float" office:value="925.59">
            <text:p>925,5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9">
            <text:p>29/04/2024</text:p>
          </table:table-cell>
          <table:table-cell/>
          <table:table-cell office:value-type="date" office:date-value="2024-04-28">
            <text:p>28/04/2024</text:p>
          </table:table-cell>
          <table:table-cell/>
          <table:table-cell office:value-type="string">
            <text:p>COMPRA EN LOBRADOR DELS 15 NAVAS, CON LA TARJETA : 5489130103230680 EL 2024-04-28 </text:p>
          </table:table-cell>
          <table:table-cell/>
          <table:table-cell office:value-type="float" office:value="-6.05">
            <text:p>-6,05</text:p>
          </table:table-cell>
          <table:table-cell/>
          <table:table-cell table:style-name="ce27" office:value-type="float" office:value="929.49">
            <text:p>929,4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9">
            <text:p>29/04/2024</text:p>
          </table:table-cell>
          <table:table-cell/>
          <table:table-cell office:value-type="date" office:date-value="2024-04-28">
            <text:p>28/04/2024</text:p>
          </table:table-cell>
          <table:table-cell/>
          <table:table-cell office:value-type="string">
            <text:p>COMPRA EN DIA, CON LA TARJETA : 5489130103230680 EL 2024-04-28 </text:p>
          </table:table-cell>
          <table:table-cell/>
          <table:table-cell office:value-type="float" office:value="-0.99">
            <text:p>-0,99</text:p>
          </table:table-cell>
          <table:table-cell/>
          <table:table-cell table:style-name="ce27" office:value-type="float" office:value="935.54">
            <text:p>935,5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9">
            <text:p>29/04/2024</text:p>
          </table:table-cell>
          <table:table-cell/>
          <table:table-cell office:value-type="date" office:date-value="2024-04-28">
            <text:p>28/04/2024</text:p>
          </table:table-cell>
          <table:table-cell/>
          <table:table-cell office:value-type="string">
            <text:p>COMPRA EN LOBRADOR DELS 15 NAVAS, CON LA TARJETA : 5489130103230680 EL 2024-04-28 </text:p>
          </table:table-cell>
          <table:table-cell/>
          <table:table-cell office:value-type="float" office:value="-1.95">
            <text:p>-1,95</text:p>
          </table:table-cell>
          <table:table-cell/>
          <table:table-cell table:style-name="ce27" office:value-type="float" office:value="936.53">
            <text:p>936,5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9">
            <text:p>29/04/2024</text:p>
          </table:table-cell>
          <table:table-cell/>
          <table:table-cell office:value-type="date" office:date-value="2024-04-27">
            <text:p>27/04/2024</text:p>
          </table:table-cell>
          <table:table-cell/>
          <table:table-cell office:value-type="string">
            <text:p>COMPRA EN BAOBAG, CON LA TARJETA : 5489130103230680 EL 2024-04-27 </text:p>
          </table:table-cell>
          <table:table-cell/>
          <table:table-cell office:value-type="float" office:value="-23.1">
            <text:p>-23,1</text:p>
          </table:table-cell>
          <table:table-cell/>
          <table:table-cell table:style-name="ce27" office:value-type="float" office:value="938.48">
            <text:p>938,4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9">
            <text:p>29/04/2024</text:p>
          </table:table-cell>
          <table:table-cell/>
          <table:table-cell office:value-type="date" office:date-value="2024-04-27">
            <text:p>27/04/2024</text:p>
          </table:table-cell>
          <table:table-cell/>
          <table:table-cell office:value-type="string">
            <text:p>COMPRA EN BEAUMANOIR SANTS BARCELON, CON LA TARJETA : 5489130103230680 EL 2024-04-27 </text:p>
          </table:table-cell>
          <table:table-cell/>
          <table:table-cell office:value-type="float" office:value="-25.99">
            <text:p>-25,99</text:p>
          </table:table-cell>
          <table:table-cell/>
          <table:table-cell table:style-name="ce27" office:value-type="float" office:value="961.58">
            <text:p>961,5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6">
            <text:p>26/04/2024</text:p>
          </table:table-cell>
          <table:table-cell/>
          <table:table-cell office:value-type="date" office:date-value="2024-04-26">
            <text:p>26/04/2024</text:p>
          </table:table-cell>
          <table:table-cell/>
          <table:table-cell office:value-type="string">
            <text:p>TRANSFERENCIA DE CARDONA ALTES CRISTINA, CONCEPTO Aigues 3 fras bimens del 17/11/23 al 18/3/24 </text:p>
          </table:table-cell>
          <table:table-cell/>
          <table:table-cell office:value-type="float" office:value="139.19">
            <text:p>139,19</text:p>
          </table:table-cell>
          <table:table-cell/>
          <table:table-cell table:style-name="ce27" office:value-type="float" office:value="987.57">
            <text:p>987,5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6">
            <text:p>26/04/2024</text:p>
          </table:table-cell>
          <table:table-cell/>
          <table:table-cell office:value-type="date" office:date-value="2024-04-26">
            <text:p>26/04/2024</text:p>
          </table:table-cell>
          <table:table-cell/>
          <table:table-cell office:value-type="string">
            <text:p>TRANSFERENCIA DE CARDONA ALTES CRISTINA, CONCEPTO Endesa 5fras mes de nov/23 a mar/24 FC 2/4/24 </text:p>
          </table:table-cell>
          <table:table-cell/>
          <table:table-cell office:value-type="float" office:value="259.29">
            <text:p>259,29</text:p>
          </table:table-cell>
          <table:table-cell/>
          <table:table-cell table:style-name="ce27" office:value-type="float" office:value="848.38">
            <text:p>848,3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6">
            <text:p>26/04/2024</text:p>
          </table:table-cell>
          <table:table-cell/>
          <table:table-cell office:value-type="date" office:date-value="2024-04-26">
            <text:p>26/04/2024</text:p>
          </table:table-cell>
          <table:table-cell/>
          <table:table-cell office:value-type="string">
            <text:p>TRANSFERENCIA DE CARDONA ALTES CRISTINA, CONCEPTO Total Energies Fras bimes 23/12 y 14/2/24 </text:p>
          </table:table-cell>
          <table:table-cell/>
          <table:table-cell office:value-type="float" office:value="224.49">
            <text:p>224,49</text:p>
          </table:table-cell>
          <table:table-cell/>
          <table:table-cell table:style-name="ce27" office:value-type="float" office:value="589.09">
            <text:p>589,0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6">
            <text:p>26/04/2024</text:p>
          </table:table-cell>
          <table:table-cell/>
          <table:table-cell office:value-type="date" office:date-value="2024-04-26">
            <text:p>26/04/2024</text:p>
          </table:table-cell>
          <table:table-cell/>
          <table:table-cell office:value-type="string">
            <text:p>TRANSFERENCIA DE CARDONA ALTES CRISTINA, CONCEPTO Hidrometering 4/12/23 </text:p>
          </table:table-cell>
          <table:table-cell/>
          <table:table-cell office:value-type="float" office:value="8.88">
            <text:p>8,88</text:p>
          </table:table-cell>
          <table:table-cell/>
          <table:table-cell table:style-name="ce27" office:value-type="float" office:value="364.6">
            <text:p>364,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6">
            <text:p>26/04/2024</text:p>
          </table:table-cell>
          <table:table-cell/>
          <table:table-cell office:value-type="date" office:date-value="2024-04-26">
            <text:p>26/04/2024</text:p>
          </table:table-cell>
          <table:table-cell/>
          <table:table-cell office:value-type="string">
            <text:p>TRANSFERENCIA DE CARDONA ALTES CRISTINA, CONCEPTO Saldo a favor de Francoli </text:p>
          </table:table-cell>
          <table:table-cell/>
          <table:table-cell office:value-type="float" office:value="165.76">
            <text:p>165,76</text:p>
          </table:table-cell>
          <table:table-cell/>
          <table:table-cell table:style-name="ce27" office:value-type="float" office:value="355.72">
            <text:p>355,7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6">
            <text:p>26/04/2024</text:p>
          </table:table-cell>
          <table:table-cell/>
          <table:table-cell office:value-type="date" office:date-value="2024-04-26">
            <text:p>26/04/2024</text:p>
          </table:table-cell>
          <table:table-cell/>
          <table:table-cell office:value-type="string">
            <text:p>TRANSFERENCIA DE CARDONA ALTES CRISTINA, CONCEPTO m/t Endesa energia cargo 29/4/24 </text:p>
          </table:table-cell>
          <table:table-cell/>
          <table:table-cell office:value-type="float" office:value="58.43">
            <text:p>58,43</text:p>
          </table:table-cell>
          <table:table-cell/>
          <table:table-cell table:style-name="ce27" office:value-type="float" office:value="189.96">
            <text:p>189,9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6">
            <text:p>26/04/2024</text:p>
          </table:table-cell>
          <table:table-cell/>
          <table:table-cell office:value-type="date" office:date-value="2024-04-26">
            <text:p>26/04/2024</text:p>
          </table:table-cell>
          <table:table-cell/>
          <table:table-cell office:value-type="string">
            <text:p>TRANSFERENCIA A FAVOR DE Cristina Cardona Altés CONCEPTO: H2 Alquiler mensual Cristina </text:p>
          </table:table-cell>
          <table:table-cell/>
          <table:table-cell office:value-type="float" office:value="-500">
            <text:p>-500</text:p>
          </table:table-cell>
          <table:table-cell/>
          <table:table-cell table:style-name="ce27" office:value-type="float" office:value="131.53">
            <text:p>131,5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6">
            <text:p>26/04/2024</text:p>
          </table:table-cell>
          <table:table-cell/>
          <table:table-cell office:value-type="date" office:date-value="2024-04-26">
            <text:p>26/04/2024</text:p>
          </table:table-cell>
          <table:table-cell/>
          <table:table-cell office:value-type="string">
            <text:p>TRANSFERENCIA A FAVOR DE Cristina Cardona Altés CONCEPTO: H3 Alquiler mensual Gaia </text:p>
          </table:table-cell>
          <table:table-cell/>
          <table:table-cell office:value-type="float" office:value="-475">
            <text:p>-475</text:p>
          </table:table-cell>
          <table:table-cell/>
          <table:table-cell table:style-name="ce27" office:value-type="float" office:value="631.53">
            <text:p>631,5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6">
            <text:p>26/04/2024</text:p>
          </table:table-cell>
          <table:table-cell/>
          <table:table-cell office:value-type="date" office:date-value="2024-04-26">
            <text:p>26/04/2024</text:p>
          </table:table-cell>
          <table:table-cell/>
          <table:table-cell office:value-type="string">
            <text:p>TRANSFERENCIA A FAVOR DE Cristina Cardona Altés CONCEPTO: H1 Alquiler Elisa </text:p>
          </table:table-cell>
          <table:table-cell/>
          <table:table-cell office:value-type="float" office:value="-725">
            <text:p>-725</text:p>
          </table:table-cell>
          <table:table-cell/>
          <table:table-cell table:style-name="ce25" office:value-type="float" office:value="1106.53">
            <text:p>1.106,5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6">
            <text:p>26/04/2024</text:p>
          </table:table-cell>
          <table:table-cell/>
          <table:table-cell office:value-type="date" office:date-value="2024-04-26">
            <text:p>26/04/2024</text:p>
          </table:table-cell>
          <table:table-cell/>
          <table:table-cell office:value-type="string">
            <text:p>TRANSFERENCIA A FAVOR DE Cristina Cardona Altés CONCEPTO: H2 Gastos Cristina </text:p>
          </table:table-cell>
          <table:table-cell/>
          <table:table-cell office:value-type="float" office:value="-50">
            <text:p>-50</text:p>
          </table:table-cell>
          <table:table-cell/>
          <table:table-cell office:value-type="float" office:value="1831.53">
            <text:p>1.831,5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6">
            <text:p>26/04/2024</text:p>
          </table:table-cell>
          <table:table-cell/>
          <table:table-cell office:value-type="date" office:date-value="2024-04-26">
            <text:p>26/04/2024</text:p>
          </table:table-cell>
          <table:table-cell/>
          <table:table-cell office:value-type="string">
            <text:p>TRANSFERENCIA A FAVOR DE Cristina Cardona Altés CONCEPTO: H3 Gastos Gaia </text:p>
          </table:table-cell>
          <table:table-cell/>
          <table:table-cell office:value-type="float" office:value="-70">
            <text:p>-70</text:p>
          </table:table-cell>
          <table:table-cell/>
          <table:table-cell office:value-type="float" office:value="1881.53">
            <text:p>1.881,5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6">
            <text:p>26/04/2024</text:p>
          </table:table-cell>
          <table:table-cell/>
          <table:table-cell office:value-type="date" office:date-value="2024-04-26">
            <text:p>26/04/2024</text:p>
          </table:table-cell>
          <table:table-cell/>
          <table:table-cell office:value-type="string">
            <text:p>TRANSFERENCIA A FAVOR DE Cristina Cardona Altés CONCEPTO: H1 Gastos Elisa </text:p>
          </table:table-cell>
          <table:table-cell/>
          <table:table-cell office:value-type="float" office:value="-75">
            <text:p>-75</text:p>
          </table:table-cell>
          <table:table-cell/>
          <table:table-cell office:value-type="float" office:value="1951.53">
            <text:p>1.951,5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4">
            <text:p>24/04/2024</text:p>
          </table:table-cell>
          <table:table-cell/>
          <table:table-cell office:value-type="date" office:date-value="2024-04-23">
            <text:p>23/04/2024</text:p>
          </table:table-cell>
          <table:table-cell/>
          <table:table-cell office:value-type="string">
            <text:p>COMPRA EN ASKADINIA, CON LA TARJETA : 5489130103230680 EL 2024-04-23 </text:p>
          </table:table-cell>
          <table:table-cell/>
          <table:table-cell office:value-type="float" office:value="-21">
            <text:p>-21</text:p>
          </table:table-cell>
          <table:table-cell/>
          <table:table-cell office:value-type="float" office:value="2026.53">
            <text:p>2.026,5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3">
            <text:p>23/04/2024</text:p>
          </table:table-cell>
          <table:table-cell/>
          <table:table-cell office:value-type="date" office:date-value="2024-04-23">
            <text:p>23/04/2024</text:p>
          </table:table-cell>
          <table:table-cell/>
          <table:table-cell office:value-type="string">
            <text:p>COMPRA EN CONDIS BAILEN 93, CON LA TARJETA : 5489130103230680 EL 2024-04-23 </text:p>
          </table:table-cell>
          <table:table-cell/>
          <table:table-cell office:value-type="float" office:value="-3.25">
            <text:p>-3,25</text:p>
          </table:table-cell>
          <table:table-cell/>
          <table:table-cell office:value-type="float" office:value="2047.53">
            <text:p>2.047,5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3">
            <text:p>23/04/2024</text:p>
          </table:table-cell>
          <table:table-cell/>
          <table:table-cell office:value-type="date" office:date-value="2024-04-23">
            <text:p>23/04/2024</text:p>
          </table:table-cell>
          <table:table-cell/>
          <table:table-cell office:value-type="string">
            <text:p>COMPRA EN ARGENTO'S, CON LA TARJETA : 5489130103230680 EL 2024-04-23 </text:p>
          </table:table-cell>
          <table:table-cell/>
          <table:table-cell office:value-type="float" office:value="-1.9">
            <text:p>-1,9</text:p>
          </table:table-cell>
          <table:table-cell/>
          <table:table-cell office:value-type="float" office:value="2050.78">
            <text:p>2.050,7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2">
            <text:p>22/04/2024</text:p>
          </table:table-cell>
          <table:table-cell/>
          <table:table-cell office:value-type="date" office:date-value="2024-04-22">
            <text:p>22/04/2024</text:p>
          </table:table-cell>
          <table:table-cell/>
          <table:table-cell office:value-type="string">
            <text:p>COMPRA EN SANTS BEER, CON LA TARJETA : 5489130103230680 EL 2024-04-22 </text:p>
          </table:table-cell>
          <table:table-cell/>
          <table:table-cell office:value-type="float" office:value="-8.65">
            <text:p>-8,65</text:p>
          </table:table-cell>
          <table:table-cell/>
          <table:table-cell office:value-type="float" office:value="2052.68">
            <text:p>2.052,6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2">
            <text:p>22/04/2024</text:p>
          </table:table-cell>
          <table:table-cell/>
          <table:table-cell office:value-type="date" office:date-value="2024-04-20">
            <text:p>20/04/2024</text:p>
          </table:table-cell>
          <table:table-cell/>
          <table:table-cell office:value-type="string">
            <text:p>COMPRA EN AREAS SANTS ESTACION, CON LA TARJETA : 5489130103230680 EL 2024-04-20 </text:p>
          </table:table-cell>
          <table:table-cell/>
          <table:table-cell office:value-type="float" office:value="-2.16">
            <text:p>-2,16</text:p>
          </table:table-cell>
          <table:table-cell/>
          <table:table-cell office:value-type="float" office:value="2061.33">
            <text:p>2.061,3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2">
            <text:p>22/04/2024</text:p>
          </table:table-cell>
          <table:table-cell/>
          <table:table-cell office:value-type="date" office:date-value="2024-04-20">
            <text:p>20/04/2024</text:p>
          </table:table-cell>
          <table:table-cell/>
          <table:table-cell office:value-type="string">
            <text:p>COMPRA EN RENFE CERCANIAS TNA 08 (5, CON LA TARJETA : 5489130103230680 EL 2024-04-20 </text:p>
          </table:table-cell>
          <table:table-cell/>
          <table:table-cell office:value-type="float" office:value="-20">
            <text:p>-20</text:p>
          </table:table-cell>
          <table:table-cell/>
          <table:table-cell office:value-type="float" office:value="2063.49">
            <text:p>2.063,4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2">
            <text:p>22/04/2024</text:p>
          </table:table-cell>
          <table:table-cell/>
          <table:table-cell office:value-type="date" office:date-value="2024-04-20">
            <text:p>20/04/2024</text:p>
          </table:table-cell>
          <table:table-cell/>
          <table:table-cell office:value-type="string">
            <text:p>COMPRA EN RENFE CERCANIAS TNA 08 (5, CON LA TARJETA : 5489130103230680 EL 2024-04-20 </text:p>
          </table:table-cell>
          <table:table-cell/>
          <table:table-cell office:value-type="float" office:value="-20">
            <text:p>-20</text:p>
          </table:table-cell>
          <table:table-cell/>
          <table:table-cell office:value-type="float" office:value="2083.49">
            <text:p>2.083,4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2">
            <text:p>22/04/2024</text:p>
          </table:table-cell>
          <table:table-cell/>
          <table:table-cell office:value-type="date" office:date-value="2024-04-20">
            <text:p>20/04/2024</text:p>
          </table:table-cell>
          <table:table-cell/>
          <table:table-cell office:value-type="string">
            <text:p>COMPRA EN METRO BARCELONA, CON LA TARJETA : 5489130103230680 EL 2024-04-20 </text:p>
          </table:table-cell>
          <table:table-cell/>
          <table:table-cell office:value-type="float" office:value="-21.35">
            <text:p>-21,35</text:p>
          </table:table-cell>
          <table:table-cell/>
          <table:table-cell office:value-type="float" office:value="2103.49">
            <text:p>2.103,4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8">
            <text:p>18/04/2024</text:p>
          </table:table-cell>
          <table:table-cell/>
          <table:table-cell office:value-type="date" office:date-value="2024-04-18">
            <text:p>18/04/2024</text:p>
          </table:table-cell>
          <table:table-cell/>
          <table:table-cell office:value-type="string">
            <text:p>COMPRA EN CABO BAR, CON LA TARJETA : 5489130103230680 EL 2024-04-18 </text:p>
          </table:table-cell>
          <table:table-cell/>
          <table:table-cell office:value-type="float" office:value="-92">
            <text:p>-92</text:p>
          </table:table-cell>
          <table:table-cell/>
          <table:table-cell office:value-type="float" office:value="2124.84">
            <text:p>2.124,8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8">
            <text:p>18/04/2024</text:p>
          </table:table-cell>
          <table:table-cell/>
          <table:table-cell office:value-type="date" office:date-value="2024-04-18">
            <text:p>18/04/2024</text:p>
          </table:table-cell>
          <table:table-cell/>
          <table:table-cell office:value-type="string">
            <text:p>BIZUM DE Javier Solans Pallas CONCEPTO slicing pie 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216.84">
            <text:p>2.216,8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8">
            <text:p>18/04/2024</text:p>
          </table:table-cell>
          <table:table-cell/>
          <table:table-cell office:value-type="date" office:date-value="2024-04-18">
            <text:p>18/04/2024</text:p>
          </table:table-cell>
          <table:table-cell/>
          <table:table-cell office:value-type="string">
            <text:p>COMPRA EN LES PARAULES CAFE, CON LA TARJETA : 5489130103230680 EL 2024-04-18 </text:p>
          </table:table-cell>
          <table:table-cell/>
          <table:table-cell office:value-type="float" office:value="-10.6">
            <text:p>-10,6</text:p>
          </table:table-cell>
          <table:table-cell/>
          <table:table-cell office:value-type="float" office:value="2196.84">
            <text:p>2.196,8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8">
            <text:p>18/04/2024</text:p>
          </table:table-cell>
          <table:table-cell/>
          <table:table-cell office:value-type="date" office:date-value="2024-04-18">
            <text:p>18/04/2024</text:p>
          </table:table-cell>
          <table:table-cell/>
          <table:table-cell office:value-type="string">
            <text:p>BIZUM DE MARIA ROSA FOMBELLA CUESTA CONCEPTO 3 libros Miguel Colas 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2207.44">
            <text:p>2.207,4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7">
            <text:p>17/04/2024</text:p>
          </table:table-cell>
          <table:table-cell/>
          <table:table-cell office:value-type="date" office:date-value="2024-04-17">
            <text:p>17/04/2024</text:p>
          </table:table-cell>
          <table:table-cell/>
          <table:table-cell office:value-type="string">
            <text:p>COMPRA EN LIC. TAXI 4068, CON LA TARJETA : 5489130103230680 EL 2024-04-17 </text:p>
          </table:table-cell>
          <table:table-cell/>
          <table:table-cell office:value-type="float" office:value="-12.45">
            <text:p>-12,45</text:p>
          </table:table-cell>
          <table:table-cell/>
          <table:table-cell office:value-type="float" office:value="2147.44">
            <text:p>2.147,4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7">
            <text:p>17/04/2024</text:p>
          </table:table-cell>
          <table:table-cell/>
          <table:table-cell office:value-type="date" office:date-value="2024-04-17">
            <text:p>17/04/2024</text:p>
          </table:table-cell>
          <table:table-cell/>
          <table:table-cell office:value-type="string">
            <text:p>BIZUM DE OSCAR FERRUZ AGUILAR CONCEPTO Oscar Ferruz 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159.89">
            <text:p>2.159,8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7">
            <text:p>17/04/2024</text:p>
          </table:table-cell>
          <table:table-cell/>
          <table:table-cell office:value-type="date" office:date-value="2024-04-17">
            <text:p>17/04/2024</text:p>
          </table:table-cell>
          <table:table-cell/>
          <table:table-cell office:value-type="string">
            <text:p>BIZUM DE ALEXANDRU GEORGE LAZAR CONCEPTO Libro Alexandru Lazar 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139.89">
            <text:p>2.139,8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7">
            <text:p>17/04/2024</text:p>
          </table:table-cell>
          <table:table-cell/>
          <table:table-cell office:value-type="date" office:date-value="2024-04-17">
            <text:p>17/04/2024</text:p>
          </table:table-cell>
          <table:table-cell/>
          <table:table-cell office:value-type="string">
            <text:p>BIZUM DE FELICIANO ALVAREZ GARCIA CONCEPTO Libro felix alvarez 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119.89">
            <text:p>2.119,8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7">
            <text:p>17/04/2024</text:p>
          </table:table-cell>
          <table:table-cell/>
          <table:table-cell office:value-type="date" office:date-value="2024-04-17">
            <text:p>17/04/2024</text:p>
          </table:table-cell>
          <table:table-cell/>
          <table:table-cell office:value-type="string">
            <text:p>BIZUM DE Mario Brassesco Garcia CONCEPTO Pago libro 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99.89">
            <text:p>2.099,8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7">
            <text:p>17/04/2024</text:p>
          </table:table-cell>
          <table:table-cell/>
          <table:table-cell office:value-type="date" office:date-value="2024-04-17">
            <text:p>17/04/2024</text:p>
          </table:table-cell>
          <table:table-cell/>
          <table:table-cell office:value-type="string">
            <text:p>BIZUM DE RAFAEL RAMIREZ POZO CONCEPTO Libro Rafa 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79.89">
            <text:p>2.079,8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7">
            <text:p>17/04/2024</text:p>
          </table:table-cell>
          <table:table-cell/>
          <table:table-cell office:value-type="date" office:date-value="2024-04-17">
            <text:p>17/04/2024</text:p>
          </table:table-cell>
          <table:table-cell/>
          <table:table-cell office:value-type="string">
            <text:p>BIZUM DE MARIA ANGELES GALLARDO CAS CONCEPTO Angeles Gallardo Slicing Pie 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59.89">
            <text:p>2.059,8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7">
            <text:p>17/04/2024</text:p>
          </table:table-cell>
          <table:table-cell/>
          <table:table-cell office:value-type="date" office:date-value="2024-04-17">
            <text:p>17/04/2024</text:p>
          </table:table-cell>
          <table:table-cell/>
          <table:table-cell office:value-type="string">
            <text:p>COMPRA EN ALDI SARRIA, CON LA TARJETA : 5489130103230680 EL 2024-04-17 </text:p>
          </table:table-cell>
          <table:table-cell/>
          <table:table-cell office:value-type="float" office:value="-1.29">
            <text:p>-1,29</text:p>
          </table:table-cell>
          <table:table-cell/>
          <table:table-cell office:value-type="float" office:value="2039.89">
            <text:p>2.039,8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7">
            <text:p>17/04/2024</text:p>
          </table:table-cell>
          <table:table-cell/>
          <table:table-cell office:value-type="date" office:date-value="2024-04-17">
            <text:p>17/04/2024</text:p>
          </table:table-cell>
          <table:table-cell/>
          <table:table-cell office:value-type="string">
            <text:p>COMPRA EN LES PARAULES CAFE, CON LA TARJETA : 5489130103230680 EL 2024-04-17 </text:p>
          </table:table-cell>
          <table:table-cell/>
          <table:table-cell office:value-type="float" office:value="-7.4">
            <text:p>-7,4</text:p>
          </table:table-cell>
          <table:table-cell/>
          <table:table-cell office:value-type="float" office:value="2041.18">
            <text:p>2.041,1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6">
            <text:p>16/04/2024</text:p>
          </table:table-cell>
          <table:table-cell/>
          <table:table-cell office:value-type="date" office:date-value="2024-04-16">
            <text:p>16/04/2024</text:p>
          </table:table-cell>
          <table:table-cell/>
          <table:table-cell office:value-type="string">
            <text:p>COMPRA EN MERCADONA-BISCAIA, CON LA TARJETA : 5489130103230680 EL 2024-04-16 </text:p>
          </table:table-cell>
          <table:table-cell/>
          <table:table-cell office:value-type="float" office:value="-21.37">
            <text:p>-21,37</text:p>
          </table:table-cell>
          <table:table-cell/>
          <table:table-cell office:value-type="float" office:value="2048.58">
            <text:p>2.048,5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6">
            <text:p>16/04/2024</text:p>
          </table:table-cell>
          <table:table-cell/>
          <table:table-cell office:value-type="date" office:date-value="2024-04-16">
            <text:p>16/04/2024</text:p>
          </table:table-cell>
          <table:table-cell/>
          <table:table-cell office:value-type="string">
            <text:p>COMPRA EN LOBRADOR DELS 15 NAVAS, CON LA TARJETA : 5489130103230680 EL 2024-04-16 </text:p>
          </table:table-cell>
          <table:table-cell/>
          <table:table-cell office:value-type="float" office:value="-3.2">
            <text:p>-3,2</text:p>
          </table:table-cell>
          <table:table-cell/>
          <table:table-cell office:value-type="float" office:value="2069.95">
            <text:p>2.069,9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6">
            <text:p>16/04/2024</text:p>
          </table:table-cell>
          <table:table-cell/>
          <table:table-cell office:value-type="date" office:date-value="2024-04-16">
            <text:p>16/04/2024</text:p>
          </table:table-cell>
          <table:table-cell/>
          <table:table-cell office:value-type="string">
            <text:p>COMPRA EN NO MERCY, S.L, CON LA TARJETA : 5489130103230680 EL 2024-04-16 </text:p>
          </table:table-cell>
          <table:table-cell/>
          <table:table-cell office:value-type="float" office:value="-115">
            <text:p>-115</text:p>
          </table:table-cell>
          <table:table-cell/>
          <table:table-cell office:value-type="float" office:value="2073.15">
            <text:p>2.073,1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6">
            <text:p>16/04/2024</text:p>
          </table:table-cell>
          <table:table-cell/>
          <table:table-cell office:value-type="date" office:date-value="2024-04-16">
            <text:p>16/04/2024</text:p>
          </table:table-cell>
          <table:table-cell/>
          <table:table-cell office:value-type="string">
            <text:p>TRANSFERENCIA DE MANNUCCI GAIA, CONCEPTO rent april </text:p>
          </table:table-cell>
          <table:table-cell/>
          <table:table-cell office:value-type="float" office:value="545">
            <text:p>545</text:p>
          </table:table-cell>
          <table:table-cell/>
          <table:table-cell office:value-type="float" office:value="2188.15">
            <text:p>2.188,1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6">
            <text:p>16/04/2024</text:p>
          </table:table-cell>
          <table:table-cell/>
          <table:table-cell office:value-type="date" office:date-value="2024-04-16">
            <text:p>16/04/2024</text:p>
          </table:table-cell>
          <table:table-cell/>
          <table:table-cell office:value-type="string">
            <text:p>COMPRA EN BICING, CON LA TARJETA : 5489130103230680 EL 2024-04-16 </text:p>
          </table:table-cell>
          <table:table-cell/>
          <table:table-cell office:value-type="float" office:value="-3.5">
            <text:p>-3,5</text:p>
          </table:table-cell>
          <table:table-cell/>
          <table:table-cell office:value-type="float" office:value="1643.15">
            <text:p>1.643,1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5">
            <text:p>15/04/2024</text:p>
          </table:table-cell>
          <table:table-cell/>
          <table:table-cell office:value-type="date" office:date-value="2024-04-15">
            <text:p>15/04/2024</text:p>
          </table:table-cell>
          <table:table-cell/>
          <table:table-cell office:value-type="string">
            <text:p>COMPRA EN 0349-CONSUM, CON LA TARJETA : 5489130103230680 EL 2024-04-15 </text:p>
          </table:table-cell>
          <table:table-cell/>
          <table:table-cell office:value-type="float" office:value="-6.79">
            <text:p>-6,79</text:p>
          </table:table-cell>
          <table:table-cell/>
          <table:table-cell office:value-type="float" office:value="1646.65">
            <text:p>1.646,6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5">
            <text:p>15/04/2024</text:p>
          </table:table-cell>
          <table:table-cell/>
          <table:table-cell office:value-type="date" office:date-value="2024-04-15">
            <text:p>15/04/2024</text:p>
          </table:table-cell>
          <table:table-cell/>
          <table:table-cell office:value-type="string">
            <text:p>COMPRA EN 0349-CONSUM, CON LA TARJETA : 5489130103230680 EL 2024-04-15 </text:p>
          </table:table-cell>
          <table:table-cell/>
          <table:table-cell office:value-type="float" office:value="-20.23">
            <text:p>-20,23</text:p>
          </table:table-cell>
          <table:table-cell/>
          <table:table-cell office:value-type="float" office:value="1653.44">
            <text:p>1.653,4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5">
            <text:p>15/04/2024</text:p>
          </table:table-cell>
          <table:table-cell/>
          <table:table-cell office:value-type="date" office:date-value="2024-04-13">
            <text:p>13/04/2024</text:p>
          </table:table-cell>
          <table:table-cell/>
          <table:table-cell office:value-type="string">
            <text:p>COMPRA EN ALDI SARRIA, CON LA TARJETA : 5489130103230680 EL 2024-04-13 </text:p>
          </table:table-cell>
          <table:table-cell/>
          <table:table-cell office:value-type="float" office:value="-2.68">
            <text:p>-2,68</text:p>
          </table:table-cell>
          <table:table-cell/>
          <table:table-cell office:value-type="float" office:value="1673.67">
            <text:p>1.673,6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5">
            <text:p>15/04/2024</text:p>
          </table:table-cell>
          <table:table-cell/>
          <table:table-cell office:value-type="date" office:date-value="2024-04-13">
            <text:p>13/04/2024</text:p>
          </table:table-cell>
          <table:table-cell/>
          <table:table-cell office:value-type="string">
            <text:p>COMPRA EN LIDL PASSEIG MARAGALL, CON LA TARJETA : 5489130103230680 EL 2024-04-13 </text:p>
          </table:table-cell>
          <table:table-cell/>
          <table:table-cell office:value-type="float" office:value="-15.97">
            <text:p>-15,97</text:p>
          </table:table-cell>
          <table:table-cell/>
          <table:table-cell office:value-type="float" office:value="1676.35">
            <text:p>1.676,3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2">
            <text:p>12/04/2024</text:p>
          </table:table-cell>
          <table:table-cell/>
          <table:table-cell office:value-type="date" office:date-value="2024-04-12">
            <text:p>12/04/2024</text:p>
          </table:table-cell>
          <table:table-cell/>
          <table:table-cell office:value-type="string">
            <text:p>COMPRA EN ICON BCN, CON LA TARJETA : 5489130103230680 EL 2024-04-12 </text:p>
          </table:table-cell>
          <table:table-cell/>
          <table:table-cell office:value-type="float" office:value="-7">
            <text:p>-7</text:p>
          </table:table-cell>
          <table:table-cell/>
          <table:table-cell office:value-type="float" office:value="1692.32">
            <text:p>1.692,3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2">
            <text:p>12/04/2024</text:p>
          </table:table-cell>
          <table:table-cell/>
          <table:table-cell office:value-type="date" office:date-value="2024-04-12">
            <text:p>12/04/2024</text:p>
          </table:table-cell>
          <table:table-cell/>
          <table:table-cell office:value-type="string">
            <text:p>COMPRA EN TU CASA, CON LA TARJETA : 5489130103230680 EL 2024-04-12 </text:p>
          </table:table-cell>
          <table:table-cell/>
          <table:table-cell office:value-type="float" office:value="-0.99">
            <text:p>-0,99</text:p>
          </table:table-cell>
          <table:table-cell/>
          <table:table-cell office:value-type="float" office:value="1699.32">
            <text:p>1.699,3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1">
            <text:p>11/04/2024</text:p>
          </table:table-cell>
          <table:table-cell/>
          <table:table-cell office:value-type="date" office:date-value="2024-04-11">
            <text:p>11/04/2024</text:p>
          </table:table-cell>
          <table:table-cell/>
          <table:table-cell office:value-type="string">
            <text:p>COMPRA EN HOSTAL DE LA RITA, CON LA TARJETA : 5489130103230680 EL 2024-04-11 </text:p>
          </table:table-cell>
          <table:table-cell/>
          <table:table-cell office:value-type="float" office:value="-24">
            <text:p>-24</text:p>
          </table:table-cell>
          <table:table-cell/>
          <table:table-cell office:value-type="float" office:value="1700.31">
            <text:p>1.700,3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1">
            <text:p>11/04/2024</text:p>
          </table:table-cell>
          <table:table-cell/>
          <table:table-cell office:value-type="date" office:date-value="2024-04-11">
            <text:p>11/04/2024</text:p>
          </table:table-cell>
          <table:table-cell/>
          <table:table-cell office:value-type="string">
            <text:p>COMPRA EN ALDI MARAGALL, CON LA TARJETA : 5489130103230680 EL 2024-04-11 </text:p>
          </table:table-cell>
          <table:table-cell/>
          <table:table-cell office:value-type="float" office:value="-24.57">
            <text:p>-24,57</text:p>
          </table:table-cell>
          <table:table-cell/>
          <table:table-cell office:value-type="float" office:value="1724.31">
            <text:p>1.724,3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1">
            <text:p>11/04/2024</text:p>
          </table:table-cell>
          <table:table-cell/>
          <table:table-cell office:value-type="date" office:date-value="2024-04-11">
            <text:p>11/04/2024</text:p>
          </table:table-cell>
          <table:table-cell/>
          <table:table-cell office:value-type="string">
            <text:p>COMPRA EN PETROPRIX BCN POBLENOU, CON LA TARJETA : 5489130103230680 EL 2024-04-11 </text:p>
          </table:table-cell>
          <table:table-cell/>
          <table:table-cell office:value-type="float" office:value="-5.56">
            <text:p>-5,56</text:p>
          </table:table-cell>
          <table:table-cell/>
          <table:table-cell office:value-type="float" office:value="1748.88">
            <text:p>1.748,8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1">
            <text:p>11/04/2024</text:p>
          </table:table-cell>
          <table:table-cell/>
          <table:table-cell office:value-type="date" office:date-value="2024-04-11">
            <text:p>11/04/2024</text:p>
          </table:table-cell>
          <table:table-cell/>
          <table:table-cell office:value-type="string">
            <text:p>COMPRA EN BAR CAFETERIA DIRUSSO, CON LA TARJETA : 5489130103230680 EL 2024-04-11 </text:p>
          </table:table-cell>
          <table:table-cell/>
          <table:table-cell office:value-type="float" office:value="-3.3">
            <text:p>-3,3</text:p>
          </table:table-cell>
          <table:table-cell/>
          <table:table-cell office:value-type="float" office:value="1754.44">
            <text:p>1.754,4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0">
            <text:p>10/04/2024</text:p>
          </table:table-cell>
          <table:table-cell/>
          <table:table-cell office:value-type="date" office:date-value="2024-04-10">
            <text:p>10/04/2024</text:p>
          </table:table-cell>
          <table:table-cell/>
          <table:table-cell office:value-type="string">
            <text:p>COMPRA EN ALDI MARAGALL, CON LA TARJETA : 5489130103230680 EL 2024-04-10 </text:p>
          </table:table-cell>
          <table:table-cell/>
          <table:table-cell office:value-type="float" office:value="-8.17">
            <text:p>-8,17</text:p>
          </table:table-cell>
          <table:table-cell/>
          <table:table-cell office:value-type="float" office:value="1757.74">
            <text:p>1.757,7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10">
            <text:p>10/04/2024</text:p>
          </table:table-cell>
          <table:table-cell/>
          <table:table-cell office:value-type="date" office:date-value="2024-04-10">
            <text:p>10/04/2024</text:p>
          </table:table-cell>
          <table:table-cell/>
          <table:table-cell office:value-type="string">
            <text:p>COMPRA EN GASOLINERAS PARIS URGELL, CON LA TARJETA : 5489130103230680 EL 2024-04-10 </text:p>
          </table:table-cell>
          <table:table-cell/>
          <table:table-cell office:value-type="float" office:value="-5">
            <text:p>-5</text:p>
          </table:table-cell>
          <table:table-cell/>
          <table:table-cell office:value-type="float" office:value="1765.91">
            <text:p>1.765,9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09">
            <text:p>09/04/2024</text:p>
          </table:table-cell>
          <table:table-cell/>
          <table:table-cell office:value-type="date" office:date-value="2024-04-09">
            <text:p>09/04/2024</text:p>
          </table:table-cell>
          <table:table-cell/>
          <table:table-cell office:value-type="string">
            <text:p>COMPRA EN FRUTAS MARAGALL 157, CON LA TARJETA : 5489130103230680 EL 2024-04-09 </text:p>
          </table:table-cell>
          <table:table-cell/>
          <table:table-cell office:value-type="float" office:value="-4.05">
            <text:p>-4,05</text:p>
          </table:table-cell>
          <table:table-cell/>
          <table:table-cell office:value-type="float" office:value="1770.91">
            <text:p>1.770,9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08">
            <text:p>08/04/2024</text:p>
          </table:table-cell>
          <table:table-cell/>
          <table:table-cell office:value-type="date" office:date-value="2024-04-08">
            <text:p>08/04/2024</text:p>
          </table:table-cell>
          <table:table-cell/>
          <table:table-cell office:value-type="string">
            <text:p>COMPRA EN HOLALA, CON LA TARJETA : 5489130103230680 EL 2024-04-08 </text:p>
          </table:table-cell>
          <table:table-cell/>
          <table:table-cell office:value-type="float" office:value="-44.1">
            <text:p>-44,1</text:p>
          </table:table-cell>
          <table:table-cell/>
          <table:table-cell office:value-type="float" office:value="1774.96">
            <text:p>1.774,9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08">
            <text:p>08/04/2024</text:p>
          </table:table-cell>
          <table:table-cell/>
          <table:table-cell office:value-type="date" office:date-value="2024-04-08">
            <text:p>08/04/2024</text:p>
          </table:table-cell>
          <table:table-cell/>
          <table:table-cell office:value-type="string">
            <text:p>COMPRA EN LIDL COMTE URGELL, CON LA TARJETA : 5489130103230680 EL 2024-04-08 </text:p>
          </table:table-cell>
          <table:table-cell/>
          <table:table-cell office:value-type="float" office:value="-26.97">
            <text:p>-26,97</text:p>
          </table:table-cell>
          <table:table-cell/>
          <table:table-cell office:value-type="float" office:value="1819.06">
            <text:p>1.819,0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08">
            <text:p>08/04/2024</text:p>
          </table:table-cell>
          <table:table-cell/>
          <table:table-cell office:value-type="date" office:date-value="2024-04-08">
            <text:p>08/04/2024</text:p>
          </table:table-cell>
          <table:table-cell/>
          <table:table-cell office:value-type="string">
            <text:p>RECIBO TOTALENERGIES CLIENTESSAU Nº RECIBO 0073 0100 755 CDTDQSJ REF. MANDATO NCESIGL101020230000000</text:p>
          </table:table-cell>
          <table:table-cell/>
          <table:table-cell office:value-type="float" office:value="-172.08">
            <text:p>-172,08</text:p>
          </table:table-cell>
          <table:table-cell/>
          <table:table-cell office:value-type="float" office:value="1846.03">
            <text:p>1.846,0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08">
            <text:p>08/04/2024</text:p>
          </table:table-cell>
          <table:table-cell/>
          <table:table-cell office:value-type="date" office:date-value="2024-04-07">
            <text:p>07/04/2024</text:p>
          </table:table-cell>
          <table:table-cell/>
          <table:table-cell office:value-type="string">
            <text:p>COMPRA EN BAR LA GAMBA, CON LA TARJETA : 5489130103230680 EL 2024-04-07 </text:p>
          </table:table-cell>
          <table:table-cell/>
          <table:table-cell office:value-type="float" office:value="-10">
            <text:p>-10</text:p>
          </table:table-cell>
          <table:table-cell/>
          <table:table-cell office:value-type="float" office:value="2018.11">
            <text:p>2.018,1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05">
            <text:p>05/04/2024</text:p>
          </table:table-cell>
          <table:table-cell/>
          <table:table-cell office:value-type="date" office:date-value="2024-04-05">
            <text:p>05/04/2024</text:p>
          </table:table-cell>
          <table:table-cell/>
          <table:table-cell office:value-type="string">
            <text:p>COMPRA EN CDMON.COM, CON LA TARJETA : 5489130103230680 EL 2024-04-05 </text:p>
          </table:table-cell>
          <table:table-cell/>
          <table:table-cell office:value-type="float" office:value="-43.56">
            <text:p>-43,56</text:p>
          </table:table-cell>
          <table:table-cell/>
          <table:table-cell office:value-type="float" office:value="2028.11">
            <text:p>2.028,1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04">
            <text:p>04/04/2024</text:p>
          </table:table-cell>
          <table:table-cell/>
          <table:table-cell office:value-type="date" office:date-value="2024-04-04">
            <text:p>04/04/2024</text:p>
          </table:table-cell>
          <table:table-cell/>
          <table:table-cell office:value-type="string">
            <text:p>COMPRA EN LIDL PASSEIG MARAGALL, CON LA TARJETA : 5489130103230680 EL 2024-04-04 </text:p>
          </table:table-cell>
          <table:table-cell/>
          <table:table-cell office:value-type="float" office:value="-7.97">
            <text:p>-7,97</text:p>
          </table:table-cell>
          <table:table-cell/>
          <table:table-cell office:value-type="float" office:value="2071.67">
            <text:p>2.071,6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04">
            <text:p>04/04/2024</text:p>
          </table:table-cell>
          <table:table-cell/>
          <table:table-cell office:value-type="date" office:date-value="2024-04-04">
            <text:p>04/04/2024</text:p>
          </table:table-cell>
          <table:table-cell/>
          <table:table-cell office:value-type="string">
            <text:p>COMPRA EN LOBRADOR DELS 15 MARAGALL, CON LA TARJETA : 5489130103230680 EL 2024-04-04 </text:p>
          </table:table-cell>
          <table:table-cell/>
          <table:table-cell office:value-type="float" office:value="-1.95">
            <text:p>-1,95</text:p>
          </table:table-cell>
          <table:table-cell/>
          <table:table-cell office:value-type="float" office:value="2079.64">
            <text:p>2.079,64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4-04-04">
            <text:p>04/04/2024</text:p>
          </table:table-cell>
          <table:table-cell/>
          <table:table-cell office:value-type="date" office:date-value="2024-04-04">
            <text:p>04/04/2024</text:p>
          </table:table-cell>
          <table:table-cell/>
          <table:table-cell office:value-type="string">
            <text:p>TRANSFERENCIA DE MLE ELISA BERGER, CONCEPTO ALQUILER ABRIL 2024 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2081.59">
            <text:p>2.081,59</text:p>
          </table:table-cell>
          <table:table-cell office:value-type="string">
            <text:p>H1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4-04">
            <text:p>04/04/2024</text:p>
          </table:table-cell>
          <table:table-cell/>
          <table:table-cell office:value-type="date" office:date-value="2024-04-04">
            <text:p>04/04/2024</text:p>
          </table:table-cell>
          <table:table-cell/>
          <table:table-cell office:value-type="string">
            <text:p>RECIBO FUTBOL CLUB MARTINENC (CEM GUINARDO) Nº RECIBO 0073 0100 755 CDRGPTN REF. MANDATO 00001420150</text:p>
          </table:table-cell>
          <table:table-cell/>
          <table:table-cell office:value-type="float" office:value="-26.31">
            <text:p>-26,31</text:p>
          </table:table-cell>
          <table:table-cell/>
          <table:table-cell office:value-type="float" office:value="1281.59">
            <text:p>1.281,5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04">
            <text:p>04/04/2024</text:p>
          </table:table-cell>
          <table:table-cell/>
          <table:table-cell office:value-type="date" office:date-value="2024-04-03">
            <text:p>03/04/2024</text:p>
          </table:table-cell>
          <table:table-cell/>
          <table:table-cell office:value-type="string">
            <text:p>COMPRA EN BOSCO FOOD AND DRINKS, CON LA TARJETA : 5489130103230680 EL 2024-04-03 </text:p>
          </table:table-cell>
          <table:table-cell/>
          <table:table-cell office:value-type="float" office:value="-10">
            <text:p>-10</text:p>
          </table:table-cell>
          <table:table-cell/>
          <table:table-cell office:value-type="float" office:value="1307.9">
            <text:p>1.307,9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03">
            <text:p>03/04/2024</text:p>
          </table:table-cell>
          <table:table-cell/>
          <table:table-cell office:value-type="date" office:date-value="2024-04-03">
            <text:p>03/04/2024</text:p>
          </table:table-cell>
          <table:table-cell/>
          <table:table-cell office:value-type="string">
            <text:p>NOMINA DE INSTITUTO NACIONAL DE EMPLEO - INEM: </text:p>
          </table:table-cell>
          <table:table-cell/>
          <table:table-cell office:value-type="float" office:value="778.94">
            <text:p>778,94</text:p>
          </table:table-cell>
          <table:table-cell/>
          <table:table-cell office:value-type="float" office:value="1317.9">
            <text:p>1.317,9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03">
            <text:p>03/04/2024</text:p>
          </table:table-cell>
          <table:table-cell/>
          <table:table-cell office:value-type="date" office:date-value="2024-04-02">
            <text:p>02/04/2024</text:p>
          </table:table-cell>
          <table:table-cell/>
          <table:table-cell office:value-type="string">
            <text:p>COMPRA EN CORDOBA RESTAURANT PORT, CON LA TARJETA : 5489130103230680 EL 2024-04-02 </text:p>
          </table:table-cell>
          <table:table-cell/>
          <table:table-cell office:value-type="float" office:value="-20.18">
            <text:p>-20,18</text:p>
          </table:table-cell>
          <table:table-cell/>
          <table:table-cell table:style-name="ce24" office:value-type="float" office:value="538.96">
            <text:p>538,9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02">
            <text:p>02/04/2024</text:p>
          </table:table-cell>
          <table:table-cell/>
          <table:table-cell office:value-type="date" office:date-value="2024-04-02">
            <text:p>02/04/2024</text:p>
          </table:table-cell>
          <table:table-cell/>
          <table:table-cell office:value-type="string">
            <text:p>RECIBO ENDESA ENERGIA S.A. Nº RECIBO 0073 0100 755 CDQGBNY REF. MANDATO E00020920343960900020001 </text:p>
          </table:table-cell>
          <table:table-cell/>
          <table:table-cell office:value-type="float" office:value="-64.72">
            <text:p>-64,72</text:p>
          </table:table-cell>
          <table:table-cell/>
          <table:table-cell table:style-name="ce27" office:value-type="float" office:value="559.14">
            <text:p>559,1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01">
            <text:p>01/04/2024</text:p>
          </table:table-cell>
          <table:table-cell/>
          <table:table-cell office:value-type="date" office:date-value="2024-04-01">
            <text:p>01/04/2024</text:p>
          </table:table-cell>
          <table:table-cell/>
          <table:table-cell office:value-type="string">
            <text:p>COMPRA EN BICING, CON LA TARJETA : 5489130103230680 EL 2024-04-01 </text:p>
          </table:table-cell>
          <table:table-cell/>
          <table:table-cell office:value-type="float" office:value="-3.7">
            <text:p>-3,7</text:p>
          </table:table-cell>
          <table:table-cell/>
          <table:table-cell table:style-name="ce27" office:value-type="float" office:value="623.86">
            <text:p>623,8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28">
            <text:p>28/03/2024</text:p>
          </table:table-cell>
          <table:table-cell/>
          <table:table-cell office:value-type="date" office:date-value="2024-03-28">
            <text:p>28/03/2024</text:p>
          </table:table-cell>
          <table:table-cell/>
          <table:table-cell office:value-type="string">
            <text:p>COMPRA EN IL CAFFE DI FRANCESCO 2, CON LA TARJETA : 5489130103230680 EL 2024-03-28 </text:p>
          </table:table-cell>
          <table:table-cell/>
          <table:table-cell office:value-type="float" office:value="-7.2">
            <text:p>-7,2</text:p>
          </table:table-cell>
          <table:table-cell/>
          <table:table-cell table:style-name="ce27" office:value-type="float" office:value="627.56">
            <text:p>627,5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28">
            <text:p>28/03/2024</text:p>
          </table:table-cell>
          <table:table-cell/>
          <table:table-cell office:value-type="date" office:date-value="2024-03-28">
            <text:p>28/03/2024</text:p>
          </table:table-cell>
          <table:table-cell/>
          <table:table-cell office:value-type="string">
            <text:p>COMPRA EN LOBRADOR DELS 15 NAVAS, CON LA TARJETA : 5489130103230680 EL 2024-03-28 </text:p>
          </table:table-cell>
          <table:table-cell/>
          <table:table-cell office:value-type="float" office:value="-9.45">
            <text:p>-9,45</text:p>
          </table:table-cell>
          <table:table-cell/>
          <table:table-cell table:style-name="ce27" office:value-type="float" office:value="634.76">
            <text:p>634,7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26">
            <text:p>26/03/2024</text:p>
          </table:table-cell>
          <table:table-cell/>
          <table:table-cell office:value-type="date" office:date-value="2024-03-26">
            <text:p>26/03/2024</text:p>
          </table:table-cell>
          <table:table-cell/>
          <table:table-cell office:value-type="string">
            <text:p>COMPRA EN LIDL PASSEIG MARAGALL, CON LA TARJETA : 5489130103230680 EL 2024-03-26 </text:p>
          </table:table-cell>
          <table:table-cell/>
          <table:table-cell office:value-type="float" office:value="-23.67">
            <text:p>-23,67</text:p>
          </table:table-cell>
          <table:table-cell/>
          <table:table-cell table:style-name="ce27" office:value-type="float" office:value="644.21">
            <text:p>644,2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26">
            <text:p>26/03/2024</text:p>
          </table:table-cell>
          <table:table-cell/>
          <table:table-cell office:value-type="date" office:date-value="2024-03-26">
            <text:p>26/03/2024</text:p>
          </table:table-cell>
          <table:table-cell/>
          <table:table-cell office:value-type="string">
            <text:p>TRANSFERENCIA A FAVOR DE Cristina Cardona Altés CONCEPTO: H2 Alquiler mensual Cristina </text:p>
          </table:table-cell>
          <table:table-cell/>
          <table:table-cell office:value-type="float" office:value="-500">
            <text:p>-500</text:p>
          </table:table-cell>
          <table:table-cell/>
          <table:table-cell table:style-name="ce27" office:value-type="float" office:value="667.88">
            <text:p>667,8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26">
            <text:p>26/03/2024</text:p>
          </table:table-cell>
          <table:table-cell/>
          <table:table-cell office:value-type="date" office:date-value="2024-03-26">
            <text:p>26/03/2024</text:p>
          </table:table-cell>
          <table:table-cell/>
          <table:table-cell office:value-type="string">
            <text:p>TRANSFERENCIA A FAVOR DE Cristina Cardona Altés CONCEPTO: H3 Alquiler mensual Gaia </text:p>
          </table:table-cell>
          <table:table-cell/>
          <table:table-cell office:value-type="float" office:value="-475">
            <text:p>-475</text:p>
          </table:table-cell>
          <table:table-cell/>
          <table:table-cell table:style-name="ce25" office:value-type="float" office:value="1167.88">
            <text:p>1.167,8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26">
            <text:p>26/03/2024</text:p>
          </table:table-cell>
          <table:table-cell/>
          <table:table-cell office:value-type="date" office:date-value="2024-03-26">
            <text:p>26/03/2024</text:p>
          </table:table-cell>
          <table:table-cell/>
          <table:table-cell office:value-type="string">
            <text:p>TRANSFERENCIA A FAVOR DE Cristina Cardona Altés CONCEPTO: H1 Alquiler Elisa </text:p>
          </table:table-cell>
          <table:table-cell/>
          <table:table-cell office:value-type="float" office:value="-725">
            <text:p>-725</text:p>
          </table:table-cell>
          <table:table-cell/>
          <table:table-cell office:value-type="float" office:value="1642.88">
            <text:p>1.642,8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26">
            <text:p>26/03/2024</text:p>
          </table:table-cell>
          <table:table-cell/>
          <table:table-cell office:value-type="date" office:date-value="2024-03-26">
            <text:p>26/03/2024</text:p>
          </table:table-cell>
          <table:table-cell/>
          <table:table-cell office:value-type="string">
            <text:p>TRANSFERENCIA A FAVOR DE Cristina Cardona Altés CONCEPTO: H2 Gastos Cristina </text:p>
          </table:table-cell>
          <table:table-cell/>
          <table:table-cell office:value-type="float" office:value="-50">
            <text:p>-50</text:p>
          </table:table-cell>
          <table:table-cell/>
          <table:table-cell office:value-type="float" office:value="2367.88">
            <text:p>2.367,8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26">
            <text:p>26/03/2024</text:p>
          </table:table-cell>
          <table:table-cell/>
          <table:table-cell office:value-type="date" office:date-value="2024-03-26">
            <text:p>26/03/2024</text:p>
          </table:table-cell>
          <table:table-cell/>
          <table:table-cell office:value-type="string">
            <text:p>TRANSFERENCIA A FAVOR DE Cristina Cardona Altés CONCEPTO: H3 Gastos Gaia </text:p>
          </table:table-cell>
          <table:table-cell/>
          <table:table-cell office:value-type="float" office:value="-70">
            <text:p>-70</text:p>
          </table:table-cell>
          <table:table-cell/>
          <table:table-cell office:value-type="float" office:value="2417.88">
            <text:p>2.417,8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26">
            <text:p>26/03/2024</text:p>
          </table:table-cell>
          <table:table-cell/>
          <table:table-cell office:value-type="date" office:date-value="2024-03-26">
            <text:p>26/03/2024</text:p>
          </table:table-cell>
          <table:table-cell/>
          <table:table-cell office:value-type="string">
            <text:p>TRANSFERENCIA A FAVOR DE Cristina Cardona Altés CONCEPTO: H1 Gastos Elisa </text:p>
          </table:table-cell>
          <table:table-cell/>
          <table:table-cell office:value-type="float" office:value="-75">
            <text:p>-75</text:p>
          </table:table-cell>
          <table:table-cell/>
          <table:table-cell office:value-type="float" office:value="2487.88">
            <text:p>2.487,8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21">
            <text:p>21/03/2024</text:p>
          </table:table-cell>
          <table:table-cell/>
          <table:table-cell office:value-type="date" office:date-value="2024-03-21">
            <text:p>21/03/2024</text:p>
          </table:table-cell>
          <table:table-cell/>
          <table:table-cell office:value-type="string">
            <text:p>COMPRA EN CONDIS BARCELONA, CON LA TARJETA : 5489130103230680 EL 2024-03-21 </text:p>
          </table:table-cell>
          <table:table-cell/>
          <table:table-cell office:value-type="float" office:value="-2.79">
            <text:p>-2,79</text:p>
          </table:table-cell>
          <table:table-cell/>
          <table:table-cell office:value-type="float" office:value="2562.88">
            <text:p>2.562,8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20">
            <text:p>20/03/2024</text:p>
          </table:table-cell>
          <table:table-cell/>
          <table:table-cell office:value-type="date" office:date-value="2024-03-20">
            <text:p>20/03/2024</text:p>
          </table:table-cell>
          <table:table-cell/>
          <table:table-cell office:value-type="string">
            <text:p>COMPRA EN CAFE ORLANDI, CON LA TARJETA : 5489130103230680 EL 2024-03-20 </text:p>
          </table:table-cell>
          <table:table-cell/>
          <table:table-cell office:value-type="float" office:value="-2.4">
            <text:p>-2,4</text:p>
          </table:table-cell>
          <table:table-cell/>
          <table:table-cell office:value-type="float" office:value="2565.67">
            <text:p>2.565,6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20">
            <text:p>20/03/2024</text:p>
          </table:table-cell>
          <table:table-cell/>
          <table:table-cell office:value-type="date" office:date-value="2024-03-20">
            <text:p>20/03/2024</text:p>
          </table:table-cell>
          <table:table-cell/>
          <table:table-cell office:value-type="string">
            <text:p>DISPOSICION EN CAJERO CON LA TARJETA 5489130103230680, COMISION 0,00, EL 2024-03-20 </text:p>
          </table:table-cell>
          <table:table-cell/>
          <table:table-cell office:value-type="float" office:value="-40">
            <text:p>-40</text:p>
          </table:table-cell>
          <table:table-cell/>
          <table:table-cell office:value-type="float" office:value="2568.07">
            <text:p>2.568,0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20">
            <text:p>20/03/2024</text:p>
          </table:table-cell>
          <table:table-cell/>
          <table:table-cell office:value-type="date" office:date-value="2024-03-20">
            <text:p>20/03/2024</text:p>
          </table:table-cell>
          <table:table-cell/>
          <table:table-cell office:value-type="string">
            <text:p>COMPRA EN METRO BARCELONA, CON LA TARJETA : 5489130103230680 EL 2024-03-20 </text:p>
          </table:table-cell>
          <table:table-cell/>
          <table:table-cell office:value-type="float" office:value="-21.35">
            <text:p>-21,35</text:p>
          </table:table-cell>
          <table:table-cell/>
          <table:table-cell office:value-type="float" office:value="2608.07">
            <text:p>2.608,0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19">
            <text:p>19/03/2024</text:p>
          </table:table-cell>
          <table:table-cell/>
          <table:table-cell office:value-type="date" office:date-value="2024-03-19">
            <text:p>19/03/2024</text:p>
          </table:table-cell>
          <table:table-cell/>
          <table:table-cell office:value-type="string">
            <text:p>COMPRA EN AMPLI ART FOTOGRAFIES, CON LA TARJETA : 5489130103230680 EL 2024-03-19 </text:p>
          </table:table-cell>
          <table:table-cell/>
          <table:table-cell office:value-type="float" office:value="-5.9">
            <text:p>-5,9</text:p>
          </table:table-cell>
          <table:table-cell/>
          <table:table-cell office:value-type="float" office:value="2629.42">
            <text:p>2.629,4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18">
            <text:p>18/03/2024</text:p>
          </table:table-cell>
          <table:table-cell/>
          <table:table-cell office:value-type="date" office:date-value="2024-03-18">
            <text:p>18/03/2024</text:p>
          </table:table-cell>
          <table:table-cell/>
          <table:table-cell office:value-type="string">
            <text:p>RECIBO AIGUES DE BARCELONA, S.A. Nº RECIBO 0073 0100 755 CDLRDNF REF. MANDATO 02000002153446 </text:p>
          </table:table-cell>
          <table:table-cell/>
          <table:table-cell office:value-type="float" office:value="-78.88">
            <text:p>-78,88</text:p>
          </table:table-cell>
          <table:table-cell/>
          <table:table-cell office:value-type="float" office:value="2635.32">
            <text:p>2.635,3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18">
            <text:p>18/03/2024</text:p>
          </table:table-cell>
          <table:table-cell/>
          <table:table-cell office:value-type="date" office:date-value="2024-03-16">
            <text:p>16/03/2024</text:p>
          </table:table-cell>
          <table:table-cell/>
          <table:table-cell office:value-type="string">
            <text:p>COMPRA EN BICING, CON LA TARJETA : 5489130103230680 EL 2024-03-16 </text:p>
          </table:table-cell>
          <table:table-cell/>
          <table:table-cell office:value-type="float" office:value="-3.85">
            <text:p>-3,85</text:p>
          </table:table-cell>
          <table:table-cell/>
          <table:table-cell office:value-type="float" office:value="2714.2">
            <text:p>2.714,2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14">
            <text:p>14/03/2024</text:p>
          </table:table-cell>
          <table:table-cell/>
          <table:table-cell office:value-type="date" office:date-value="2024-03-14">
            <text:p>14/03/2024</text:p>
          </table:table-cell>
          <table:table-cell/>
          <table:table-cell office:value-type="string">
            <text:p>COMPRA EN FRUTAS MARAGALL 157, CON LA TARJETA : 5489130103230680 EL 2024-03-14 </text:p>
          </table:table-cell>
          <table:table-cell/>
          <table:table-cell office:value-type="float" office:value="-5.41">
            <text:p>-5,41</text:p>
          </table:table-cell>
          <table:table-cell/>
          <table:table-cell office:value-type="float" office:value="2718.05">
            <text:p>2.718,0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14">
            <text:p>14/03/2024</text:p>
          </table:table-cell>
          <table:table-cell/>
          <table:table-cell office:value-type="date" office:date-value="2024-03-14">
            <text:p>14/03/2024</text:p>
          </table:table-cell>
          <table:table-cell/>
          <table:table-cell office:value-type="string">
            <text:p>COMPRA EN LOBRADOR DELS 15-NAVAS, CON LA TARJETA : 5489130103230680 EL 2024-03-14 </text:p>
          </table:table-cell>
          <table:table-cell/>
          <table:table-cell office:value-type="float" office:value="-1.4">
            <text:p>-1,4</text:p>
          </table:table-cell>
          <table:table-cell/>
          <table:table-cell office:value-type="float" office:value="2723.46">
            <text:p>2.723,4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14">
            <text:p>14/03/2024</text:p>
          </table:table-cell>
          <table:table-cell/>
          <table:table-cell office:value-type="date" office:date-value="2024-03-14">
            <text:p>14/03/2024</text:p>
          </table:table-cell>
          <table:table-cell/>
          <table:table-cell office:value-type="string">
            <text:p>COMPRA EN ALDI SARRIA, CON LA TARJETA : 5489130103230680 EL 2024-03-14 </text:p>
          </table:table-cell>
          <table:table-cell/>
          <table:table-cell office:value-type="float" office:value="-2.25">
            <text:p>-2,25</text:p>
          </table:table-cell>
          <table:table-cell/>
          <table:table-cell office:value-type="float" office:value="2724.86">
            <text:p>2.724,8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14">
            <text:p>14/03/2024</text:p>
          </table:table-cell>
          <table:table-cell/>
          <table:table-cell office:value-type="date" office:date-value="2024-03-14">
            <text:p>14/03/2024</text:p>
          </table:table-cell>
          <table:table-cell/>
          <table:table-cell office:value-type="string">
            <text:p>DISPOSICION EN CAJERO CON LA TARJETA 5489130103230680, COMISION 0,00, EL 2024-03-14 </text:p>
          </table:table-cell>
          <table:table-cell/>
          <table:table-cell office:value-type="float" office:value="-30">
            <text:p>-30</text:p>
          </table:table-cell>
          <table:table-cell/>
          <table:table-cell office:value-type="float" office:value="2727.11">
            <text:p>2.727,1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14">
            <text:p>14/03/2024</text:p>
          </table:table-cell>
          <table:table-cell/>
          <table:table-cell office:value-type="date" office:date-value="2024-03-14">
            <text:p>14/03/2024</text:p>
          </table:table-cell>
          <table:table-cell/>
          <table:table-cell office:value-type="string">
            <text:p>INGRESO EN EFECTIVO </text:p>
          </table:table-cell>
          <table:table-cell/>
          <table:table-cell office:value-type="float" office:value="550">
            <text:p>550</text:p>
          </table:table-cell>
          <table:table-cell/>
          <table:table-cell office:value-type="float" office:value="2757.11">
            <text:p>2.757,1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13">
            <text:p>13/03/2024</text:p>
          </table:table-cell>
          <table:table-cell/>
          <table:table-cell office:value-type="date" office:date-value="2024-03-13">
            <text:p>13/03/2024</text:p>
          </table:table-cell>
          <table:table-cell/>
          <table:table-cell office:value-type="string">
            <text:p>COMPRA EN FiverrEU, CON LA TARJETA : 5489130103230680 EL 2024-03-11 </text:p>
          </table:table-cell>
          <table:table-cell/>
          <table:table-cell office:value-type="float" office:value="-83.02">
            <text:p>-83,02</text:p>
          </table:table-cell>
          <table:table-cell/>
          <table:table-cell office:value-type="float" office:value="2207.11">
            <text:p>2.207,1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13">
            <text:p>13/03/2024</text:p>
          </table:table-cell>
          <table:table-cell/>
          <table:table-cell office:value-type="date" office:date-value="2024-03-13">
            <text:p>13/03/2024</text:p>
          </table:table-cell>
          <table:table-cell/>
          <table:table-cell office:value-type="string">
            <text:p>COMPRA EN ALDI SARRIA, CON LA TARJETA : 5489130103230680 EL 2024-03-13 </text:p>
          </table:table-cell>
          <table:table-cell/>
          <table:table-cell office:value-type="float" office:value="-13.09">
            <text:p>-13,09</text:p>
          </table:table-cell>
          <table:table-cell/>
          <table:table-cell office:value-type="float" office:value="2290.13">
            <text:p>2.290,1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12">
            <text:p>12/03/2024</text:p>
          </table:table-cell>
          <table:table-cell/>
          <table:table-cell office:value-type="date" office:date-value="2024-03-12">
            <text:p>12/03/2024</text:p>
          </table:table-cell>
          <table:table-cell/>
          <table:table-cell office:value-type="string">
            <text:p>COMPRA EN BOTRITYS CINEREA S.L., CON LA TARJETA : 5489130103230680 EL 2024-03-12 </text:p>
          </table:table-cell>
          <table:table-cell/>
          <table:table-cell office:value-type="float" office:value="-23">
            <text:p>-23</text:p>
          </table:table-cell>
          <table:table-cell/>
          <table:table-cell office:value-type="float" office:value="2303.22">
            <text:p>2.303,2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12">
            <text:p>12/03/2024</text:p>
          </table:table-cell>
          <table:table-cell/>
          <table:table-cell office:value-type="date" office:date-value="2024-03-12">
            <text:p>12/03/2024</text:p>
          </table:table-cell>
          <table:table-cell/>
          <table:table-cell office:value-type="string">
            <text:p>TRANSFERENCIA DE MARIA TERESA ALTES SALAFRANCA, CONCEPTO GASTOS ENERO Y FEBRERO 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2326.22">
            <text:p>2.326,2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11">
            <text:p>11/03/2024</text:p>
          </table:table-cell>
          <table:table-cell/>
          <table:table-cell office:value-type="date" office:date-value="2024-03-11">
            <text:p>11/03/2024</text:p>
          </table:table-cell>
          <table:table-cell/>
          <table:table-cell office:value-type="string">
            <text:p>COMPRA EN WOK LA PLAZA, CON LA TARJETA : 5489130103230680 EL 2024-03-11 </text:p>
          </table:table-cell>
          <table:table-cell/>
          <table:table-cell office:value-type="float" office:value="-2.4">
            <text:p>-2,4</text:p>
          </table:table-cell>
          <table:table-cell/>
          <table:table-cell office:value-type="float" office:value="2291.22">
            <text:p>2.291,2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11">
            <text:p>11/03/2024</text:p>
          </table:table-cell>
          <table:table-cell/>
          <table:table-cell office:value-type="date" office:date-value="2024-03-09">
            <text:p>09/03/2024</text:p>
          </table:table-cell>
          <table:table-cell/>
          <table:table-cell office:value-type="string">
            <text:p>COMPRA EN AREAS SANTS ESTACION, CON LA TARJETA : 5489130103230680 EL 2024-03-09 </text:p>
          </table:table-cell>
          <table:table-cell/>
          <table:table-cell office:value-type="float" office:value="-2.6">
            <text:p>-2,6</text:p>
          </table:table-cell>
          <table:table-cell/>
          <table:table-cell office:value-type="float" office:value="2293.62">
            <text:p>2.293,6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11">
            <text:p>11/03/2024</text:p>
          </table:table-cell>
          <table:table-cell/>
          <table:table-cell office:value-type="date" office:date-value="2024-03-09">
            <text:p>09/03/2024</text:p>
          </table:table-cell>
          <table:table-cell/>
          <table:table-cell office:value-type="string">
            <text:p>COMPRA EN BAZAR TARRADELLAS, CON LA TARJETA : 5489130103230680 EL 2024-03-09 </text:p>
          </table:table-cell>
          <table:table-cell/>
          <table:table-cell office:value-type="float" office:value="-3.75">
            <text:p>-3,75</text:p>
          </table:table-cell>
          <table:table-cell/>
          <table:table-cell office:value-type="float" office:value="2296.22">
            <text:p>2.296,22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4-03-08">
            <text:p>08/03/2024</text:p>
          </table:table-cell>
          <table:table-cell/>
          <table:table-cell office:value-type="date" office:date-value="2024-03-08">
            <text:p>08/03/2024</text:p>
          </table:table-cell>
          <table:table-cell/>
          <table:table-cell office:value-type="string">
            <text:p>TRANSFERENCIA DE MLE ELISA BERGER, CONCEPTO VIR DE MLE ELISA BERGER 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2299.97">
            <text:p>2.299,97</text:p>
          </table:table-cell>
          <table:table-cell office:value-type="string">
            <text:p>H1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3-07">
            <text:p>07/03/2024</text:p>
          </table:table-cell>
          <table:table-cell/>
          <table:table-cell office:value-type="date" office:date-value="2024-03-07">
            <text:p>07/03/2024</text:p>
          </table:table-cell>
          <table:table-cell/>
          <table:table-cell office:value-type="string">
            <text:p>COMPRA EN BROOKLYN CAFE URGELL, CON LA TARJETA : 5489130103230680 EL 2024-03-07 </text:p>
          </table:table-cell>
          <table:table-cell/>
          <table:table-cell office:value-type="float" office:value="-2.15">
            <text:p>-2,15</text:p>
          </table:table-cell>
          <table:table-cell/>
          <table:table-cell office:value-type="float" office:value="1499.97">
            <text:p>1.499,9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05">
            <text:p>05/03/2024</text:p>
          </table:table-cell>
          <table:table-cell/>
          <table:table-cell office:value-type="date" office:date-value="2024-03-05">
            <text:p>05/03/2024</text:p>
          </table:table-cell>
          <table:table-cell/>
          <table:table-cell office:value-type="string">
            <text:p>COMPRA EN DILVE, CON LA TARJETA : 5489130103230680 EL 2024-03-05 </text:p>
          </table:table-cell>
          <table:table-cell/>
          <table:table-cell office:value-type="float" office:value="-80">
            <text:p>-80</text:p>
          </table:table-cell>
          <table:table-cell/>
          <table:table-cell office:value-type="float" office:value="1502.12">
            <text:p>1.502,1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05">
            <text:p>05/03/2024</text:p>
          </table:table-cell>
          <table:table-cell/>
          <table:table-cell office:value-type="date" office:date-value="2024-03-05">
            <text:p>05/03/2024</text:p>
          </table:table-cell>
          <table:table-cell/>
          <table:table-cell office:value-type="string">
            <text:p>RECIBO FUTBOL CLUB MARTINENC (CEM GUINARDO) Nº RECIBO 0073 0100 755 CDHDDCP REF. MANDATO 00001420150</text:p>
          </table:table-cell>
          <table:table-cell/>
          <table:table-cell office:value-type="float" office:value="-26.01">
            <text:p>-26,01</text:p>
          </table:table-cell>
          <table:table-cell/>
          <table:table-cell office:value-type="float" office:value="1582.12">
            <text:p>1.582,1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05">
            <text:p>05/03/2024</text:p>
          </table:table-cell>
          <table:table-cell/>
          <table:table-cell office:value-type="date" office:date-value="2024-03-05">
            <text:p>05/03/2024</text:p>
          </table:table-cell>
          <table:table-cell/>
          <table:table-cell office:value-type="string">
            <text:p>RECIBO FUTBOL CLUB MARTINENC (CEM GUINARDO) Nº RECIBO 0073 0100 755 CDHDDCN REF. MANDATO 00001420150</text:p>
          </table:table-cell>
          <table:table-cell/>
          <table:table-cell office:value-type="float" office:value="-0.3">
            <text:p>-0,3</text:p>
          </table:table-cell>
          <table:table-cell/>
          <table:table-cell office:value-type="float" office:value="1608.13">
            <text:p>1.608,1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04">
            <text:p>04/03/2024</text:p>
          </table:table-cell>
          <table:table-cell/>
          <table:table-cell office:value-type="date" office:date-value="2024-03-04">
            <text:p>04/03/2024</text:p>
          </table:table-cell>
          <table:table-cell/>
          <table:table-cell office:value-type="string">
            <text:p>COMPRA EN SANTS BEER, CON LA TARJETA : 5489130103230680 EL 2024-03-04 </text:p>
          </table:table-cell>
          <table:table-cell/>
          <table:table-cell office:value-type="float" office:value="-11.65">
            <text:p>-11,65</text:p>
          </table:table-cell>
          <table:table-cell/>
          <table:table-cell office:value-type="float" office:value="1608.43">
            <text:p>1.608,4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04">
            <text:p>04/03/2024</text:p>
          </table:table-cell>
          <table:table-cell/>
          <table:table-cell office:value-type="date" office:date-value="2024-03-04">
            <text:p>04/03/2024</text:p>
          </table:table-cell>
          <table:table-cell/>
          <table:table-cell office:value-type="string">
            <text:p>NOMINA DE INSTITUTO NACIONAL DE EMPLEO - INEM: </text:p>
          </table:table-cell>
          <table:table-cell/>
          <table:table-cell office:value-type="float" office:value="778.95">
            <text:p>778,95</text:p>
          </table:table-cell>
          <table:table-cell/>
          <table:table-cell office:value-type="float" office:value="1620.08">
            <text:p>1.620,0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04">
            <text:p>04/03/2024</text:p>
          </table:table-cell>
          <table:table-cell/>
          <table:table-cell office:value-type="date" office:date-value="2024-03-04">
            <text:p>04/03/2024</text:p>
          </table:table-cell>
          <table:table-cell/>
          <table:table-cell office:value-type="string">
            <text:p>COMPRA EN CEM GUINARDO, CON LA TARJETA : 5489130103230680 EL 2024-03-04 </text:p>
          </table:table-cell>
          <table:table-cell/>
          <table:table-cell office:value-type="float" office:value="-80.51">
            <text:p>-80,51</text:p>
          </table:table-cell>
          <table:table-cell/>
          <table:table-cell table:style-name="ce24" office:value-type="float" office:value="841.13">
            <text:p>841,1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04">
            <text:p>04/03/2024</text:p>
          </table:table-cell>
          <table:table-cell/>
          <table:table-cell office:value-type="date" office:date-value="2024-03-03">
            <text:p>03/03/2024</text:p>
          </table:table-cell>
          <table:table-cell/>
          <table:table-cell office:value-type="string">
            <text:p>COMPRA EN QUIMET D'HORTA, CON LA TARJETA : 5489130103230680 EL 2024-03-03 </text:p>
          </table:table-cell>
          <table:table-cell/>
          <table:table-cell office:value-type="float" office:value="-8.25">
            <text:p>-8,25</text:p>
          </table:table-cell>
          <table:table-cell/>
          <table:table-cell table:style-name="ce27" office:value-type="float" office:value="921.64">
            <text:p>921,6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04">
            <text:p>04/03/2024</text:p>
          </table:table-cell>
          <table:table-cell/>
          <table:table-cell office:value-type="date" office:date-value="2024-03-02">
            <text:p>02/03/2024</text:p>
          </table:table-cell>
          <table:table-cell/>
          <table:table-cell office:value-type="string">
            <text:p>COMPRA EN ALDI MARAGALL, CON LA TARJETA : 5489130103230680 EL 2024-03-02 </text:p>
          </table:table-cell>
          <table:table-cell/>
          <table:table-cell office:value-type="float" office:value="-8.16">
            <text:p>-8,16</text:p>
          </table:table-cell>
          <table:table-cell/>
          <table:table-cell table:style-name="ce27" office:value-type="float" office:value="929.89">
            <text:p>929,8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04">
            <text:p>04/03/2024</text:p>
          </table:table-cell>
          <table:table-cell/>
          <table:table-cell office:value-type="date" office:date-value="2024-03-01">
            <text:p>01/03/2024</text:p>
          </table:table-cell>
          <table:table-cell/>
          <table:table-cell office:value-type="string">
            <text:p>RETENCION HACIENDA ABONO DE DEVOLUCION RECIBOS PRINCIPALES </text:p>
          </table:table-cell>
          <table:table-cell/>
          <table:table-cell office:value-type="float" office:value="-0.28">
            <text:p>-0,28</text:p>
          </table:table-cell>
          <table:table-cell/>
          <table:table-cell table:style-name="ce27" office:value-type="float" office:value="938.05">
            <text:p>938,0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04">
            <text:p>04/03/2024</text:p>
          </table:table-cell>
          <table:table-cell/>
          <table:table-cell office:value-type="date" office:date-value="2024-03-01">
            <text:p>01/03/2024</text:p>
          </table:table-cell>
          <table:table-cell/>
          <table:table-cell office:value-type="string">
            <text:p>BONIFICACION SOBRE EL IMPORTE DE RECIBOS DOMICILIADOS Y PAGADOS </text:p>
          </table:table-cell>
          <table:table-cell/>
          <table:table-cell office:value-type="float" office:value="1.48">
            <text:p>1,48</text:p>
          </table:table-cell>
          <table:table-cell/>
          <table:table-cell table:style-name="ce27" office:value-type="float" office:value="938.33">
            <text:p>938,3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01">
            <text:p>01/03/2024</text:p>
          </table:table-cell>
          <table:table-cell/>
          <table:table-cell office:value-type="date" office:date-value="2024-03-01">
            <text:p>01/03/2024</text:p>
          </table:table-cell>
          <table:table-cell/>
          <table:table-cell office:value-type="string">
            <text:p>COMPRA EN BICING, CON LA TARJETA : 5489130103230680 EL 2024-03-01 </text:p>
          </table:table-cell>
          <table:table-cell/>
          <table:table-cell office:value-type="float" office:value="-2.8">
            <text:p>-2,8</text:p>
          </table:table-cell>
          <table:table-cell/>
          <table:table-cell table:style-name="ce27" office:value-type="float" office:value="936.85">
            <text:p>936,8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29">
            <text:p>29/02/2024</text:p>
          </table:table-cell>
          <table:table-cell/>
          <table:table-cell office:value-type="date" office:date-value="2024-02-29">
            <text:p>29/02/2024</text:p>
          </table:table-cell>
          <table:table-cell/>
          <table:table-cell office:value-type="string">
            <text:p>COMPRA EN BAR MARCEL, CON LA TARJETA : 5489130103230680 EL 2024-02-29 </text:p>
          </table:table-cell>
          <table:table-cell/>
          <table:table-cell office:value-type="float" office:value="-10.45">
            <text:p>-10,45</text:p>
          </table:table-cell>
          <table:table-cell/>
          <table:table-cell table:style-name="ce27" office:value-type="float" office:value="939.65">
            <text:p>939,6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28">
            <text:p>28/02/2024</text:p>
          </table:table-cell>
          <table:table-cell/>
          <table:table-cell office:value-type="date" office:date-value="2024-02-28">
            <text:p>28/02/2024</text:p>
          </table:table-cell>
          <table:table-cell/>
          <table:table-cell office:value-type="string">
            <text:p>RECIBO ENDESA ENERGIA S.A. Nº RECIBO 0073 0100 755 CDDVQTH REF. MANDATO E00020920343960900020001 </text:p>
          </table:table-cell>
          <table:table-cell/>
          <table:table-cell office:value-type="float" office:value="-36.8">
            <text:p>-36,8</text:p>
          </table:table-cell>
          <table:table-cell/>
          <table:table-cell table:style-name="ce27" office:value-type="float" office:value="950.1">
            <text:p>950,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26">
            <text:p>26/02/2024</text:p>
          </table:table-cell>
          <table:table-cell/>
          <table:table-cell office:value-type="date" office:date-value="2024-02-26">
            <text:p>26/02/2024</text:p>
          </table:table-cell>
          <table:table-cell/>
          <table:table-cell office:value-type="string">
            <text:p>COMPRA EN SANTS BEER, CON LA TARJETA : 5489130103230680 EL 2024-02-26 </text:p>
          </table:table-cell>
          <table:table-cell/>
          <table:table-cell office:value-type="float" office:value="-8.65">
            <text:p>-8,65</text:p>
          </table:table-cell>
          <table:table-cell/>
          <table:table-cell table:style-name="ce27" office:value-type="float" office:value="986.9">
            <text:p>986,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26">
            <text:p>26/02/2024</text:p>
          </table:table-cell>
          <table:table-cell/>
          <table:table-cell office:value-type="date" office:date-value="2024-02-26">
            <text:p>26/02/2024</text:p>
          </table:table-cell>
          <table:table-cell/>
          <table:table-cell office:value-type="string">
            <text:p>COMPRA EN CEM GUINARDO, CON LA TARJETA : 5489130103230680 EL 2024-02-26 </text:p>
          </table:table-cell>
          <table:table-cell/>
          <table:table-cell office:value-type="float" office:value="-10">
            <text:p>-10</text:p>
          </table:table-cell>
          <table:table-cell/>
          <table:table-cell table:style-name="ce27" office:value-type="float" office:value="995.55">
            <text:p>995,5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26">
            <text:p>26/02/2024</text:p>
          </table:table-cell>
          <table:table-cell/>
          <table:table-cell office:value-type="date" office:date-value="2024-02-26">
            <text:p>26/02/2024</text:p>
          </table:table-cell>
          <table:table-cell/>
          <table:table-cell office:value-type="string">
            <text:p>TRANSFERENCIA A FAVOR DE Cristina Cardona Altés CONCEPTO: H2 Alquiler mensual Cristina </text:p>
          </table:table-cell>
          <table:table-cell/>
          <table:table-cell office:value-type="float" office:value="-500">
            <text:p>-500</text:p>
          </table:table-cell>
          <table:table-cell/>
          <table:table-cell table:style-name="ce25" office:value-type="float" office:value="1005.55">
            <text:p>1.005,5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26">
            <text:p>26/02/2024</text:p>
          </table:table-cell>
          <table:table-cell/>
          <table:table-cell office:value-type="date" office:date-value="2024-02-26">
            <text:p>26/02/2024</text:p>
          </table:table-cell>
          <table:table-cell/>
          <table:table-cell office:value-type="string">
            <text:p>TRANSFERENCIA A FAVOR DE Cristina Cardona Altés CONCEPTO: H3 Alquiler mensual Gaia </text:p>
          </table:table-cell>
          <table:table-cell/>
          <table:table-cell office:value-type="float" office:value="-475">
            <text:p>-475</text:p>
          </table:table-cell>
          <table:table-cell/>
          <table:table-cell office:value-type="float" office:value="1505.55">
            <text:p>1.505,5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26">
            <text:p>26/02/2024</text:p>
          </table:table-cell>
          <table:table-cell/>
          <table:table-cell office:value-type="date" office:date-value="2024-02-26">
            <text:p>26/02/2024</text:p>
          </table:table-cell>
          <table:table-cell/>
          <table:table-cell office:value-type="string">
            <text:p>TRANSFERENCIA A FAVOR DE Cristina Cardona Altés CONCEPTO: H1 Alquiler Elisa </text:p>
          </table:table-cell>
          <table:table-cell/>
          <table:table-cell office:value-type="float" office:value="-725">
            <text:p>-725</text:p>
          </table:table-cell>
          <table:table-cell/>
          <table:table-cell office:value-type="float" office:value="1980.55">
            <text:p>1.980,5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26">
            <text:p>26/02/2024</text:p>
          </table:table-cell>
          <table:table-cell/>
          <table:table-cell office:value-type="date" office:date-value="2024-02-26">
            <text:p>26/02/2024</text:p>
          </table:table-cell>
          <table:table-cell/>
          <table:table-cell office:value-type="string">
            <text:p>TRANSFERENCIA A FAVOR DE Cristina Cardona Altés CONCEPTO: H2 Gastos Cristina </text:p>
          </table:table-cell>
          <table:table-cell/>
          <table:table-cell office:value-type="float" office:value="-50">
            <text:p>-50</text:p>
          </table:table-cell>
          <table:table-cell/>
          <table:table-cell office:value-type="float" office:value="2705.55">
            <text:p>2.705,5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26">
            <text:p>26/02/2024</text:p>
          </table:table-cell>
          <table:table-cell/>
          <table:table-cell office:value-type="date" office:date-value="2024-02-26">
            <text:p>26/02/2024</text:p>
          </table:table-cell>
          <table:table-cell/>
          <table:table-cell office:value-type="string">
            <text:p>TRANSFERENCIA A FAVOR DE Cristina Cardona Altés CONCEPTO: H3 Gastos Gaia </text:p>
          </table:table-cell>
          <table:table-cell/>
          <table:table-cell office:value-type="float" office:value="-70">
            <text:p>-70</text:p>
          </table:table-cell>
          <table:table-cell/>
          <table:table-cell office:value-type="float" office:value="2755.55">
            <text:p>2.755,5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26">
            <text:p>26/02/2024</text:p>
          </table:table-cell>
          <table:table-cell/>
          <table:table-cell office:value-type="date" office:date-value="2024-02-26">
            <text:p>26/02/2024</text:p>
          </table:table-cell>
          <table:table-cell/>
          <table:table-cell office:value-type="string">
            <text:p>TRANSFERENCIA A FAVOR DE Cristina Cardona Altés CONCEPTO: H1 Gastos Elisa </text:p>
          </table:table-cell>
          <table:table-cell/>
          <table:table-cell office:value-type="float" office:value="-75">
            <text:p>-75</text:p>
          </table:table-cell>
          <table:table-cell/>
          <table:table-cell office:value-type="float" office:value="2825.55">
            <text:p>2.825,5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22">
            <text:p>22/02/2024</text:p>
          </table:table-cell>
          <table:table-cell/>
          <table:table-cell office:value-type="date" office:date-value="2024-02-22">
            <text:p>22/02/2024</text:p>
          </table:table-cell>
          <table:table-cell/>
          <table:table-cell office:value-type="string">
            <text:p>COMPRA EN AREAS SANTS ESTACION, CON LA TARJETA : 5489130103230680 EL 2024-02-22 </text:p>
          </table:table-cell>
          <table:table-cell/>
          <table:table-cell office:value-type="float" office:value="-2.6">
            <text:p>-2,6</text:p>
          </table:table-cell>
          <table:table-cell/>
          <table:table-cell office:value-type="float" office:value="2900.55">
            <text:p>2.900,5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20">
            <text:p>20/02/2024</text:p>
          </table:table-cell>
          <table:table-cell/>
          <table:table-cell office:value-type="date" office:date-value="2024-02-20">
            <text:p>20/02/2024</text:p>
          </table:table-cell>
          <table:table-cell/>
          <table:table-cell office:value-type="string">
            <text:p>COMPRA EN FLORS MARUJA, CON LA TARJETA : 5489130103230680 EL 2024-02-20 </text:p>
          </table:table-cell>
          <table:table-cell/>
          <table:table-cell office:value-type="float" office:value="-7">
            <text:p>-7</text:p>
          </table:table-cell>
          <table:table-cell/>
          <table:table-cell office:value-type="float" office:value="2903.15">
            <text:p>2.903,1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20">
            <text:p>20/02/2024</text:p>
          </table:table-cell>
          <table:table-cell/>
          <table:table-cell office:value-type="date" office:date-value="2024-02-20">
            <text:p>20/02/2024</text:p>
          </table:table-cell>
          <table:table-cell/>
          <table:table-cell office:value-type="string">
            <text:p>COMPRA EN FLORS MARUJA, CON LA TARJETA : 5489130103230680 EL 2024-02-20 </text:p>
          </table:table-cell>
          <table:table-cell/>
          <table:table-cell office:value-type="float" office:value="-12">
            <text:p>-12</text:p>
          </table:table-cell>
          <table:table-cell/>
          <table:table-cell office:value-type="float" office:value="2910.15">
            <text:p>2.910,1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20">
            <text:p>20/02/2024</text:p>
          </table:table-cell>
          <table:table-cell/>
          <table:table-cell office:value-type="date" office:date-value="2024-02-20">
            <text:p>20/02/2024</text:p>
          </table:table-cell>
          <table:table-cell/>
          <table:table-cell office:value-type="string">
            <text:p>COMPRA EN HERBOLARI FERRAN, CON LA TARJETA : 5489130103230680 EL 2024-02-20 </text:p>
          </table:table-cell>
          <table:table-cell/>
          <table:table-cell office:value-type="float" office:value="-8.95">
            <text:p>-8,95</text:p>
          </table:table-cell>
          <table:table-cell/>
          <table:table-cell office:value-type="float" office:value="2922.15">
            <text:p>2.922,1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20">
            <text:p>20/02/2024</text:p>
          </table:table-cell>
          <table:table-cell/>
          <table:table-cell office:value-type="date" office:date-value="2024-02-20">
            <text:p>20/02/2024</text:p>
          </table:table-cell>
          <table:table-cell/>
          <table:table-cell office:value-type="string">
            <text:p>COMPRA EN CONDIS BARCELONA, CON LA TARJETA : 5489130103230680 EL 2024-02-20 </text:p>
          </table:table-cell>
          <table:table-cell/>
          <table:table-cell office:value-type="float" office:value="-4.79">
            <text:p>-4,79</text:p>
          </table:table-cell>
          <table:table-cell/>
          <table:table-cell office:value-type="float" office:value="2931.1">
            <text:p>2.931,1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19">
            <text:p>19/02/2024</text:p>
          </table:table-cell>
          <table:table-cell/>
          <table:table-cell office:value-type="date" office:date-value="2024-02-19">
            <text:p>19/02/2024</text:p>
          </table:table-cell>
          <table:table-cell/>
          <table:table-cell office:value-type="string">
            <text:p>COMPRA EN SANTS BEER, CON LA TARJETA : 5489130103230680 EL 2024-02-19 </text:p>
          </table:table-cell>
          <table:table-cell/>
          <table:table-cell office:value-type="float" office:value="-11.65">
            <text:p>-11,65</text:p>
          </table:table-cell>
          <table:table-cell/>
          <table:table-cell office:value-type="float" office:value="2935.89">
            <text:p>2.935,8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19">
            <text:p>19/02/2024</text:p>
          </table:table-cell>
          <table:table-cell/>
          <table:table-cell office:value-type="date" office:date-value="2024-02-19">
            <text:p>19/02/2024</text:p>
          </table:table-cell>
          <table:table-cell/>
          <table:table-cell office:value-type="string">
            <text:p>COMPRA EN METRO BARCELONA, CON LA TARJETA : 5489130103230680 EL 2024-02-19 </text:p>
          </table:table-cell>
          <table:table-cell/>
          <table:table-cell office:value-type="float" office:value="-21.35">
            <text:p>-21,35</text:p>
          </table:table-cell>
          <table:table-cell/>
          <table:table-cell office:value-type="float" office:value="2947.54">
            <text:p>2.947,5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19">
            <text:p>19/02/2024</text:p>
          </table:table-cell>
          <table:table-cell/>
          <table:table-cell office:value-type="date" office:date-value="2024-02-17">
            <text:p>17/02/2024</text:p>
          </table:table-cell>
          <table:table-cell/>
          <table:table-cell office:value-type="string">
            <text:p>COMPRA EN ALDI SARRIA, CON LA TARJETA : 5489130103230680 EL 2024-02-17 </text:p>
          </table:table-cell>
          <table:table-cell/>
          <table:table-cell office:value-type="float" office:value="-12.26">
            <text:p>-12,26</text:p>
          </table:table-cell>
          <table:table-cell/>
          <table:table-cell office:value-type="float" office:value="2968.89">
            <text:p>2.968,8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19">
            <text:p>19/02/2024</text:p>
          </table:table-cell>
          <table:table-cell/>
          <table:table-cell office:value-type="date" office:date-value="2024-02-17">
            <text:p>17/02/2024</text:p>
          </table:table-cell>
          <table:table-cell/>
          <table:table-cell office:value-type="string">
            <text:p>COMPRA EN LA CERDANYA, CON LA TARJETA : 5489130103230680 EL 2024-02-17 </text:p>
          </table:table-cell>
          <table:table-cell/>
          <table:table-cell office:value-type="float" office:value="-1.5">
            <text:p>-1,5</text:p>
          </table:table-cell>
          <table:table-cell/>
          <table:table-cell office:value-type="float" office:value="2981.15">
            <text:p>2.981,1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16">
            <text:p>16/02/2024</text:p>
          </table:table-cell>
          <table:table-cell/>
          <table:table-cell office:value-type="date" office:date-value="2024-02-16">
            <text:p>16/02/2024</text:p>
          </table:table-cell>
          <table:table-cell/>
          <table:table-cell office:value-type="string">
            <text:p>COMPRA EN BICING, CON LA TARJETA : 5489130103230680 EL 2024-02-16 </text:p>
          </table:table-cell>
          <table:table-cell/>
          <table:table-cell office:value-type="float" office:value="-7">
            <text:p>-7</text:p>
          </table:table-cell>
          <table:table-cell/>
          <table:table-cell office:value-type="float" office:value="2982.65">
            <text:p>2.982,6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15">
            <text:p>15/02/2024</text:p>
          </table:table-cell>
          <table:table-cell/>
          <table:table-cell office:value-type="date" office:date-value="2024-02-15">
            <text:p>15/02/2024</text:p>
          </table:table-cell>
          <table:table-cell/>
          <table:table-cell office:value-type="string">
            <text:p>COMPRA EN AREAS SANTS ESTACION, CON LA TARJETA : 5489130103230680 EL 2024-02-15 </text:p>
          </table:table-cell>
          <table:table-cell/>
          <table:table-cell office:value-type="float" office:value="-2.5">
            <text:p>-2,5</text:p>
          </table:table-cell>
          <table:table-cell/>
          <table:table-cell office:value-type="float" office:value="2989.65">
            <text:p>2.989,6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14">
            <text:p>14/02/2024</text:p>
          </table:table-cell>
          <table:table-cell/>
          <table:table-cell office:value-type="date" office:date-value="2024-02-14">
            <text:p>14/02/2024</text:p>
          </table:table-cell>
          <table:table-cell/>
          <table:table-cell office:value-type="string">
            <text:p>RECIBO TOTALENERGIES CLIENTESSAU Nº RECIBO 0073 0100 755 CDBKYGK REF. MANDATO NCESIGL101020230000000</text:p>
          </table:table-cell>
          <table:table-cell/>
          <table:table-cell office:value-type="float" office:value="-186.05">
            <text:p>-186,05</text:p>
          </table:table-cell>
          <table:table-cell/>
          <table:table-cell office:value-type="float" office:value="2992.15">
            <text:p>2.992,1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14">
            <text:p>14/02/2024</text:p>
          </table:table-cell>
          <table:table-cell/>
          <table:table-cell office:value-type="date" office:date-value="2024-02-13">
            <text:p>13/02/2024</text:p>
          </table:table-cell>
          <table:table-cell/>
          <table:table-cell office:value-type="string">
            <text:p>COMISION POR COMPRAS REALIZADAS EN MONEDA NO EURO </text:p>
          </table:table-cell>
          <table:table-cell/>
          <table:table-cell office:value-type="float" office:value="-2.63">
            <text:p>-2,63</text:p>
          </table:table-cell>
          <table:table-cell/>
          <table:table-cell office:value-type="float" office:value="3178.2">
            <text:p>3.178,2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13">
            <text:p>13/02/2024</text:p>
          </table:table-cell>
          <table:table-cell/>
          <table:table-cell office:value-type="date" office:date-value="2024-02-13">
            <text:p>13/02/2024</text:p>
          </table:table-cell>
          <table:table-cell/>
          <table:table-cell office:value-type="string">
            <text:p>COMPRA EN DOMESTIKA PLUS, CON LA TARJETA : 5489130103230680 EL 2024-02-11 </text:p>
          </table:table-cell>
          <table:table-cell/>
          <table:table-cell office:value-type="float" office:value="-87.7">
            <text:p>-87,7</text:p>
          </table:table-cell>
          <table:table-cell/>
          <table:table-cell office:value-type="float" office:value="3180.83">
            <text:p>3.180,8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13">
            <text:p>13/02/2024</text:p>
          </table:table-cell>
          <table:table-cell/>
          <table:table-cell office:value-type="date" office:date-value="2024-02-13">
            <text:p>13/02/2024</text:p>
          </table:table-cell>
          <table:table-cell/>
          <table:table-cell office:value-type="string">
            <text:p>COMPRA EN ALDI MARAGALL, CON LA TARJETA : 5489130103230680 EL 2024-02-13 </text:p>
          </table:table-cell>
          <table:table-cell/>
          <table:table-cell office:value-type="float" office:value="-16.99">
            <text:p>-16,99</text:p>
          </table:table-cell>
          <table:table-cell/>
          <table:table-cell office:value-type="float" office:value="3268.53">
            <text:p>3.268,5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12">
            <text:p>12/02/2024</text:p>
          </table:table-cell>
          <table:table-cell/>
          <table:table-cell office:value-type="date" office:date-value="2024-02-12">
            <text:p>12/02/2024</text:p>
          </table:table-cell>
          <table:table-cell/>
          <table:table-cell office:value-type="string">
            <text:p>COMPRA EN WOK LA PLAZA, CON LA TARJETA : 5489130103230680 EL 2024-02-12 </text:p>
          </table:table-cell>
          <table:table-cell/>
          <table:table-cell office:value-type="float" office:value="-6.9">
            <text:p>-6,9</text:p>
          </table:table-cell>
          <table:table-cell/>
          <table:table-cell office:value-type="float" office:value="3285.52">
            <text:p>3.285,5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12">
            <text:p>12/02/2024</text:p>
          </table:table-cell>
          <table:table-cell/>
          <table:table-cell office:value-type="date" office:date-value="2024-02-11">
            <text:p>11/02/2024</text:p>
          </table:table-cell>
          <table:table-cell/>
          <table:table-cell office:value-type="string">
            <text:p>COMPRA EN BCAFE URGELL, CON LA TARJETA : 5489130103230680 EL 2024-02-11 </text:p>
          </table:table-cell>
          <table:table-cell/>
          <table:table-cell office:value-type="float" office:value="-6.25">
            <text:p>-6,25</text:p>
          </table:table-cell>
          <table:table-cell/>
          <table:table-cell office:value-type="float" office:value="3292.42">
            <text:p>3.292,4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12">
            <text:p>12/02/2024</text:p>
          </table:table-cell>
          <table:table-cell/>
          <table:table-cell office:value-type="date" office:date-value="2024-02-11">
            <text:p>11/02/2024</text:p>
          </table:table-cell>
          <table:table-cell/>
          <table:table-cell office:value-type="string">
            <text:p>COMPRA EN BAR JORDI, CON LA TARJETA : 5489130103230680 EL 2024-02-11 </text:p>
          </table:table-cell>
          <table:table-cell/>
          <table:table-cell office:value-type="float" office:value="-6.3">
            <text:p>-6,3</text:p>
          </table:table-cell>
          <table:table-cell/>
          <table:table-cell office:value-type="float" office:value="3298.67">
            <text:p>3.298,6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12">
            <text:p>12/02/2024</text:p>
          </table:table-cell>
          <table:table-cell/>
          <table:table-cell office:value-type="date" office:date-value="2024-02-10">
            <text:p>10/02/2024</text:p>
          </table:table-cell>
          <table:table-cell/>
          <table:table-cell office:value-type="string">
            <text:p>COMPRA EN CAFE ORLANDI, CON LA TARJETA : 5489130103230680 EL 2024-02-10 </text:p>
          </table:table-cell>
          <table:table-cell/>
          <table:table-cell office:value-type="float" office:value="-3.5">
            <text:p>-3,5</text:p>
          </table:table-cell>
          <table:table-cell/>
          <table:table-cell office:value-type="float" office:value="3304.97">
            <text:p>3.304,9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9">
            <text:p>09/02/2024</text:p>
          </table:table-cell>
          <table:table-cell/>
          <table:table-cell office:value-type="date" office:date-value="2024-02-09">
            <text:p>09/02/2024</text:p>
          </table:table-cell>
          <table:table-cell/>
          <table:table-cell office:value-type="string">
            <text:p>COMPRA EN CONDIS BARCELONA, CON LA TARJETA : 5489130103230680 EL 2024-02-09 </text:p>
          </table:table-cell>
          <table:table-cell/>
          <table:table-cell office:value-type="float" office:value="-5.85">
            <text:p>-5,85</text:p>
          </table:table-cell>
          <table:table-cell/>
          <table:table-cell office:value-type="float" office:value="3308.47">
            <text:p>3.308,4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9">
            <text:p>09/02/2024</text:p>
          </table:table-cell>
          <table:table-cell/>
          <table:table-cell office:value-type="date" office:date-value="2024-02-09">
            <text:p>09/02/2024</text:p>
          </table:table-cell>
          <table:table-cell/>
          <table:table-cell office:value-type="string">
            <text:p>COMPRA EN YOHOGAR, CON LA TARJETA : 5489130103230680 EL 2024-02-09 </text:p>
          </table:table-cell>
          <table:table-cell/>
          <table:table-cell office:value-type="float" office:value="-20.16">
            <text:p>-20,16</text:p>
          </table:table-cell>
          <table:table-cell/>
          <table:table-cell office:value-type="float" office:value="3314.32">
            <text:p>3.314,3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9">
            <text:p>09/02/2024</text:p>
          </table:table-cell>
          <table:table-cell/>
          <table:table-cell office:value-type="date" office:date-value="2024-02-09">
            <text:p>09/02/2024</text:p>
          </table:table-cell>
          <table:table-cell/>
          <table:table-cell office:value-type="string">
            <text:p>COMPRA EN BAZAR ORIENTAL, CON LA TARJETA : 5489130103230680 EL 2024-02-09 </text:p>
          </table:table-cell>
          <table:table-cell/>
          <table:table-cell office:value-type="float" office:value="-11.8">
            <text:p>-11,8</text:p>
          </table:table-cell>
          <table:table-cell/>
          <table:table-cell office:value-type="float" office:value="3334.48">
            <text:p>3.334,4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8">
            <text:p>08/02/2024</text:p>
          </table:table-cell>
          <table:table-cell/>
          <table:table-cell office:value-type="date" office:date-value="2024-02-08">
            <text:p>08/02/2024</text:p>
          </table:table-cell>
          <table:table-cell/>
          <table:table-cell office:value-type="string">
            <text:p>COMPRA EN LAIE CAFE PAU CLARIS, CON LA TARJETA : 5489130103230680 EL 2024-02-08 </text:p>
          </table:table-cell>
          <table:table-cell/>
          <table:table-cell office:value-type="float" office:value="-1.85">
            <text:p>-1,85</text:p>
          </table:table-cell>
          <table:table-cell/>
          <table:table-cell office:value-type="float" office:value="3346.28">
            <text:p>3.346,2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8">
            <text:p>08/02/2024</text:p>
          </table:table-cell>
          <table:table-cell/>
          <table:table-cell office:value-type="date" office:date-value="2024-02-08">
            <text:p>08/02/2024</text:p>
          </table:table-cell>
          <table:table-cell/>
          <table:table-cell office:value-type="string">
            <text:p>COMPRA EN BAR VELODROMO, CON LA TARJETA : 5489130103230680 EL 2024-02-08 </text:p>
          </table:table-cell>
          <table:table-cell/>
          <table:table-cell office:value-type="float" office:value="-5.1">
            <text:p>-5,1</text:p>
          </table:table-cell>
          <table:table-cell/>
          <table:table-cell office:value-type="float" office:value="3348.13">
            <text:p>3.348,1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7">
            <text:p>07/02/2024</text:p>
          </table:table-cell>
          <table:table-cell/>
          <table:table-cell office:value-type="date" office:date-value="2024-02-07">
            <text:p>07/02/2024</text:p>
          </table:table-cell>
          <table:table-cell/>
          <table:table-cell office:value-type="string">
            <text:p>COMPRA EN SOPA RESTAURANT, CON LA TARJETA : 5489130103230680 EL 2024-02-07 </text:p>
          </table:table-cell>
          <table:table-cell/>
          <table:table-cell office:value-type="float" office:value="-2">
            <text:p>-2</text:p>
          </table:table-cell>
          <table:table-cell/>
          <table:table-cell office:value-type="float" office:value="3353.23">
            <text:p>3.353,2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6">
            <text:p>06/02/2024</text:p>
          </table:table-cell>
          <table:table-cell/>
          <table:table-cell office:value-type="date" office:date-value="2024-02-06">
            <text:p>06/02/2024</text:p>
          </table:table-cell>
          <table:table-cell/>
          <table:table-cell office:value-type="string">
            <text:p>COMPRA EN LOBRADOR DELS 15-NAVAS, CON LA TARJETA : 5489130103230680 EL 2024-02-06 </text:p>
          </table:table-cell>
          <table:table-cell/>
          <table:table-cell office:value-type="float" office:value="-1.55">
            <text:p>-1,55</text:p>
          </table:table-cell>
          <table:table-cell/>
          <table:table-cell office:value-type="float" office:value="3355.23">
            <text:p>3.355,2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6">
            <text:p>06/02/2024</text:p>
          </table:table-cell>
          <table:table-cell/>
          <table:table-cell office:value-type="date" office:date-value="2024-02-06">
            <text:p>06/02/2024</text:p>
          </table:table-cell>
          <table:table-cell/>
          <table:table-cell office:value-type="string">
            <text:p>COMPRA EN SOPA RESTAURANT, CON LA TARJETA : 5489130103230680 EL 2024-02-06 </text:p>
          </table:table-cell>
          <table:table-cell/>
          <table:table-cell office:value-type="float" office:value="-2">
            <text:p>-2</text:p>
          </table:table-cell>
          <table:table-cell/>
          <table:table-cell office:value-type="float" office:value="3356.78">
            <text:p>3.356,7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6">
            <text:p>06/02/2024</text:p>
          </table:table-cell>
          <table:table-cell/>
          <table:table-cell office:value-type="date" office:date-value="2024-02-06">
            <text:p>06/02/2024</text:p>
          </table:table-cell>
          <table:table-cell/>
          <table:table-cell office:value-type="string">
            <text:p>TRANSFERENCIA DE MANNUCCI GAIA, CONCEPTO feb rent+2 months of bills </text:p>
          </table:table-cell>
          <table:table-cell/>
          <table:table-cell office:value-type="float" office:value="615">
            <text:p>615</text:p>
          </table:table-cell>
          <table:table-cell/>
          <table:table-cell office:value-type="float" office:value="3358.78">
            <text:p>3.358,78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4-02-06">
            <text:p>06/02/2024</text:p>
          </table:table-cell>
          <table:table-cell/>
          <table:table-cell office:value-type="date" office:date-value="2024-02-05">
            <text:p>05/02/2024</text:p>
          </table:table-cell>
          <table:table-cell/>
          <table:table-cell office:value-type="string">
            <text:p>TRANSFERENCIA DE MLE ELISA BERGER, CONCEPTO ALQUILER ELISA FEB24 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2743.78">
            <text:p>2.743,78</text:p>
          </table:table-cell>
          <table:table-cell office:value-type="string">
            <text:p>H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2-06">
            <text:p>06/02/2024</text:p>
          </table:table-cell>
          <table:table-cell/>
          <table:table-cell office:value-type="date" office:date-value="2024-02-05">
            <text:p>05/02/2024</text:p>
          </table:table-cell>
          <table:table-cell/>
          <table:table-cell office:value-type="string">
            <text:p>COMISION POR COMPRAS REALIZADAS EN MONEDA NO EURO </text:p>
          </table:table-cell>
          <table:table-cell/>
          <table:table-cell office:value-type="float" office:value="-0.67">
            <text:p>-0,67</text:p>
          </table:table-cell>
          <table:table-cell/>
          <table:table-cell office:value-type="float" office:value="1943.78">
            <text:p>1.943,7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5">
            <text:p>05/02/2024</text:p>
          </table:table-cell>
          <table:table-cell/>
          <table:table-cell office:value-type="date" office:date-value="2024-02-05">
            <text:p>05/02/2024</text:p>
          </table:table-cell>
          <table:table-cell/>
          <table:table-cell office:value-type="string">
            <text:p>NOMINA DE INSTITUTO NACIONAL DE EMPLEO - INEM: </text:p>
          </table:table-cell>
          <table:table-cell/>
          <table:table-cell office:value-type="float" office:value="778.95">
            <text:p>778,95</text:p>
          </table:table-cell>
          <table:table-cell/>
          <table:table-cell office:value-type="float" office:value="1944.45">
            <text:p>1.944,4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5">
            <text:p>05/02/2024</text:p>
          </table:table-cell>
          <table:table-cell/>
          <table:table-cell office:value-type="date" office:date-value="2024-02-05">
            <text:p>05/02/2024</text:p>
          </table:table-cell>
          <table:table-cell/>
          <table:table-cell office:value-type="string">
            <text:p>COMPRA EN CHATGPT SUBSCRIPTION, CON LA TARJETA : 5489130103230680 EL 2024-02-03 </text:p>
          </table:table-cell>
          <table:table-cell/>
          <table:table-cell office:value-type="float" office:value="-22.45">
            <text:p>-22,45</text:p>
          </table:table-cell>
          <table:table-cell/>
          <table:table-cell office:value-type="float" office:value="1165.5">
            <text:p>1.165,5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5">
            <text:p>05/02/2024</text:p>
          </table:table-cell>
          <table:table-cell/>
          <table:table-cell office:value-type="date" office:date-value="2024-02-05">
            <text:p>05/02/2024</text:p>
          </table:table-cell>
          <table:table-cell/>
          <table:table-cell office:value-type="string">
            <text:p>COMPRA EN SOPA RESTAURANT, CON LA TARJETA : 5489130103230680 EL 2024-02-05 </text:p>
          </table:table-cell>
          <table:table-cell/>
          <table:table-cell office:value-type="float" office:value="-0.1">
            <text:p>-0,1</text:p>
          </table:table-cell>
          <table:table-cell/>
          <table:table-cell office:value-type="float" office:value="1187.95">
            <text:p>1.187,9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5">
            <text:p>05/02/2024</text:p>
          </table:table-cell>
          <table:table-cell/>
          <table:table-cell office:value-type="date" office:date-value="2024-02-05">
            <text:p>05/02/2024</text:p>
          </table:table-cell>
          <table:table-cell/>
          <table:table-cell office:value-type="string">
            <text:p>COMPRA EN SOPA RESTAURANT, CON LA TARJETA : 5489130103230680 EL 2024-02-05 </text:p>
          </table:table-cell>
          <table:table-cell/>
          <table:table-cell office:value-type="float" office:value="-1.9">
            <text:p>-1,9</text:p>
          </table:table-cell>
          <table:table-cell/>
          <table:table-cell office:value-type="float" office:value="1188.05">
            <text:p>1.188,0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5">
            <text:p>05/02/2024</text:p>
          </table:table-cell>
          <table:table-cell/>
          <table:table-cell office:value-type="date" office:date-value="2024-02-05">
            <text:p>05/02/2024</text:p>
          </table:table-cell>
          <table:table-cell/>
          <table:table-cell office:value-type="string">
            <text:p>COMPRA EN BICING, CON LA TARJETA : 5489130103230680 EL 2024-02-05 </text:p>
          </table:table-cell>
          <table:table-cell/>
          <table:table-cell office:value-type="float" office:value="-6.05">
            <text:p>-6,05</text:p>
          </table:table-cell>
          <table:table-cell/>
          <table:table-cell office:value-type="float" office:value="1189.95">
            <text:p>1.189,9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5">
            <text:p>05/02/2024</text:p>
          </table:table-cell>
          <table:table-cell/>
          <table:table-cell office:value-type="date" office:date-value="2024-02-04">
            <text:p>04/02/2024</text:p>
          </table:table-cell>
          <table:table-cell/>
          <table:table-cell office:value-type="string">
            <text:p>COMPRA EN CAPRABO SA, CON LA TARJETA : 5489130103230680 EL 2024-02-04 </text:p>
          </table:table-cell>
          <table:table-cell/>
          <table:table-cell office:value-type="float" office:value="-10.5">
            <text:p>-10,5</text:p>
          </table:table-cell>
          <table:table-cell/>
          <table:table-cell office:value-type="float" office:value="1196">
            <text:p>1.196,0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5">
            <text:p>05/02/2024</text:p>
          </table:table-cell>
          <table:table-cell/>
          <table:table-cell office:value-type="date" office:date-value="2024-02-03">
            <text:p>03/02/2024</text:p>
          </table:table-cell>
          <table:table-cell/>
          <table:table-cell office:value-type="string">
            <text:p>COMPRA EN FRUTAS MARAGALL 157, CON LA TARJETA : 5489130103230680 EL 2024-02-03 </text:p>
          </table:table-cell>
          <table:table-cell/>
          <table:table-cell office:value-type="float" office:value="-3.51">
            <text:p>-3,51</text:p>
          </table:table-cell>
          <table:table-cell/>
          <table:table-cell office:value-type="float" office:value="1206.5">
            <text:p>1.206,5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5">
            <text:p>05/02/2024</text:p>
          </table:table-cell>
          <table:table-cell/>
          <table:table-cell office:value-type="date" office:date-value="2024-02-03">
            <text:p>03/02/2024</text:p>
          </table:table-cell>
          <table:table-cell/>
          <table:table-cell office:value-type="string">
            <text:p>BIZUM A FAVOR DE AINA SERRA PAMIES CONCEPTO: Sin concepto 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1210.01">
            <text:p>1.210,0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2">
            <text:p>02/02/2024</text:p>
          </table:table-cell>
          <table:table-cell/>
          <table:table-cell office:value-type="date" office:date-value="2024-02-02">
            <text:p>02/02/2024</text:p>
          </table:table-cell>
          <table:table-cell/>
          <table:table-cell office:value-type="string">
            <text:p>COMPRA EN BAR L'AIXOPLUC, CON LA TARJETA : 5489130103230680 EL 2024-02-02 </text:p>
          </table:table-cell>
          <table:table-cell/>
          <table:table-cell office:value-type="float" office:value="-4.2">
            <text:p>-4,2</text:p>
          </table:table-cell>
          <table:table-cell/>
          <table:table-cell office:value-type="float" office:value="1211.01">
            <text:p>1.211,0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2">
            <text:p>02/02/2024</text:p>
          </table:table-cell>
          <table:table-cell/>
          <table:table-cell office:value-type="date" office:date-value="2024-02-02">
            <text:p>02/02/2024</text:p>
          </table:table-cell>
          <table:table-cell/>
          <table:table-cell office:value-type="string">
            <text:p>COMPRA EN LIDL COMTE URGELL, CON LA TARJETA : 5489130103230680 EL 2024-02-02 </text:p>
          </table:table-cell>
          <table:table-cell/>
          <table:table-cell office:value-type="float" office:value="-12.06">
            <text:p>-12,06</text:p>
          </table:table-cell>
          <table:table-cell/>
          <table:table-cell office:value-type="float" office:value="1215.21">
            <text:p>1.215,2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2">
            <text:p>02/02/2024</text:p>
          </table:table-cell>
          <table:table-cell/>
          <table:table-cell office:value-type="date" office:date-value="2024-02-02">
            <text:p>02/02/2024</text:p>
          </table:table-cell>
          <table:table-cell/>
          <table:table-cell office:value-type="string">
            <text:p>COMPRA EN BERNAT LIBRERIA, CON LA TARJETA : 5489130103230680 EL 2024-02-02 </text:p>
          </table:table-cell>
          <table:table-cell/>
          <table:table-cell office:value-type="float" office:value="-9.95">
            <text:p>-9,95</text:p>
          </table:table-cell>
          <table:table-cell/>
          <table:table-cell office:value-type="float" office:value="1227.27">
            <text:p>1.227,2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2">
            <text:p>02/02/2024</text:p>
          </table:table-cell>
          <table:table-cell/>
          <table:table-cell office:value-type="date" office:date-value="2024-02-02">
            <text:p>02/02/2024</text:p>
          </table:table-cell>
          <table:table-cell/>
          <table:table-cell office:value-type="string">
            <text:p>COMPRA EN ALDI SARRIA, CON LA TARJETA : 5489130103230680 EL 2024-02-02 </text:p>
          </table:table-cell>
          <table:table-cell/>
          <table:table-cell office:value-type="float" office:value="-0.99">
            <text:p>-0,99</text:p>
          </table:table-cell>
          <table:table-cell/>
          <table:table-cell office:value-type="float" office:value="1237.22">
            <text:p>1.237,2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2">
            <text:p>02/02/2024</text:p>
          </table:table-cell>
          <table:table-cell/>
          <table:table-cell office:value-type="date" office:date-value="2024-02-02">
            <text:p>02/02/2024</text:p>
          </table:table-cell>
          <table:table-cell/>
          <table:table-cell office:value-type="string">
            <text:p>RECIBO ENDESA ENERGIA S.A. Nº RECIBO 0073 0100 755 CCXCRYT REF. MANDATO E00020920343960900020001 </text:p>
          </table:table-cell>
          <table:table-cell/>
          <table:table-cell office:value-type="float" office:value="-74.31">
            <text:p>-74,31</text:p>
          </table:table-cell>
          <table:table-cell/>
          <table:table-cell office:value-type="float" office:value="1238.21">
            <text:p>1.238,2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2">
            <text:p>02/02/2024</text:p>
          </table:table-cell>
          <table:table-cell/>
          <table:table-cell office:value-type="date" office:date-value="2024-02-01">
            <text:p>01/02/2024</text:p>
          </table:table-cell>
          <table:table-cell/>
          <table:table-cell office:value-type="string">
            <text:p>RETENCION HACIENDA ABONO DE DEVOLUCION RECIBOS PRINCIPALES </text:p>
          </table:table-cell>
          <table:table-cell/>
          <table:table-cell office:value-type="float" office:value="-0.05">
            <text:p>-0,05</text:p>
          </table:table-cell>
          <table:table-cell/>
          <table:table-cell office:value-type="float" office:value="1312.52">
            <text:p>1.312,5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2">
            <text:p>02/02/2024</text:p>
          </table:table-cell>
          <table:table-cell/>
          <table:table-cell office:value-type="date" office:date-value="2024-02-01">
            <text:p>01/02/2024</text:p>
          </table:table-cell>
          <table:table-cell/>
          <table:table-cell office:value-type="string">
            <text:p>BONIFICACION SOBRE EL IMPORTE DE RECIBOS DOMICILIADOS Y PAGADOS </text:p>
          </table:table-cell>
          <table:table-cell/>
          <table:table-cell office:value-type="float" office:value="0.24">
            <text:p>0,24</text:p>
          </table:table-cell>
          <table:table-cell/>
          <table:table-cell office:value-type="float" office:value="1312.57">
            <text:p>1.312,5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2">
            <text:p>02/02/2024</text:p>
          </table:table-cell>
          <table:table-cell/>
          <table:table-cell office:value-type="date" office:date-value="2024-02-01">
            <text:p>01/02/2024</text:p>
          </table:table-cell>
          <table:table-cell/>
          <table:table-cell office:value-type="string">
            <text:p>COMPRA EN EXPENDEDORA DE VERMUT SL, CON LA TARJETA : 5489130103230680 EL 2024-02-01 </text:p>
          </table:table-cell>
          <table:table-cell/>
          <table:table-cell office:value-type="float" office:value="-21">
            <text:p>-21</text:p>
          </table:table-cell>
          <table:table-cell/>
          <table:table-cell office:value-type="float" office:value="1312.33">
            <text:p>1.312,3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1">
            <text:p>01/02/2024</text:p>
          </table:table-cell>
          <table:table-cell/>
          <table:table-cell office:value-type="date" office:date-value="2024-02-01">
            <text:p>01/02/2024</text:p>
          </table:table-cell>
          <table:table-cell/>
          <table:table-cell office:value-type="string">
            <text:p>COMPRA EN AREAS SANTS ESTACION, CON LA TARJETA : 5489130103230680 EL 2024-02-01 </text:p>
          </table:table-cell>
          <table:table-cell/>
          <table:table-cell office:value-type="float" office:value="-25.95">
            <text:p>-25,95</text:p>
          </table:table-cell>
          <table:table-cell/>
          <table:table-cell office:value-type="float" office:value="1333.33">
            <text:p>1.333,3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1">
            <text:p>01/02/2024</text:p>
          </table:table-cell>
          <table:table-cell/>
          <table:table-cell office:value-type="date" office:date-value="2024-02-01">
            <text:p>01/02/2024</text:p>
          </table:table-cell>
          <table:table-cell/>
          <table:table-cell office:value-type="string">
            <text:p>COMPRA EN CAFETERIA GEOGRAFIA, CON LA TARJETA : 5489130103230680 EL 2024-02-01 </text:p>
          </table:table-cell>
          <table:table-cell/>
          <table:table-cell office:value-type="float" office:value="-10.7">
            <text:p>-10,7</text:p>
          </table:table-cell>
          <table:table-cell/>
          <table:table-cell office:value-type="float" office:value="1359.28">
            <text:p>1.359,2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1">
            <text:p>01/02/2024</text:p>
          </table:table-cell>
          <table:table-cell/>
          <table:table-cell office:value-type="date" office:date-value="2024-02-01">
            <text:p>01/02/2024</text:p>
          </table:table-cell>
          <table:table-cell/>
          <table:table-cell office:value-type="string">
            <text:p>COMPRA EN BICING, CON LA TARJETA : 5489130103230680 EL 2024-02-01 </text:p>
          </table:table-cell>
          <table:table-cell/>
          <table:table-cell office:value-type="float" office:value="-0.7">
            <text:p>-0,7</text:p>
          </table:table-cell>
          <table:table-cell/>
          <table:table-cell office:value-type="float" office:value="1369.98">
            <text:p>1.369,9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31">
            <text:p>31/01/2024</text:p>
          </table:table-cell>
          <table:table-cell/>
          <table:table-cell office:value-type="date" office:date-value="2024-01-31">
            <text:p>31/01/2024</text:p>
          </table:table-cell>
          <table:table-cell/>
          <table:table-cell office:value-type="string">
            <text:p>COMPRA EN LOBRADOR DELS 15-NAVAS, CON LA TARJETA : 5489130103230680 EL 2024-01-31 </text:p>
          </table:table-cell>
          <table:table-cell/>
          <table:table-cell office:value-type="float" office:value="-1.8">
            <text:p>-1,8</text:p>
          </table:table-cell>
          <table:table-cell/>
          <table:table-cell office:value-type="float" office:value="1370.68">
            <text:p>1.370,6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31">
            <text:p>31/01/2024</text:p>
          </table:table-cell>
          <table:table-cell/>
          <table:table-cell office:value-type="date" office:date-value="2024-01-31">
            <text:p>31/01/2024</text:p>
          </table:table-cell>
          <table:table-cell/>
          <table:table-cell office:value-type="string">
            <text:p>COMPRA EN QUI LO SA?, CON LA TARJETA : 5489130103230680 EL 2024-01-31 </text:p>
          </table:table-cell>
          <table:table-cell/>
          <table:table-cell office:value-type="float" office:value="-12">
            <text:p>-12</text:p>
          </table:table-cell>
          <table:table-cell/>
          <table:table-cell office:value-type="float" office:value="1372.48">
            <text:p>1.372,4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31">
            <text:p>31/01/2024</text:p>
          </table:table-cell>
          <table:table-cell/>
          <table:table-cell office:value-type="date" office:date-value="2024-01-31">
            <text:p>31/01/2024</text:p>
          </table:table-cell>
          <table:table-cell/>
          <table:table-cell office:value-type="string">
            <text:p>COMPRA EN CERVECERIA CATALANA, CON LA TARJETA : 5489130103230680 EL 2024-01-31 </text:p>
          </table:table-cell>
          <table:table-cell/>
          <table:table-cell office:value-type="float" office:value="-4.1">
            <text:p>-4,1</text:p>
          </table:table-cell>
          <table:table-cell/>
          <table:table-cell office:value-type="float" office:value="1384.48">
            <text:p>1.384,4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9">
            <text:p>29/01/2024</text:p>
          </table:table-cell>
          <table:table-cell/>
          <table:table-cell office:value-type="date" office:date-value="2024-01-29">
            <text:p>29/01/2024</text:p>
          </table:table-cell>
          <table:table-cell/>
          <table:table-cell office:value-type="string">
            <text:p>COMPRA EN SANTS BEER, CON LA TARJETA : 5489130103230680 EL 2024-01-29 </text:p>
          </table:table-cell>
          <table:table-cell/>
          <table:table-cell office:value-type="float" office:value="-8.65">
            <text:p>-8,65</text:p>
          </table:table-cell>
          <table:table-cell/>
          <table:table-cell office:value-type="float" office:value="1388.58">
            <text:p>1.388,5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9">
            <text:p>29/01/2024</text:p>
          </table:table-cell>
          <table:table-cell/>
          <table:table-cell office:value-type="date" office:date-value="2024-01-29">
            <text:p>29/01/2024</text:p>
          </table:table-cell>
          <table:table-cell/>
          <table:table-cell office:value-type="string">
            <text:p>COMPRA EN WOK LA PLAZA, CON LA TARJETA : 5489130103230680 EL 2024-01-29 </text:p>
          </table:table-cell>
          <table:table-cell/>
          <table:table-cell office:value-type="float" office:value="-2.95">
            <text:p>-2,95</text:p>
          </table:table-cell>
          <table:table-cell/>
          <table:table-cell office:value-type="float" office:value="1397.23">
            <text:p>1.397,2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9">
            <text:p>29/01/2024</text:p>
          </table:table-cell>
          <table:table-cell/>
          <table:table-cell office:value-type="date" office:date-value="2024-01-29">
            <text:p>29/01/2024</text:p>
          </table:table-cell>
          <table:table-cell/>
          <table:table-cell office:value-type="string">
            <text:p>COMPRA EN BICING, CON LA TARJETA : 5489130103230680 EL 2024-01-29 </text:p>
          </table:table-cell>
          <table:table-cell/>
          <table:table-cell office:value-type="float" office:value="-5.1">
            <text:p>-5,1</text:p>
          </table:table-cell>
          <table:table-cell/>
          <table:table-cell office:value-type="float" office:value="1400.18">
            <text:p>1.400,1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9">
            <text:p>29/01/2024</text:p>
          </table:table-cell>
          <table:table-cell/>
          <table:table-cell office:value-type="date" office:date-value="2024-01-29">
            <text:p>29/01/2024</text:p>
          </table:table-cell>
          <table:table-cell/>
          <table:table-cell office:value-type="string">
            <text:p>TRANSFERENCIA A FAVOR DE Cristina Cardona Altés CONCEPTO: H2 Alquiler mensual Cristina </text:p>
          </table:table-cell>
          <table:table-cell/>
          <table:table-cell office:value-type="float" office:value="-500">
            <text:p>-500</text:p>
          </table:table-cell>
          <table:table-cell/>
          <table:table-cell office:value-type="float" office:value="1405.28">
            <text:p>1.405,2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9">
            <text:p>29/01/2024</text:p>
          </table:table-cell>
          <table:table-cell/>
          <table:table-cell office:value-type="date" office:date-value="2024-01-29">
            <text:p>29/01/2024</text:p>
          </table:table-cell>
          <table:table-cell/>
          <table:table-cell office:value-type="string">
            <text:p>TRANSFERENCIA A FAVOR DE Cristina Cardona Altés CONCEPTO: H3 Alquiler mensual Gaia </text:p>
          </table:table-cell>
          <table:table-cell/>
          <table:table-cell office:value-type="float" office:value="-475">
            <text:p>-475</text:p>
          </table:table-cell>
          <table:table-cell/>
          <table:table-cell office:value-type="float" office:value="1905.28">
            <text:p>1.905,2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9">
            <text:p>29/01/2024</text:p>
          </table:table-cell>
          <table:table-cell/>
          <table:table-cell office:value-type="date" office:date-value="2024-01-29">
            <text:p>29/01/2024</text:p>
          </table:table-cell>
          <table:table-cell/>
          <table:table-cell office:value-type="string">
            <text:p>TRANSFERENCIA A FAVOR DE Cristina Cardona Altés CONCEPTO: H1 Alquiler Elisa </text:p>
          </table:table-cell>
          <table:table-cell/>
          <table:table-cell office:value-type="float" office:value="-725">
            <text:p>-725</text:p>
          </table:table-cell>
          <table:table-cell/>
          <table:table-cell office:value-type="float" office:value="2380.28">
            <text:p>2.380,2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9">
            <text:p>29/01/2024</text:p>
          </table:table-cell>
          <table:table-cell/>
          <table:table-cell office:value-type="date" office:date-value="2024-01-29">
            <text:p>29/01/2024</text:p>
          </table:table-cell>
          <table:table-cell/>
          <table:table-cell office:value-type="string">
            <text:p>TRANSFERENCIA A FAVOR DE Cristina Cardona Altés CONCEPTO: H2 Gastos Cristina </text:p>
          </table:table-cell>
          <table:table-cell/>
          <table:table-cell office:value-type="float" office:value="-50">
            <text:p>-50</text:p>
          </table:table-cell>
          <table:table-cell/>
          <table:table-cell office:value-type="float" office:value="3105.28">
            <text:p>3.105,2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9">
            <text:p>29/01/2024</text:p>
          </table:table-cell>
          <table:table-cell/>
          <table:table-cell office:value-type="date" office:date-value="2024-01-29">
            <text:p>29/01/2024</text:p>
          </table:table-cell>
          <table:table-cell/>
          <table:table-cell office:value-type="string">
            <text:p>TRANSFERENCIA A FAVOR DE Cristina Cardona Altés CONCEPTO: H3 Gastos Gaia </text:p>
          </table:table-cell>
          <table:table-cell/>
          <table:table-cell office:value-type="float" office:value="-70">
            <text:p>-70</text:p>
          </table:table-cell>
          <table:table-cell/>
          <table:table-cell office:value-type="float" office:value="3155.28">
            <text:p>3.155,2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9">
            <text:p>29/01/2024</text:p>
          </table:table-cell>
          <table:table-cell/>
          <table:table-cell office:value-type="date" office:date-value="2024-01-29">
            <text:p>29/01/2024</text:p>
          </table:table-cell>
          <table:table-cell/>
          <table:table-cell office:value-type="string">
            <text:p>TRANSFERENCIA A FAVOR DE Cristina Cardona Altés CONCEPTO: H1 Gastos Elisa </text:p>
          </table:table-cell>
          <table:table-cell/>
          <table:table-cell office:value-type="float" office:value="-75">
            <text:p>-75</text:p>
          </table:table-cell>
          <table:table-cell/>
          <table:table-cell office:value-type="float" office:value="3225.28">
            <text:p>3.225,2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9">
            <text:p>29/01/2024</text:p>
          </table:table-cell>
          <table:table-cell/>
          <table:table-cell office:value-type="date" office:date-value="2024-01-27">
            <text:p>27/01/2024</text:p>
          </table:table-cell>
          <table:table-cell/>
          <table:table-cell office:value-type="string">
            <text:p>COMPRA EN PLUS FRESC, CON LA TARJETA : 5489130103230680 EL 2024-01-27 </text:p>
          </table:table-cell>
          <table:table-cell/>
          <table:table-cell office:value-type="float" office:value="-5.74">
            <text:p>-5,74</text:p>
          </table:table-cell>
          <table:table-cell/>
          <table:table-cell office:value-type="float" office:value="3300.28">
            <text:p>3.300,2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6">
            <text:p>26/01/2024</text:p>
          </table:table-cell>
          <table:table-cell/>
          <table:table-cell office:value-type="date" office:date-value="2024-01-26">
            <text:p>26/01/2024</text:p>
          </table:table-cell>
          <table:table-cell/>
          <table:table-cell office:value-type="string">
            <text:p>COMPRA EN RENFE CERCANIAS TNA 08 (5, CON LA TARJETA : 5489130103230680 EL 2024-01-26 </text:p>
          </table:table-cell>
          <table:table-cell/>
          <table:table-cell office:value-type="float" office:value="-20">
            <text:p>-20</text:p>
          </table:table-cell>
          <table:table-cell/>
          <table:table-cell office:value-type="float" office:value="3306.02">
            <text:p>3.306,0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6">
            <text:p>26/01/2024</text:p>
          </table:table-cell>
          <table:table-cell/>
          <table:table-cell office:value-type="date" office:date-value="2024-01-26">
            <text:p>26/01/2024</text:p>
          </table:table-cell>
          <table:table-cell/>
          <table:table-cell office:value-type="string">
            <text:p>COMPRA EN AREAS, CON LA TARJETA : 5489130103230680 EL 2024-01-26 </text:p>
          </table:table-cell>
          <table:table-cell/>
          <table:table-cell office:value-type="float" office:value="-2.52">
            <text:p>-2,52</text:p>
          </table:table-cell>
          <table:table-cell/>
          <table:table-cell office:value-type="float" office:value="3326.02">
            <text:p>3.326,0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6">
            <text:p>26/01/2024</text:p>
          </table:table-cell>
          <table:table-cell/>
          <table:table-cell office:value-type="date" office:date-value="2024-01-26">
            <text:p>26/01/2024</text:p>
          </table:table-cell>
          <table:table-cell/>
          <table:table-cell office:value-type="string">
            <text:p>COMPRA EN CRONO CHIP SL, CON LA TARJETA : 5489130103230680 EL 2024-01-26 </text:p>
          </table:table-cell>
          <table:table-cell/>
          <table:table-cell office:value-type="float" office:value="-5">
            <text:p>-5</text:p>
          </table:table-cell>
          <table:table-cell/>
          <table:table-cell office:value-type="float" office:value="3328.54">
            <text:p>3.328,5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6">
            <text:p>26/01/2024</text:p>
          </table:table-cell>
          <table:table-cell/>
          <table:table-cell office:value-type="date" office:date-value="2024-01-26">
            <text:p>26/01/2024</text:p>
          </table:table-cell>
          <table:table-cell/>
          <table:table-cell office:value-type="string">
            <text:p>TRANSFERENCIA A FAVOR DE CARDONA ALTES CRISTINA CONCEPTO: H1 Alquiler diciembre 23 Elisa </text:p>
          </table:table-cell>
          <table:table-cell/>
          <table:table-cell office:value-type="float" office:value="-725">
            <text:p>-725</text:p>
          </table:table-cell>
          <table:table-cell/>
          <table:table-cell office:value-type="float" office:value="3333.54">
            <text:p>3.333,5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6">
            <text:p>26/01/2024</text:p>
          </table:table-cell>
          <table:table-cell/>
          <table:table-cell office:value-type="date" office:date-value="2024-01-26">
            <text:p>26/01/2024</text:p>
          </table:table-cell>
          <table:table-cell/>
          <table:table-cell office:value-type="string">
            <text:p>TRANSFERENCIA A FAVOR DE CARDONA ALTES CRISTINA CONCEPTO: H3 Alquiler diciembre 24 Gaia </text:p>
          </table:table-cell>
          <table:table-cell/>
          <table:table-cell office:value-type="float" office:value="-475">
            <text:p>-475</text:p>
          </table:table-cell>
          <table:table-cell/>
          <table:table-cell office:value-type="float" office:value="4058.54">
            <text:p>4.058,5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6">
            <text:p>26/01/2024</text:p>
          </table:table-cell>
          <table:table-cell/>
          <table:table-cell office:value-type="date" office:date-value="2024-01-26">
            <text:p>26/01/2024</text:p>
          </table:table-cell>
          <table:table-cell/>
          <table:table-cell office:value-type="string">
            <text:p>TRANSFERENCIA A FAVOR DE CARDONA ALTES CRISTINA CONCEPTO: H3 Gastos Gaia diciembre 23 </text:p>
          </table:table-cell>
          <table:table-cell/>
          <table:table-cell office:value-type="float" office:value="-70">
            <text:p>-70</text:p>
          </table:table-cell>
          <table:table-cell/>
          <table:table-cell office:value-type="float" office:value="4533.54">
            <text:p>4.533,5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6">
            <text:p>26/01/2024</text:p>
          </table:table-cell>
          <table:table-cell/>
          <table:table-cell office:value-type="date" office:date-value="2024-01-26">
            <text:p>26/01/2024</text:p>
          </table:table-cell>
          <table:table-cell/>
          <table:table-cell office:value-type="string">
            <text:p>TRANSFERENCIA A FAVOR DE CARDONA ALTES CRISTINA CONCEPTO: Fianza Gaia 2a mitad </text:p>
          </table:table-cell>
          <table:table-cell/>
          <table:table-cell office:value-type="float" office:value="-450">
            <text:p>-450</text:p>
          </table:table-cell>
          <table:table-cell/>
          <table:table-cell office:value-type="float" office:value="4603.54">
            <text:p>4.603,5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4">
            <text:p>24/01/2024</text:p>
          </table:table-cell>
          <table:table-cell/>
          <table:table-cell office:value-type="date" office:date-value="2024-01-24">
            <text:p>24/01/2024</text:p>
          </table:table-cell>
          <table:table-cell/>
          <table:table-cell office:value-type="string">
            <text:p>COMPRA EN JOCKEY, CON LA TARJETA : 5489130103230680 EL 2024-01-24 </text:p>
          </table:table-cell>
          <table:table-cell/>
          <table:table-cell office:value-type="float" office:value="-15.5">
            <text:p>-15,5</text:p>
          </table:table-cell>
          <table:table-cell/>
          <table:table-cell office:value-type="float" office:value="5053.54">
            <text:p>5.053,5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3">
            <text:p>23/01/2024</text:p>
          </table:table-cell>
          <table:table-cell/>
          <table:table-cell office:value-type="date" office:date-value="2024-01-23">
            <text:p>23/01/2024</text:p>
          </table:table-cell>
          <table:table-cell/>
          <table:table-cell office:value-type="string">
            <text:p>COMPRA EN BODEGA NEUS, CON LA TARJETA : 5489130103230680 EL 2024-01-23 </text:p>
          </table:table-cell>
          <table:table-cell/>
          <table:table-cell office:value-type="float" office:value="-20">
            <text:p>-20</text:p>
          </table:table-cell>
          <table:table-cell/>
          <table:table-cell office:value-type="float" office:value="5069.04">
            <text:p>5.069,0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3">
            <text:p>23/01/2024</text:p>
          </table:table-cell>
          <table:table-cell/>
          <table:table-cell office:value-type="date" office:date-value="2024-01-23">
            <text:p>23/01/2024</text:p>
          </table:table-cell>
          <table:table-cell/>
          <table:table-cell office:value-type="string">
            <text:p>COMPRA EN LA POLAR, CON LA TARJETA : 5489130103230680 EL 2024-01-23 </text:p>
          </table:table-cell>
          <table:table-cell/>
          <table:table-cell office:value-type="float" office:value="-1.5">
            <text:p>-1,5</text:p>
          </table:table-cell>
          <table:table-cell/>
          <table:table-cell office:value-type="float" office:value="5089.04">
            <text:p>5.089,0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3">
            <text:p>23/01/2024</text:p>
          </table:table-cell>
          <table:table-cell/>
          <table:table-cell office:value-type="date" office:date-value="2024-01-23">
            <text:p>23/01/2024</text:p>
          </table:table-cell>
          <table:table-cell/>
          <table:table-cell office:value-type="string">
            <text:p>COMPRA EN CLAREL, CON LA TARJETA : 5489130103230680 EL 2024-01-23 </text:p>
          </table:table-cell>
          <table:table-cell/>
          <table:table-cell office:value-type="float" office:value="-2.99">
            <text:p>-2,99</text:p>
          </table:table-cell>
          <table:table-cell/>
          <table:table-cell office:value-type="float" office:value="5090.54">
            <text:p>5.090,5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3">
            <text:p>23/01/2024</text:p>
          </table:table-cell>
          <table:table-cell/>
          <table:table-cell office:value-type="date" office:date-value="2024-01-23">
            <text:p>23/01/2024</text:p>
          </table:table-cell>
          <table:table-cell/>
          <table:table-cell office:value-type="string">
            <text:p>COMPRA EN PELUQUERIA INGRID, CON LA TARJETA : 5489130103230680 EL 2024-01-23 </text:p>
          </table:table-cell>
          <table:table-cell/>
          <table:table-cell office:value-type="float" office:value="-31">
            <text:p>-31</text:p>
          </table:table-cell>
          <table:table-cell/>
          <table:table-cell office:value-type="float" office:value="5093.53">
            <text:p>5.093,5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2">
            <text:p>22/01/2024</text:p>
          </table:table-cell>
          <table:table-cell/>
          <table:table-cell office:value-type="date" office:date-value="2024-01-22">
            <text:p>22/01/2024</text:p>
          </table:table-cell>
          <table:table-cell/>
          <table:table-cell office:value-type="string">
            <text:p>COMPRA EN WOK LA PLAZA, CON LA TARJETA : 5489130103230680 EL 2024-01-22 </text:p>
          </table:table-cell>
          <table:table-cell/>
          <table:table-cell office:value-type="float" office:value="-2.4">
            <text:p>-2,4</text:p>
          </table:table-cell>
          <table:table-cell/>
          <table:table-cell office:value-type="float" office:value="5124.53">
            <text:p>5.124,5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2">
            <text:p>22/01/2024</text:p>
          </table:table-cell>
          <table:table-cell/>
          <table:table-cell office:value-type="date" office:date-value="2024-01-22">
            <text:p>22/01/2024</text:p>
          </table:table-cell>
          <table:table-cell/>
          <table:table-cell office:value-type="string">
            <text:p>COMPRA EN WOK LA PLAZA, CON LA TARJETA : 5489130103230680 EL 2024-01-22 </text:p>
          </table:table-cell>
          <table:table-cell/>
          <table:table-cell office:value-type="float" office:value="-5.9">
            <text:p>-5,9</text:p>
          </table:table-cell>
          <table:table-cell/>
          <table:table-cell office:value-type="float" office:value="5126.93">
            <text:p>5.126,9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2">
            <text:p>22/01/2024</text:p>
          </table:table-cell>
          <table:table-cell/>
          <table:table-cell office:value-type="date" office:date-value="2024-01-22">
            <text:p>22/01/2024</text:p>
          </table:table-cell>
          <table:table-cell/>
          <table:table-cell office:value-type="string">
            <text:p>TRANSFERENCIA DE MARIA TERESA ALTES SALAFRANCA, CONCEPTO COMIDA Y VIERNES DICIEMBRE 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5132.83">
            <text:p>5.132,8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2">
            <text:p>22/01/2024</text:p>
          </table:table-cell>
          <table:table-cell/>
          <table:table-cell office:value-type="date" office:date-value="2024-01-22">
            <text:p>22/01/2024</text:p>
          </table:table-cell>
          <table:table-cell/>
          <table:table-cell office:value-type="string">
            <text:p>COMPRA EN BICING, CON LA TARJETA : 5489130103230680 EL 2024-01-22 </text:p>
          </table:table-cell>
          <table:table-cell/>
          <table:table-cell office:value-type="float" office:value="-2.45">
            <text:p>-2,45</text:p>
          </table:table-cell>
          <table:table-cell/>
          <table:table-cell office:value-type="float" office:value="5064.83">
            <text:p>5.064,8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2">
            <text:p>22/01/2024</text:p>
          </table:table-cell>
          <table:table-cell/>
          <table:table-cell office:value-type="date" office:date-value="2024-01-21">
            <text:p>21/01/2024</text:p>
          </table:table-cell>
          <table:table-cell/>
          <table:table-cell office:value-type="string">
            <text:p>COMPRA EN BCAFE URGELL, CON LA TARJETA : 5489130103230680 EL 2024-01-21 </text:p>
          </table:table-cell>
          <table:table-cell/>
          <table:table-cell office:value-type="float" office:value="-6.25">
            <text:p>-6,25</text:p>
          </table:table-cell>
          <table:table-cell/>
          <table:table-cell office:value-type="float" office:value="5067.28">
            <text:p>5.067,2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18">
            <text:p>18/01/2024</text:p>
          </table:table-cell>
          <table:table-cell/>
          <table:table-cell office:value-type="date" office:date-value="2024-01-18">
            <text:p>18/01/2024</text:p>
          </table:table-cell>
          <table:table-cell/>
          <table:table-cell office:value-type="string">
            <text:p>TRANSFERENCIA DE MARIA TERESA ALTES SALAFRANCA, CONCEPTO CAFES 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5073.53">
            <text:p>5.073,5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17">
            <text:p>17/01/2024</text:p>
          </table:table-cell>
          <table:table-cell/>
          <table:table-cell office:value-type="date" office:date-value="2024-01-17">
            <text:p>17/01/2024</text:p>
          </table:table-cell>
          <table:table-cell/>
          <table:table-cell office:value-type="string">
            <text:p>COMPRA EN MERCADONA-BISCAIA, CON LA TARJETA : 5489130103230680 EL 2024-01-17 </text:p>
          </table:table-cell>
          <table:table-cell/>
          <table:table-cell office:value-type="float" office:value="-18.73">
            <text:p>-18,73</text:p>
          </table:table-cell>
          <table:table-cell/>
          <table:table-cell office:value-type="float" office:value="5061.53">
            <text:p>5.061,5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17">
            <text:p>17/01/2024</text:p>
          </table:table-cell>
          <table:table-cell/>
          <table:table-cell office:value-type="date" office:date-value="2024-01-17">
            <text:p>17/01/2024</text:p>
          </table:table-cell>
          <table:table-cell/>
          <table:table-cell office:value-type="string">
            <text:p>RECIBO AIGUES DE BARCELONA, S.A. Nº RECIBO 0073 0100 755 CCRWFLX REF. MANDATO 02000002153446 </text:p>
          </table:table-cell>
          <table:table-cell/>
          <table:table-cell office:value-type="float" office:value="-51.27">
            <text:p>-51,27</text:p>
          </table:table-cell>
          <table:table-cell/>
          <table:table-cell office:value-type="float" office:value="5080.26">
            <text:p>5.080,2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16">
            <text:p>16/01/2024</text:p>
          </table:table-cell>
          <table:table-cell/>
          <table:table-cell office:value-type="date" office:date-value="2024-01-15">
            <text:p>15/01/2024</text:p>
          </table:table-cell>
          <table:table-cell/>
          <table:table-cell office:value-type="string">
            <text:p>COMISION POR COMPRAS REALIZADAS EN MONEDA NO EURO </text:p>
          </table:table-cell>
          <table:table-cell/>
          <table:table-cell office:value-type="float" office:value="-0.24">
            <text:p>-0,24</text:p>
          </table:table-cell>
          <table:table-cell/>
          <table:table-cell office:value-type="float" office:value="5131.53">
            <text:p>5.131,5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15">
            <text:p>15/01/2024</text:p>
          </table:table-cell>
          <table:table-cell/>
          <table:table-cell office:value-type="date" office:date-value="2024-01-15">
            <text:p>15/01/2024</text:p>
          </table:table-cell>
          <table:table-cell/>
          <table:table-cell office:value-type="string">
            <text:p>COMPRA EN SOPA RESTAURANT, CON LA TARJETA : 5489130103230680 EL 2024-01-15 </text:p>
          </table:table-cell>
          <table:table-cell/>
          <table:table-cell office:value-type="float" office:value="-5.1">
            <text:p>-5,1</text:p>
          </table:table-cell>
          <table:table-cell/>
          <table:table-cell office:value-type="float" office:value="5131.77">
            <text:p>5.131,7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15">
            <text:p>15/01/2024</text:p>
          </table:table-cell>
          <table:table-cell/>
          <table:table-cell office:value-type="date" office:date-value="2024-01-15">
            <text:p>15/01/2024</text:p>
          </table:table-cell>
          <table:table-cell/>
          <table:table-cell office:value-type="string">
            <text:p>COMPRA EN DOMESTIKA PLUS, CON LA TARJETA : 5489130103230680 EL 2024-01-11 </text:p>
          </table:table-cell>
          <table:table-cell/>
          <table:table-cell office:value-type="float" office:value="-8.03">
            <text:p>-8,03</text:p>
          </table:table-cell>
          <table:table-cell/>
          <table:table-cell office:value-type="float" office:value="5136.87">
            <text:p>5.136,8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15">
            <text:p>15/01/2024</text:p>
          </table:table-cell>
          <table:table-cell/>
          <table:table-cell office:value-type="date" office:date-value="2024-01-15">
            <text:p>15/01/2024</text:p>
          </table:table-cell>
          <table:table-cell/>
          <table:table-cell office:value-type="string">
            <text:p>REGULARIZACION COMPRA EN RENFE CERCANIAS 71801, CON LA TARJETA : 5489130103230680 EL 2024-01-15 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5144.9">
            <text:p>5.144,9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15">
            <text:p>15/01/2024</text:p>
          </table:table-cell>
          <table:table-cell/>
          <table:table-cell office:value-type="date" office:date-value="2024-01-15">
            <text:p>15/01/2024</text:p>
          </table:table-cell>
          <table:table-cell/>
          <table:table-cell office:value-type="string">
            <text:p>REGULARIZACION COMPRA EN RENFE CERCANIAS 71801, CON LA TARJETA : 5489130103230680 EL 2024-01-15 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5124.9">
            <text:p>5.124,9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15">
            <text:p>15/01/2024</text:p>
          </table:table-cell>
          <table:table-cell/>
          <table:table-cell office:value-type="date" office:date-value="2024-01-15">
            <text:p>15/01/2024</text:p>
          </table:table-cell>
          <table:table-cell/>
          <table:table-cell office:value-type="string">
            <text:p>COMPRA EN BICING, CON LA TARJETA : 5489130103230680 EL 2024-01-15 </text:p>
          </table:table-cell>
          <table:table-cell/>
          <table:table-cell office:value-type="float" office:value="-1.75">
            <text:p>-1,75</text:p>
          </table:table-cell>
          <table:table-cell/>
          <table:table-cell office:value-type="float" office:value="5104.9">
            <text:p>5.104,9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12">
            <text:p>12/01/2024</text:p>
          </table:table-cell>
          <table:table-cell/>
          <table:table-cell office:value-type="date" office:date-value="2024-01-12">
            <text:p>12/01/2024</text:p>
          </table:table-cell>
          <table:table-cell/>
          <table:table-cell office:value-type="string">
            <text:p>COMPRA EN AREAS, CON LA TARJETA : 5489130103230680 EL 2024-01-12 </text:p>
          </table:table-cell>
          <table:table-cell/>
          <table:table-cell office:value-type="float" office:value="-2.52">
            <text:p>-2,52</text:p>
          </table:table-cell>
          <table:table-cell/>
          <table:table-cell office:value-type="float" office:value="5106.65">
            <text:p>5.106,6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10">
            <text:p>10/01/2024</text:p>
          </table:table-cell>
          <table:table-cell/>
          <table:table-cell office:value-type="date" office:date-value="2024-01-10">
            <text:p>10/01/2024</text:p>
          </table:table-cell>
          <table:table-cell/>
          <table:table-cell office:value-type="string">
            <text:p>DISPOSICION EN CAJERO CON LA TARJETA 5489130103230680, COMISION 0,00, EL 2024-01-10 </text:p>
          </table:table-cell>
          <table:table-cell/>
          <table:table-cell office:value-type="float" office:value="-80">
            <text:p>-80</text:p>
          </table:table-cell>
          <table:table-cell/>
          <table:table-cell office:value-type="float" office:value="5109.17">
            <text:p>5.109,1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8">
            <text:p>08/01/2024</text:p>
          </table:table-cell>
          <table:table-cell/>
          <table:table-cell office:value-type="date" office:date-value="2024-01-08">
            <text:p>08/01/2024</text:p>
          </table:table-cell>
          <table:table-cell/>
          <table:table-cell office:value-type="string">
            <text:p>COMPRA EN SANTS BEER, CON LA TARJETA : 5489130103230680 EL 2024-01-08 </text:p>
          </table:table-cell>
          <table:table-cell/>
          <table:table-cell office:value-type="float" office:value="-11.65">
            <text:p>-11,65</text:p>
          </table:table-cell>
          <table:table-cell/>
          <table:table-cell office:value-type="float" office:value="5189.17">
            <text:p>5.189,1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8">
            <text:p>08/01/2024</text:p>
          </table:table-cell>
          <table:table-cell/>
          <table:table-cell office:value-type="date" office:date-value="2024-01-08">
            <text:p>08/01/2024</text:p>
          </table:table-cell>
          <table:table-cell/>
          <table:table-cell office:value-type="string">
            <text:p>COMPRA EN LIDL COMTE URGELL, CON LA TARJETA : 5489130103230680 EL 2024-01-08 </text:p>
          </table:table-cell>
          <table:table-cell/>
          <table:table-cell office:value-type="float" office:value="-1.69">
            <text:p>-1,69</text:p>
          </table:table-cell>
          <table:table-cell/>
          <table:table-cell office:value-type="float" office:value="5200.82">
            <text:p>5.200,8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8">
            <text:p>08/01/2024</text:p>
          </table:table-cell>
          <table:table-cell/>
          <table:table-cell office:value-type="date" office:date-value="2024-01-08">
            <text:p>08/01/2024</text:p>
          </table:table-cell>
          <table:table-cell/>
          <table:table-cell office:value-type="string">
            <text:p>TRANSFERENCIA DE MANNUCCI GAIA, CONCEPTO diciembre y enero </text:p>
          </table:table-cell>
          <table:table-cell/>
          <table:table-cell office:value-type="float" office:value="950">
            <text:p>950</text:p>
          </table:table-cell>
          <table:table-cell/>
          <table:table-cell office:value-type="float" office:value="5202.51">
            <text:p>5.202,5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8">
            <text:p>08/01/2024</text:p>
          </table:table-cell>
          <table:table-cell/>
          <table:table-cell office:value-type="date" office:date-value="2024-01-08">
            <text:p>08/01/2024</text:p>
          </table:table-cell>
          <table:table-cell/>
          <table:table-cell office:value-type="string">
            <text:p>COMPRA EN BICING, CON LA TARJETA : 5489130103230680 EL 2024-01-08 </text:p>
          </table:table-cell>
          <table:table-cell/>
          <table:table-cell office:value-type="float" office:value="-2.1">
            <text:p>-2,1</text:p>
          </table:table-cell>
          <table:table-cell/>
          <table:table-cell office:value-type="float" office:value="4252.51">
            <text:p>4.252,5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8">
            <text:p>08/01/2024</text:p>
          </table:table-cell>
          <table:table-cell/>
          <table:table-cell office:value-type="date" office:date-value="2024-01-07">
            <text:p>07/01/2024</text:p>
          </table:table-cell>
          <table:table-cell/>
          <table:table-cell office:value-type="string">
            <text:p>COMPRA EN METRO BARCELONA, CON LA TARJETA : 5489130103230680 EL 2024-01-07 </text:p>
          </table:table-cell>
          <table:table-cell/>
          <table:table-cell office:value-type="float" office:value="-20">
            <text:p>-20</text:p>
          </table:table-cell>
          <table:table-cell/>
          <table:table-cell office:value-type="float" office:value="4254.61">
            <text:p>4.254,6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8">
            <text:p>08/01/2024</text:p>
          </table:table-cell>
          <table:table-cell/>
          <table:table-cell office:value-type="date" office:date-value="2024-01-07">
            <text:p>07/01/2024</text:p>
          </table:table-cell>
          <table:table-cell/>
          <table:table-cell office:value-type="string">
            <text:p>COMPRA EN ALDI SARRIA, CON LA TARJETA : 5489130103230680 EL 2024-01-07 </text:p>
          </table:table-cell>
          <table:table-cell/>
          <table:table-cell office:value-type="float" office:value="-14.77">
            <text:p>-14,77</text:p>
          </table:table-cell>
          <table:table-cell/>
          <table:table-cell office:value-type="float" office:value="4274.61">
            <text:p>4.274,6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8">
            <text:p>08/01/2024</text:p>
          </table:table-cell>
          <table:table-cell/>
          <table:table-cell office:value-type="date" office:date-value="2024-01-07">
            <text:p>07/01/2024</text:p>
          </table:table-cell>
          <table:table-cell/>
          <table:table-cell office:value-type="string">
            <text:p>COMPRA EN BAR RACO DEL POBLENOU, CON LA TARJETA : 5489130103230680 EL 2024-01-07 </text:p>
          </table:table-cell>
          <table:table-cell/>
          <table:table-cell office:value-type="float" office:value="-23.3">
            <text:p>-23,3</text:p>
          </table:table-cell>
          <table:table-cell/>
          <table:table-cell office:value-type="float" office:value="4289.38">
            <text:p>4.289,3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8">
            <text:p>08/01/2024</text:p>
          </table:table-cell>
          <table:table-cell/>
          <table:table-cell office:value-type="date" office:date-value="2024-01-05">
            <text:p>05/01/2024</text:p>
          </table:table-cell>
          <table:table-cell/>
          <table:table-cell office:value-type="string">
            <text:p>COMISION POR COMPRAS REALIZADAS EN MONEDA NO EURO </text:p>
          </table:table-cell>
          <table:table-cell/>
          <table:table-cell office:value-type="float" office:value="-0.66">
            <text:p>-0,66</text:p>
          </table:table-cell>
          <table:table-cell/>
          <table:table-cell office:value-type="float" office:value="4312.68">
            <text:p>4.312,6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5">
            <text:p>05/01/2024</text:p>
          </table:table-cell>
          <table:table-cell/>
          <table:table-cell office:value-type="date" office:date-value="2024-01-05">
            <text:p>05/01/2024</text:p>
          </table:table-cell>
          <table:table-cell/>
          <table:table-cell office:value-type="string">
            <text:p>COMPRA EN ALDI SARRIA, CON LA TARJETA : 5489130103230680 EL 2024-01-05 </text:p>
          </table:table-cell>
          <table:table-cell/>
          <table:table-cell office:value-type="float" office:value="-11.99">
            <text:p>-11,99</text:p>
          </table:table-cell>
          <table:table-cell/>
          <table:table-cell office:value-type="float" office:value="4313.34">
            <text:p>4.313,3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5">
            <text:p>05/01/2024</text:p>
          </table:table-cell>
          <table:table-cell/>
          <table:table-cell office:value-type="date" office:date-value="2024-01-05">
            <text:p>05/01/2024</text:p>
          </table:table-cell>
          <table:table-cell/>
          <table:table-cell office:value-type="string">
            <text:p>COMPRA EN SUPERMERCAT VILLARROEL, CON LA TARJETA : 5489130103230680 EL 2024-01-05 </text:p>
          </table:table-cell>
          <table:table-cell/>
          <table:table-cell office:value-type="float" office:value="-1.7">
            <text:p>-1,7</text:p>
          </table:table-cell>
          <table:table-cell/>
          <table:table-cell office:value-type="float" office:value="4325.33">
            <text:p>4.325,3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5">
            <text:p>05/01/2024</text:p>
          </table:table-cell>
          <table:table-cell/>
          <table:table-cell office:value-type="date" office:date-value="2024-01-05">
            <text:p>05/01/2024</text:p>
          </table:table-cell>
          <table:table-cell/>
          <table:table-cell office:value-type="string">
            <text:p>COMPRA EN INVESTOPTION BARCELONA, CON LA TARJETA : 5489130103230680 EL 2024-01-05 </text:p>
          </table:table-cell>
          <table:table-cell/>
          <table:table-cell office:value-type="float" office:value="-4.45">
            <text:p>-4,45</text:p>
          </table:table-cell>
          <table:table-cell/>
          <table:table-cell office:value-type="float" office:value="4327.03">
            <text:p>4.327,0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5">
            <text:p>05/01/2024</text:p>
          </table:table-cell>
          <table:table-cell/>
          <table:table-cell office:value-type="date" office:date-value="2024-01-05">
            <text:p>05/01/2024</text:p>
          </table:table-cell>
          <table:table-cell/>
          <table:table-cell office:value-type="string">
            <text:p>COMPRA EN CHATGPT SUBSCRIPTION, CON LA TARJETA : 5489130103230680 EL 2024-01-03 </text:p>
          </table:table-cell>
          <table:table-cell/>
          <table:table-cell office:value-type="float" office:value="-22.12">
            <text:p>-22,12</text:p>
          </table:table-cell>
          <table:table-cell/>
          <table:table-cell office:value-type="float" office:value="4331.48">
            <text:p>4.331,4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4">
            <text:p>04/01/2024</text:p>
          </table:table-cell>
          <table:table-cell/>
          <table:table-cell office:value-type="date" office:date-value="2024-01-03">
            <text:p>03/01/2024</text:p>
          </table:table-cell>
          <table:table-cell/>
          <table:table-cell office:value-type="string">
            <text:p>COMPRA EN UGARIT AMRIT, CON LA TARJETA : 5489130103230680 EL 2024-01-03 </text:p>
          </table:table-cell>
          <table:table-cell/>
          <table:table-cell office:value-type="float" office:value="-22">
            <text:p>-22</text:p>
          </table:table-cell>
          <table:table-cell/>
          <table:table-cell office:value-type="float" office:value="4353.6">
            <text:p>4.353,6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3">
            <text:p>03/01/2024</text:p>
          </table:table-cell>
          <table:table-cell/>
          <table:table-cell office:value-type="date" office:date-value="2024-01-03">
            <text:p>03/01/2024</text:p>
          </table:table-cell>
          <table:table-cell/>
          <table:table-cell office:value-type="string">
            <text:p>NOMINA DE INSTITUTO NACIONAL DE EMPLEO - INEM: </text:p>
          </table:table-cell>
          <table:table-cell/>
          <table:table-cell office:value-type="float" office:value="779.55">
            <text:p>779,55</text:p>
          </table:table-cell>
          <table:table-cell/>
          <table:table-cell office:value-type="float" office:value="4375.6">
            <text:p>4.375,60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4-01-03">
            <text:p>03/01/2024</text:p>
          </table:table-cell>
          <table:table-cell/>
          <table:table-cell office:value-type="date" office:date-value="2024-01-02">
            <text:p>02/01/2024</text:p>
          </table:table-cell>
          <table:table-cell/>
          <table:table-cell office:value-type="string">
            <text:p>TRANSFERENCIA DE MLE ELISA BERGER, CONCEPTO ALQUILER ELISA ENERO 24 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3596.05">
            <text:p>3.596,05</text:p>
          </table:table-cell>
          <table:table-cell office:value-type="string">
            <text:p>H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1-03">
            <text:p>03/01/2024</text:p>
          </table:table-cell>
          <table:table-cell/>
          <table:table-cell office:value-type="date" office:date-value="2024-01-02">
            <text:p>02/01/2024</text:p>
          </table:table-cell>
          <table:table-cell/>
          <table:table-cell office:value-type="string">
            <text:p>RETENCION HACIENDA ABONO DE DEVOLUCION RECIBOS PRINCIPALES </text:p>
          </table:table-cell>
          <table:table-cell/>
          <table:table-cell office:value-type="float" office:value="-0.04">
            <text:p>-0,04</text:p>
          </table:table-cell>
          <table:table-cell/>
          <table:table-cell office:value-type="float" office:value="2796.05">
            <text:p>2.796,0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3">
            <text:p>03/01/2024</text:p>
          </table:table-cell>
          <table:table-cell/>
          <table:table-cell office:value-type="date" office:date-value="2024-01-02">
            <text:p>02/01/2024</text:p>
          </table:table-cell>
          <table:table-cell/>
          <table:table-cell office:value-type="string">
            <text:p>BONIFICACION SOBRE EL IMPORTE DE RECIBOS DOMICILIADOS Y PAGADOS </text:p>
          </table:table-cell>
          <table:table-cell/>
          <table:table-cell office:value-type="float" office:value="0.19">
            <text:p>0,19</text:p>
          </table:table-cell>
          <table:table-cell/>
          <table:table-cell office:value-type="float" office:value="2796.09">
            <text:p>2.796,0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3">
            <text:p>03/01/2024</text:p>
          </table:table-cell>
          <table:table-cell/>
          <table:table-cell office:value-type="date" office:date-value="2024-01-03">
            <text:p>03/01/2024</text:p>
          </table:table-cell>
          <table:table-cell/>
          <table:table-cell office:value-type="string">
            <text:p>RECIBO ENDESA ENERGIA S.A. Nº RECIBO 0073 0100 755 CCMRFKQ REF. MANDATO E00020920343960900020001 </text:p>
          </table:table-cell>
          <table:table-cell/>
          <table:table-cell office:value-type="float" office:value="-48.33">
            <text:p>-48,33</text:p>
          </table:table-cell>
          <table:table-cell/>
          <table:table-cell office:value-type="float" office:value="2795.9">
            <text:p>2.795,9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2">
            <text:p>02/01/2024</text:p>
          </table:table-cell>
          <table:table-cell/>
          <table:table-cell office:value-type="date" office:date-value="2023-12-29">
            <text:p>29/12/2023</text:p>
          </table:table-cell>
          <table:table-cell/>
          <table:table-cell office:value-type="string">
            <text:p>ABONO EN LA TARJETA 5489130103230680 EL 2023-12-29 </text:p>
          </table:table-cell>
          <table:table-cell/>
          <table:table-cell office:value-type="float" office:value="10.96">
            <text:p>10,96</text:p>
          </table:table-cell>
          <table:table-cell/>
          <table:table-cell office:value-type="float" office:value="2844.23">
            <text:p>2.844,2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2">
            <text:p>02/01/2024</text:p>
          </table:table-cell>
          <table:table-cell/>
          <table:table-cell office:value-type="date" office:date-value="2024-01-01">
            <text:p>01/01/2024</text:p>
          </table:table-cell>
          <table:table-cell/>
          <table:table-cell office:value-type="string">
            <text:p>COMPRA EN BICING, CON LA TARJETA : 5489130103230680 EL 2024-01-01 </text:p>
          </table:table-cell>
          <table:table-cell/>
          <table:table-cell office:value-type="float" office:value="-2.1">
            <text:p>-2,1</text:p>
          </table:table-cell>
          <table:table-cell/>
          <table:table-cell office:value-type="float" office:value="2833.27">
            <text:p>2.833,2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2">
            <text:p>02/01/2024</text:p>
          </table:table-cell>
          <table:table-cell/>
          <table:table-cell office:value-type="date" office:date-value="2023-12-31">
            <text:p>31/12/2023</text:p>
          </table:table-cell>
          <table:table-cell/>
          <table:table-cell office:value-type="string">
            <text:p>COMPRA EN PANADERIA 365 T120, CON LA TARJETA : 5489130103230680 EL 2023-12-31 </text:p>
          </table:table-cell>
          <table:table-cell/>
          <table:table-cell office:value-type="float" office:value="-3.85">
            <text:p>-3,85</text:p>
          </table:table-cell>
          <table:table-cell/>
          <table:table-cell office:value-type="float" office:value="2835.37">
            <text:p>2.835,3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2">
            <text:p>02/01/2024</text:p>
          </table:table-cell>
          <table:table-cell/>
          <table:table-cell office:value-type="date" office:date-value="2023-12-30">
            <text:p>30/12/2023</text:p>
          </table:table-cell>
          <table:table-cell/>
          <table:table-cell office:value-type="string">
            <text:p>DISPOSICION EN CAJERO CON LA TARJETA 5489130103230680, COMISION 0,00, EL 2023-12-30 </text:p>
          </table:table-cell>
          <table:table-cell/>
          <table:table-cell office:value-type="float" office:value="-60">
            <text:p>-60</text:p>
          </table:table-cell>
          <table:table-cell/>
          <table:table-cell office:value-type="float" office:value="2839.22">
            <text:p>2.839,2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2">
            <text:p>02/01/2024</text:p>
          </table:table-cell>
          <table:table-cell/>
          <table:table-cell office:value-type="date" office:date-value="2023-12-30">
            <text:p>30/12/2023</text:p>
          </table:table-cell>
          <table:table-cell/>
          <table:table-cell office:value-type="string">
            <text:p>COMPRA EN MANGO BARCELONA SOM MULTI, CON LA TARJETA : 5489130103230680 EL 2023-12-30 </text:p>
          </table:table-cell>
          <table:table-cell/>
          <table:table-cell office:value-type="float" office:value="-25.99">
            <text:p>-25,99</text:p>
          </table:table-cell>
          <table:table-cell/>
          <table:table-cell office:value-type="float" office:value="2899.22">
            <text:p>2.899,2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2">
            <text:p>02/01/2024</text:p>
          </table:table-cell>
          <table:table-cell/>
          <table:table-cell office:value-type="date" office:date-value="2023-12-30">
            <text:p>30/12/2023</text:p>
          </table:table-cell>
          <table:table-cell/>
          <table:table-cell office:value-type="string">
            <text:p>COMPRA EN BAZAR ORIENTAL, CON LA TARJETA : 5489130103230680 EL 2023-12-30 </text:p>
          </table:table-cell>
          <table:table-cell/>
          <table:table-cell office:value-type="float" office:value="-5.1">
            <text:p>-5,1</text:p>
          </table:table-cell>
          <table:table-cell/>
          <table:table-cell office:value-type="float" office:value="2925.21">
            <text:p>2.925,2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2">
            <text:p>02/01/2024</text:p>
          </table:table-cell>
          <table:table-cell/>
          <table:table-cell office:value-type="date" office:date-value="2023-12-30">
            <text:p>30/12/2023</text:p>
          </table:table-cell>
          <table:table-cell/>
          <table:table-cell office:value-type="string">
            <text:p>COMPRA EN BAZAR ORIENTAL, CON LA TARJETA : 5489130103230680 EL 2023-12-30 </text:p>
          </table:table-cell>
          <table:table-cell/>
          <table:table-cell office:value-type="float" office:value="-7.5">
            <text:p>-7,5</text:p>
          </table:table-cell>
          <table:table-cell/>
          <table:table-cell office:value-type="float" office:value="2930.31">
            <text:p>2.930,3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29">
            <text:p>29/12/2023</text:p>
          </table:table-cell>
          <table:table-cell/>
          <table:table-cell office:value-type="date" office:date-value="2023-12-29">
            <text:p>29/12/2023</text:p>
          </table:table-cell>
          <table:table-cell/>
          <table:table-cell office:value-type="string">
            <text:p>TRANSFERENCIA A FAVOR DE CARDONA ALTES CRISTINA CONCEPTO: H1 12/23 2a parte </text:p>
          </table:table-cell>
          <table:table-cell/>
          <table:table-cell office:value-type="float" office:value="-400">
            <text:p>-400</text:p>
          </table:table-cell>
          <table:table-cell/>
          <table:table-cell office:value-type="float" office:value="2937.81">
            <text:p>2.937,8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29">
            <text:p>29/12/2023</text:p>
          </table:table-cell>
          <table:table-cell/>
          <table:table-cell office:value-type="date" office:date-value="2023-12-29">
            <text:p>29/12/2023</text:p>
          </table:table-cell>
          <table:table-cell/>
          <table:table-cell office:value-type="string">
            <text:p>RECIBO WIZINK BANK S.A.U. Nº RECIBO 0073 0100 755 CCKWNWG REF. MANDATO 00052675209123878950000730100</text:p>
          </table:table-cell>
          <table:table-cell/>
          <table:table-cell office:value-type="float" office:value="-64.52">
            <text:p>-64,52</text:p>
          </table:table-cell>
          <table:table-cell/>
          <table:table-cell office:value-type="float" office:value="3337.81">
            <text:p>3.337,8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29">
            <text:p>29/12/2023</text:p>
          </table:table-cell>
          <table:table-cell/>
          <table:table-cell office:value-type="date" office:date-value="2023-12-29">
            <text:p>29/12/2023</text:p>
          </table:table-cell>
          <table:table-cell/>
          <table:table-cell office:value-type="string">
            <text:p>TRANSFERENCIA DE MARIA TERESA ALTES SALAFRANCA, CONCEPTO GASTOS SEP Y OCT </text:p>
          </table:table-cell>
          <table:table-cell/>
          <table:table-cell office:value-type="float" office:value="42">
            <text:p>42</text:p>
          </table:table-cell>
          <table:table-cell/>
          <table:table-cell office:value-type="float" office:value="3402.33">
            <text:p>3.402,3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27">
            <text:p>27/12/2023</text:p>
          </table:table-cell>
          <table:table-cell/>
          <table:table-cell office:value-type="date" office:date-value="2023-12-27">
            <text:p>27/12/2023</text:p>
          </table:table-cell>
          <table:table-cell/>
          <table:table-cell office:value-type="string">
            <text:p>TRANSFERENCIA DE MLE ELISA BERGER, CONCEPTO RENTA ELISA DICIEMBRE PART2 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360.33">
            <text:p>3.360,33</text:p>
          </table:table-cell>
          <table:table-cell office:value-type="string">
            <text:p>H1</text:p>
          </table:table-cell>
          <table:table-cell office:value-type="float" office:value="12">
            <text:p>12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3-12-26">
            <text:p>26/12/2023</text:p>
          </table:table-cell>
          <table:table-cell/>
          <table:table-cell office:value-type="date" office:date-value="2023-12-25">
            <text:p>25/12/2023</text:p>
          </table:table-cell>
          <table:table-cell/>
          <table:table-cell office:value-type="string">
            <text:p>COMPRA EN BICING, CON LA TARJETA : 5489130103230680 EL 2023-12-25 </text:p>
          </table:table-cell>
          <table:table-cell/>
          <table:table-cell office:value-type="float" office:value="-1.05">
            <text:p>-1,05</text:p>
          </table:table-cell>
          <table:table-cell/>
          <table:table-cell office:value-type="float" office:value="2960.33">
            <text:p>2.960,3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22">
            <text:p>22/12/2023</text:p>
          </table:table-cell>
          <table:table-cell/>
          <table:table-cell office:value-type="date" office:date-value="2023-12-22">
            <text:p>22/12/2023</text:p>
          </table:table-cell>
          <table:table-cell/>
          <table:table-cell office:value-type="string">
            <text:p>COMPRA EN AREAS, CON LA TARJETA : 5489130103230680 EL 2023-12-22 </text:p>
          </table:table-cell>
          <table:table-cell/>
          <table:table-cell office:value-type="float" office:value="-2.52">
            <text:p>-2,52</text:p>
          </table:table-cell>
          <table:table-cell/>
          <table:table-cell office:value-type="float" office:value="2961.38">
            <text:p>2.961,3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22">
            <text:p>22/12/2023</text:p>
          </table:table-cell>
          <table:table-cell/>
          <table:table-cell office:value-type="date" office:date-value="2023-12-22">
            <text:p>22/12/2023</text:p>
          </table:table-cell>
          <table:table-cell/>
          <table:table-cell office:value-type="string">
            <text:p>TRANSFERENCIA A FAVOR DE CARDONA ALTES CRISTINA CONCEPTO: H3 Dic Gaia </text:p>
          </table:table-cell>
          <table:table-cell/>
          <table:table-cell office:value-type="float" office:value="-475">
            <text:p>-475</text:p>
          </table:table-cell>
          <table:table-cell/>
          <table:table-cell office:value-type="float" office:value="2963.9">
            <text:p>2.963,9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22">
            <text:p>22/12/2023</text:p>
          </table:table-cell>
          <table:table-cell/>
          <table:table-cell office:value-type="date" office:date-value="2023-12-22">
            <text:p>22/12/2023</text:p>
          </table:table-cell>
          <table:table-cell/>
          <table:table-cell office:value-type="string">
            <text:p>TRANSFERENCIA A FAVOR DE Cristina Cardona Altés CONCEPTO: H1 Elisa desde 18 nov 23 </text:p>
          </table:table-cell>
          <table:table-cell/>
          <table:table-cell office:value-type="float" office:value="-346.67">
            <text:p>-346,67</text:p>
          </table:table-cell>
          <table:table-cell/>
          <table:table-cell office:value-type="float" office:value="3438.9">
            <text:p>3.438,9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22">
            <text:p>22/12/2023</text:p>
          </table:table-cell>
          <table:table-cell/>
          <table:table-cell office:value-type="date" office:date-value="2023-12-22">
            <text:p>22/12/2023</text:p>
          </table:table-cell>
          <table:table-cell/>
          <table:table-cell office:value-type="string">
            <text:p>TRANSFERENCIA A FAVOR DE Cristina Cardona Altés CONCEPTO: H1 Fianza (666,67+133,33) Elisa </text:p>
          </table:table-cell>
          <table:table-cell/>
          <table:table-cell office:value-type="float" office:value="-800">
            <text:p>-800</text:p>
          </table:table-cell>
          <table:table-cell/>
          <table:table-cell office:value-type="float" office:value="3785.57">
            <text:p>3.785,57</text:p>
          </table:table-cell>
          <table:table-cell office:value-type="string">
            <text:p>H1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3-12-22">
            <text:p>22/12/2023</text:p>
          </table:table-cell>
          <table:table-cell/>
          <table:table-cell office:value-type="date" office:date-value="2023-12-22">
            <text:p>22/12/2023</text:p>
          </table:table-cell>
          <table:table-cell/>
          <table:table-cell office:value-type="string">
            <text:p>TRANSFERENCIA A FAVOR DE Cristina Cardona Altés CONCEPTO: H1 12/23 1a parte </text:p>
          </table:table-cell>
          <table:table-cell/>
          <table:table-cell office:value-type="float" office:value="-400">
            <text:p>-400</text:p>
          </table:table-cell>
          <table:table-cell/>
          <table:table-cell office:value-type="float" office:value="4585.57">
            <text:p>4.585,57</text:p>
          </table:table-cell>
          <table:table-cell office:value-type="string">
            <text:p>H1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3-12-21">
            <text:p>21/12/2023</text:p>
          </table:table-cell>
          <table:table-cell/>
          <table:table-cell office:value-type="date" office:date-value="2023-12-21">
            <text:p>21/12/2023</text:p>
          </table:table-cell>
          <table:table-cell/>
          <table:table-cell office:value-type="string">
            <text:p>COMPRA EN BCNVIVARIPANS U, CON LA TARJETA : 5489130103230680 EL 2023-12-21 </text:p>
          </table:table-cell>
          <table:table-cell/>
          <table:table-cell office:value-type="float" office:value="-3.55">
            <text:p>-3,55</text:p>
          </table:table-cell>
          <table:table-cell/>
          <table:table-cell office:value-type="float" office:value="4985.57">
            <text:p>4.985,5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21">
            <text:p>21/12/2023</text:p>
          </table:table-cell>
          <table:table-cell/>
          <table:table-cell office:value-type="date" office:date-value="2023-12-21">
            <text:p>21/12/2023</text:p>
          </table:table-cell>
          <table:table-cell/>
          <table:table-cell office:value-type="string">
            <text:p>COMPRA EN LIDL COMTE URGELL, CON LA TARJETA : 5489130103230680 EL 2023-12-21 </text:p>
          </table:table-cell>
          <table:table-cell/>
          <table:table-cell office:value-type="float" office:value="-10.86">
            <text:p>-10,86</text:p>
          </table:table-cell>
          <table:table-cell/>
          <table:table-cell office:value-type="float" office:value="4989.12">
            <text:p>4.989,1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21">
            <text:p>21/12/2023</text:p>
          </table:table-cell>
          <table:table-cell/>
          <table:table-cell office:value-type="date" office:date-value="2023-12-21">
            <text:p>21/12/2023</text:p>
          </table:table-cell>
          <table:table-cell/>
          <table:table-cell office:value-type="string">
            <text:p>COMPRA EN ALDI SARRIA, CON LA TARJETA : 5489130103230680 EL 2023-12-21 </text:p>
          </table:table-cell>
          <table:table-cell/>
          <table:table-cell office:value-type="float" office:value="-42.32">
            <text:p>-42,32</text:p>
          </table:table-cell>
          <table:table-cell/>
          <table:table-cell office:value-type="float" office:value="4999.98">
            <text:p>4.999,9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19">
            <text:p>19/12/2023</text:p>
          </table:table-cell>
          <table:table-cell/>
          <table:table-cell office:value-type="date" office:date-value="2023-12-19">
            <text:p>19/12/2023</text:p>
          </table:table-cell>
          <table:table-cell/>
          <table:table-cell office:value-type="string">
            <text:p>COMPRA EN Zettle_*OCTAGON DESIGN, CON LA TARJETA : 5489130103230680 EL 2023-12-17 </text:p>
          </table:table-cell>
          <table:table-cell/>
          <table:table-cell office:value-type="float" office:value="-12">
            <text:p>-12</text:p>
          </table:table-cell>
          <table:table-cell/>
          <table:table-cell office:value-type="float" office:value="5042.3">
            <text:p>5.042,3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19">
            <text:p>19/12/2023</text:p>
          </table:table-cell>
          <table:table-cell/>
          <table:table-cell office:value-type="date" office:date-value="2023-12-19">
            <text:p>19/12/2023</text:p>
          </table:table-cell>
          <table:table-cell/>
          <table:table-cell office:value-type="string">
            <text:p>COMPRA EN RENFE VIAJEROS APP, CON LA TARJETA : 5489130103230680 EL 2023-12-19 </text:p>
          </table:table-cell>
          <table:table-cell/>
          <table:table-cell office:value-type="float" office:value="-21.65">
            <text:p>-21,65</text:p>
          </table:table-cell>
          <table:table-cell/>
          <table:table-cell office:value-type="float" office:value="5054.3">
            <text:p>5.054,3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18">
            <text:p>18/12/2023</text:p>
          </table:table-cell>
          <table:table-cell/>
          <table:table-cell office:value-type="date" office:date-value="2023-12-15">
            <text:p>15/12/2023</text:p>
          </table:table-cell>
          <table:table-cell/>
          <table:table-cell office:value-type="string">
            <text:p>TRANSFERENCIA DE MLE ELISA BERGER, CONCEPTO RENTA ELISA DICIEMBRE PART1 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075.95">
            <text:p>5.075,9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18">
            <text:p>18/12/2023</text:p>
          </table:table-cell>
          <table:table-cell/>
          <table:table-cell office:value-type="date" office:date-value="2023-12-18">
            <text:p>18/12/2023</text:p>
          </table:table-cell>
          <table:table-cell/>
          <table:table-cell office:value-type="string">
            <text:p>COMPRA EN BAZAR ORIENTAL, CON LA TARJETA : 5489130103230680 EL 2023-12-18 </text:p>
          </table:table-cell>
          <table:table-cell/>
          <table:table-cell office:value-type="float" office:value="-1.4">
            <text:p>-1,4</text:p>
          </table:table-cell>
          <table:table-cell/>
          <table:table-cell office:value-type="float" office:value="4675.95">
            <text:p>4.675,9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18">
            <text:p>18/12/2023</text:p>
          </table:table-cell>
          <table:table-cell/>
          <table:table-cell office:value-type="date" office:date-value="2023-12-18">
            <text:p>18/12/2023</text:p>
          </table:table-cell>
          <table:table-cell/>
          <table:table-cell office:value-type="string">
            <text:p>RECIBO MAPFRE Nº RECIBO 0073 0100 755 CCHMZBH REF. MANDATO 010023425617 </text:p>
          </table:table-cell>
          <table:table-cell/>
          <table:table-cell office:value-type="float" office:value="-222.83">
            <text:p>-222,83</text:p>
          </table:table-cell>
          <table:table-cell/>
          <table:table-cell office:value-type="float" office:value="4677.35">
            <text:p>4.677,3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18">
            <text:p>18/12/2023</text:p>
          </table:table-cell>
          <table:table-cell/>
          <table:table-cell office:value-type="date" office:date-value="2023-12-18">
            <text:p>18/12/2023</text:p>
          </table:table-cell>
          <table:table-cell/>
          <table:table-cell office:value-type="string">
            <text:p>COMPRA EN BICING, CON LA TARJETA : 5489130103230680 EL 2023-12-18 </text:p>
          </table:table-cell>
          <table:table-cell/>
          <table:table-cell office:value-type="float" office:value="-2.1">
            <text:p>-2,1</text:p>
          </table:table-cell>
          <table:table-cell/>
          <table:table-cell office:value-type="float" office:value="4900.18">
            <text:p>4.900,1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18">
            <text:p>18/12/2023</text:p>
          </table:table-cell>
          <table:table-cell/>
          <table:table-cell office:value-type="date" office:date-value="2023-12-17">
            <text:p>17/12/2023</text:p>
          </table:table-cell>
          <table:table-cell/>
          <table:table-cell office:value-type="string">
            <text:p>COMPRA EN METRO BARCELONA, CON LA TARJETA : 5489130103230680 EL 2023-12-17 </text:p>
          </table:table-cell>
          <table:table-cell/>
          <table:table-cell office:value-type="float" office:value="-20.5">
            <text:p>-20,5</text:p>
          </table:table-cell>
          <table:table-cell/>
          <table:table-cell office:value-type="float" office:value="4902.28">
            <text:p>4.902,2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18">
            <text:p>18/12/2023</text:p>
          </table:table-cell>
          <table:table-cell/>
          <table:table-cell office:value-type="date" office:date-value="2023-12-17">
            <text:p>17/12/2023</text:p>
          </table:table-cell>
          <table:table-cell/>
          <table:table-cell office:value-type="string">
            <text:p>COMPRA EN FRUTAS MARAGALL 157, CON LA TARJETA : 5489130103230680 EL 2023-12-17 </text:p>
          </table:table-cell>
          <table:table-cell/>
          <table:table-cell office:value-type="float" office:value="-4.52">
            <text:p>-4,52</text:p>
          </table:table-cell>
          <table:table-cell/>
          <table:table-cell office:value-type="float" office:value="4922.78">
            <text:p>4.922,7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13">
            <text:p>13/12/2023</text:p>
          </table:table-cell>
          <table:table-cell/>
          <table:table-cell office:value-type="date" office:date-value="2023-12-13">
            <text:p>13/12/2023</text:p>
          </table:table-cell>
          <table:table-cell/>
          <table:table-cell office:value-type="string">
            <text:p>COMPRA EN FRUTAS Y VERDURAS, CON LA TARJETA : 5489130103230680 EL 2023-12-13 </text:p>
          </table:table-cell>
          <table:table-cell/>
          <table:table-cell office:value-type="float" office:value="-2.63">
            <text:p>-2,63</text:p>
          </table:table-cell>
          <table:table-cell/>
          <table:table-cell office:value-type="float" office:value="4927.3">
            <text:p>4.927,3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12">
            <text:p>12/12/2023</text:p>
          </table:table-cell>
          <table:table-cell/>
          <table:table-cell office:value-type="date" office:date-value="2023-12-12">
            <text:p>12/12/2023</text:p>
          </table:table-cell>
          <table:table-cell/>
          <table:table-cell office:value-type="string">
            <text:p>RECIBO TotalEnergies ClientesSAU Nº RECIBO 0073 0100 755 CCGFDND REF. MANDATO NCESIGL101020230000000</text:p>
          </table:table-cell>
          <table:table-cell/>
          <table:table-cell office:value-type="float" office:value="-38.44">
            <text:p>-38,44</text:p>
          </table:table-cell>
          <table:table-cell/>
          <table:table-cell office:value-type="float" office:value="4929.93">
            <text:p>4.929,9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11">
            <text:p>11/12/2023</text:p>
          </table:table-cell>
          <table:table-cell/>
          <table:table-cell office:value-type="date" office:date-value="2023-12-11">
            <text:p>11/12/2023</text:p>
          </table:table-cell>
          <table:table-cell/>
          <table:table-cell office:value-type="string">
            <text:p>COMPRA EN BICING, CON LA TARJETA : 5489130103230680 EL 2023-12-11 </text:p>
          </table:table-cell>
          <table:table-cell/>
          <table:table-cell office:value-type="float" office:value="-3.15">
            <text:p>-3,15</text:p>
          </table:table-cell>
          <table:table-cell/>
          <table:table-cell office:value-type="float" office:value="4968.37">
            <text:p>4.968,3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07">
            <text:p>07/12/2023</text:p>
          </table:table-cell>
          <table:table-cell/>
          <table:table-cell office:value-type="date" office:date-value="2023-12-07">
            <text:p>07/12/2023</text:p>
          </table:table-cell>
          <table:table-cell/>
          <table:table-cell office:value-type="string">
            <text:p>COMPRA EN METRO BARCELONA, CON LA TARJETA : 5489130103230680 EL 2023-12-07 </text:p>
          </table:table-cell>
          <table:table-cell/>
          <table:table-cell office:value-type="float" office:value="-11.35">
            <text:p>-11,35</text:p>
          </table:table-cell>
          <table:table-cell/>
          <table:table-cell office:value-type="float" office:value="4971.52">
            <text:p>4.971,5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07">
            <text:p>07/12/2023</text:p>
          </table:table-cell>
          <table:table-cell/>
          <table:table-cell office:value-type="date" office:date-value="2023-12-05">
            <text:p>05/12/2023</text:p>
          </table:table-cell>
          <table:table-cell/>
          <table:table-cell office:value-type="string">
            <text:p>COMISION POR COMPRAS REALIZADAS EN MONEDA NO EURO </text:p>
          </table:table-cell>
          <table:table-cell/>
          <table:table-cell office:value-type="float" office:value="-0.67">
            <text:p>-0,67</text:p>
          </table:table-cell>
          <table:table-cell/>
          <table:table-cell office:value-type="float" office:value="4982.87">
            <text:p>4.982,8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05">
            <text:p>05/12/2023</text:p>
          </table:table-cell>
          <table:table-cell/>
          <table:table-cell office:value-type="date" office:date-value="2023-12-05">
            <text:p>05/12/2023</text:p>
          </table:table-cell>
          <table:table-cell/>
          <table:table-cell office:value-type="string">
            <text:p>COMPRA EN MERCADONA-BISCAIA, CON LA TARJETA : 5489130103230680 EL 2023-12-05 </text:p>
          </table:table-cell>
          <table:table-cell/>
          <table:table-cell office:value-type="float" office:value="-16">
            <text:p>-16</text:p>
          </table:table-cell>
          <table:table-cell/>
          <table:table-cell office:value-type="float" office:value="4983.54">
            <text:p>4.983,5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05">
            <text:p>05/12/2023</text:p>
          </table:table-cell>
          <table:table-cell/>
          <table:table-cell office:value-type="date" office:date-value="2023-12-05">
            <text:p>05/12/2023</text:p>
          </table:table-cell>
          <table:table-cell/>
          <table:table-cell office:value-type="string">
            <text:p>COMPRA EN CHATGPT SUBSCRIPTION, CON LA TARJETA : 5489130103230680 EL 2023-12-03 </text:p>
          </table:table-cell>
          <table:table-cell/>
          <table:table-cell office:value-type="float" office:value="-22.35">
            <text:p>-22,35</text:p>
          </table:table-cell>
          <table:table-cell/>
          <table:table-cell office:value-type="float" office:value="4999.54">
            <text:p>4.999,5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05">
            <text:p>05/12/2023</text:p>
          </table:table-cell>
          <table:table-cell/>
          <table:table-cell office:value-type="date" office:date-value="2023-12-04">
            <text:p>04/12/2023</text:p>
          </table:table-cell>
          <table:table-cell/>
          <table:table-cell office:value-type="string">
            <text:p>COMISION POR COMPRAS REALIZADAS EN MONEDA NO EURO </text:p>
          </table:table-cell>
          <table:table-cell/>
          <table:table-cell office:value-type="float" office:value="-0.33">
            <text:p>-0,33</text:p>
          </table:table-cell>
          <table:table-cell/>
          <table:table-cell office:value-type="float" office:value="5021.89">
            <text:p>5.021,8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04">
            <text:p>04/12/2023</text:p>
          </table:table-cell>
          <table:table-cell/>
          <table:table-cell office:value-type="date" office:date-value="2023-12-04">
            <text:p>04/12/2023</text:p>
          </table:table-cell>
          <table:table-cell/>
          <table:table-cell office:value-type="string">
            <text:p>NOMINA DE INSTITUTO NACIONAL DE EMPLEO - INEM: </text:p>
          </table:table-cell>
          <table:table-cell/>
          <table:table-cell office:value-type="float" office:value="779.55">
            <text:p>779,55</text:p>
          </table:table-cell>
          <table:table-cell/>
          <table:table-cell office:value-type="float" office:value="5022.22">
            <text:p>5.022,2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04">
            <text:p>04/12/2023</text:p>
          </table:table-cell>
          <table:table-cell/>
          <table:table-cell office:value-type="date" office:date-value="2023-12-04">
            <text:p>04/12/2023</text:p>
          </table:table-cell>
          <table:table-cell/>
          <table:table-cell office:value-type="string">
            <text:p>COMPRA EN MIDJOURNEY INC., CON LA TARJETA : 5489130103230680 EL 2023-11-30 </text:p>
          </table:table-cell>
          <table:table-cell/>
          <table:table-cell office:value-type="float" office:value="-11.04">
            <text:p>-11,04</text:p>
          </table:table-cell>
          <table:table-cell/>
          <table:table-cell office:value-type="float" office:value="4242.67">
            <text:p>4.242,6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04">
            <text:p>04/12/2023</text:p>
          </table:table-cell>
          <table:table-cell/>
          <table:table-cell office:value-type="date" office:date-value="2023-12-04">
            <text:p>04/12/2023</text:p>
          </table:table-cell>
          <table:table-cell/>
          <table:table-cell office:value-type="string">
            <text:p>TRANSFERENCIA DE MANNUCCI GAIA, CONCEPTO deposit payment </text:p>
          </table:table-cell>
          <table:table-cell/>
          <table:table-cell office:value-type="float" office:value="950">
            <text:p>950</text:p>
          </table:table-cell>
          <table:table-cell/>
          <table:table-cell office:value-type="float" office:value="4253.71">
            <text:p>4.253,7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04">
            <text:p>04/12/2023</text:p>
          </table:table-cell>
          <table:table-cell/>
          <table:table-cell office:value-type="date" office:date-value="2023-12-04">
            <text:p>04/12/2023</text:p>
          </table:table-cell>
          <table:table-cell/>
          <table:table-cell office:value-type="string">
            <text:p>RECIBO Hidrometering, S.L. Nº RECIBO 0073 0100 755 CCDJNFD REF. MANDATO 4116261-202310161512655-00 </text:p>
          </table:table-cell>
          <table:table-cell/>
          <table:table-cell office:value-type="float" office:value="-8.88">
            <text:p>-8,88</text:p>
          </table:table-cell>
          <table:table-cell/>
          <table:table-cell office:value-type="float" office:value="3303.71">
            <text:p>3.303,7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04">
            <text:p>04/12/2023</text:p>
          </table:table-cell>
          <table:table-cell/>
          <table:table-cell office:value-type="date" office:date-value="2023-12-04">
            <text:p>04/12/2023</text:p>
          </table:table-cell>
          <table:table-cell/>
          <table:table-cell office:value-type="string">
            <text:p>COMPRA EN BICING, CON LA TARJETA : 5489130103230680 EL 2023-12-04 </text:p>
          </table:table-cell>
          <table:table-cell/>
          <table:table-cell office:value-type="float" office:value="-0.7">
            <text:p>-0,7</text:p>
          </table:table-cell>
          <table:table-cell/>
          <table:table-cell office:value-type="float" office:value="3312.59">
            <text:p>3.312,5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04">
            <text:p>04/12/2023</text:p>
          </table:table-cell>
          <table:table-cell/>
          <table:table-cell office:value-type="date" office:date-value="2023-12-03">
            <text:p>03/12/2023</text:p>
          </table:table-cell>
          <table:table-cell/>
          <table:table-cell office:value-type="string">
            <text:p>COMPRA EN SANTS BEER, CON LA TARJETA : 5489130103230680 EL 2023-12-03 </text:p>
          </table:table-cell>
          <table:table-cell/>
          <table:table-cell office:value-type="float" office:value="-11.35">
            <text:p>-11,35</text:p>
          </table:table-cell>
          <table:table-cell/>
          <table:table-cell office:value-type="float" office:value="3313.29">
            <text:p>3.313,2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04">
            <text:p>04/12/2023</text:p>
          </table:table-cell>
          <table:table-cell/>
          <table:table-cell office:value-type="date" office:date-value="2023-12-02">
            <text:p>02/12/2023</text:p>
          </table:table-cell>
          <table:table-cell/>
          <table:table-cell office:value-type="string">
            <text:p>COMPRA EN BAR RESTAURANTE ALEGRIA, CON LA TARJETA : 5489130103230680 EL 2023-12-02 </text:p>
          </table:table-cell>
          <table:table-cell/>
          <table:table-cell office:value-type="float" office:value="-3.9">
            <text:p>-3,9</text:p>
          </table:table-cell>
          <table:table-cell/>
          <table:table-cell office:value-type="float" office:value="3324.64">
            <text:p>3.324,6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04">
            <text:p>04/12/2023</text:p>
          </table:table-cell>
          <table:table-cell/>
          <table:table-cell office:value-type="date" office:date-value="2023-12-02">
            <text:p>02/12/2023</text:p>
          </table:table-cell>
          <table:table-cell/>
          <table:table-cell office:value-type="string">
            <text:p>DISPOSICION EN CAJERO CON LA TARJETA 5489130103230680, COMISION 0,00, EL 2023-12-02 </text:p>
          </table:table-cell>
          <table:table-cell/>
          <table:table-cell office:value-type="float" office:value="-60">
            <text:p>-60</text:p>
          </table:table-cell>
          <table:table-cell/>
          <table:table-cell office:value-type="float" office:value="3328.54">
            <text:p>3.328,5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04">
            <text:p>04/12/2023</text:p>
          </table:table-cell>
          <table:table-cell/>
          <table:table-cell office:value-type="date" office:date-value="2023-12-02">
            <text:p>02/12/2023</text:p>
          </table:table-cell>
          <table:table-cell/>
          <table:table-cell office:value-type="string">
            <text:p>COMPRA EN LIDL COMTE URGELL, CON LA TARJETA : 5489130103230680 EL 2023-12-02 </text:p>
          </table:table-cell>
          <table:table-cell/>
          <table:table-cell office:value-type="float" office:value="-5.81">
            <text:p>-5,81</text:p>
          </table:table-cell>
          <table:table-cell/>
          <table:table-cell office:value-type="float" office:value="3388.54">
            <text:p>3.388,5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04">
            <text:p>04/12/2023</text:p>
          </table:table-cell>
          <table:table-cell/>
          <table:table-cell office:value-type="date" office:date-value="2023-12-02">
            <text:p>02/12/2023</text:p>
          </table:table-cell>
          <table:table-cell/>
          <table:table-cell office:value-type="string">
            <text:p>COMPRA EN GALLIFA, CON LA TARJETA : 5489130103230680 EL 2023-12-02 </text:p>
          </table:table-cell>
          <table:table-cell/>
          <table:table-cell office:value-type="float" office:value="-22.19">
            <text:p>-22,19</text:p>
          </table:table-cell>
          <table:table-cell/>
          <table:table-cell office:value-type="float" office:value="3394.35">
            <text:p>3.394,3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04">
            <text:p>04/12/2023</text:p>
          </table:table-cell>
          <table:table-cell/>
          <table:table-cell office:value-type="date" office:date-value="2023-12-02">
            <text:p>02/12/2023</text:p>
          </table:table-cell>
          <table:table-cell/>
          <table:table-cell office:value-type="string">
            <text:p>COMPRA EN BACALLANERIA ANA, CON LA TARJETA : 5489130103230680 EL 2023-12-02 </text:p>
          </table:table-cell>
          <table:table-cell/>
          <table:table-cell office:value-type="float" office:value="-1.6">
            <text:p>-1,6</text:p>
          </table:table-cell>
          <table:table-cell/>
          <table:table-cell office:value-type="float" office:value="3416.54">
            <text:p>3.416,5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04">
            <text:p>04/12/2023</text:p>
          </table:table-cell>
          <table:table-cell/>
          <table:table-cell office:value-type="date" office:date-value="2023-12-01">
            <text:p>01/12/2023</text:p>
          </table:table-cell>
          <table:table-cell/>
          <table:table-cell office:value-type="string">
            <text:p>RETENCION HACIENDA ABONO DE DEVOLUCION RECIBOS PRINCIPALES </text:p>
          </table:table-cell>
          <table:table-cell/>
          <table:table-cell office:value-type="float" office:value="-0.03">
            <text:p>-0,03</text:p>
          </table:table-cell>
          <table:table-cell/>
          <table:table-cell office:value-type="float" office:value="3418.14">
            <text:p>3.418,1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04">
            <text:p>04/12/2023</text:p>
          </table:table-cell>
          <table:table-cell/>
          <table:table-cell office:value-type="date" office:date-value="2023-12-01">
            <text:p>01/12/2023</text:p>
          </table:table-cell>
          <table:table-cell/>
          <table:table-cell office:value-type="string">
            <text:p>BONIFICACION SOBRE EL IMPORTE DE RECIBOS DOMICILIADOS Y PAGADOS </text:p>
          </table:table-cell>
          <table:table-cell/>
          <table:table-cell office:value-type="float" office:value="0.17">
            <text:p>0,17</text:p>
          </table:table-cell>
          <table:table-cell/>
          <table:table-cell office:value-type="float" office:value="3418.17">
            <text:p>3.418,1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04">
            <text:p>04/12/2023</text:p>
          </table:table-cell>
          <table:table-cell/>
          <table:table-cell office:value-type="date" office:date-value="2023-12-01">
            <text:p>01/12/2023</text:p>
          </table:table-cell>
          <table:table-cell/>
          <table:table-cell office:value-type="string">
            <text:p>COMPRA EN AZOKAGASTRO, CON LA TARJETA : 5489130103230680 EL 2023-12-01 </text:p>
          </table:table-cell>
          <table:table-cell/>
          <table:table-cell office:value-type="float" office:value="-16">
            <text:p>-16</text:p>
          </table:table-cell>
          <table:table-cell/>
          <table:table-cell office:value-type="float" office:value="3418">
            <text:p>3.418,0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01">
            <text:p>01/12/2023</text:p>
          </table:table-cell>
          <table:table-cell/>
          <table:table-cell office:value-type="date" office:date-value="2023-12-01">
            <text:p>01/12/2023</text:p>
          </table:table-cell>
          <table:table-cell/>
          <table:table-cell office:value-type="string">
            <text:p>COMPRA EN BICING, CON LA TARJETA : 5489130103230680 EL 2023-12-01 </text:p>
          </table:table-cell>
          <table:table-cell/>
          <table:table-cell office:value-type="float" office:value="-4.25">
            <text:p>-4,25</text:p>
          </table:table-cell>
          <table:table-cell/>
          <table:table-cell office:value-type="float" office:value="3434">
            <text:p>3.434,0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29">
            <text:p>29/11/2023</text:p>
          </table:table-cell>
          <table:table-cell/>
          <table:table-cell office:value-type="date" office:date-value="2023-11-29">
            <text:p>29/11/2023</text:p>
          </table:table-cell>
          <table:table-cell/>
          <table:table-cell office:value-type="string">
            <text:p>RECIBO ENDESA ENERGIA S.A. Nº RECIBO 0073 0100 755 CBZTJBT REF. MANDATO E00020920343960900020001 </text:p>
          </table:table-cell>
          <table:table-cell/>
          <table:table-cell office:value-type="float" office:value="-35.13">
            <text:p>-35,13</text:p>
          </table:table-cell>
          <table:table-cell/>
          <table:table-cell office:value-type="float" office:value="3438.25">
            <text:p>3.438,2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27">
            <text:p>27/11/2023</text:p>
          </table:table-cell>
          <table:table-cell/>
          <table:table-cell office:value-type="date" office:date-value="2023-11-27">
            <text:p>27/11/2023</text:p>
          </table:table-cell>
          <table:table-cell/>
          <table:table-cell office:value-type="string">
            <text:p>COMPRA EN SANTS BEER, CON LA TARJETA : 5489130103230680 EL 2023-11-27 </text:p>
          </table:table-cell>
          <table:table-cell/>
          <table:table-cell office:value-type="float" office:value="-8.55">
            <text:p>-8,55</text:p>
          </table:table-cell>
          <table:table-cell/>
          <table:table-cell office:value-type="float" office:value="3473.38">
            <text:p>3.473,3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27">
            <text:p>27/11/2023</text:p>
          </table:table-cell>
          <table:table-cell/>
          <table:table-cell office:value-type="date" office:date-value="2023-11-27">
            <text:p>27/11/2023</text:p>
          </table:table-cell>
          <table:table-cell/>
          <table:table-cell office:value-type="string">
            <text:p>COMPRA EN ALDI SARRIA, CON LA TARJETA : 5489130103230680 EL 2023-11-27 </text:p>
          </table:table-cell>
          <table:table-cell/>
          <table:table-cell office:value-type="float" office:value="-7.58">
            <text:p>-7,58</text:p>
          </table:table-cell>
          <table:table-cell/>
          <table:table-cell office:value-type="float" office:value="3481.93">
            <text:p>3.481,9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27">
            <text:p>27/11/2023</text:p>
          </table:table-cell>
          <table:table-cell/>
          <table:table-cell office:value-type="date" office:date-value="2023-11-27">
            <text:p>27/11/2023</text:p>
          </table:table-cell>
          <table:table-cell/>
          <table:table-cell office:value-type="string">
            <text:p>COMPRA EN BICING, CON LA TARJETA : 5489130103230680 EL 2023-11-27 </text:p>
          </table:table-cell>
          <table:table-cell/>
          <table:table-cell office:value-type="float" office:value="-3.7">
            <text:p>-3,7</text:p>
          </table:table-cell>
          <table:table-cell/>
          <table:table-cell office:value-type="float" office:value="3489.51">
            <text:p>3.489,5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27">
            <text:p>27/11/2023</text:p>
          </table:table-cell>
          <table:table-cell/>
          <table:table-cell office:value-type="date" office:date-value="2023-11-26">
            <text:p>26/11/2023</text:p>
          </table:table-cell>
          <table:table-cell/>
          <table:table-cell office:value-type="string">
            <text:p>COMPRA EN CONDIS, CON LA TARJETA : 5489130103230680 EL 2023-11-26 </text:p>
          </table:table-cell>
          <table:table-cell/>
          <table:table-cell office:value-type="float" office:value="-2.95">
            <text:p>-2,95</text:p>
          </table:table-cell>
          <table:table-cell/>
          <table:table-cell office:value-type="float" office:value="3493.21">
            <text:p>3.493,2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27">
            <text:p>27/11/2023</text:p>
          </table:table-cell>
          <table:table-cell/>
          <table:table-cell office:value-type="date" office:date-value="2023-11-25">
            <text:p>25/11/2023</text:p>
          </table:table-cell>
          <table:table-cell/>
          <table:table-cell office:value-type="string">
            <text:p>COMPRA EN CINE BOSQUE S.A., CON LA TARJETA : 5489130103230680 EL 2023-11-25 </text:p>
          </table:table-cell>
          <table:table-cell/>
          <table:table-cell office:value-type="float" office:value="-18">
            <text:p>-18</text:p>
          </table:table-cell>
          <table:table-cell/>
          <table:table-cell office:value-type="float" office:value="3496.16">
            <text:p>3.496,1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23">
            <text:p>23/11/2023</text:p>
          </table:table-cell>
          <table:table-cell/>
          <table:table-cell office:value-type="date" office:date-value="2023-11-23">
            <text:p>23/11/2023</text:p>
          </table:table-cell>
          <table:table-cell/>
          <table:table-cell office:value-type="string">
            <text:p>COMPRA EN CASA DEL LIBRO, CON LA TARJETA : 5489130103230680 EL 2023-11-23 </text:p>
          </table:table-cell>
          <table:table-cell/>
          <table:table-cell office:value-type="float" office:value="-16.05">
            <text:p>-16,05</text:p>
          </table:table-cell>
          <table:table-cell/>
          <table:table-cell office:value-type="float" office:value="3514.16">
            <text:p>3.514,1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22">
            <text:p>22/11/2023</text:p>
          </table:table-cell>
          <table:table-cell/>
          <table:table-cell office:value-type="date" office:date-value="2023-11-22">
            <text:p>22/11/2023</text:p>
          </table:table-cell>
          <table:table-cell/>
          <table:table-cell office:value-type="string">
            <text:p>COMPRA EN ALDI SARRIA, CON LA TARJETA : 5489130103230680 EL 2023-11-22 </text:p>
          </table:table-cell>
          <table:table-cell/>
          <table:table-cell office:value-type="float" office:value="-12.99">
            <text:p>-12,99</text:p>
          </table:table-cell>
          <table:table-cell/>
          <table:table-cell office:value-type="float" office:value="3530.21">
            <text:p>3.530,2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22">
            <text:p>22/11/2023</text:p>
          </table:table-cell>
          <table:table-cell/>
          <table:table-cell office:value-type="date" office:date-value="2023-11-22">
            <text:p>22/11/2023</text:p>
          </table:table-cell>
          <table:table-cell/>
          <table:table-cell office:value-type="string">
            <text:p>COMPRA EN ALDI SARRIA, CON LA TARJETA : 5489130103230680 EL 2023-11-22 </text:p>
          </table:table-cell>
          <table:table-cell/>
          <table:table-cell office:value-type="float" office:value="-27.76">
            <text:p>-27,76</text:p>
          </table:table-cell>
          <table:table-cell/>
          <table:table-cell office:value-type="float" office:value="3543.2">
            <text:p>3.543,2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21">
            <text:p>21/11/2023</text:p>
          </table:table-cell>
          <table:table-cell/>
          <table:table-cell office:value-type="date" office:date-value="2023-11-21">
            <text:p>21/11/2023</text:p>
          </table:table-cell>
          <table:table-cell/>
          <table:table-cell office:value-type="string">
            <text:p>COMPRA EN C.O. MERIDIANA, CON LA TARJETA : 5489130103230680 EL 2023-11-21 </text:p>
          </table:table-cell>
          <table:table-cell/>
          <table:table-cell office:value-type="float" office:value="-162.2">
            <text:p>-162,2</text:p>
          </table:table-cell>
          <table:table-cell/>
          <table:table-cell office:value-type="float" office:value="3570.96">
            <text:p>3.570,9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21">
            <text:p>21/11/2023</text:p>
          </table:table-cell>
          <table:table-cell/>
          <table:table-cell office:value-type="date" office:date-value="2023-11-20">
            <text:p>20/11/2023</text:p>
          </table:table-cell>
          <table:table-cell/>
          <table:table-cell office:value-type="string">
            <text:p>TRANSFERENCIA DE MLE ELISA BERGER, CONCEPTO FIANZA ELISA BERGER </text:p>
          </table:table-cell>
          <table:table-cell/>
          <table:table-cell office:value-type="float" office:value="666.67">
            <text:p>666,67</text:p>
          </table:table-cell>
          <table:table-cell/>
          <table:table-cell office:value-type="float" office:value="3733.16">
            <text:p>3.733,16</text:p>
          </table:table-cell>
          <table:table-cell office:value-type="string">
            <text:p>H1</text:p>
          </table:table-cell>
          <table:table-cell office:value-type="string">
            <text:p>Fianza Elisa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3-11-21">
            <text:p>21/11/2023</text:p>
          </table:table-cell>
          <table:table-cell/>
          <table:table-cell office:value-type="date" office:date-value="2023-11-21">
            <text:p>21/11/2023</text:p>
          </table:table-cell>
          <table:table-cell/>
          <table:table-cell office:value-type="string">
            <text:p>COMPRA EN PELUQUERIA INGRID, CON LA TARJETA : 5489130103230680 EL 2023-11-21 </text:p>
          </table:table-cell>
          <table:table-cell/>
          <table:table-cell office:value-type="float" office:value="-43">
            <text:p>-43</text:p>
          </table:table-cell>
          <table:table-cell/>
          <table:table-cell office:value-type="float" office:value="3066.49">
            <text:p>3.066,4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20">
            <text:p>20/11/2023</text:p>
          </table:table-cell>
          <table:table-cell/>
          <table:table-cell office:value-type="date" office:date-value="2023-11-20">
            <text:p>20/11/2023</text:p>
          </table:table-cell>
          <table:table-cell/>
          <table:table-cell office:value-type="string">
            <text:p>COMPRA EN BAR SAN BARTOMEU, CON LA TARJETA : 5489130103230680 EL 2023-11-20 </text:p>
          </table:table-cell>
          <table:table-cell/>
          <table:table-cell office:value-type="float" office:value="-10.05">
            <text:p>-10,05</text:p>
          </table:table-cell>
          <table:table-cell/>
          <table:table-cell office:value-type="float" office:value="3109.49">
            <text:p>3.109,4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20">
            <text:p>20/11/2023</text:p>
          </table:table-cell>
          <table:table-cell/>
          <table:table-cell office:value-type="date" office:date-value="2023-11-17">
            <text:p>17/11/2023</text:p>
          </table:table-cell>
          <table:table-cell/>
          <table:table-cell office:value-type="string">
            <text:p>TRANSFERENCIA DE MLE ELISA BERGER, CONCEPTO ALQUILER NOV23 + FIANZA ELISA BERGER 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119.54">
            <text:p>3.119,54</text:p>
          </table:table-cell>
          <table:table-cell office:value-type="string">
            <text:p>H1</text:p>
          </table:table-cell>
          <table:table-cell office:value-type="string">
            <text:p>Inicio Elisa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3-11-20">
            <text:p>20/11/2023</text:p>
          </table:table-cell>
          <table:table-cell/>
          <table:table-cell office:value-type="date" office:date-value="2023-11-20">
            <text:p>20/11/2023</text:p>
          </table:table-cell>
          <table:table-cell/>
          <table:table-cell office:value-type="string">
            <text:p>COMPRA EN BICING, CON LA TARJETA : 5489130103230680 EL 2023-11-20 </text:p>
          </table:table-cell>
          <table:table-cell/>
          <table:table-cell office:value-type="float" office:value="-3.15">
            <text:p>-3,15</text:p>
          </table:table-cell>
          <table:table-cell/>
          <table:table-cell office:value-type="float" office:value="2639.54">
            <text:p>2.639,5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20">
            <text:p>20/11/2023</text:p>
          </table:table-cell>
          <table:table-cell/>
          <table:table-cell office:value-type="date" office:date-value="2023-11-17">
            <text:p>17/11/2023</text:p>
          </table:table-cell>
          <table:table-cell/>
          <table:table-cell office:value-type="string">
            <text:p>COMPRA EN ASKADINYA, CON LA TARJETA : 5489130103230680 EL 2023-11-17 </text:p>
          </table:table-cell>
          <table:table-cell/>
          <table:table-cell office:value-type="float" office:value="-25">
            <text:p>-25</text:p>
          </table:table-cell>
          <table:table-cell/>
          <table:table-cell office:value-type="float" office:value="2642.69">
            <text:p>2.642,6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17">
            <text:p>17/11/2023</text:p>
          </table:table-cell>
          <table:table-cell/>
          <table:table-cell office:value-type="date" office:date-value="2023-11-17">
            <text:p>17/11/2023</text:p>
          </table:table-cell>
          <table:table-cell/>
          <table:table-cell office:value-type="string">
            <text:p>COMPRA EN MONTANA BARCELONA, CON LA TARJETA : 5489130103230680 EL 2023-11-17 </text:p>
          </table:table-cell>
          <table:table-cell/>
          <table:table-cell office:value-type="float" office:value="-128.8">
            <text:p>-128,8</text:p>
          </table:table-cell>
          <table:table-cell/>
          <table:table-cell office:value-type="float" office:value="2667.69">
            <text:p>2.667,6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17">
            <text:p>17/11/2023</text:p>
          </table:table-cell>
          <table:table-cell/>
          <table:table-cell office:value-type="date" office:date-value="2023-11-17">
            <text:p>17/11/2023</text:p>
          </table:table-cell>
          <table:table-cell/>
          <table:table-cell office:value-type="string">
            <text:p>RECIBO AIGUES DE BARCELONA, S.A. Nº RECIBO 0073 0100 755 CBXRTLL REF. MANDATO 02000002153446 </text:p>
          </table:table-cell>
          <table:table-cell/>
          <table:table-cell office:value-type="float" office:value="-9.04">
            <text:p>-9,04</text:p>
          </table:table-cell>
          <table:table-cell/>
          <table:table-cell office:value-type="float" office:value="2796.49">
            <text:p>2.796,4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16">
            <text:p>16/11/2023</text:p>
          </table:table-cell>
          <table:table-cell/>
          <table:table-cell office:value-type="date" office:date-value="2023-11-16">
            <text:p>16/11/2023</text:p>
          </table:table-cell>
          <table:table-cell/>
          <table:table-cell office:value-type="string">
            <text:p>TRANSFERENCIA DE MARIA TERESA ALTES SALAFRANCA, CONCEPTO SARTENES CACEROLA Y 2 TICKETS </text:p>
          </table:table-cell>
          <table:table-cell/>
          <table:table-cell office:value-type="float" office:value="63.5">
            <text:p>63,5</text:p>
          </table:table-cell>
          <table:table-cell/>
          <table:table-cell office:value-type="float" office:value="2805.53">
            <text:p>2.805,5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14">
            <text:p>14/11/2023</text:p>
          </table:table-cell>
          <table:table-cell/>
          <table:table-cell office:value-type="date" office:date-value="2023-11-14">
            <text:p>14/11/2023</text:p>
          </table:table-cell>
          <table:table-cell/>
          <table:table-cell office:value-type="string">
            <text:p>COMPRA EN CLAREL, CON LA TARJETA : 5489130103230680 EL 2023-11-14 </text:p>
          </table:table-cell>
          <table:table-cell/>
          <table:table-cell office:value-type="float" office:value="-5.19">
            <text:p>-5,19</text:p>
          </table:table-cell>
          <table:table-cell/>
          <table:table-cell office:value-type="float" office:value="2742.03">
            <text:p>2.742,0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13">
            <text:p>13/11/2023</text:p>
          </table:table-cell>
          <table:table-cell/>
          <table:table-cell office:value-type="date" office:date-value="2023-11-13">
            <text:p>13/11/2023</text:p>
          </table:table-cell>
          <table:table-cell/>
          <table:table-cell office:value-type="string">
            <text:p>COMPRA EN BICING, CON LA TARJETA : 5489130103230680 EL 2023-11-13 </text:p>
          </table:table-cell>
          <table:table-cell/>
          <table:table-cell office:value-type="float" office:value="-1.75">
            <text:p>-1,75</text:p>
          </table:table-cell>
          <table:table-cell/>
          <table:table-cell office:value-type="float" office:value="2747.22">
            <text:p>2.747,2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13">
            <text:p>13/11/2023</text:p>
          </table:table-cell>
          <table:table-cell/>
          <table:table-cell office:value-type="date" office:date-value="2023-11-12">
            <text:p>12/11/2023</text:p>
          </table:table-cell>
          <table:table-cell/>
          <table:table-cell office:value-type="string">
            <text:p>COMPRA EN BCAFE URGELL, CON LA TARJETA : 5489130103230680 EL 2023-11-12 </text:p>
          </table:table-cell>
          <table:table-cell/>
          <table:table-cell office:value-type="float" office:value="-5.25">
            <text:p>-5,25</text:p>
          </table:table-cell>
          <table:table-cell/>
          <table:table-cell office:value-type="float" office:value="2748.97">
            <text:p>2.748,9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13">
            <text:p>13/11/2023</text:p>
          </table:table-cell>
          <table:table-cell/>
          <table:table-cell office:value-type="date" office:date-value="2023-11-12">
            <text:p>12/11/2023</text:p>
          </table:table-cell>
          <table:table-cell/>
          <table:table-cell office:value-type="string">
            <text:p>COMPRA EN BAZAR TARRADELLAS, CON LA TARJETA : 5489130103230680 EL 2023-11-12 </text:p>
          </table:table-cell>
          <table:table-cell/>
          <table:table-cell office:value-type="float" office:value="-6.45">
            <text:p>-6,45</text:p>
          </table:table-cell>
          <table:table-cell/>
          <table:table-cell office:value-type="float" office:value="2754.22">
            <text:p>2.754,2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09">
            <text:p>09/11/2023</text:p>
          </table:table-cell>
          <table:table-cell/>
          <table:table-cell office:value-type="date" office:date-value="2023-11-09">
            <text:p>09/11/2023</text:p>
          </table:table-cell>
          <table:table-cell/>
          <table:table-cell office:value-type="string">
            <text:p>COMPRA EN E.S. PARIS URGELL, CON LA TARJETA : 5489130103230680 EL 2023-11-09 </text:p>
          </table:table-cell>
          <table:table-cell/>
          <table:table-cell office:value-type="float" office:value="-8.81">
            <text:p>-8,81</text:p>
          </table:table-cell>
          <table:table-cell/>
          <table:table-cell office:value-type="float" office:value="2760.67">
            <text:p>2.760,6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08">
            <text:p>08/11/2023</text:p>
          </table:table-cell>
          <table:table-cell/>
          <table:table-cell office:value-type="date" office:date-value="2023-11-08">
            <text:p>08/11/2023</text:p>
          </table:table-cell>
          <table:table-cell/>
          <table:table-cell office:value-type="string">
            <text:p>REGULARIZACION COMPRA EN BICING, CON LA TARJETA : 5489130103230680 EL 2023-11-08 </text:p>
          </table:table-cell>
          <table:table-cell/>
          <table:table-cell office:value-type="float" office:value="1.25">
            <text:p>1,25</text:p>
          </table:table-cell>
          <table:table-cell/>
          <table:table-cell office:value-type="float" office:value="2769.48">
            <text:p>2.769,4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07">
            <text:p>07/11/2023</text:p>
          </table:table-cell>
          <table:table-cell/>
          <table:table-cell office:value-type="date" office:date-value="2023-11-07">
            <text:p>07/11/2023</text:p>
          </table:table-cell>
          <table:table-cell/>
          <table:table-cell office:value-type="string">
            <text:p>COMPRA EN COFFEE HACKERS, CON LA TARJETA : 5489130103230680 EL 2023-11-07 </text:p>
          </table:table-cell>
          <table:table-cell/>
          <table:table-cell office:value-type="float" office:value="-9.5">
            <text:p>-9,5</text:p>
          </table:table-cell>
          <table:table-cell/>
          <table:table-cell office:value-type="float" office:value="2768.23">
            <text:p>2.768,2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07">
            <text:p>07/11/2023</text:p>
          </table:table-cell>
          <table:table-cell/>
          <table:table-cell office:value-type="date" office:date-value="2023-11-06">
            <text:p>06/11/2023</text:p>
          </table:table-cell>
          <table:table-cell/>
          <table:table-cell office:value-type="string">
            <text:p>COMISION POR COMPRAS REALIZADAS EN MONEDA NO EURO </text:p>
          </table:table-cell>
          <table:table-cell/>
          <table:table-cell office:value-type="float" office:value="-0.69">
            <text:p>-0,69</text:p>
          </table:table-cell>
          <table:table-cell/>
          <table:table-cell office:value-type="float" office:value="2777.73">
            <text:p>2.777,7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06">
            <text:p>06/11/2023</text:p>
          </table:table-cell>
          <table:table-cell/>
          <table:table-cell office:value-type="date" office:date-value="2023-11-06">
            <text:p>06/11/2023</text:p>
          </table:table-cell>
          <table:table-cell/>
          <table:table-cell office:value-type="string">
            <text:p>COMPRA EN SANTS BEER, CON LA TARJETA : 5489130103230680 EL 2023-11-06 </text:p>
          </table:table-cell>
          <table:table-cell/>
          <table:table-cell office:value-type="float" office:value="-11.55">
            <text:p>-11,55</text:p>
          </table:table-cell>
          <table:table-cell/>
          <table:table-cell office:value-type="float" office:value="2778.42">
            <text:p>2.778,4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06">
            <text:p>06/11/2023</text:p>
          </table:table-cell>
          <table:table-cell/>
          <table:table-cell office:value-type="date" office:date-value="2023-11-06">
            <text:p>06/11/2023</text:p>
          </table:table-cell>
          <table:table-cell/>
          <table:table-cell office:value-type="string">
            <text:p>DISPOSICION EN CAJERO CON LA TARJETA 5489130103230680, COMISION 0,00, EL 2023-11-06 </text:p>
          </table:table-cell>
          <table:table-cell/>
          <table:table-cell office:value-type="float" office:value="-50">
            <text:p>-50</text:p>
          </table:table-cell>
          <table:table-cell/>
          <table:table-cell office:value-type="float" office:value="2789.97">
            <text:p>2.789,9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06">
            <text:p>06/11/2023</text:p>
          </table:table-cell>
          <table:table-cell/>
          <table:table-cell office:value-type="date" office:date-value="2023-11-06">
            <text:p>06/11/2023</text:p>
          </table:table-cell>
          <table:table-cell/>
          <table:table-cell office:value-type="string">
            <text:p>COMPRA EN CHATGPT SUBSCRIPTION, CON LA TARJETA : 5489130103230680 EL 2023-11-03 </text:p>
          </table:table-cell>
          <table:table-cell/>
          <table:table-cell office:value-type="float" office:value="-23.01">
            <text:p>-23,01</text:p>
          </table:table-cell>
          <table:table-cell/>
          <table:table-cell office:value-type="float" office:value="2839.97">
            <text:p>2.839,9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06">
            <text:p>06/11/2023</text:p>
          </table:table-cell>
          <table:table-cell/>
          <table:table-cell office:value-type="date" office:date-value="2023-11-06">
            <text:p>06/11/2023</text:p>
          </table:table-cell>
          <table:table-cell/>
          <table:table-cell office:value-type="string">
            <text:p>COMPRA EN ALDI SARRIA, CON LA TARJETA : 5489130103230680 EL 2023-11-06 </text:p>
          </table:table-cell>
          <table:table-cell/>
          <table:table-cell office:value-type="float" office:value="-31.76">
            <text:p>-31,76</text:p>
          </table:table-cell>
          <table:table-cell/>
          <table:table-cell office:value-type="float" office:value="2862.98">
            <text:p>2.862,9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06">
            <text:p>06/11/2023</text:p>
          </table:table-cell>
          <table:table-cell/>
          <table:table-cell office:value-type="date" office:date-value="2023-11-06">
            <text:p>06/11/2023</text:p>
          </table:table-cell>
          <table:table-cell/>
          <table:table-cell office:value-type="string">
            <text:p>COMPRA EN MARKET GUINARDO, CON LA TARJETA : 5489130103230680 EL 2023-11-06 </text:p>
          </table:table-cell>
          <table:table-cell/>
          <table:table-cell office:value-type="float" office:value="-5.99">
            <text:p>-5,99</text:p>
          </table:table-cell>
          <table:table-cell/>
          <table:table-cell office:value-type="float" office:value="2894.74">
            <text:p>2.894,7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03">
            <text:p>03/11/2023</text:p>
          </table:table-cell>
          <table:table-cell/>
          <table:table-cell office:value-type="date" office:date-value="2023-11-03">
            <text:p>03/11/2023</text:p>
          </table:table-cell>
          <table:table-cell/>
          <table:table-cell office:value-type="string">
            <text:p>NOMINA DE INSTITUTO NACIONAL DE EMPLEO - INEM: </text:p>
          </table:table-cell>
          <table:table-cell/>
          <table:table-cell table:style-name="ce25" office:value-type="float" office:value="1429.17">
            <text:p>1.429,17</text:p>
          </table:table-cell>
          <table:table-cell/>
          <table:table-cell office:value-type="float" office:value="2900.73">
            <text:p>2.900,7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03">
            <text:p>03/11/2023</text:p>
          </table:table-cell>
          <table:table-cell/>
          <table:table-cell office:value-type="date" office:date-value="2023-11-02">
            <text:p>02/11/2023</text:p>
          </table:table-cell>
          <table:table-cell/>
          <table:table-cell office:value-type="string">
            <text:p>COMISION POR COMPRAS REALIZADAS EN MONEDA NO EURO </text:p>
          </table:table-cell>
          <table:table-cell/>
          <table:table-cell office:value-type="float" office:value="-0.34">
            <text:p>-0,34</text:p>
          </table:table-cell>
          <table:table-cell/>
          <table:table-cell office:value-type="float" office:value="1471.56">
            <text:p>1.471,5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02">
            <text:p>02/11/2023</text:p>
          </table:table-cell>
          <table:table-cell/>
          <table:table-cell office:value-type="date" office:date-value="2023-11-02">
            <text:p>02/11/2023</text:p>
          </table:table-cell>
          <table:table-cell/>
          <table:table-cell office:value-type="string">
            <text:p>COMPRA EN MIDJOURNEY INC., CON LA TARJETA : 5489130103230680 EL 2023-10-31 </text:p>
          </table:table-cell>
          <table:table-cell/>
          <table:table-cell office:value-type="float" office:value="-11.47">
            <text:p>-11,47</text:p>
          </table:table-cell>
          <table:table-cell/>
          <table:table-cell office:value-type="float" office:value="1471.9">
            <text:p>1.471,9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02">
            <text:p>02/11/2023</text:p>
          </table:table-cell>
          <table:table-cell/>
          <table:table-cell office:value-type="date" office:date-value="2023-11-01">
            <text:p>01/11/2023</text:p>
          </table:table-cell>
          <table:table-cell/>
          <table:table-cell office:value-type="string">
            <text:p>COMPRA EN SUPERMERCAT BON PREU, CON LA TARJETA : 5489130103230680 EL 2023-11-01 </text:p>
          </table:table-cell>
          <table:table-cell/>
          <table:table-cell office:value-type="float" office:value="-22.87">
            <text:p>-22,87</text:p>
          </table:table-cell>
          <table:table-cell/>
          <table:table-cell office:value-type="float" office:value="1483.37">
            <text:p>1.483,3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02">
            <text:p>02/11/2023</text:p>
          </table:table-cell>
          <table:table-cell/>
          <table:table-cell office:value-type="date" office:date-value="2023-11-01">
            <text:p>01/11/2023</text:p>
          </table:table-cell>
          <table:table-cell/>
          <table:table-cell office:value-type="string">
            <text:p>COMPRA EN BAR MORA, CON LA TARJETA : 5489130103230680 EL 2023-11-01 </text:p>
          </table:table-cell>
          <table:table-cell/>
          <table:table-cell office:value-type="float" office:value="-7.8">
            <text:p>-7,8</text:p>
          </table:table-cell>
          <table:table-cell/>
          <table:table-cell office:value-type="float" office:value="1506.24">
            <text:p>1.506,2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02">
            <text:p>02/11/2023</text:p>
          </table:table-cell>
          <table:table-cell/>
          <table:table-cell office:value-type="date" office:date-value="2023-11-01">
            <text:p>01/11/2023</text:p>
          </table:table-cell>
          <table:table-cell/>
          <table:table-cell office:value-type="string">
            <text:p>COMPRA EN BICING, CON LA TARJETA : 5489130103230680 EL 2023-11-01 </text:p>
          </table:table-cell>
          <table:table-cell/>
          <table:table-cell office:value-type="float" office:value="-2.65">
            <text:p>-2,65</text:p>
          </table:table-cell>
          <table:table-cell/>
          <table:table-cell office:value-type="float" office:value="1514.04">
            <text:p>1.514,0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0-31">
            <text:p>31/10/2023</text:p>
          </table:table-cell>
          <table:table-cell/>
          <table:table-cell office:value-type="date" office:date-value="2023-10-31">
            <text:p>31/10/2023</text:p>
          </table:table-cell>
          <table:table-cell/>
          <table:table-cell office:value-type="string">
            <text:p>COMPRA EN PATEL MOVIL, CON LA TARJETA : 5489130103230680 EL 2023-10-31 </text:p>
          </table:table-cell>
          <table:table-cell/>
          <table:table-cell office:value-type="float" office:value="-9">
            <text:p>-9</text:p>
          </table:table-cell>
          <table:table-cell/>
          <table:table-cell office:value-type="float" office:value="1516.69">
            <text:p>1.516,6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0-31">
            <text:p>31/10/2023</text:p>
          </table:table-cell>
          <table:table-cell/>
          <table:table-cell office:value-type="date" office:date-value="2023-10-31">
            <text:p>31/10/2023</text:p>
          </table:table-cell>
          <table:table-cell/>
          <table:table-cell office:value-type="string">
            <text:p>RECIBO WIZINK BANK S.A.U. Nº RECIBO 0073 0100 755 CBRDBRX REF. MANDATO 00052675209123878950000730100</text:p>
          </table:table-cell>
          <table:table-cell/>
          <table:table-cell office:value-type="float" office:value="-35.56">
            <text:p>-35,56</text:p>
          </table:table-cell>
          <table:table-cell/>
          <table:table-cell office:value-type="float" office:value="1525.69">
            <text:p>1.525,6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0-30">
            <text:p>30/10/2023</text:p>
          </table:table-cell>
          <table:table-cell/>
          <table:table-cell office:value-type="date" office:date-value="2023-10-30">
            <text:p>30/10/2023</text:p>
          </table:table-cell>
          <table:table-cell/>
          <table:table-cell office:value-type="string">
            <text:p>COMPRA EN METRO BARCELONA, CON LA TARJETA : 5489130103230680 EL 2023-10-30 </text:p>
          </table:table-cell>
          <table:table-cell/>
          <table:table-cell office:value-type="float" office:value="-20">
            <text:p>-20</text:p>
          </table:table-cell>
          <table:table-cell/>
          <table:table-cell office:value-type="float" office:value="1561.25">
            <text:p>1.561,2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0-30">
            <text:p>30/10/2023</text:p>
          </table:table-cell>
          <table:table-cell/>
          <table:table-cell office:value-type="date" office:date-value="2023-10-30">
            <text:p>30/10/2023</text:p>
          </table:table-cell>
          <table:table-cell/>
          <table:table-cell office:value-type="string">
            <text:p>COMPRA EN LA ROVIRA, CON LA TARJETA : 5489130103230680 EL 2023-10-30 </text:p>
          </table:table-cell>
          <table:table-cell/>
          <table:table-cell office:value-type="float" office:value="-7.5">
            <text:p>-7,5</text:p>
          </table:table-cell>
          <table:table-cell/>
          <table:table-cell office:value-type="float" office:value="1581.25">
            <text:p>1.581,2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0-30">
            <text:p>30/10/2023</text:p>
          </table:table-cell>
          <table:table-cell/>
          <table:table-cell office:value-type="date" office:date-value="2023-10-30">
            <text:p>30/10/2023</text:p>
          </table:table-cell>
          <table:table-cell/>
          <table:table-cell office:value-type="string">
            <text:p>COMPRA EN BICING, CON LA TARJETA : 5489130103230680 EL 2023-10-30 </text:p>
          </table:table-cell>
          <table:table-cell/>
          <table:table-cell office:value-type="float" office:value="-1.6">
            <text:p>-1,6</text:p>
          </table:table-cell>
          <table:table-cell/>
          <table:table-cell office:value-type="float" office:value="1588.75">
            <text:p>1.588,7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0-30">
            <text:p>30/10/2023</text:p>
          </table:table-cell>
          <table:table-cell/>
          <table:table-cell office:value-type="date" office:date-value="2023-10-29">
            <text:p>29/10/2023</text:p>
          </table:table-cell>
          <table:table-cell/>
          <table:table-cell office:value-type="string">
            <text:p>COMPRA EN BAR LA COLLA, CON LA TARJETA : 5489130103230680 EL 2023-10-29 </text:p>
          </table:table-cell>
          <table:table-cell/>
          <table:table-cell office:value-type="float" office:value="-5.7">
            <text:p>-5,7</text:p>
          </table:table-cell>
          <table:table-cell/>
          <table:table-cell office:value-type="float" office:value="1590.35">
            <text:p>1.590,3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0-24">
            <text:p>24/10/2023</text:p>
          </table:table-cell>
          <table:table-cell/>
          <table:table-cell office:value-type="date" office:date-value="2023-10-24">
            <text:p>24/10/2023</text:p>
          </table:table-cell>
          <table:table-cell/>
          <table:table-cell office:value-type="string">
            <text:p>COMPRA EN AREAS SANTS ESTACION, CON LA TARJETA : 5489130103230680 EL 2023-10-24 </text:p>
          </table:table-cell>
          <table:table-cell/>
          <table:table-cell office:value-type="float" office:value="-2.51">
            <text:p>-2,51</text:p>
          </table:table-cell>
          <table:table-cell/>
          <table:table-cell office:value-type="float" office:value="1596.05">
            <text:p>1.596,0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0-23">
            <text:p>23/10/2023</text:p>
          </table:table-cell>
          <table:table-cell/>
          <table:table-cell office:value-type="date" office:date-value="2023-10-23">
            <text:p>23/10/2023</text:p>
          </table:table-cell>
          <table:table-cell/>
          <table:table-cell office:value-type="string">
            <text:p>COMPRA EN ALDI SARRIA, CON LA TARJETA : 5489130103230680 EL 2023-10-23 </text:p>
          </table:table-cell>
          <table:table-cell/>
          <table:table-cell office:value-type="float" office:value="-50.23">
            <text:p>-50,23</text:p>
          </table:table-cell>
          <table:table-cell/>
          <table:table-cell office:value-type="float" office:value="1598.56">
            <text:p>1.598,5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0-23">
            <text:p>23/10/2023</text:p>
          </table:table-cell>
          <table:table-cell/>
          <table:table-cell office:value-type="date" office:date-value="2023-10-23">
            <text:p>23/10/2023</text:p>
          </table:table-cell>
          <table:table-cell/>
          <table:table-cell office:value-type="string">
            <text:p>TRANSFERENCIA DE MARIA TERESA ALTES SALAFRANCA, CONCEPTO GTOS MAY JUN Y JUL </text:p>
          </table:table-cell>
          <table:table-cell/>
          <table:table-cell office:value-type="float" office:value="147">
            <text:p>147</text:p>
          </table:table-cell>
          <table:table-cell/>
          <table:table-cell office:value-type="float" office:value="1648.79">
            <text:p>1.648,7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0-23">
            <text:p>23/10/2023</text:p>
          </table:table-cell>
          <table:table-cell/>
          <table:table-cell office:value-type="date" office:date-value="2023-10-23">
            <text:p>23/10/2023</text:p>
          </table:table-cell>
          <table:table-cell/>
          <table:table-cell office:value-type="string">
            <text:p>TRANSFERENCIA DE MARIA TERESA ALTES SALAFRANCA, CONCEPTO GTOS AGO SEP OCT 1 2 </text:p>
          </table:table-cell>
          <table:table-cell/>
          <table:table-cell office:value-type="float" office:value="135">
            <text:p>135</text:p>
          </table:table-cell>
          <table:table-cell/>
          <table:table-cell office:value-type="float" office:value="1501.79">
            <text:p>1.501,7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0-23">
            <text:p>23/10/2023</text:p>
          </table:table-cell>
          <table:table-cell/>
          <table:table-cell office:value-type="date" office:date-value="2023-10-23">
            <text:p>23/10/2023</text:p>
          </table:table-cell>
          <table:table-cell/>
          <table:table-cell office:value-type="string">
            <text:p>COMPRA EN BICING, CON LA TARJETA : 5489130103230680 EL 2023-10-23 </text:p>
          </table:table-cell>
          <table:table-cell/>
          <table:table-cell office:value-type="float" office:value="-3.55">
            <text:p>-3,55</text:p>
          </table:table-cell>
          <table:table-cell/>
          <table:table-cell office:value-type="float" office:value="1366.79">
            <text:p>1.366,7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0-23">
            <text:p>23/10/2023</text:p>
          </table:table-cell>
          <table:table-cell/>
          <table:table-cell office:value-type="date" office:date-value="2023-10-21">
            <text:p>21/10/2023</text:p>
          </table:table-cell>
          <table:table-cell/>
          <table:table-cell office:value-type="string">
            <text:p>COMPRA EN DIA, CON LA TARJETA : 5489130103230680 EL 2023-10-21 </text:p>
          </table:table-cell>
          <table:table-cell/>
          <table:table-cell office:value-type="float" office:value="-5.59">
            <text:p>-5,59</text:p>
          </table:table-cell>
          <table:table-cell/>
          <table:table-cell office:value-type="float" office:value="1370.34">
            <text:p>1.370,3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0-23">
            <text:p>23/10/2023</text:p>
          </table:table-cell>
          <table:table-cell/>
          <table:table-cell office:value-type="date" office:date-value="2023-10-21">
            <text:p>21/10/2023</text:p>
          </table:table-cell>
          <table:table-cell/>
          <table:table-cell office:value-type="string">
            <text:p>COMPRA EN BICING, CON LA TARJETA : 5489130103230680 EL 2023-10-21 </text:p>
          </table:table-cell>
          <table:table-cell/>
          <table:table-cell office:value-type="float" office:value="-50">
            <text:p>-50</text:p>
          </table:table-cell>
          <table:table-cell/>
          <table:table-cell office:value-type="float" office:value="1375.93">
            <text:p>1.375,93</text:p>
          </table:table-cell>
          <table:table-cell table:number-columns-repeated="1014"/>
        </table:table-row>
        <table:table-row table:style-name="ro8">
          <table:table-cell table:style-name="ce10"/>
          <table:table-cell table:style-name="ce18" table:number-columns-repeated="9"/>
          <table:table-cell table:style-name="Default" table:number-columns-repeated="1014"/>
        </table:table-row>
      </table:table>
      <table:table table:name="8017 Gtos Piso" table:style-name="ta3" table:print="false">
        <office:forms form:automatic-focus="false" form:apply-design-mode="false"/>
        <table:table-column table:style-name="co10" table:default-cell-style-name="ce9"/>
        <table:table-column table:style-name="co6" table:default-cell-style-name="ce17"/>
        <table:table-column table:style-name="co5" table:default-cell-style-name="ce20"/>
        <table:table-column table:style-name="co6" table:default-cell-style-name="ce17"/>
        <table:table-column table:style-name="co5" table:default-cell-style-name="ce20"/>
        <table:table-column table:style-name="co7" table:default-cell-style-name="ce23"/>
        <table:table-column table:style-name="co5" table:default-cell-style-name="ce20"/>
        <table:table-column table:style-name="co8" table:default-cell-style-name="ce24"/>
        <table:table-column table:style-name="co5" table:default-cell-style-name="ce20"/>
        <table:table-column table:style-name="co8" table:default-cell-style-name="ce27"/>
        <table:table-column table:style-name="co9" table:number-columns-repeated="1014" table:default-cell-style-name="ce29"/>
        <table:table-row table:style-name="ro3">
          <table:table-cell/>
          <table:table-cell table:style-name="ce9" table:number-columns-repeated="9"/>
          <table:table-cell table:number-columns-repeated="1014"/>
        </table:table-row>
        <table:table-row table:style-name="ro4">
          <table:table-cell table:style-name="ce10"/>
          <table:table-cell table:style-name="ce12" office:value-type="string">
            <text:p>Cuentas - Movimientos</text:p>
          </table:table-cell>
          <table:table-cell table:style-name="ce19" table:number-columns-repeated="5"/>
          <table:table-cell table:style-name="ce30"/>
          <table:table-cell table:style-name="ce19" table:number-columns-repeated="2"/>
          <table:table-cell table:style-name="Default" table:number-columns-repeated="1014"/>
        </table:table-row>
        <table:table-row table:style-name="ro5">
          <table:table-cell/>
          <table:table-cell table:style-name="ce9" table:number-columns-repeated="8"/>
          <table:table-cell table:style-name="ce26" office:value-type="string">
            <text:p>Fecha de descarga: <text:span text:style-name="T1">19/10/2025 20:52h</text:span></text:p>
          </table:table-cell>
          <table:table-cell table:number-columns-repeated="1014"/>
        </table:table-row>
        <table:table-row table:style-name="ro6">
          <table:table-cell table:style-name="ce10"/>
          <table:table-cell table:style-name="ce13" office:value-type="string">
            <text:p>Número de Cuenta: </text:p>
          </table:table-cell>
          <table:table-cell table:style-name="ce10"/>
          <table:table-cell table:style-name="ce21" office:value-type="string">
            <text:p>0073 0100 51 0434038017</text:p>
          </table:table-cell>
          <table:table-cell table:style-name="ce10" table:number-columns-repeated="3"/>
          <table:table-cell table:style-name="ce22" office:value-type="string">
            <text:p>Exceso Provisiones</text:p>
          </table:table-cell>
          <table:table-cell table:style-name="ce10"/>
          <table:table-cell table:style-name="Default" table:number-columns-repeated="1015"/>
        </table:table-row>
        <table:table-row table:style-name="ro11">
          <table:table-cell table:style-name="ce10" table:number-columns-repeated="7"/>
          <table:table-cell table:style-name="ce10" office:value-type="string">
            <text:p>H3 Gaia</text:p>
          </table:table-cell>
          <table:table-cell table:style-name="ce10"/>
          <table:table-cell table:style-name="Default" office:value-type="string">
            <text:p>2,3,5 y 6/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70">
            <text:p>70</text:p>
          </table:table-cell>
          <table:table-cell table:style-name="Default" table:formula="of:=+[.K5]*[.L5]" office:value-type="float" office:value="280">
            <text:p>280</text:p>
          </table:table-cell>
          <table:table-cell table:style-name="Default" table:number-columns-repeated="1011"/>
        </table:table-row>
        <table:table-row table:style-name="ro11">
          <table:table-cell table:style-name="ce11"/>
          <table:table-cell table:style-name="ce14" office:value-type="string">
            <text:p>Descripción:</text:p>
          </table:table-cell>
          <table:table-cell table:style-name="ce10"/>
          <table:table-cell table:style-name="ce22" office:value-type="string">
            <text:p>CUENTA CORRIENTE OPEN </text:p>
          </table:table-cell>
          <table:table-cell table:style-name="ce10" table:number-columns-repeated="3"/>
          <table:table-cell table:style-name="ce10" office:value-type="string">
            <text:p>H2 Cristina</text:p>
          </table:table-cell>
          <table:table-cell table:style-name="ce10"/>
          <table:table-cell table:style-name="ce10" office:value-type="string">
            <text:p>Falta 3/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-50">
            <text:p>-50</text:p>
          </table:table-cell>
          <table:table-cell table:style-name="Default" table:formula="of:=+[.K6]*[.L6]" office:value-type="float" office:value="-50">
            <text:p>-50</text:p>
          </table:table-cell>
          <table:table-cell table:style-name="Default" table:number-columns-repeated="1011"/>
        </table:table-row>
        <table:table-row table:style-name="ro11">
          <table:table-cell table:style-name="ce11"/>
          <table:table-cell table:style-name="ce14" office:value-type="string">
            <text:p>Titular:</text:p>
          </table:table-cell>
          <table:table-cell table:style-name="ce10"/>
          <table:table-cell table:style-name="ce22" office:value-type="string">
            <text:p>CARDONA ALTES CRISTINA</text:p>
          </table:table-cell>
          <table:table-cell table:style-name="ce10" table:number-columns-repeated="3"/>
          <table:table-cell table:style-name="Default" office:value-type="string">
            <text:p>H1 Elisa/Michelle</text:p>
          </table:table-cell>
          <table:table-cell table:style-name="Default" table:number-columns-repeated="1016"/>
        </table:table-row>
        <table:table-row table:style-name="ro7">
          <table:table-cell table:style-name="ce11"/>
          <table:table-cell table:style-name="ce14" office:value-type="string">
            <text:p>Saldo:</text:p>
          </table:table-cell>
          <table:table-cell table:style-name="ce10"/>
          <table:table-cell table:style-name="ce22" office:value-type="string">
            <text:p>818,30 EUR</text:p>
          </table:table-cell>
          <table:table-cell table:style-name="ce10" table:number-columns-repeated="3"/>
          <table:table-cell table:style-name="Default" table:number-columns-repeated="1017"/>
        </table:table-row>
        <table:table-row table:style-name="ro8">
          <table:table-cell table:style-name="ce10"/>
          <table:table-cell table:style-name="ce15" office:value-type="string">
            <text:p>Lista de Movimientos</text:p>
          </table:table-cell>
          <table:table-cell table:style-name="ce18" table:number-columns-repeated="8"/>
          <table:table-cell table:style-name="Default" table:number-columns-repeated="1014"/>
        </table:table-row>
        <table:table-row table:style-name="ro7">
          <table:table-cell table:style-name="ce10" table:number-columns-repeated="10"/>
          <table:table-cell table:style-name="Default" table:number-columns-repeated="1014"/>
        </table:table-row>
        <table:table-row table:style-name="ro9">
          <table:table-cell/>
          <table:table-cell table:style-name="ce16" office:value-type="string">
            <text:p>Fecha Operación</text:p>
          </table:table-cell>
          <table:table-cell table:style-name="ce9"/>
          <table:table-cell table:style-name="ce16" office:value-type="string">
            <text:p>Fecha Valor</text:p>
          </table:table-cell>
          <table:table-cell table:style-name="ce9"/>
          <table:table-cell table:style-name="ce16" office:value-type="string">
            <text:p>Concepto</text:p>
          </table:table-cell>
          <table:table-cell table:style-name="ce9"/>
          <table:table-cell table:style-name="ce16" office:value-type="string">
            <text:p>Importe</text:p>
          </table:table-cell>
          <table:table-cell table:style-name="ce9"/>
          <table:table-cell table:style-name="ce16" office:value-type="string">
            <text:p>Saldo</text:p>
          </table:table-cell>
          <table:table-cell table:style-name="ce16" office:value-type="string">
            <text:p>Concepto</text:p>
          </table:table-cell>
          <table:table-cell table:style-name="ce16" office:value-type="string">
            <text:p>Mes</text:p>
          </table:table-cell>
          <table:table-cell table:style-name="ce16" office:value-type="string">
            <text:p>Comentario/Acción</text:p>
          </table:table-cell>
          <table:table-cell table:number-columns-repeated="1011"/>
        </table:table-row>
        <table:table-row table:style-name="ro10" table:visibility="filter">
          <table:table-cell/>
          <table:table-cell office:value-type="date" office:date-value="2025-10-06">
            <text:p>06/10/2025</text:p>
          </table:table-cell>
          <table:table-cell/>
          <table:table-cell office:value-type="date" office:date-value="2025-10-06">
            <text:p>06/10/2025</text:p>
          </table:table-cell>
          <table:table-cell/>
          <table:table-cell office:value-type="string">
            <text:p>TRANSFERENCIA INMEDIATA DE MARIA LUNA QUINTANA LADRON DE GUEVARA CONCEPTO gastos comunes suministros</text:p>
          </table:table-cell>
          <table:table-cell/>
          <table:table-cell office:value-type="float" office:value="70">
            <text:p>70</text:p>
          </table:table-cell>
          <table:table-cell/>
          <table:table-cell table:style-name="ce24" office:value-type="float" office:value="818.3">
            <text:p>818,3</text:p>
          </table:table-cell>
          <table:table-cell office:value-type="string">
            <text:p>H3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10-02">
            <text:p>02/10/2025</text:p>
          </table:table-cell>
          <table:table-cell/>
          <table:table-cell office:value-type="date" office:date-value="2025-10-02">
            <text:p>02/10/2025</text:p>
          </table:table-cell>
          <table:table-cell/>
          <table:table-cell office:value-type="string">
            <text:p>TRANSFERENCIA DE CARDONA ALTES CRISTINA, CONCEPTO Gastos piso automática 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748.3">
            <text:p>748,3</text:p>
          </table:table-cell>
          <table:table-cell office:value-type="string">
            <text:p>H2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0">
          <table:table-cell/>
          <table:table-cell office:value-type="date" office:date-value="2025-09-29">
            <text:p>29/09/2025</text:p>
          </table:table-cell>
          <table:table-cell/>
          <table:table-cell office:value-type="date" office:date-value="2025-09-29">
            <text:p>29/09/2025</text:p>
          </table:table-cell>
          <table:table-cell/>
          <table:table-cell office:value-type="string">
            <text:p>TRANSFERENCIA INMEDIATA DE MICHELLE DI TERLIZZI CONCEPTO Gastos Octubre Gas 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698.3">
            <text:p>698,3</text:p>
          </table:table-cell>
          <table:table-cell office:value-type="string">
            <text:p>H1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9-26">
            <text:p>26/09/2025</text:p>
          </table:table-cell>
          <table:table-cell/>
          <table:table-cell office:value-type="date" office:date-value="2025-09-26">
            <text:p>26/09/2025</text:p>
          </table:table-cell>
          <table:table-cell/>
          <table:table-cell office:value-type="string">
            <text:p>RECIBO GRUPO MASMOVIL XFERA Nº RECIBO 0073 0100 755 CMPWNGV REF. MANDATO F001MMC23111616863599001 </text:p>
          </table:table-cell>
          <table:table-cell/>
          <table:table-cell office:value-type="float" office:value="-29.9">
            <text:p>-29,9</text:p>
          </table:table-cell>
          <table:table-cell/>
          <table:table-cell office:value-type="float" office:value="578.3">
            <text:p>578,3</text:p>
          </table:table-cell>
          <table:table-cell office:value-type="string">
            <text:p>MasMovil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5-09-23">
            <text:p>23/09/2025</text:p>
          </table:table-cell>
          <table:table-cell/>
          <table:table-cell office:value-type="date" office:date-value="2025-09-23">
            <text:p>23/09/2025</text:p>
          </table:table-cell>
          <table:table-cell/>
          <table:table-cell office:value-type="string">
            <text:p>RECIBO TotalEnergies ClientesSAU Nº RECIBO 0073 0100 755 CMNYWRD REF. MANDATO NCESIG1290420240000000</text:p>
          </table:table-cell>
          <table:table-cell/>
          <table:table-cell office:value-type="float" office:value="-128.51">
            <text:p>-128,51</text:p>
          </table:table-cell>
          <table:table-cell/>
          <table:table-cell office:value-type="float" office:value="608.2">
            <text:p>608,2</text:p>
          </table:table-cell>
          <table:table-cell office:value-type="string">
            <text:p>Gas</text:p>
          </table:table-cell>
          <table:table-cell table:formula="of:=+MONTH([.B16])" office:value-type="float" office:value="9">
            <text:p>9</text:p>
          </table:table-cell>
          <table:table-cell office:value-type="string">
            <text:p>Incluye revision periodica</text:p>
          </table:table-cell>
          <table:table-cell table:number-columns-repeated="1011"/>
        </table:table-row>
        <table:table-row table:style-name="ro10" table:visibility="filter">
          <table:table-cell/>
          <table:table-cell office:value-type="date" office:date-value="2025-09-19">
            <text:p>19/09/2025</text:p>
          </table:table-cell>
          <table:table-cell/>
          <table:table-cell office:value-type="date" office:date-value="2025-09-19">
            <text:p>19/09/2025</text:p>
          </table:table-cell>
          <table:table-cell/>
          <table:table-cell office:value-type="string">
            <text:p>RECIBO TRACTAMENT I SELECCIO DE RESIDUS, SA Nº RECIBO 0073 0100 755 CMNRKCC REF. MANDATO 01950 </text:p>
          </table:table-cell>
          <table:table-cell/>
          <table:table-cell office:value-type="float" office:value="-55.55">
            <text:p>-55,55</text:p>
          </table:table-cell>
          <table:table-cell/>
          <table:table-cell office:value-type="float" office:value="736.71">
            <text:p>736,71</text:p>
          </table:table-cell>
          <table:table-cell office:value-type="string">
            <text:p>Electricidad</text:p>
          </table:table-cell>
          <table:table-cell table:formula="of:=+MONTH([.D17])" office:value-type="float" office:value="9">
            <text:p>9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9-11">
            <text:p>11/09/2025</text:p>
          </table:table-cell>
          <table:table-cell/>
          <table:table-cell office:value-type="date" office:date-value="2025-09-11">
            <text:p>11/09/2025</text:p>
          </table:table-cell>
          <table:table-cell/>
          <table:table-cell office:value-type="string">
            <text:p>RECIBO AIGUES DE BARCELONA, S.A. Nº RECIBO 0073 0100 755 CMMKRZW REF. MANDATO 02000002256009 </text:p>
          </table:table-cell>
          <table:table-cell/>
          <table:table-cell office:value-type="float" office:value="-76.63">
            <text:p>-76,63</text:p>
          </table:table-cell>
          <table:table-cell/>
          <table:table-cell office:value-type="float" office:value="792.26">
            <text:p>792,26</text:p>
          </table:table-cell>
          <table:table-cell office:value-type="string">
            <text:p>Agua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5-09-08">
            <text:p>08/09/2025</text:p>
          </table:table-cell>
          <table:table-cell/>
          <table:table-cell office:value-type="date" office:date-value="2025-09-06">
            <text:p>06/09/2025</text:p>
          </table:table-cell>
          <table:table-cell/>
          <table:table-cell office:value-type="string">
            <text:p>TRANSFERENCIA INMEDIATA DE MARIA LUNA QUINTANA LADRON DE GUEVARA CONCEPTO Suministros comunes, agua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868.89">
            <text:p>868,89</text:p>
          </table:table-cell>
          <table:table-cell office:value-type="string">
            <text:p>H3</text:p>
          </table:table-cell>
          <table:table-cell office:value-type="float" office:value="9">
            <text:p>9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9-02">
            <text:p>02/09/2025</text:p>
          </table:table-cell>
          <table:table-cell/>
          <table:table-cell office:value-type="date" office:date-value="2025-09-02">
            <text:p>02/09/2025</text:p>
          </table:table-cell>
          <table:table-cell/>
          <table:table-cell office:value-type="string">
            <text:p>TRANSFERENCIA DE CARDONA ALTES CRISTINA, CONCEPTO Gastos piso automática 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798.89">
            <text:p>798,89</text:p>
          </table:table-cell>
          <table:table-cell office:value-type="string">
            <text:p>H2</text:p>
          </table:table-cell>
          <table:table-cell office:value-type="float" office:value="9">
            <text:p>9</text:p>
          </table:table-cell>
          <table:table-cell table:number-columns-repeated="1012"/>
        </table:table-row>
        <table:table-row table:style-name="ro10">
          <table:table-cell/>
          <table:table-cell office:value-type="date" office:date-value="2025-08-28">
            <text:p>28/08/2025</text:p>
          </table:table-cell>
          <table:table-cell/>
          <table:table-cell office:value-type="date" office:date-value="2025-08-28">
            <text:p>28/08/2025</text:p>
          </table:table-cell>
          <table:table-cell/>
          <table:table-cell office:value-type="string">
            <text:p>TRANSFERENCIA INMEDIATA DE MICHELLE DI TERLIZZI CONCEPTO Gastos Septiembre Gas 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748.89">
            <text:p>748,89</text:p>
          </table:table-cell>
          <table:table-cell office:value-type="string">
            <text:p>H1</text:p>
          </table:table-cell>
          <table:table-cell office:value-type="float" office:value="9">
            <text:p>9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8-27">
            <text:p>27/08/2025</text:p>
          </table:table-cell>
          <table:table-cell/>
          <table:table-cell office:value-type="date" office:date-value="2025-08-27">
            <text:p>27/08/2025</text:p>
          </table:table-cell>
          <table:table-cell/>
          <table:table-cell office:value-type="string">
            <text:p>RECIBO GRUPO MASMOVIL XFERA Nº RECIBO 0073 0100 755 CMGCGMV REF. MANDATO F001MMC23111616863599001 </text:p>
          </table:table-cell>
          <table:table-cell/>
          <table:table-cell office:value-type="float" office:value="-29.9">
            <text:p>-29,9</text:p>
          </table:table-cell>
          <table:table-cell/>
          <table:table-cell office:value-type="float" office:value="628.89">
            <text:p>628,89</text:p>
          </table:table-cell>
          <table:table-cell office:value-type="string">
            <text:p>MasMovil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5-08-27">
            <text:p>27/08/2025</text:p>
          </table:table-cell>
          <table:table-cell/>
          <table:table-cell office:value-type="date" office:date-value="2025-08-27">
            <text:p>27/08/2025</text:p>
          </table:table-cell>
          <table:table-cell/>
          <table:table-cell office:value-type="string">
            <text:p>RECIBO TRACTAMENT I SELECCIO DE RESIDUS, SA Nº RECIBO 0073 0100 755 CMFXNDY REF. MANDATO 01950 </text:p>
          </table:table-cell>
          <table:table-cell/>
          <table:table-cell office:value-type="float" office:value="-73.45">
            <text:p>-73,45</text:p>
          </table:table-cell>
          <table:table-cell/>
          <table:table-cell office:value-type="float" office:value="658.79">
            <text:p>658,79</text:p>
          </table:table-cell>
          <table:table-cell office:value-type="string">
            <text:p>Electricidad</text:p>
          </table:table-cell>
          <table:table-cell table:formula="of:=+MONTH([.D23])" office:value-type="float" office:value="8">
            <text:p>8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8-04">
            <text:p>04/08/2025</text:p>
          </table:table-cell>
          <table:table-cell/>
          <table:table-cell office:value-type="date" office:date-value="2025-08-04">
            <text:p>04/08/2025</text:p>
          </table:table-cell>
          <table:table-cell/>
          <table:table-cell office:value-type="string">
            <text:p>TRANSFERENCIA DE CARDONA ALTES CRISTINA, CONCEPTO Gastos piso automática 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732.24">
            <text:p>732,24</text:p>
          </table:table-cell>
          <table:table-cell office:value-type="string">
            <text:p>H2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7-31">
            <text:p>31/07/2025</text:p>
          </table:table-cell>
          <table:table-cell/>
          <table:table-cell office:value-type="date" office:date-value="2025-07-31">
            <text:p>31/07/2025</text:p>
          </table:table-cell>
          <table:table-cell/>
          <table:table-cell office:value-type="string">
            <text:p>TRANSFERENCIA INMEDIATA DE MARIA LUNA QUINTANA LADRON DE GUEVARA CONCEPTO Gastos suministros compart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682.24">
            <text:p>682,24</text:p>
          </table:table-cell>
          <table:table-cell office:value-type="string">
            <text:p>H3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7-29">
            <text:p>29/07/2025</text:p>
          </table:table-cell>
          <table:table-cell/>
          <table:table-cell office:value-type="date" office:date-value="2025-07-29">
            <text:p>29/07/2025</text:p>
          </table:table-cell>
          <table:table-cell/>
          <table:table-cell office:value-type="string">
            <text:p>RECIBO GRUPO MASMOVIL XFERA Nº RECIBO 0073 0100 755 CLWNFTT REF. MANDATO F001MMC23111616863599001 </text:p>
          </table:table-cell>
          <table:table-cell/>
          <table:table-cell office:value-type="float" office:value="-29.9">
            <text:p>-29,9</text:p>
          </table:table-cell>
          <table:table-cell/>
          <table:table-cell office:value-type="float" office:value="612.24">
            <text:p>612,24</text:p>
          </table:table-cell>
          <table:table-cell office:value-type="string">
            <text:p>MasMovil</text:p>
          </table:table-cell>
          <table:table-cell table:number-columns-repeated="1013"/>
        </table:table-row>
        <table:table-row table:style-name="ro10">
          <table:table-cell/>
          <table:table-cell office:value-type="date" office:date-value="2025-07-28">
            <text:p>28/07/2025</text:p>
          </table:table-cell>
          <table:table-cell/>
          <table:table-cell office:value-type="date" office:date-value="2025-07-28">
            <text:p>28/07/2025</text:p>
          </table:table-cell>
          <table:table-cell/>
          <table:table-cell office:value-type="string">
            <text:p>TRANSFERENCIA INMEDIATA DE MICHELLE DI TERLIZZI CONCEPTO Gastos Agosto 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642.14">
            <text:p>642,14</text:p>
          </table:table-cell>
          <table:table-cell office:value-type="string">
            <text:p>H1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7-28">
            <text:p>28/07/2025</text:p>
          </table:table-cell>
          <table:table-cell/>
          <table:table-cell office:value-type="date" office:date-value="2025-07-28">
            <text:p>28/07/2025</text:p>
          </table:table-cell>
          <table:table-cell/>
          <table:table-cell office:value-type="string">
            <text:p>RECIBO TotalEnergies ClientesSAU Nº RECIBO 0073 0100 755 CLWJKSK REF. MANDATO NCESIG1290420240000000</text:p>
          </table:table-cell>
          <table:table-cell/>
          <table:table-cell office:value-type="float" office:value="-61.79">
            <text:p>-61,79</text:p>
          </table:table-cell>
          <table:table-cell/>
          <table:table-cell office:value-type="float" office:value="522.14">
            <text:p>522,14</text:p>
          </table:table-cell>
          <table:table-cell office:value-type="string">
            <text:p>Gas</text:p>
          </table:table-cell>
          <table:table-cell table:formula="of:=+MONTH([.B28])" office:value-type="float" office:value="7">
            <text:p>7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7-23">
            <text:p>23/07/2025</text:p>
          </table:table-cell>
          <table:table-cell/>
          <table:table-cell office:value-type="date" office:date-value="2025-07-23">
            <text:p>23/07/2025</text:p>
          </table:table-cell>
          <table:table-cell/>
          <table:table-cell office:value-type="string">
            <text:p>RECIBO TRACTAMENT I SELECCIO DE RESIDUS, SA Nº RECIBO 0073 0100 755 CLVQDKJ REF. MANDATO 01950 </text:p>
          </table:table-cell>
          <table:table-cell/>
          <table:table-cell office:value-type="float" office:value="-85.84">
            <text:p>-85,84</text:p>
          </table:table-cell>
          <table:table-cell/>
          <table:table-cell office:value-type="float" office:value="583.93">
            <text:p>583,93</text:p>
          </table:table-cell>
          <table:table-cell office:value-type="string">
            <text:p>Electricidad</text:p>
          </table:table-cell>
          <table:table-cell table:formula="of:=+MONTH([.D29])" office:value-type="float" office:value="7">
            <text:p>7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7-14">
            <text:p>14/07/2025</text:p>
          </table:table-cell>
          <table:table-cell/>
          <table:table-cell office:value-type="date" office:date-value="2025-07-14">
            <text:p>14/07/2025</text:p>
          </table:table-cell>
          <table:table-cell/>
          <table:table-cell office:value-type="string">
            <text:p>RECIBO AIGUES DE BARCELONA, S.A. Nº RECIBO 0073 0100 755 CLTBQJL REF. MANDATO 02000002256009 </text:p>
          </table:table-cell>
          <table:table-cell/>
          <table:table-cell office:value-type="float" office:value="-97.42">
            <text:p>-97,42</text:p>
          </table:table-cell>
          <table:table-cell/>
          <table:table-cell office:value-type="float" office:value="669.77">
            <text:p>669,77</text:p>
          </table:table-cell>
          <table:table-cell office:value-type="string">
            <text:p>Agua</text:p>
          </table:table-cell>
          <table:table-cell table:formula="of:=+MONTH([.B30])" office:value-type="float" office:value="7">
            <text:p>7</text:p>
          </table:table-cell>
          <table:table-cell office:value-type="string">
            <text:p>Revisar</text:p>
          </table:table-cell>
          <table:table-cell table:number-columns-repeated="1011"/>
        </table:table-row>
        <table:table-row table:style-name="ro10" table:visibility="filter">
          <table:table-cell/>
          <table:table-cell office:value-type="date" office:date-value="2025-07-02">
            <text:p>02/07/2025</text:p>
          </table:table-cell>
          <table:table-cell/>
          <table:table-cell office:value-type="date" office:date-value="2025-07-02">
            <text:p>02/07/2025</text:p>
          </table:table-cell>
          <table:table-cell/>
          <table:table-cell office:value-type="string">
            <text:p>TRANSFERENCIA DE CARDONA ALTES CRISTINA, CONCEPTO Gastos piso automática 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767.19">
            <text:p>767,19</text:p>
          </table:table-cell>
          <table:table-cell office:value-type="string">
            <text:p>H2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6-30">
            <text:p>30/06/2025</text:p>
          </table:table-cell>
          <table:table-cell/>
          <table:table-cell office:value-type="date" office:date-value="2025-06-30">
            <text:p>30/06/2025</text:p>
          </table:table-cell>
          <table:table-cell/>
          <table:table-cell office:value-type="string">
            <text:p>TRANSFERENCIA INMEDIATA DE MARIA LUNA QUINTANA LADRON DE GUEVARA CONCEPTO Gastos suministros Rubio i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717.19">
            <text:p>717,19</text:p>
          </table:table-cell>
          <table:table-cell office:value-type="string">
            <text:p>H3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10">
          <table:table-cell/>
          <table:table-cell office:value-type="date" office:date-value="2025-06-30">
            <text:p>30/06/2025</text:p>
          </table:table-cell>
          <table:table-cell/>
          <table:table-cell office:value-type="date" office:date-value="2025-06-29">
            <text:p>29/06/2025</text:p>
          </table:table-cell>
          <table:table-cell/>
          <table:table-cell office:value-type="string">
            <text:p>TRANSFERENCIA INMEDIATA DE MICHELLE DI TERLIZZI CONCEPTO Gastos Julio 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647.19">
            <text:p>647,19</text:p>
          </table:table-cell>
          <table:table-cell office:value-type="string">
            <text:p>H1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6-27">
            <text:p>27/06/2025</text:p>
          </table:table-cell>
          <table:table-cell/>
          <table:table-cell office:value-type="date" office:date-value="2025-06-27">
            <text:p>27/06/2025</text:p>
          </table:table-cell>
          <table:table-cell/>
          <table:table-cell office:value-type="string">
            <text:p>RECIBO GRUPO MASMOVIL XFERA Nº RECIBO 0073 0100 755 CLMLZNN REF. MANDATO F001MMC23111616863599001 </text:p>
          </table:table-cell>
          <table:table-cell/>
          <table:table-cell office:value-type="float" office:value="-29.9">
            <text:p>-29,9</text:p>
          </table:table-cell>
          <table:table-cell/>
          <table:table-cell office:value-type="float" office:value="527.19">
            <text:p>527,19</text:p>
          </table:table-cell>
          <table:table-cell office:value-type="string">
            <text:p>MasMovil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5-06-25">
            <text:p>25/06/2025</text:p>
          </table:table-cell>
          <table:table-cell/>
          <table:table-cell office:value-type="date" office:date-value="2025-06-25">
            <text:p>25/06/2025</text:p>
          </table:table-cell>
          <table:table-cell/>
          <table:table-cell office:value-type="string">
            <text:p>RECIBO TRACTAMENT I SELECCIO DE RESIDUS, SA Nº RECIBO 0073 0100 755 CLLMSQW REF. MANDATO 01950 </text:p>
          </table:table-cell>
          <table:table-cell/>
          <table:table-cell office:value-type="float" office:value="-117.23">
            <text:p>-117,23</text:p>
          </table:table-cell>
          <table:table-cell/>
          <table:table-cell office:value-type="float" office:value="557.09">
            <text:p>557,09</text:p>
          </table:table-cell>
          <table:table-cell office:value-type="string">
            <text:p>Electricidad</text:p>
          </table:table-cell>
          <table:table-cell table:formula="of:=+MONTH([.D35])" office:value-type="float" office:value="6">
            <text:p>6</text:p>
          </table:table-cell>
          <table:table-cell office:value-type="string">
            <text:p>Revisar</text:p>
          </table:table-cell>
          <table:table-cell table:number-columns-repeated="1011"/>
        </table:table-row>
        <table:table-row table:style-name="ro10" table:visibility="filter">
          <table:table-cell/>
          <table:table-cell office:value-type="date" office:date-value="2025-06-10">
            <text:p>10/06/2025</text:p>
          </table:table-cell>
          <table:table-cell/>
          <table:table-cell office:value-type="date" office:date-value="2025-06-10">
            <text:p>10/06/2025</text:p>
          </table:table-cell>
          <table:table-cell/>
          <table:table-cell office:value-type="string">
            <text:p>TRANSFERENCIA DE CARDONA ALTES CRISTINA, CONCEPTO H3 Gastos Gaia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674.32">
            <text:p>674,32</text:p>
          </table:table-cell>
          <table:table-cell office:value-type="string">
            <text:p>H3</text:p>
          </table:table-cell>
          <table:table-cell office:value-type="float" office:value="6">
            <text:p>6</text:p>
          </table:table-cell>
          <table:table-cell office:value-type="string">
            <text:p>revertir</text:p>
          </table:table-cell>
          <table:table-cell table:number-columns-repeated="1011"/>
        </table:table-row>
        <table:table-row table:style-name="ro10" table:visibility="filter">
          <table:table-cell/>
          <table:table-cell office:value-type="date" office:date-value="2025-06-02">
            <text:p>02/06/2025</text:p>
          </table:table-cell>
          <table:table-cell/>
          <table:table-cell office:value-type="date" office:date-value="2025-06-02">
            <text:p>02/06/2025</text:p>
          </table:table-cell>
          <table:table-cell/>
          <table:table-cell office:value-type="string">
            <text:p>TRANSFERENCIA INMEDIATA DE MARIA LUNA QUINTANA LADRON DE GUEVARA CONCEPTO Gastos suministros Rubio I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604.32">
            <text:p>604,32</text:p>
          </table:table-cell>
          <table:table-cell office:value-type="string">
            <text:p>H3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6-02">
            <text:p>02/06/2025</text:p>
          </table:table-cell>
          <table:table-cell/>
          <table:table-cell office:value-type="date" office:date-value="2025-06-02">
            <text:p>02/06/2025</text:p>
          </table:table-cell>
          <table:table-cell/>
          <table:table-cell office:value-type="string">
            <text:p>RECIBO TotalEnergies ClientesSAU Nº RECIBO 0073 0100 755 CLDXHYJ REF. MANDATO NCESIG1290420240000000</text:p>
          </table:table-cell>
          <table:table-cell/>
          <table:table-cell office:value-type="float" office:value="-97.55">
            <text:p>-97,55</text:p>
          </table:table-cell>
          <table:table-cell/>
          <table:table-cell office:value-type="float" office:value="534.32">
            <text:p>534,32</text:p>
          </table:table-cell>
          <table:table-cell office:value-type="string">
            <text:p>Gas</text:p>
          </table:table-cell>
          <table:table-cell table:formula="of:=+MONTH([.B38])" office:value-type="float" office:value="6">
            <text:p>6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6-02">
            <text:p>02/06/2025</text:p>
          </table:table-cell>
          <table:table-cell/>
          <table:table-cell office:value-type="date" office:date-value="2025-06-02">
            <text:p>02/06/2025</text:p>
          </table:table-cell>
          <table:table-cell/>
          <table:table-cell office:value-type="string">
            <text:p>TRANSFERENCIA DE CARDONA ALTES CRISTINA, CONCEPTO Gastos piso automática 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631.87">
            <text:p>631,87</text:p>
          </table:table-cell>
          <table:table-cell office:value-type="string">
            <text:p>H2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10">
          <table:table-cell/>
          <table:table-cell office:value-type="date" office:date-value="2025-05-30">
            <text:p>30/05/2025</text:p>
          </table:table-cell>
          <table:table-cell/>
          <table:table-cell office:value-type="date" office:date-value="2025-05-30">
            <text:p>30/05/2025</text:p>
          </table:table-cell>
          <table:table-cell/>
          <table:table-cell office:value-type="string">
            <text:p>TRANSFERENCIA INMEDIATA DE MICHELLE DI TERLIZZI CONCEPTO Gastos Junio 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581.87">
            <text:p>581,87</text:p>
          </table:table-cell>
          <table:table-cell office:value-type="string">
            <text:p>H1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5-28">
            <text:p>28/05/2025</text:p>
          </table:table-cell>
          <table:table-cell/>
          <table:table-cell office:value-type="date" office:date-value="2025-05-28">
            <text:p>28/05/2025</text:p>
          </table:table-cell>
          <table:table-cell/>
          <table:table-cell office:value-type="string">
            <text:p>RECIBO GRUPO MASMOVIL XFERA Nº RECIBO 0073 0100 755 CLBSYCF REF. MANDATO F001MMC23111616863599001 </text:p>
          </table:table-cell>
          <table:table-cell/>
          <table:table-cell office:value-type="float" office:value="-20.93">
            <text:p>-20,93</text:p>
          </table:table-cell>
          <table:table-cell/>
          <table:table-cell office:value-type="float" office:value="461.87">
            <text:p>461,87</text:p>
          </table:table-cell>
          <table:table-cell office:value-type="string">
            <text:p>MasMovil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5-05-15">
            <text:p>15/05/2025</text:p>
          </table:table-cell>
          <table:table-cell/>
          <table:table-cell office:value-type="date" office:date-value="2025-05-15">
            <text:p>15/05/2025</text:p>
          </table:table-cell>
          <table:table-cell/>
          <table:table-cell office:value-type="string">
            <text:p>RECIBO AIGUES DE BARCELONA, S.A. Nº RECIBO 0073 0100 755 CKYKFXP REF. MANDATO 02000002256009 </text:p>
          </table:table-cell>
          <table:table-cell/>
          <table:table-cell office:value-type="float" office:value="-75.95">
            <text:p>-75,95</text:p>
          </table:table-cell>
          <table:table-cell/>
          <table:table-cell office:value-type="float" office:value="482.8">
            <text:p>482,8</text:p>
          </table:table-cell>
          <table:table-cell office:value-type="string">
            <text:p>Agua</text:p>
          </table:table-cell>
          <table:table-cell table:formula="of:=+MONTH([.B42])" office:value-type="float" office:value="5">
            <text:p>5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5-12">
            <text:p>12/05/2025</text:p>
          </table:table-cell>
          <table:table-cell/>
          <table:table-cell office:value-type="date" office:date-value="2025-05-12">
            <text:p>12/05/2025</text:p>
          </table:table-cell>
          <table:table-cell/>
          <table:table-cell office:value-type="string">
            <text:p>TRANSFERENCIA DE CARDONA ALTES CRISTINA, CONCEPTO H3 Gastos Gaia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558.75">
            <text:p>558,75</text:p>
          </table:table-cell>
          <table:table-cell office:value-type="string">
            <text:p>H3</text:p>
          </table:table-cell>
          <table:table-cell office:value-type="float" office:value="5">
            <text:p>5</text:p>
          </table:table-cell>
          <table:table-cell office:value-type="string">
            <text:p>revertir</text:p>
          </table:table-cell>
          <table:table-cell table:number-columns-repeated="1011"/>
        </table:table-row>
        <table:table-row table:style-name="ro10" table:visibility="filter">
          <table:table-cell/>
          <table:table-cell office:value-type="date" office:date-value="2025-05-08">
            <text:p>08/05/2025</text:p>
          </table:table-cell>
          <table:table-cell/>
          <table:table-cell office:value-type="date" office:date-value="2025-05-08">
            <text:p>08/05/2025</text:p>
          </table:table-cell>
          <table:table-cell/>
          <table:table-cell office:value-type="string">
            <text:p>RECIBO GRUPO MASMOVIL XFERA Nº RECIBO 0073 0100 755 CKWVZQT REF. MANDATO F001MMC23111616863599001 </text:p>
          </table:table-cell>
          <table:table-cell/>
          <table:table-cell office:value-type="float" office:value="-30.9">
            <text:p>-30,9</text:p>
          </table:table-cell>
          <table:table-cell/>
          <table:table-cell office:value-type="float" office:value="488.75">
            <text:p>488,75</text:p>
          </table:table-cell>
          <table:table-cell office:value-type="string">
            <text:p>MasMovil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5-05-05">
            <text:p>05/05/2025</text:p>
          </table:table-cell>
          <table:table-cell/>
          <table:table-cell office:value-type="date" office:date-value="2025-05-05">
            <text:p>05/05/2025</text:p>
          </table:table-cell>
          <table:table-cell/>
          <table:table-cell office:value-type="string">
            <text:p>TRANSFERENCIA DE MARIA LUNA QUINTANA LADRON DE GUEVARA, CONCEPTO Gastos vivienda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519.65">
            <text:p>519,65</text:p>
          </table:table-cell>
          <table:table-cell office:value-type="string">
            <text:p>H3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5-02">
            <text:p>02/05/2025</text:p>
          </table:table-cell>
          <table:table-cell/>
          <table:table-cell office:value-type="date" office:date-value="2025-05-02">
            <text:p>02/05/2025</text:p>
          </table:table-cell>
          <table:table-cell/>
          <table:table-cell office:value-type="string">
            <text:p>TRANSFERENCIA DE CARDONA ALTES CRISTINA, CONCEPTO Gastos piso automática 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449.65">
            <text:p>449,65</text:p>
          </table:table-cell>
          <table:table-cell office:value-type="string">
            <text:p>H2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10">
          <table:table-cell/>
          <table:table-cell office:value-type="date" office:date-value="2025-05-02">
            <text:p>02/05/2025</text:p>
          </table:table-cell>
          <table:table-cell/>
          <table:table-cell office:value-type="date" office:date-value="2025-05-02">
            <text:p>02/05/2025</text:p>
          </table:table-cell>
          <table:table-cell/>
          <table:table-cell office:value-type="string">
            <text:p>TRANSFERENCIA DE MICHELLE DI TERLIZZI, CONCEPTO Gastos Mayo 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399.65">
            <text:p>399,65</text:p>
          </table:table-cell>
          <table:table-cell office:value-type="string">
            <text:p>H1</text:p>
          </table:table-cell>
          <table:table-cell office:value-type="float" office:value="5">
            <text:p>5</text:p>
          </table:table-cell>
          <table:table-cell office:value-type="string">
            <text:p>Faltan 1, 2, 3, 4 / 25</text:p>
          </table:table-cell>
          <table:table-cell table:number-columns-repeated="1011"/>
        </table:table-row>
        <table:table-row table:style-name="ro10" table:visibility="filter">
          <table:table-cell/>
          <table:table-cell office:value-type="date" office:date-value="2025-04-10">
            <text:p>10/04/2025</text:p>
          </table:table-cell>
          <table:table-cell/>
          <table:table-cell office:value-type="date" office:date-value="2025-04-10">
            <text:p>10/04/2025</text:p>
          </table:table-cell>
          <table:table-cell/>
          <table:table-cell office:value-type="string">
            <text:p>TRANSFERENCIA DE CARDONA ALTES CRISTINA, CONCEPTO H3 Gastos Gaia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279.65">
            <text:p>279,65</text:p>
          </table:table-cell>
          <table:table-cell office:value-type="string">
            <text:p>H3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10" table:visibility="filter">
          <table:table-cell/>
          <table:table-cell office:value-type="date" office:date-value="2025-04-08">
            <text:p>08/04/2025</text:p>
          </table:table-cell>
          <table:table-cell/>
          <table:table-cell office:value-type="date" office:date-value="2025-04-08">
            <text:p>08/04/2025</text:p>
          </table:table-cell>
          <table:table-cell/>
          <table:table-cell office:value-type="string">
            <text:p>RECIBO GRUPO MASMOVIL XFERA Nº RECIBO 0073 0100 755 CKMLBSY REF. MANDATO F001MMC23111616863599001 </text:p>
          </table:table-cell>
          <table:table-cell/>
          <table:table-cell office:value-type="float" office:value="-29.9">
            <text:p>-29,9</text:p>
          </table:table-cell>
          <table:table-cell/>
          <table:table-cell office:value-type="float" office:value="209.65">
            <text:p>209,65</text:p>
          </table:table-cell>
          <table:table-cell office:value-type="string">
            <text:p>MasMovil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5-04-02">
            <text:p>02/04/2025</text:p>
          </table:table-cell>
          <table:table-cell/>
          <table:table-cell office:value-type="date" office:date-value="2025-04-02">
            <text:p>02/04/2025</text:p>
          </table:table-cell>
          <table:table-cell/>
          <table:table-cell office:value-type="string">
            <text:p>TRANSFERENCIA DE CARDONA ALTES CRISTINA, CONCEPTO Gastos piso automática 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39.55">
            <text:p>239,55</text:p>
          </table:table-cell>
          <table:table-cell office:value-type="string">
            <text:p>H2</text:p>
          </table:table-cell>
          <table:table-cell office:value-type="float" office:value="4">
            <text:p>4</text:p>
          </table:table-cell>
          <table:table-cell office:value-type="string">
            <text:p>Falta 3/25</text:p>
          </table:table-cell>
          <table:table-cell table:number-columns-repeated="1011"/>
        </table:table-row>
        <table:table-row table:style-name="ro10" table:visibility="filter">
          <table:table-cell/>
          <table:table-cell office:value-type="date" office:date-value="2025-03-31">
            <text:p>31/03/2025</text:p>
          </table:table-cell>
          <table:table-cell/>
          <table:table-cell office:value-type="date" office:date-value="2025-03-31">
            <text:p>31/03/2025</text:p>
          </table:table-cell>
          <table:table-cell/>
          <table:table-cell office:value-type="string">
            <text:p>RECIBO TotalEnergies ClientesSAU Nº RECIBO 0073 0100 755 CKHXNNF REF. MANDATO NCESIG1290420240000000</text:p>
          </table:table-cell>
          <table:table-cell/>
          <table:table-cell office:value-type="float" office:value="-200.8">
            <text:p>-200,8</text:p>
          </table:table-cell>
          <table:table-cell/>
          <table:table-cell office:value-type="float" office:value="189.55">
            <text:p>189,55</text:p>
          </table:table-cell>
          <table:table-cell office:value-type="string">
            <text:p>Gas</text:p>
          </table:table-cell>
          <table:table-cell table:formula="of:=+MONTH([.B51])" office:value-type="float" office:value="3">
            <text:p>3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3-26">
            <text:p>26/03/2025</text:p>
          </table:table-cell>
          <table:table-cell/>
          <table:table-cell office:value-type="date" office:date-value="2025-03-26">
            <text:p>26/03/2025</text:p>
          </table:table-cell>
          <table:table-cell/>
          <table:table-cell office:value-type="string">
            <text:p>RECIBO TRACTAMENT I SELECCIO DE RESIDUS, SA Nº RECIBO 0073 0100 755 CKGCDRB REF. MANDATO 01950 </text:p>
          </table:table-cell>
          <table:table-cell/>
          <table:table-cell office:value-type="float" office:value="-59.06">
            <text:p>-59,06</text:p>
          </table:table-cell>
          <table:table-cell/>
          <table:table-cell office:value-type="float" office:value="390.35">
            <text:p>390,35</text:p>
          </table:table-cell>
          <table:table-cell office:value-type="string">
            <text:p>Electricidad</text:p>
          </table:table-cell>
          <table:table-cell table:formula="of:=+MONTH([.D52])" office:value-type="float" office:value="3">
            <text:p>3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3-14">
            <text:p>14/03/2025</text:p>
          </table:table-cell>
          <table:table-cell/>
          <table:table-cell office:value-type="date" office:date-value="2025-03-14">
            <text:p>14/03/2025</text:p>
          </table:table-cell>
          <table:table-cell/>
          <table:table-cell office:value-type="string">
            <text:p>RECIBO AIGUES DE BARCELONA, S.A. Nº RECIBO 0073 0100 755 CKDJSGG REF. MANDATO 02000002256009 </text:p>
          </table:table-cell>
          <table:table-cell/>
          <table:table-cell office:value-type="float" office:value="-106.93">
            <text:p>-106,93</text:p>
          </table:table-cell>
          <table:table-cell/>
          <table:table-cell office:value-type="float" office:value="449.41">
            <text:p>449,41</text:p>
          </table:table-cell>
          <table:table-cell office:value-type="string">
            <text:p>Agua</text:p>
          </table:table-cell>
          <table:table-cell table:formula="of:=+MONTH([.B53])" office:value-type="float" office:value="3">
            <text:p>3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3-12">
            <text:p>12/03/2025</text:p>
          </table:table-cell>
          <table:table-cell/>
          <table:table-cell office:value-type="date" office:date-value="2025-03-12">
            <text:p>12/03/2025</text:p>
          </table:table-cell>
          <table:table-cell/>
          <table:table-cell office:value-type="string">
            <text:p>TRANSFERENCIA A FAVOR DE CARDONA ALTES CRISTINA CONCEPTO: Reparación baño H1 </text:p>
          </table:table-cell>
          <table:table-cell/>
          <table:table-cell office:value-type="float" office:value="-80">
            <text:p>-80</text:p>
          </table:table-cell>
          <table:table-cell/>
          <table:table-cell office:value-type="float" office:value="556.34">
            <text:p>556,34</text:p>
          </table:table-cell>
          <table:table-cell office:value-type="string">
            <text:p>Reparación baño H1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5-03-10">
            <text:p>10/03/2025</text:p>
          </table:table-cell>
          <table:table-cell/>
          <table:table-cell office:value-type="date" office:date-value="2025-03-10">
            <text:p>10/03/2025</text:p>
          </table:table-cell>
          <table:table-cell/>
          <table:table-cell office:value-type="string">
            <text:p>TRANSFERENCIA DE CARDONA ALTES CRISTINA, CONCEPTO H3 Gastos Gaia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636.34">
            <text:p>636,34</text:p>
          </table:table-cell>
          <table:table-cell office:value-type="string">
            <text:p>H3</text:p>
          </table:table-cell>
          <table:table-cell office:value-type="float" office:value="3">
            <text:p>3</text:p>
          </table:table-cell>
          <table:table-cell office:value-type="string">
            <text:p>revertir</text:p>
          </table:table-cell>
          <table:table-cell table:number-columns-repeated="1011"/>
        </table:table-row>
        <table:table-row table:style-name="ro10" table:visibility="filter">
          <table:table-cell/>
          <table:table-cell office:value-type="date" office:date-value="2025-03-07">
            <text:p>07/03/2025</text:p>
          </table:table-cell>
          <table:table-cell/>
          <table:table-cell office:value-type="date" office:date-value="2025-03-07">
            <text:p>07/03/2025</text:p>
          </table:table-cell>
          <table:table-cell/>
          <table:table-cell office:value-type="string">
            <text:p>RECIBO GRUPO MASMOVIL XFERA Nº RECIBO 0073 0100 755 CKBTSVC REF. MANDATO F001MMC23111616863599001 </text:p>
          </table:table-cell>
          <table:table-cell/>
          <table:table-cell office:value-type="float" office:value="-29.9">
            <text:p>-29,9</text:p>
          </table:table-cell>
          <table:table-cell/>
          <table:table-cell office:value-type="float" office:value="566.34">
            <text:p>566,34</text:p>
          </table:table-cell>
          <table:table-cell office:value-type="string">
            <text:p>MasMovil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5-03-04">
            <text:p>04/03/2025</text:p>
          </table:table-cell>
          <table:table-cell/>
          <table:table-cell office:value-type="date" office:date-value="2025-03-04">
            <text:p>04/03/2025</text:p>
          </table:table-cell>
          <table:table-cell/>
          <table:table-cell office:value-type="string">
            <text:p>TRANSFERENCIA DE MIRIAM CABEZA CHACON, CONCEPTO GASTOS MARZO MIRIAM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596.24">
            <text:p>596,24</text:p>
          </table:table-cell>
          <table:table-cell office:value-type="string">
            <text:p>H3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2-26">
            <text:p>26/02/2025</text:p>
          </table:table-cell>
          <table:table-cell/>
          <table:table-cell office:value-type="date" office:date-value="2025-02-26">
            <text:p>26/02/2025</text:p>
          </table:table-cell>
          <table:table-cell/>
          <table:table-cell office:value-type="string">
            <text:p>RECIBO TRACTAMENT I SELECCIO DE RESIDUS, SA Nº RECIBO 0073 0100 755 CJWBGLB REF. MANDATO 01950 </text:p>
          </table:table-cell>
          <table:table-cell/>
          <table:table-cell office:value-type="float" office:value="-63.67">
            <text:p>-63,67</text:p>
          </table:table-cell>
          <table:table-cell/>
          <table:table-cell office:value-type="float" office:value="526.24">
            <text:p>526,24</text:p>
          </table:table-cell>
          <table:table-cell office:value-type="string">
            <text:p>Electricidad</text:p>
          </table:table-cell>
          <table:table-cell table:formula="of:=+MONTH([.D58])" office:value-type="float" office:value="2">
            <text:p>2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2-10">
            <text:p>10/02/2025</text:p>
          </table:table-cell>
          <table:table-cell/>
          <table:table-cell office:value-type="date" office:date-value="2025-02-10">
            <text:p>10/02/2025</text:p>
          </table:table-cell>
          <table:table-cell/>
          <table:table-cell office:value-type="string">
            <text:p>TRANSFERENCIA DE CARDONA ALTES CRISTINA, CONCEPTO H3 Gastos Gaia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589.91">
            <text:p>589,91</text:p>
          </table:table-cell>
          <table:table-cell office:value-type="string">
            <text:p>H3</text:p>
          </table:table-cell>
          <table:table-cell office:value-type="float" office:value="2">
            <text:p>2</text:p>
          </table:table-cell>
          <table:table-cell office:value-type="string">
            <text:p>revertir</text:p>
          </table:table-cell>
          <table:table-cell table:number-columns-repeated="1011"/>
        </table:table-row>
        <table:table-row table:style-name="ro10" table:visibility="filter">
          <table:table-cell/>
          <table:table-cell office:value-type="date" office:date-value="2025-02-07">
            <text:p>07/02/2025</text:p>
          </table:table-cell>
          <table:table-cell/>
          <table:table-cell office:value-type="date" office:date-value="2025-02-07">
            <text:p>07/02/2025</text:p>
          </table:table-cell>
          <table:table-cell/>
          <table:table-cell office:value-type="string">
            <text:p>RECIBO GRUPO MASMOVIL XFERA Nº RECIBO 0073 0100 755 CJRRTLB REF. MANDATO F001MMC23111616863599001 </text:p>
          </table:table-cell>
          <table:table-cell/>
          <table:table-cell office:value-type="float" office:value="-32.4">
            <text:p>-32,4</text:p>
          </table:table-cell>
          <table:table-cell/>
          <table:table-cell office:value-type="float" office:value="519.91">
            <text:p>519,91</text:p>
          </table:table-cell>
          <table:table-cell office:value-type="string">
            <text:p>MasMovil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5-02-04">
            <text:p>04/02/2025</text:p>
          </table:table-cell>
          <table:table-cell/>
          <table:table-cell office:value-type="date" office:date-value="2025-02-04">
            <text:p>04/02/2025</text:p>
          </table:table-cell>
          <table:table-cell/>
          <table:table-cell office:value-type="string">
            <text:p>RECIBO TotalEnergies ClientesSAU Nº RECIBO 0073 0100 755 CJPWVQX REF. MANDATO NCESIG1290420240000000</text:p>
          </table:table-cell>
          <table:table-cell/>
          <table:table-cell office:value-type="float" office:value="-167.29">
            <text:p>-167,29</text:p>
          </table:table-cell>
          <table:table-cell/>
          <table:table-cell office:value-type="float" office:value="552.31">
            <text:p>552,31</text:p>
          </table:table-cell>
          <table:table-cell office:value-type="string">
            <text:p>Gas</text:p>
          </table:table-cell>
          <table:table-cell table:formula="of:=+MONTH([.B61])" office:value-type="float" office:value="2">
            <text:p>2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2-03">
            <text:p>03/02/2025</text:p>
          </table:table-cell>
          <table:table-cell/>
          <table:table-cell office:value-type="date" office:date-value="2025-02-03">
            <text:p>03/02/2025</text:p>
          </table:table-cell>
          <table:table-cell/>
          <table:table-cell office:value-type="string">
            <text:p>TRANSFERENCIA DE CARDONA ALTES CRISTINA, CONCEPTO Gastos piso automática 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719.6">
            <text:p>719,6</text:p>
          </table:table-cell>
          <table:table-cell office:value-type="string">
            <text:p>H2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2-03">
            <text:p>03/02/2025</text:p>
          </table:table-cell>
          <table:table-cell/>
          <table:table-cell office:value-type="date" office:date-value="2025-02-03">
            <text:p>03/02/2025</text:p>
          </table:table-cell>
          <table:table-cell/>
          <table:table-cell office:value-type="string">
            <text:p>TRANSFERENCIA DE MIRIAM CABEZA CHACON, CONCEPTO GASTOS FEBRERO MIRIAM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669.6">
            <text:p>669,6</text:p>
          </table:table-cell>
          <table:table-cell office:value-type="string">
            <text:p>H3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1-24">
            <text:p>24/01/2025</text:p>
          </table:table-cell>
          <table:table-cell/>
          <table:table-cell office:value-type="date" office:date-value="2025-01-24">
            <text:p>24/01/2025</text:p>
          </table:table-cell>
          <table:table-cell/>
          <table:table-cell office:value-type="string">
            <text:p>RECIBO TRACTAMENT I SELECCIO DE RESIDUS, SA Nº RECIBO 0073 0100 755 CJLJDCN REF. MANDATO 01950 </text:p>
          </table:table-cell>
          <table:table-cell/>
          <table:table-cell office:value-type="float" office:value="-62.42">
            <text:p>-62,42</text:p>
          </table:table-cell>
          <table:table-cell/>
          <table:table-cell office:value-type="float" office:value="599.6">
            <text:p>599,6</text:p>
          </table:table-cell>
          <table:table-cell office:value-type="string">
            <text:p>Electricidad</text:p>
          </table:table-cell>
          <table:table-cell table:formula="of:=+MONTH([.D64])" office:value-type="float" office:value="1">
            <text:p>1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1-20">
            <text:p>20/01/2025</text:p>
          </table:table-cell>
          <table:table-cell/>
          <table:table-cell office:value-type="date" office:date-value="2025-01-20">
            <text:p>20/01/2025</text:p>
          </table:table-cell>
          <table:table-cell/>
          <table:table-cell office:value-type="string">
            <text:p>RECIBO AIGUES DE BARCELONA, S.A. Nº RECIBO 0073 0100 755 CJKMSTH REF. MANDATO 02000002256009 </text:p>
          </table:table-cell>
          <table:table-cell/>
          <table:table-cell office:value-type="float" office:value="-115.19">
            <text:p>-115,19</text:p>
          </table:table-cell>
          <table:table-cell/>
          <table:table-cell office:value-type="float" office:value="662.02">
            <text:p>662,02</text:p>
          </table:table-cell>
          <table:table-cell office:value-type="string">
            <text:p>Agua</text:p>
          </table:table-cell>
          <table:table-cell table:formula="of:=+MONTH([.B65])" office:value-type="float" office:value="1">
            <text:p>1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1-10">
            <text:p>10/01/2025</text:p>
          </table:table-cell>
          <table:table-cell/>
          <table:table-cell office:value-type="date" office:date-value="2025-01-10">
            <text:p>10/01/2025</text:p>
          </table:table-cell>
          <table:table-cell/>
          <table:table-cell office:value-type="string">
            <text:p>TRANSFERENCIA DE CARDONA ALTES CRISTINA, CONCEPTO H3 Gastos Gaia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777.21">
            <text:p>777,21</text:p>
          </table:table-cell>
          <table:table-cell office:value-type="string">
            <text:p>H3</text:p>
          </table:table-cell>
          <table:table-cell office:value-type="float" office:value="1">
            <text:p>1</text:p>
          </table:table-cell>
          <table:table-cell office:value-type="string">
            <text:p>asigar al 8</text:p>
          </table:table-cell>
          <table:table-cell table:number-columns-repeated="1011"/>
        </table:table-row>
        <table:table-row table:style-name="ro10" table:visibility="filter">
          <table:table-cell/>
          <table:table-cell office:value-type="date" office:date-value="2025-01-09">
            <text:p>09/01/2025</text:p>
          </table:table-cell>
          <table:table-cell/>
          <table:table-cell office:value-type="date" office:date-value="2025-01-09">
            <text:p>09/01/2025</text:p>
          </table:table-cell>
          <table:table-cell/>
          <table:table-cell office:value-type="string">
            <text:p>RECIBO GRUPO MASMOVIL XFERA Nº RECIBO 0073 0100 755 CJHLVNJ REF. MANDATO F001MMC23111616863599001 </text:p>
          </table:table-cell>
          <table:table-cell/>
          <table:table-cell office:value-type="float" office:value="-30.4">
            <text:p>-30,4</text:p>
          </table:table-cell>
          <table:table-cell/>
          <table:table-cell office:value-type="float" office:value="707.21">
            <text:p>707,21</text:p>
          </table:table-cell>
          <table:table-cell office:value-type="string">
            <text:p>MasMovil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5-01-08">
            <text:p>08/01/2025</text:p>
          </table:table-cell>
          <table:table-cell/>
          <table:table-cell office:value-type="date" office:date-value="2025-01-08">
            <text:p>08/01/2025</text:p>
          </table:table-cell>
          <table:table-cell/>
          <table:table-cell office:value-type="string">
            <text:p>TRANSFERENCIA DE CARDONA ALTES CRISTINA, CONCEPTO Gastos piso automática 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737.61">
            <text:p>737,61</text:p>
          </table:table-cell>
          <table:table-cell office:value-type="string">
            <text:p>H2</text:p>
          </table:table-cell>
          <table:table-cell table:style-name="ce31" office:value-type="float" office:value="1">
            <text:p>1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1-02">
            <text:p>02/01/2025</text:p>
          </table:table-cell>
          <table:table-cell/>
          <table:table-cell office:value-type="date" office:date-value="2025-01-02">
            <text:p>02/01/2025</text:p>
          </table:table-cell>
          <table:table-cell/>
          <table:table-cell office:value-type="string">
            <text:p>TRANSFERENCIA DE MIRIAM CABEZA CHACON, CONCEPTO GASTOS ENERO MIRIAM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687.61">
            <text:p>687,61</text:p>
          </table:table-cell>
          <table:table-cell office:value-type="string">
            <text:p>H3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12-26">
            <text:p>26/12/2024</text:p>
          </table:table-cell>
          <table:table-cell/>
          <table:table-cell office:value-type="date" office:date-value="2024-12-26">
            <text:p>26/12/2024</text:p>
          </table:table-cell>
          <table:table-cell/>
          <table:table-cell office:value-type="string">
            <text:p>RECIBO TRACTAMENT I SELECCIO DE RESIDUS, SA Nº RECIBO 0073 0100 755 CJBDPZL REF. MANDATO 01950 </text:p>
          </table:table-cell>
          <table:table-cell/>
          <table:table-cell office:value-type="float" office:value="-56.35">
            <text:p>-56,35</text:p>
          </table:table-cell>
          <table:table-cell/>
          <table:table-cell office:value-type="float" office:value="617.61">
            <text:p>617,61</text:p>
          </table:table-cell>
          <table:table-cell office:value-type="string">
            <text:p>Electricidad</text:p>
          </table:table-cell>
          <table:table-cell table:formula="of:=+MONTH([.D70])" office:value-type="float" office:value="12">
            <text:p>12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12-10">
            <text:p>10/12/2024</text:p>
          </table:table-cell>
          <table:table-cell/>
          <table:table-cell office:value-type="date" office:date-value="2024-12-10">
            <text:p>10/12/2024</text:p>
          </table:table-cell>
          <table:table-cell/>
          <table:table-cell office:value-type="string">
            <text:p>TRANSFERENCIA DE CARDONA ALTES CRISTINA, CONCEPTO H3 Gastos Gaia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673.96">
            <text:p>673,96</text:p>
          </table:table-cell>
          <table:table-cell office:value-type="string">
            <text:p>H3</text:p>
          </table:table-cell>
          <table:table-cell office:value-type="float" office:value="12">
            <text:p>12</text:p>
          </table:table-cell>
          <table:table-cell office:value-type="string">
            <text:p>asignar al 7</text:p>
          </table:table-cell>
          <table:table-cell table:number-columns-repeated="1011"/>
        </table:table-row>
        <table:table-row table:style-name="ro10" table:visibility="filter">
          <table:table-cell/>
          <table:table-cell office:value-type="date" office:date-value="2024-12-10">
            <text:p>10/12/2024</text:p>
          </table:table-cell>
          <table:table-cell/>
          <table:table-cell office:value-type="date" office:date-value="2024-12-10">
            <text:p>10/12/2024</text:p>
          </table:table-cell>
          <table:table-cell/>
          <table:table-cell office:value-type="string">
            <text:p>RECIBO GRUPO MASMOVIL XFERA Nº RECIBO 0073 0100 755 CHWZMBF REF. MANDATO F001MMC23111616863599001 </text:p>
          </table:table-cell>
          <table:table-cell/>
          <table:table-cell office:value-type="float" office:value="-37.69">
            <text:p>-37,69</text:p>
          </table:table-cell>
          <table:table-cell/>
          <table:table-cell office:value-type="float" office:value="603.96">
            <text:p>603,96</text:p>
          </table:table-cell>
          <table:table-cell office:value-type="string">
            <text:p>MasMovil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4-12-03">
            <text:p>03/12/2024</text:p>
          </table:table-cell>
          <table:table-cell/>
          <table:table-cell office:value-type="date" office:date-value="2024-12-03">
            <text:p>03/12/2024</text:p>
          </table:table-cell>
          <table:table-cell/>
          <table:table-cell office:value-type="string">
            <text:p>TRANSFERENCIA DE CARDONA ALTES CRISTINA, CONCEPTO Gastos piso automática 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641.65">
            <text:p>641,65</text:p>
          </table:table-cell>
          <table:table-cell office:value-type="string">
            <text:p>H2</text:p>
          </table:table-cell>
          <table:table-cell table:style-name="ce31" office:value-type="float" office:value="12">
            <text:p>12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12-03">
            <text:p>03/12/2024</text:p>
          </table:table-cell>
          <table:table-cell/>
          <table:table-cell office:value-type="date" office:date-value="2024-12-03">
            <text:p>03/12/2024</text:p>
          </table:table-cell>
          <table:table-cell/>
          <table:table-cell office:value-type="string">
            <text:p>TRANSFERENCIA DE MIRIAM CABEZA CHACON, CONCEPTO GASTOS DICIEMBRE MIRIAM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591.65">
            <text:p>591,65</text:p>
          </table:table-cell>
          <table:table-cell office:value-type="string">
            <text:p>H3</text:p>
          </table:table-cell>
          <table:table-cell office:value-type="float" office:value="12">
            <text:p>12</text:p>
          </table:table-cell>
          <table:table-cell table:number-columns-repeated="1012"/>
        </table:table-row>
        <table:table-row table:style-name="ro10">
          <table:table-cell/>
          <table:table-cell office:value-type="date" office:date-value="2024-12-03">
            <text:p>03/12/2024</text:p>
          </table:table-cell>
          <table:table-cell/>
          <table:table-cell office:value-type="date" office:date-value="2024-12-03">
            <text:p>03/12/2024</text:p>
          </table:table-cell>
          <table:table-cell/>
          <table:table-cell office:value-type="string">
            <text:p>TRANSFERENCIA DE CARDONA ALTES CRISTINA, CONCEPTO Gastos H1 nov 24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521.65">
            <text:p>521,65</text:p>
          </table:table-cell>
          <table:table-cell office:value-type="string">
            <text:p>H1</text:p>
          </table:table-cell>
          <table:table-cell office:value-type="float" office:value="11">
            <text:p>11</text:p>
          </table:table-cell>
          <table:table-cell office:value-type="string">
            <text:p>Falta 12/24</text:p>
          </table:table-cell>
          <table:table-cell table:number-columns-repeated="1011"/>
        </table:table-row>
        <table:table-row table:style-name="ro10">
          <table:table-cell/>
          <table:table-cell office:value-type="date" office:date-value="2024-12-03">
            <text:p>03/12/2024</text:p>
          </table:table-cell>
          <table:table-cell/>
          <table:table-cell office:value-type="date" office:date-value="2024-12-03">
            <text:p>03/12/2024</text:p>
          </table:table-cell>
          <table:table-cell/>
          <table:table-cell office:value-type="string">
            <text:p>TRANSFERENCIA DE CARDONA ALTES CRISTINA, CONCEPTO Gastos H1 oct 24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451.65">
            <text:p>451,65</text:p>
          </table:table-cell>
          <table:table-cell office:value-type="string">
            <text:p>H1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12-02">
            <text:p>02/12/2024</text:p>
          </table:table-cell>
          <table:table-cell/>
          <table:table-cell office:value-type="date" office:date-value="2024-12-02">
            <text:p>02/12/2024</text:p>
          </table:table-cell>
          <table:table-cell/>
          <table:table-cell office:value-type="string">
            <text:p>RECIBO TotalEnergies ClientesSAU Nº RECIBO 0073 0100 755 CHTJNWN REF. MANDATO NCESIG1290420240000000</text:p>
          </table:table-cell>
          <table:table-cell/>
          <table:table-cell office:value-type="float" office:value="-81.32">
            <text:p>-81,32</text:p>
          </table:table-cell>
          <table:table-cell/>
          <table:table-cell office:value-type="float" office:value="381.65">
            <text:p>381,65</text:p>
          </table:table-cell>
          <table:table-cell office:value-type="string">
            <text:p>Gas</text:p>
          </table:table-cell>
          <table:table-cell table:formula="of:=+MONTH([.B77])" office:value-type="float" office:value="12">
            <text:p>12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11-27">
            <text:p>27/11/2024</text:p>
          </table:table-cell>
          <table:table-cell/>
          <table:table-cell office:value-type="date" office:date-value="2024-11-27">
            <text:p>27/11/2024</text:p>
          </table:table-cell>
          <table:table-cell/>
          <table:table-cell office:value-type="string">
            <text:p>RECIBO TRACTAMENT I SELECCIO DE RESIDUS, SA Nº RECIBO 0073 0100 755 CHQYTRJ REF. MANDATO 01950 </text:p>
          </table:table-cell>
          <table:table-cell/>
          <table:table-cell office:value-type="float" office:value="-45.08">
            <text:p>-45,08</text:p>
          </table:table-cell>
          <table:table-cell/>
          <table:table-cell office:value-type="float" office:value="462.97">
            <text:p>462,97</text:p>
          </table:table-cell>
          <table:table-cell office:value-type="string">
            <text:p>Electricidad</text:p>
          </table:table-cell>
          <table:table-cell table:formula="of:=+MONTH([.D78])" office:value-type="float" office:value="11">
            <text:p>11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11-15">
            <text:p>15/11/2024</text:p>
          </table:table-cell>
          <table:table-cell/>
          <table:table-cell office:value-type="date" office:date-value="2024-11-15">
            <text:p>15/11/2024</text:p>
          </table:table-cell>
          <table:table-cell/>
          <table:table-cell office:value-type="string">
            <text:p>RECIBO AIGUES DE BARCELONA, S.A. Nº RECIBO 0073 0100 755 CHNZVWS REF. MANDATO 02000002256009 </text:p>
          </table:table-cell>
          <table:table-cell/>
          <table:table-cell office:value-type="float" office:value="-100.14">
            <text:p>-100,14</text:p>
          </table:table-cell>
          <table:table-cell/>
          <table:table-cell office:value-type="float" office:value="508.05">
            <text:p>508,05</text:p>
          </table:table-cell>
          <table:table-cell office:value-type="string">
            <text:p>Agua</text:p>
          </table:table-cell>
          <table:table-cell table:formula="of:=+MONTH([.B79])" office:value-type="float" office:value="11">
            <text:p>11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11-08">
            <text:p>08/11/2024</text:p>
          </table:table-cell>
          <table:table-cell/>
          <table:table-cell office:value-type="date" office:date-value="2024-11-08">
            <text:p>08/11/2024</text:p>
          </table:table-cell>
          <table:table-cell/>
          <table:table-cell office:value-type="string">
            <text:p>RECIBO GRUPO MASMOVIL XFERA Nº RECIBO 0073 0100 755 CHMLRXQ REF. MANDATO F001MMC23111616863599001 </text:p>
          </table:table-cell>
          <table:table-cell/>
          <table:table-cell office:value-type="float" office:value="-36.99">
            <text:p>-36,99</text:p>
          </table:table-cell>
          <table:table-cell/>
          <table:table-cell office:value-type="float" office:value="608.19">
            <text:p>608,19</text:p>
          </table:table-cell>
          <table:table-cell office:value-type="string">
            <text:p>MasMovil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4-11-04">
            <text:p>04/11/2024</text:p>
          </table:table-cell>
          <table:table-cell/>
          <table:table-cell office:value-type="date" office:date-value="2024-11-04">
            <text:p>04/11/2024</text:p>
          </table:table-cell>
          <table:table-cell/>
          <table:table-cell office:value-type="string">
            <text:p>TRANSFERENCIA DE CARDONA ALTES CRISTINA, CONCEPTO Gastos piso automática 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645.18">
            <text:p>645,18</text:p>
          </table:table-cell>
          <table:table-cell office:value-type="string">
            <text:p>H2</text:p>
          </table:table-cell>
          <table:table-cell office:value-type="float" office:value="11">
            <text:p>11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11-04">
            <text:p>04/11/2024</text:p>
          </table:table-cell>
          <table:table-cell/>
          <table:table-cell office:value-type="date" office:date-value="2024-11-01">
            <text:p>01/11/2024</text:p>
          </table:table-cell>
          <table:table-cell/>
          <table:table-cell office:value-type="string">
            <text:p>TRANSFERENCIA DE MIRIAM CABEZA CHACON, CONCEPTO GASTOS NOVIEMBRE MIRIAM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595.18">
            <text:p>595,18</text:p>
          </table:table-cell>
          <table:table-cell office:value-type="string">
            <text:p>H3</text:p>
          </table:table-cell>
          <table:table-cell office:value-type="float" office:value="11">
            <text:p>11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10-23">
            <text:p>23/10/2024</text:p>
          </table:table-cell>
          <table:table-cell/>
          <table:table-cell office:value-type="date" office:date-value="2024-10-23">
            <text:p>23/10/2024</text:p>
          </table:table-cell>
          <table:table-cell/>
          <table:table-cell office:value-type="string">
            <text:p>RECIBO TRACTAMENT I SELECCIO DE RESIDUS, SA Nº RECIBO 0073 0100 755 CHFVVRT REF. MANDATO 01950 </text:p>
          </table:table-cell>
          <table:table-cell/>
          <table:table-cell office:value-type="float" office:value="-40.59">
            <text:p>-40,59</text:p>
          </table:table-cell>
          <table:table-cell/>
          <table:table-cell office:value-type="float" office:value="525.18">
            <text:p>525,18</text:p>
          </table:table-cell>
          <table:table-cell office:value-type="string">
            <text:p>Electricidad</text:p>
          </table:table-cell>
          <table:table-cell table:formula="of:=+MONTH([.D83])" office:value-type="float" office:value="10">
            <text:p>10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10-08">
            <text:p>08/10/2024</text:p>
          </table:table-cell>
          <table:table-cell/>
          <table:table-cell office:value-type="date" office:date-value="2024-10-08">
            <text:p>08/10/2024</text:p>
          </table:table-cell>
          <table:table-cell/>
          <table:table-cell office:value-type="string">
            <text:p>RECIBO GRUPO MASMOVIL XFERA Nº RECIBO 0073 0100 755 CHCCCSX REF. MANDATO F001MMC23111616863599001 </text:p>
          </table:table-cell>
          <table:table-cell/>
          <table:table-cell office:value-type="float" office:value="-36.99">
            <text:p>-36,99</text:p>
          </table:table-cell>
          <table:table-cell/>
          <table:table-cell office:value-type="float" office:value="565.77">
            <text:p>565,77</text:p>
          </table:table-cell>
          <table:table-cell office:value-type="string">
            <text:p>MasMovil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4-10-02">
            <text:p>02/10/2024</text:p>
          </table:table-cell>
          <table:table-cell/>
          <table:table-cell office:value-type="date" office:date-value="2024-10-02">
            <text:p>02/10/2024</text:p>
          </table:table-cell>
          <table:table-cell/>
          <table:table-cell office:value-type="string">
            <text:p>TRANSFERENCIA DE CARDONA ALTES CRISTINA, CONCEPTO Gastos piso automática 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602.76">
            <text:p>602,76</text:p>
          </table:table-cell>
          <table:table-cell office:value-type="string">
            <text:p>H2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10-01">
            <text:p>01/10/2024</text:p>
          </table:table-cell>
          <table:table-cell/>
          <table:table-cell office:value-type="date" office:date-value="2024-10-01">
            <text:p>01/10/2024</text:p>
          </table:table-cell>
          <table:table-cell/>
          <table:table-cell office:value-type="string">
            <text:p>TRANSFERENCIA DE MIRIAM CABEZA CHACON, CONCEPTO GASTOS OCTUBRE MIRIAM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552.76">
            <text:p>552,76</text:p>
          </table:table-cell>
          <table:table-cell office:value-type="string">
            <text:p>H3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9-30">
            <text:p>30/09/2024</text:p>
          </table:table-cell>
          <table:table-cell/>
          <table:table-cell office:value-type="date" office:date-value="2024-09-30">
            <text:p>30/09/2024</text:p>
          </table:table-cell>
          <table:table-cell/>
          <table:table-cell office:value-type="string">
            <text:p>RECIBO TotalEnergies ClientesSAU Nº RECIBO 0073 0100 755 CGXGSZB REF. MANDATO NCESIG1290420240000000</text:p>
          </table:table-cell>
          <table:table-cell/>
          <table:table-cell office:value-type="float" office:value="-52.84">
            <text:p>-52,84</text:p>
          </table:table-cell>
          <table:table-cell/>
          <table:table-cell office:value-type="float" office:value="482.76">
            <text:p>482,76</text:p>
          </table:table-cell>
          <table:table-cell office:value-type="string">
            <text:p>Gas</text:p>
          </table:table-cell>
          <table:table-cell table:formula="of:=+MONTH([.B87])" office:value-type="float" office:value="9">
            <text:p>9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9-25">
            <text:p>25/09/2024</text:p>
          </table:table-cell>
          <table:table-cell/>
          <table:table-cell office:value-type="date" office:date-value="2024-09-25">
            <text:p>25/09/2024</text:p>
          </table:table-cell>
          <table:table-cell/>
          <table:table-cell office:value-type="string">
            <text:p>RECIBO TRACTAMENT I SELECCIO DE RESIDUS, SA Nº RECIBO 0073 0100 755 CGVMMBW REF. MANDATO 01950 </text:p>
          </table:table-cell>
          <table:table-cell/>
          <table:table-cell office:value-type="float" office:value="-44.02">
            <text:p>-44,02</text:p>
          </table:table-cell>
          <table:table-cell/>
          <table:table-cell office:value-type="float" office:value="535.6">
            <text:p>535,6</text:p>
          </table:table-cell>
          <table:table-cell office:value-type="string">
            <text:p>Electricidad</text:p>
          </table:table-cell>
          <table:table-cell table:formula="of:=+MONTH([.D88])" office:value-type="float" office:value="9">
            <text:p>9</text:p>
          </table:table-cell>
          <table:table-cell table:number-columns-repeated="1012"/>
        </table:table-row>
        <table:table-row table:style-name="ro10">
          <table:table-cell/>
          <table:table-cell office:value-type="date" office:date-value="2024-09-19">
            <text:p>19/09/2024</text:p>
          </table:table-cell>
          <table:table-cell/>
          <table:table-cell office:value-type="date" office:date-value="2024-09-19">
            <text:p>19/09/2024</text:p>
          </table:table-cell>
          <table:table-cell/>
          <table:table-cell office:value-type="string">
            <text:p>TRANSFERENCIA DE CARDONA ALTES CRISTINA, CONCEPTO H1 sep 24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579.62">
            <text:p>579,62</text:p>
          </table:table-cell>
          <table:table-cell office:value-type="string">
            <text:p>H1</text:p>
          </table:table-cell>
          <table:table-cell office:value-type="float" office:value="9">
            <text:p>9</text:p>
          </table:table-cell>
          <table:table-cell table:number-columns-repeated="1012"/>
        </table:table-row>
        <table:table-row table:style-name="ro10">
          <table:table-cell/>
          <table:table-cell office:value-type="date" office:date-value="2024-09-19">
            <text:p>19/09/2024</text:p>
          </table:table-cell>
          <table:table-cell/>
          <table:table-cell office:value-type="date" office:date-value="2024-09-19">
            <text:p>19/09/2024</text:p>
          </table:table-cell>
          <table:table-cell/>
          <table:table-cell office:value-type="string">
            <text:p>TRANSFERENCIA DE CARDONA ALTES CRISTINA, CONCEPTO H1 ago 24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509.62">
            <text:p>509,62</text:p>
          </table:table-cell>
          <table:table-cell office:value-type="string">
            <text:p>H1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10">
          <table:table-cell/>
          <table:table-cell office:value-type="date" office:date-value="2024-09-19">
            <text:p>19/09/2024</text:p>
          </table:table-cell>
          <table:table-cell/>
          <table:table-cell office:value-type="date" office:date-value="2024-09-19">
            <text:p>19/09/2024</text:p>
          </table:table-cell>
          <table:table-cell/>
          <table:table-cell office:value-type="string">
            <text:p>TRANSFERENCIA DE CARDONA ALTES CRISTINA, CONCEPTO H1 jul 24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439.62">
            <text:p>439,62</text:p>
          </table:table-cell>
          <table:table-cell office:value-type="string">
            <text:p>H1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9-13">
            <text:p>13/09/2024</text:p>
          </table:table-cell>
          <table:table-cell/>
          <table:table-cell office:value-type="date" office:date-value="2024-09-13">
            <text:p>13/09/2024</text:p>
          </table:table-cell>
          <table:table-cell/>
          <table:table-cell office:value-type="string">
            <text:p>RECIBO AIGUES DE BARCELONA, S.A. Nº RECIBO 0073 0100 755 CGSQSJB REF. MANDATO 02000002256009 </text:p>
          </table:table-cell>
          <table:table-cell/>
          <table:table-cell office:value-type="float" office:value="-62.17">
            <text:p>-62,17</text:p>
          </table:table-cell>
          <table:table-cell/>
          <table:table-cell office:value-type="float" office:value="369.62">
            <text:p>369,62</text:p>
          </table:table-cell>
          <table:table-cell office:value-type="string">
            <text:p>Agua</text:p>
          </table:table-cell>
          <table:table-cell table:formula="of:=+MONTH([.B92])" office:value-type="float" office:value="9">
            <text:p>9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9-06">
            <text:p>06/09/2024</text:p>
          </table:table-cell>
          <table:table-cell/>
          <table:table-cell office:value-type="date" office:date-value="2024-09-06">
            <text:p>06/09/2024</text:p>
          </table:table-cell>
          <table:table-cell/>
          <table:table-cell office:value-type="string">
            <text:p>RECIBO GRUPO MASMOVIL XFERA Nº RECIBO 0073 0100 755 CGRGHGM REF. MANDATO F001MMC23111616863599001 </text:p>
          </table:table-cell>
          <table:table-cell/>
          <table:table-cell office:value-type="float" office:value="-36.99">
            <text:p>-36,99</text:p>
          </table:table-cell>
          <table:table-cell/>
          <table:table-cell office:value-type="float" office:value="431.79">
            <text:p>431,79</text:p>
          </table:table-cell>
          <table:table-cell office:value-type="string">
            <text:p>MasMovil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4-09-03">
            <text:p>03/09/2024</text:p>
          </table:table-cell>
          <table:table-cell/>
          <table:table-cell office:value-type="date" office:date-value="2024-09-03">
            <text:p>03/09/2024</text:p>
          </table:table-cell>
          <table:table-cell/>
          <table:table-cell office:value-type="string">
            <text:p>TRANSFERENCIA DE MIRIAM CABEZA CHACON, CONCEPTO GASTOS MIRIAM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468.78">
            <text:p>468,78</text:p>
          </table:table-cell>
          <table:table-cell office:value-type="string">
            <text:p>H3</text:p>
          </table:table-cell>
          <table:table-cell office:value-type="float" office:value="9">
            <text:p>9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9-02">
            <text:p>02/09/2024</text:p>
          </table:table-cell>
          <table:table-cell/>
          <table:table-cell office:value-type="date" office:date-value="2024-09-02">
            <text:p>02/09/2024</text:p>
          </table:table-cell>
          <table:table-cell/>
          <table:table-cell office:value-type="string">
            <text:p>TRANSFERENCIA DE CARDONA ALTES CRISTINA, CONCEPTO Gastos piso CC 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398.78">
            <text:p>398,78</text:p>
          </table:table-cell>
          <table:table-cell office:value-type="string">
            <text:p>H2</text:p>
          </table:table-cell>
          <table:table-cell office:value-type="float" office:value="9">
            <text:p>9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8-27">
            <text:p>27/08/2024</text:p>
          </table:table-cell>
          <table:table-cell/>
          <table:table-cell office:value-type="date" office:date-value="2024-08-27">
            <text:p>27/08/2024</text:p>
          </table:table-cell>
          <table:table-cell/>
          <table:table-cell office:value-type="string">
            <text:p>TRANSFERENCIA DE MIRIAM CABEZA CHACON, CONCEPTO GASTOS AGOSTO 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348.78">
            <text:p>348,78</text:p>
          </table:table-cell>
          <table:table-cell office:value-type="string">
            <text:p>H3</text:p>
          </table:table-cell>
          <table:table-cell office:value-type="float" office:value="8">
            <text:p>8</text:p>
          </table:table-cell>
          <table:table-cell office:value-type="string">
            <text:p>parcial</text:p>
          </table:table-cell>
          <table:table-cell table:number-columns-repeated="1011"/>
        </table:table-row>
        <table:table-row table:style-name="ro10" table:visibility="filter">
          <table:table-cell/>
          <table:table-cell office:value-type="date" office:date-value="2024-08-23">
            <text:p>23/08/2024</text:p>
          </table:table-cell>
          <table:table-cell/>
          <table:table-cell office:value-type="date" office:date-value="2024-08-23">
            <text:p>23/08/2024</text:p>
          </table:table-cell>
          <table:table-cell/>
          <table:table-cell office:value-type="string">
            <text:p>RECIBO TRACTAMENT I SELECCIO DE RESIDUS, SA Nº RECIBO 0073 0100 755 CGLHTVL REF. MANDATO 01950 </text:p>
          </table:table-cell>
          <table:table-cell/>
          <table:table-cell office:value-type="float" office:value="-72.6">
            <text:p>-72,6</text:p>
          </table:table-cell>
          <table:table-cell/>
          <table:table-cell office:value-type="float" office:value="334.78">
            <text:p>334,78</text:p>
          </table:table-cell>
          <table:table-cell office:value-type="string">
            <text:p>Electricidad</text:p>
          </table:table-cell>
          <table:table-cell table:formula="of:=+MONTH([.D97])" office:value-type="float" office:value="8">
            <text:p>8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8-08">
            <text:p>08/08/2024</text:p>
          </table:table-cell>
          <table:table-cell/>
          <table:table-cell office:value-type="date" office:date-value="2024-08-08">
            <text:p>08/08/2024</text:p>
          </table:table-cell>
          <table:table-cell/>
          <table:table-cell office:value-type="string">
            <text:p>RECIBO GRUPO MASMOVIL XFERA Nº RECIBO 0073 0100 755 CGHZVSY REF. MANDATO F001MMC23111616863599001 </text:p>
          </table:table-cell>
          <table:table-cell/>
          <table:table-cell office:value-type="float" office:value="-36.99">
            <text:p>-36,99</text:p>
          </table:table-cell>
          <table:table-cell/>
          <table:table-cell office:value-type="float" office:value="407.38">
            <text:p>407,38</text:p>
          </table:table-cell>
          <table:table-cell office:value-type="string">
            <text:p>MasMovil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4-08-07">
            <text:p>07/08/2024</text:p>
          </table:table-cell>
          <table:table-cell/>
          <table:table-cell office:value-type="date" office:date-value="2024-08-07">
            <text:p>07/08/2024</text:p>
          </table:table-cell>
          <table:table-cell/>
          <table:table-cell office:value-type="string">
            <text:p>TRANSFERENCIA DE CARDONA ALTES CRISTINA, CONCEPTO Gastos mes H2 Cristina 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444.37">
            <text:p>444,37</text:p>
          </table:table-cell>
          <table:table-cell office:value-type="string">
            <text:p>H2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7-26">
            <text:p>26/07/2024</text:p>
          </table:table-cell>
          <table:table-cell/>
          <table:table-cell office:value-type="date" office:date-value="2024-07-26">
            <text:p>26/07/2024</text:p>
          </table:table-cell>
          <table:table-cell/>
          <table:table-cell office:value-type="string">
            <text:p>RECIBO TOTALENERGIES CLIENTESSAU Nº RECIBO 0073 0100 755 CGCMQSC REF. MANDATO NCESIG1290420240000000</text:p>
          </table:table-cell>
          <table:table-cell/>
          <table:table-cell office:value-type="float" office:value="-61.15">
            <text:p>-61,15</text:p>
          </table:table-cell>
          <table:table-cell/>
          <table:table-cell office:value-type="float" office:value="394.37">
            <text:p>394,37</text:p>
          </table:table-cell>
          <table:table-cell office:value-type="string">
            <text:p>Gas</text:p>
          </table:table-cell>
          <table:table-cell table:formula="of:=+MONTH([.B100])" office:value-type="float" office:value="7">
            <text:p>7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7-24">
            <text:p>24/07/2024</text:p>
          </table:table-cell>
          <table:table-cell/>
          <table:table-cell office:value-type="date" office:date-value="2024-07-24">
            <text:p>24/07/2024</text:p>
          </table:table-cell>
          <table:table-cell/>
          <table:table-cell office:value-type="string">
            <text:p>RECIBO TRACTAMENT I SELECCIO DE RESIDUS, SA Nº RECIBO 0073 0100 755 CGBYXTF REF. MANDATO 01950 </text:p>
          </table:table-cell>
          <table:table-cell/>
          <table:table-cell office:value-type="float" office:value="-37.21">
            <text:p>-37,21</text:p>
          </table:table-cell>
          <table:table-cell/>
          <table:table-cell office:value-type="float" office:value="455.52">
            <text:p>455,52</text:p>
          </table:table-cell>
          <table:table-cell office:value-type="string">
            <text:p>Electricidad</text:p>
          </table:table-cell>
          <table:table-cell table:formula="of:=+MONTH([.D101])" office:value-type="float" office:value="7">
            <text:p>7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7-16">
            <text:p>16/07/2024</text:p>
          </table:table-cell>
          <table:table-cell/>
          <table:table-cell office:value-type="date" office:date-value="2024-07-16">
            <text:p>16/07/2024</text:p>
          </table:table-cell>
          <table:table-cell/>
          <table:table-cell office:value-type="string">
            <text:p>RECIBO AIGUES DE BARCELONA, S.A. Nº RECIBO 0073 0100 755 CFZQWFK REF. MANDATO 02000002256009 </text:p>
          </table:table-cell>
          <table:table-cell/>
          <table:table-cell office:value-type="float" office:value="-72.12">
            <text:p>-72,12</text:p>
          </table:table-cell>
          <table:table-cell/>
          <table:table-cell office:value-type="float" office:value="492.73">
            <text:p>492,73</text:p>
          </table:table-cell>
          <table:table-cell office:value-type="string">
            <text:p>Agua</text:p>
          </table:table-cell>
          <table:table-cell table:formula="of:=+MONTH([.B102])" office:value-type="float" office:value="7">
            <text:p>7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7-09">
            <text:p>09/07/2024</text:p>
          </table:table-cell>
          <table:table-cell/>
          <table:table-cell office:value-type="date" office:date-value="2024-07-09">
            <text:p>09/07/2024</text:p>
          </table:table-cell>
          <table:table-cell/>
          <table:table-cell office:value-type="string">
            <text:p>RECIBO GRUPO MASMOVIL XFERA Nº RECIBO 0073 0100 755 CFYFFRL REF. MANDATO F001MMC23111616863599001 </text:p>
          </table:table-cell>
          <table:table-cell/>
          <table:table-cell office:value-type="float" office:value="-36.99">
            <text:p>-36,99</text:p>
          </table:table-cell>
          <table:table-cell/>
          <table:table-cell office:value-type="float" office:value="564.85">
            <text:p>564,85</text:p>
          </table:table-cell>
          <table:table-cell office:value-type="string">
            <text:p>MasMovil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4-07-08">
            <text:p>08/07/2024</text:p>
          </table:table-cell>
          <table:table-cell/>
          <table:table-cell office:value-type="date" office:date-value="2024-07-08">
            <text:p>08/07/2024</text:p>
          </table:table-cell>
          <table:table-cell/>
          <table:table-cell office:value-type="string">
            <text:p>TRANSFERENCIA DE CARDONA ALTES CRISTINA, CONCEPTO Gastos mes H2 Cristina 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601.84">
            <text:p>601,84</text:p>
          </table:table-cell>
          <table:table-cell office:value-type="string">
            <text:p>H2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6-26">
            <text:p>26/06/2024</text:p>
          </table:table-cell>
          <table:table-cell/>
          <table:table-cell office:value-type="date" office:date-value="2024-06-26">
            <text:p>26/06/2024</text:p>
          </table:table-cell>
          <table:table-cell/>
          <table:table-cell office:value-type="string">
            <text:p>TRANSFERENCIA DE CARDONA ALTES CRISTINA, CONCEPTO H3 Gastos Gaia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551.84">
            <text:p>551,84</text:p>
          </table:table-cell>
          <table:table-cell office:value-type="string">
            <text:p>H3</text:p>
          </table:table-cell>
          <table:table-cell office:value-type="float" office:value="6">
            <text:p>6</text:p>
          </table:table-cell>
          <table:table-cell office:value-type="string">
            <text:p>Faltan 7 y 8</text:p>
          </table:table-cell>
          <table:table-cell table:number-columns-repeated="1011"/>
        </table:table-row>
        <table:table-row table:style-name="ro10" table:visibility="filter">
          <table:table-cell/>
          <table:table-cell office:value-type="date" office:date-value="2024-06-26">
            <text:p>26/06/2024</text:p>
          </table:table-cell>
          <table:table-cell/>
          <table:table-cell office:value-type="date" office:date-value="2024-06-26">
            <text:p>26/06/2024</text:p>
          </table:table-cell>
          <table:table-cell/>
          <table:table-cell office:value-type="string">
            <text:p>RECIBO TRACTAMENT I SELECCIO DE RESIDUS, SA Nº RECIBO 0073 0100 755 CFRTYHT REF. MANDATO 01950 </text:p>
          </table:table-cell>
          <table:table-cell/>
          <table:table-cell office:value-type="float" office:value="-35.36">
            <text:p>-35,36</text:p>
          </table:table-cell>
          <table:table-cell/>
          <table:table-cell office:value-type="float" office:value="481.84">
            <text:p>481,84</text:p>
          </table:table-cell>
          <table:table-cell office:value-type="string">
            <text:p>Electricidad</text:p>
          </table:table-cell>
          <table:table-cell table:formula="of:=+MONTH([.D106])" office:value-type="float" office:value="6">
            <text:p>6</text:p>
          </table:table-cell>
          <table:table-cell table:number-columns-repeated="1012"/>
        </table:table-row>
        <table:table-row table:style-name="ro10">
          <table:table-cell/>
          <table:table-cell office:value-type="date" office:date-value="2024-06-11">
            <text:p>11/06/2024</text:p>
          </table:table-cell>
          <table:table-cell/>
          <table:table-cell office:value-type="date" office:date-value="2024-06-11">
            <text:p>11/06/2024</text:p>
          </table:table-cell>
          <table:table-cell/>
          <table:table-cell office:value-type="string">
            <text:p>TRANSFERENCIA DE CARDONA ALTES CRISTINA, CONCEPTO Gastos mes H1 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float" office:value="517.2">
            <text:p>517,2</text:p>
          </table:table-cell>
          <table:table-cell office:value-type="string">
            <text:p>H1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6-07">
            <text:p>07/06/2024</text:p>
          </table:table-cell>
          <table:table-cell/>
          <table:table-cell office:value-type="date" office:date-value="2024-06-07">
            <text:p>07/06/2024</text:p>
          </table:table-cell>
          <table:table-cell/>
          <table:table-cell office:value-type="string">
            <text:p>TRANSFERENCIA DE CARDONA ALTES CRISTINA, CONCEPTO Gastos mes H2 - Cristina 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442.2">
            <text:p>442,2</text:p>
          </table:table-cell>
          <table:table-cell office:value-type="string">
            <text:p>H2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6-07">
            <text:p>07/06/2024</text:p>
          </table:table-cell>
          <table:table-cell/>
          <table:table-cell office:value-type="date" office:date-value="2024-06-07">
            <text:p>07/06/2024</text:p>
          </table:table-cell>
          <table:table-cell/>
          <table:table-cell office:value-type="string">
            <text:p>TRANSFERENCIA A FAVOR DE CARDONA ALTES CRISTINA CONCEPTO: Devolucion préstamo </text:p>
          </table:table-cell>
          <table:table-cell/>
          <table:table-cell office:value-type="float" office:value="-100">
            <text:p>-100</text:p>
          </table:table-cell>
          <table:table-cell/>
          <table:table-cell office:value-type="float" office:value="392.2">
            <text:p>392,2</text:p>
          </table:table-cell>
          <table:table-cell office:value-type="string">
            <text:p>Prestamos internos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4-06-07">
            <text:p>07/06/2024</text:p>
          </table:table-cell>
          <table:table-cell/>
          <table:table-cell office:value-type="date" office:date-value="2024-06-07">
            <text:p>07/06/2024</text:p>
          </table:table-cell>
          <table:table-cell/>
          <table:table-cell office:value-type="string">
            <text:p>TRANSFERENCIA DE CARDONA ALTES CRISTINA, CONCEPTO Retorno Saldo final Francolí </text:p>
          </table:table-cell>
          <table:table-cell/>
          <table:table-cell office:value-type="float" office:value="165">
            <text:p>165</text:p>
          </table:table-cell>
          <table:table-cell/>
          <table:table-cell office:value-type="float" office:value="492.2">
            <text:p>492,2</text:p>
          </table:table-cell>
          <table:table-cell office:value-type="string">
            <text:p>Francoli</text:p>
          </table:table-cell>
          <table:table-cell table:number-columns-repeated="1013"/>
        </table:table-row>
        <table:table-row table:style-name="ro10" table:visibility="filter">
          <table:table-cell table:number-columns-repeated="5"/>
          <table:table-cell office:value-type="string">
            <text:p>Desglose movimiento. H2 x 3</text:p>
          </table:table-cell>
          <table:table-cell/>
          <table:table-cell office:value-type="float" office:value="150">
            <text:p>150</text:p>
          </table:table-cell>
          <table:table-cell table:number-columns-repeated="2"/>
          <table:table-cell office:value-type="string">
            <text:p>H2</text:p>
          </table:table-cell>
          <table:table-cell office:value-type="string">
            <text:p>3 meses/24</text:p>
          </table:table-cell>
          <table:table-cell table:number-columns-repeated="1012"/>
        </table:table-row>
        <table:table-row table:style-name="ro12">
          <table:table-cell/>
          <table:table-cell office:value-type="date" office:date-value="2024-06-07">
            <text:p>07/06/2024</text:p>
          </table:table-cell>
          <table:table-cell/>
          <table:table-cell office:value-type="date" office:date-value="2024-06-07">
            <text:p>07/06/2024</text:p>
          </table:table-cell>
          <table:table-cell/>
          <table:table-cell office:value-type="string">
            <text:p>TRANSFERENCIA DE CARDONA ALTES CRISTINA, CONCEPTO Reg RiO 23: 3x50+70 Dic H1 </text:p>
          </table:table-cell>
          <table:table-cell/>
          <table:table-cell table:formula="of:=+230-[.H111]" office:value-type="float" office:value="80">
            <text:p>80</text:p>
          </table:table-cell>
          <table:table-cell/>
          <table:table-cell office:value-type="float" office:value="327.2">
            <text:p>327,2</text:p>
          </table:table-cell>
          <table:table-cell office:value-type="string">
            <text:p>H1</text:p>
          </table:table-cell>
          <table:table-cell table:style-name="ce32" office:value-type="string">
            <text:p>12/23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6-05">
            <text:p>05/06/2024</text:p>
          </table:table-cell>
          <table:table-cell/>
          <table:table-cell office:value-type="date" office:date-value="2024-06-05">
            <text:p>05/06/2024</text:p>
          </table:table-cell>
          <table:table-cell/>
          <table:table-cell office:value-type="string">
            <text:p>RECIBO GRUPO MASMOVIL XFERA Nº RECIBO 0073 0100 755 CFMQGLH REF. MANDATO F001MMC23111616863599001 </text:p>
          </table:table-cell>
          <table:table-cell/>
          <table:table-cell office:value-type="float" office:value="-36.99">
            <text:p>-36,99</text:p>
          </table:table-cell>
          <table:table-cell/>
          <table:table-cell office:value-type="float" office:value="97.2">
            <text:p>97,2</text:p>
          </table:table-cell>
          <table:table-cell office:value-type="string">
            <text:p>MasMovil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4-05-27">
            <text:p>27/05/2024</text:p>
          </table:table-cell>
          <table:table-cell/>
          <table:table-cell office:value-type="date" office:date-value="2024-05-27">
            <text:p>27/05/2024</text:p>
          </table:table-cell>
          <table:table-cell/>
          <table:table-cell office:value-type="string">
            <text:p>RECIBO TOTALENERGIES CLIENTESSAU Nº RECIBO 0073 0100 755 CFHPTWT REF. MANDATO NCESIG1290420240000000</text:p>
          </table:table-cell>
          <table:table-cell/>
          <table:table-cell office:value-type="float" office:value="-83.48">
            <text:p>-83,48</text:p>
          </table:table-cell>
          <table:table-cell/>
          <table:table-cell office:value-type="float" office:value="134.19">
            <text:p>134,19</text:p>
          </table:table-cell>
          <table:table-cell office:value-type="string">
            <text:p>Gas</text:p>
          </table:table-cell>
          <table:table-cell table:formula="of:=+MONTH([.B114])" office:value-type="float" office:value="5">
            <text:p>5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5-24">
            <text:p>24/05/2024</text:p>
          </table:table-cell>
          <table:table-cell/>
          <table:table-cell office:value-type="date" office:date-value="2024-05-24">
            <text:p>24/05/2024</text:p>
          </table:table-cell>
          <table:table-cell/>
          <table:table-cell office:value-type="string">
            <text:p>TRANSFERENCIA DE CARDONA ALTES CRISTINA, CONCEPTO H2 Gastos Cristina 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17.67">
            <text:p>217,67</text:p>
          </table:table-cell>
          <table:table-cell office:value-type="string">
            <text:p>H2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5-24">
            <text:p>24/05/2024</text:p>
          </table:table-cell>
          <table:table-cell/>
          <table:table-cell office:value-type="date" office:date-value="2024-05-24">
            <text:p>24/05/2024</text:p>
          </table:table-cell>
          <table:table-cell/>
          <table:table-cell office:value-type="string">
            <text:p>TRANSFERENCIA DE CARDONA ALTES CRISTINA, CONCEPTO H3 Gastos Gaia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167.67">
            <text:p>167,67</text:p>
          </table:table-cell>
          <table:table-cell office:value-type="string">
            <text:p>H3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10">
          <table:table-cell/>
          <table:table-cell office:value-type="date" office:date-value="2024-05-24">
            <text:p>24/05/2024</text:p>
          </table:table-cell>
          <table:table-cell/>
          <table:table-cell office:value-type="date" office:date-value="2024-05-24">
            <text:p>24/05/2024</text:p>
          </table:table-cell>
          <table:table-cell/>
          <table:table-cell office:value-type="string">
            <text:p>TRANSFERENCIA DE CARDONA ALTES CRISTINA, CONCEPTO H1 Gastos Elisa 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float" office:value="97.67">
            <text:p>97,67</text:p>
          </table:table-cell>
          <table:table-cell office:value-type="string">
            <text:p>H1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5-14">
            <text:p>14/05/2024</text:p>
          </table:table-cell>
          <table:table-cell/>
          <table:table-cell office:value-type="date" office:date-value="2024-05-14">
            <text:p>14/05/2024</text:p>
          </table:table-cell>
          <table:table-cell/>
          <table:table-cell office:value-type="string">
            <text:p>RECIBO AIGUES DE BARCELONA, S.A. Nº RECIBO 0073 0100 755 CFFLLFS REF. MANDATO 02000002256009 </text:p>
          </table:table-cell>
          <table:table-cell/>
          <table:table-cell office:value-type="float" office:value="-76.1">
            <text:p>-76,1</text:p>
          </table:table-cell>
          <table:table-cell/>
          <table:table-cell office:value-type="float" office:value="22.67">
            <text:p>22,67</text:p>
          </table:table-cell>
          <table:table-cell office:value-type="string">
            <text:p>Agua</text:p>
          </table:table-cell>
          <table:table-cell table:formula="of:=+MONTH([.B118])" office:value-type="float" office:value="5">
            <text:p>5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5-07">
            <text:p>07/05/2024</text:p>
          </table:table-cell>
          <table:table-cell/>
          <table:table-cell office:value-type="date" office:date-value="2024-05-07">
            <text:p>07/05/2024</text:p>
          </table:table-cell>
          <table:table-cell/>
          <table:table-cell office:value-type="string">
            <text:p>RECIBO GRUPO MASMOVIL XFERA Nº RECIBO 0073 0100 755 CFCWMYZ REF. MANDATO F001MMC23111616863599001 </text:p>
          </table:table-cell>
          <table:table-cell/>
          <table:table-cell office:value-type="float" office:value="-36.99">
            <text:p>-36,99</text:p>
          </table:table-cell>
          <table:table-cell/>
          <table:table-cell office:value-type="float" office:value="98.77">
            <text:p>98,77</text:p>
          </table:table-cell>
          <table:table-cell office:value-type="string">
            <text:p>MasMovil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4-04-29">
            <text:p>29/04/2024</text:p>
          </table:table-cell>
          <table:table-cell/>
          <table:table-cell office:value-type="date" office:date-value="2024-04-29">
            <text:p>29/04/2024</text:p>
          </table:table-cell>
          <table:table-cell/>
          <table:table-cell office:value-type="string">
            <text:p>TRANSFERENCIA DE CARDONA ALTES CRISTINA, CONCEPTO Prestamo entre cuentas 29 04 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35.76">
            <text:p>135,76</text:p>
          </table:table-cell>
          <table:table-cell office:value-type="string">
            <text:p>Prestamos internos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4-04-26">
            <text:p>26/04/2024</text:p>
          </table:table-cell>
          <table:table-cell/>
          <table:table-cell office:value-type="date" office:date-value="2024-04-26">
            <text:p>26/04/2024</text:p>
          </table:table-cell>
          <table:table-cell/>
          <table:table-cell office:value-type="string">
            <text:p>TRANSFERENCIA A FAVOR DE CARDONA ALTES CRISTINA CONCEPTO: Aigues 3 fras bimens del 17/11/23 al 18/3/</text:p>
          </table:table-cell>
          <table:table-cell/>
          <table:table-cell office:value-type="float" office:value="-139.19">
            <text:p>-139,19</text:p>
          </table:table-cell>
          <table:table-cell/>
          <table:table-cell office:value-type="float" office:value="35.76">
            <text:p>35,76</text:p>
          </table:table-cell>
          <table:table-cell office:value-type="string">
            <text:p>Agua</text:p>
          </table:table-cell>
          <table:table-cell office:value-type="string">
            <text:p>Regularización 3 fras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4-26">
            <text:p>26/04/2024</text:p>
          </table:table-cell>
          <table:table-cell/>
          <table:table-cell office:value-type="date" office:date-value="2024-04-26">
            <text:p>26/04/2024</text:p>
          </table:table-cell>
          <table:table-cell/>
          <table:table-cell office:value-type="string">
            <text:p>TRANSFERENCIA A FAVOR DE CARDONA ALTES CRISTINA CONCEPTO: Endesa 5fras mes de nov/23 a mar/24 FC 2/4</text:p>
          </table:table-cell>
          <table:table-cell/>
          <table:table-cell office:value-type="float" office:value="-259.29">
            <text:p>-259,29</text:p>
          </table:table-cell>
          <table:table-cell/>
          <table:table-cell office:value-type="float" office:value="174.95">
            <text:p>174,95</text:p>
          </table:table-cell>
          <table:table-cell office:value-type="string">
            <text:p>Electricidad</text:p>
          </table:table-cell>
          <table:table-cell office:value-type="string">
            <text:p>Regularización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4-26">
            <text:p>26/04/2024</text:p>
          </table:table-cell>
          <table:table-cell/>
          <table:table-cell office:value-type="date" office:date-value="2024-04-26">
            <text:p>26/04/2024</text:p>
          </table:table-cell>
          <table:table-cell/>
          <table:table-cell office:value-type="string">
            <text:p>TRANSFERENCIA A FAVOR DE CARDONA ALTES CRISTINA CONCEPTO: Total Energies Fras bimes 23/12 y 14/2/24 </text:p>
          </table:table-cell>
          <table:table-cell/>
          <table:table-cell office:value-type="float" office:value="-224.49">
            <text:p>-224,49</text:p>
          </table:table-cell>
          <table:table-cell/>
          <table:table-cell office:value-type="float" office:value="434.24">
            <text:p>434,24</text:p>
          </table:table-cell>
          <table:table-cell office:value-type="string">
            <text:p>Gas</text:p>
          </table:table-cell>
          <table:table-cell office:value-type="string">
            <text:p>Regularización 4 meses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4-26">
            <text:p>26/04/2024</text:p>
          </table:table-cell>
          <table:table-cell/>
          <table:table-cell office:value-type="date" office:date-value="2024-04-26">
            <text:p>26/04/2024</text:p>
          </table:table-cell>
          <table:table-cell/>
          <table:table-cell office:value-type="string">
            <text:p>TRANSFERENCIA A FAVOR DE CARDONA ALTES CRISTINA CONCEPTO: Hidrometering 4/12/23 </text:p>
          </table:table-cell>
          <table:table-cell/>
          <table:table-cell office:value-type="float" office:value="-8.88">
            <text:p>-8,88</text:p>
          </table:table-cell>
          <table:table-cell/>
          <table:table-cell office:value-type="float" office:value="658.73">
            <text:p>658,73</text:p>
          </table:table-cell>
          <table:table-cell office:value-type="string">
            <text:p>Contador agua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4-04-26">
            <text:p>26/04/2024</text:p>
          </table:table-cell>
          <table:table-cell/>
          <table:table-cell office:value-type="date" office:date-value="2024-04-26">
            <text:p>26/04/2024</text:p>
          </table:table-cell>
          <table:table-cell/>
          <table:table-cell office:value-type="string">
            <text:p>TRANSFERENCIA A FAVOR DE CARDONA ALTES CRISTINA CONCEPTO: Saldo a favor de Francoli </text:p>
          </table:table-cell>
          <table:table-cell/>
          <table:table-cell office:value-type="float" office:value="-165.76">
            <text:p>-165,76</text:p>
          </table:table-cell>
          <table:table-cell/>
          <table:table-cell office:value-type="float" office:value="667.61">
            <text:p>667,61</text:p>
          </table:table-cell>
          <table:table-cell office:value-type="string">
            <text:p>Francoli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4-04-26">
            <text:p>26/04/2024</text:p>
          </table:table-cell>
          <table:table-cell/>
          <table:table-cell office:value-type="date" office:date-value="2024-04-26">
            <text:p>26/04/2024</text:p>
          </table:table-cell>
          <table:table-cell/>
          <table:table-cell office:value-type="string">
            <text:p>TRANSFERENCIA A FAVOR DE CARDONA ALTES CRISTINA CONCEPTO: m/t Endesa energia cargo 29/4/24 </text:p>
          </table:table-cell>
          <table:table-cell/>
          <table:table-cell office:value-type="float" office:value="-58.43">
            <text:p>-58,43</text:p>
          </table:table-cell>
          <table:table-cell/>
          <table:table-cell office:value-type="float" office:value="833.37">
            <text:p>833,37</text:p>
          </table:table-cell>
          <table:table-cell office:value-type="string">
            <text:p>Electricidad</text:p>
          </table:table-cell>
          <table:table-cell office:value-type="string">
            <text:p>Regularización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4-26">
            <text:p>26/04/2024</text:p>
          </table:table-cell>
          <table:table-cell/>
          <table:table-cell office:value-type="date" office:date-value="2024-04-26">
            <text:p>26/04/2024</text:p>
          </table:table-cell>
          <table:table-cell/>
          <table:table-cell office:value-type="string">
            <text:p>TRANSFERENCIA DE CARDONA ALTES CRISTINA, CONCEPTO H2 Gastos Cristina 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891.8">
            <text:p>891,8</text:p>
          </table:table-cell>
          <table:table-cell office:value-type="string">
            <text:p>H2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4-26">
            <text:p>26/04/2024</text:p>
          </table:table-cell>
          <table:table-cell/>
          <table:table-cell office:value-type="date" office:date-value="2024-04-26">
            <text:p>26/04/2024</text:p>
          </table:table-cell>
          <table:table-cell/>
          <table:table-cell office:value-type="string">
            <text:p>TRANSFERENCIA DE CARDONA ALTES CRISTINA, CONCEPTO H3 Gastos Gaia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841.8">
            <text:p>841,8</text:p>
          </table:table-cell>
          <table:table-cell office:value-type="string">
            <text:p>H3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0">
          <table:table-cell/>
          <table:table-cell office:value-type="date" office:date-value="2024-04-26">
            <text:p>26/04/2024</text:p>
          </table:table-cell>
          <table:table-cell/>
          <table:table-cell office:value-type="date" office:date-value="2024-04-26">
            <text:p>26/04/2024</text:p>
          </table:table-cell>
          <table:table-cell/>
          <table:table-cell office:value-type="string">
            <text:p>TRANSFERENCIA DE CARDONA ALTES CRISTINA, CONCEPTO H1 Gastos Elisa 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float" office:value="771.8">
            <text:p>771,8</text:p>
          </table:table-cell>
          <table:table-cell office:value-type="string">
            <text:p>H1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4-04">
            <text:p>04/04/2024</text:p>
          </table:table-cell>
          <table:table-cell/>
          <table:table-cell office:value-type="date" office:date-value="2024-04-04">
            <text:p>04/04/2024</text:p>
          </table:table-cell>
          <table:table-cell/>
          <table:table-cell office:value-type="string">
            <text:p>RECIBO GRUPO MASMOVIL XFERA Nº RECIBO 0073 0100 755 CDSKJRW REF. MANDATO F001MMC23111616863599001 </text:p>
          </table:table-cell>
          <table:table-cell/>
          <table:table-cell office:value-type="float" office:value="-36.99">
            <text:p>-36,99</text:p>
          </table:table-cell>
          <table:table-cell/>
          <table:table-cell office:value-type="float" office:value="696.8">
            <text:p>696,8</text:p>
          </table:table-cell>
          <table:table-cell office:value-type="string">
            <text:p>MasMovil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4-03-26">
            <text:p>26/03/2024</text:p>
          </table:table-cell>
          <table:table-cell/>
          <table:table-cell office:value-type="date" office:date-value="2024-03-26">
            <text:p>26/03/2024</text:p>
          </table:table-cell>
          <table:table-cell/>
          <table:table-cell office:value-type="string">
            <text:p>TRANSFERENCIA DE CARDONA ALTES CRISTINA, CONCEPTO H2 Gastos Cristina 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733.79">
            <text:p>733,79</text:p>
          </table:table-cell>
          <table:table-cell office:value-type="string">
            <text:p>H2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3-26">
            <text:p>26/03/2024</text:p>
          </table:table-cell>
          <table:table-cell/>
          <table:table-cell office:value-type="date" office:date-value="2024-03-26">
            <text:p>26/03/2024</text:p>
          </table:table-cell>
          <table:table-cell/>
          <table:table-cell office:value-type="string">
            <text:p>TRANSFERENCIA DE CARDONA ALTES CRISTINA, CONCEPTO H3 Gastos Gaia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683.79">
            <text:p>683,79</text:p>
          </table:table-cell>
          <table:table-cell office:value-type="string">
            <text:p>H3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0">
          <table:table-cell/>
          <table:table-cell office:value-type="date" office:date-value="2024-03-26">
            <text:p>26/03/2024</text:p>
          </table:table-cell>
          <table:table-cell/>
          <table:table-cell office:value-type="date" office:date-value="2024-03-26">
            <text:p>26/03/2024</text:p>
          </table:table-cell>
          <table:table-cell/>
          <table:table-cell office:value-type="string">
            <text:p>TRANSFERENCIA DE CARDONA ALTES CRISTINA, CONCEPTO H1 Gastos Elisa 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float" office:value="613.79">
            <text:p>613,79</text:p>
          </table:table-cell>
          <table:table-cell office:value-type="string">
            <text:p>H1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3-05">
            <text:p>05/03/2024</text:p>
          </table:table-cell>
          <table:table-cell/>
          <table:table-cell office:value-type="date" office:date-value="2024-03-05">
            <text:p>05/03/2024</text:p>
          </table:table-cell>
          <table:table-cell/>
          <table:table-cell office:value-type="string">
            <text:p>RECIBO GRUPO MASMOVIL XFERA Nº RECIBO 0073 0100 755 CDJHYMW REF. MANDATO F001MMC23111616863599001 </text:p>
          </table:table-cell>
          <table:table-cell/>
          <table:table-cell office:value-type="float" office:value="-36.99">
            <text:p>-36,99</text:p>
          </table:table-cell>
          <table:table-cell/>
          <table:table-cell office:value-type="float" office:value="538.79">
            <text:p>538,79</text:p>
          </table:table-cell>
          <table:table-cell office:value-type="string">
            <text:p>MasMovil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4-02-26">
            <text:p>26/02/2024</text:p>
          </table:table-cell>
          <table:table-cell/>
          <table:table-cell office:value-type="date" office:date-value="2024-02-26">
            <text:p>26/02/2024</text:p>
          </table:table-cell>
          <table:table-cell/>
          <table:table-cell office:value-type="string">
            <text:p>TRANSFERENCIA DE CARDONA ALTES CRISTINA, CONCEPTO H2 Gastos Cristina 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75.78">
            <text:p>575,78</text:p>
          </table:table-cell>
          <table:table-cell office:value-type="string">
            <text:p>H2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2-26">
            <text:p>26/02/2024</text:p>
          </table:table-cell>
          <table:table-cell/>
          <table:table-cell office:value-type="date" office:date-value="2024-02-26">
            <text:p>26/02/2024</text:p>
          </table:table-cell>
          <table:table-cell/>
          <table:table-cell office:value-type="string">
            <text:p>TRANSFERENCIA DE CARDONA ALTES CRISTINA, CONCEPTO H3 Gastos Gaia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525.78">
            <text:p>525,78</text:p>
          </table:table-cell>
          <table:table-cell office:value-type="string">
            <text:p>H3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0">
          <table:table-cell/>
          <table:table-cell office:value-type="date" office:date-value="2024-02-26">
            <text:p>26/02/2024</text:p>
          </table:table-cell>
          <table:table-cell/>
          <table:table-cell office:value-type="date" office:date-value="2024-02-26">
            <text:p>26/02/2024</text:p>
          </table:table-cell>
          <table:table-cell/>
          <table:table-cell office:value-type="string">
            <text:p>TRANSFERENCIA DE CARDONA ALTES CRISTINA, CONCEPTO H1 Gastos Elisa 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float" office:value="455.78">
            <text:p>455,78</text:p>
          </table:table-cell>
          <table:table-cell office:value-type="string">
            <text:p>H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2-06">
            <text:p>06/02/2024</text:p>
          </table:table-cell>
          <table:table-cell/>
          <table:table-cell office:value-type="date" office:date-value="2024-02-06">
            <text:p>06/02/2024</text:p>
          </table:table-cell>
          <table:table-cell/>
          <table:table-cell office:value-type="string">
            <text:p>RECIBO GRUPO MASMOVIL XFERA Nº RECIBO 0073 0100 755 CCYSBZM REF. MANDATO F001MMC23111616863599001 </text:p>
          </table:table-cell>
          <table:table-cell/>
          <table:table-cell office:value-type="float" office:value="-24.99">
            <text:p>-24,99</text:p>
          </table:table-cell>
          <table:table-cell/>
          <table:table-cell office:value-type="float" office:value="380.78">
            <text:p>380,78</text:p>
          </table:table-cell>
          <table:table-cell office:value-type="string">
            <text:p>MasMovil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4-01-29">
            <text:p>29/01/2024</text:p>
          </table:table-cell>
          <table:table-cell/>
          <table:table-cell office:value-type="date" office:date-value="2024-01-29">
            <text:p>29/01/2024</text:p>
          </table:table-cell>
          <table:table-cell/>
          <table:table-cell office:value-type="string">
            <text:p>TRANSFERENCIA DE CARDONA ALTES CRISTINA, CONCEPTO H2 Gastos Cristina 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405.77">
            <text:p>405,77</text:p>
          </table:table-cell>
          <table:table-cell office:value-type="string">
            <text:p>H2</text:p>
          </table:table-cell>
          <table:table-cell table:style-name="ce31" office:value-type="float" office:value="1">
            <text:p>1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1-29">
            <text:p>29/01/2024</text:p>
          </table:table-cell>
          <table:table-cell/>
          <table:table-cell office:value-type="date" office:date-value="2024-01-29">
            <text:p>29/01/2024</text:p>
          </table:table-cell>
          <table:table-cell/>
          <table:table-cell office:value-type="string">
            <text:p>TRANSFERENCIA DE CARDONA ALTES CRISTINA, CONCEPTO H3 Gastos Gaia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355.77">
            <text:p>355,77</text:p>
          </table:table-cell>
          <table:table-cell office:value-type="string">
            <text:p>H3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0">
          <table:table-cell/>
          <table:table-cell office:value-type="date" office:date-value="2024-01-29">
            <text:p>29/01/2024</text:p>
          </table:table-cell>
          <table:table-cell/>
          <table:table-cell office:value-type="date" office:date-value="2024-01-29">
            <text:p>29/01/2024</text:p>
          </table:table-cell>
          <table:table-cell/>
          <table:table-cell office:value-type="string">
            <text:p>TRANSFERENCIA DE CARDONA ALTES CRISTINA, CONCEPTO H1 Gastos Elisa 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float" office:value="285.77">
            <text:p>285,77</text:p>
          </table:table-cell>
          <table:table-cell office:value-type="string">
            <text:p>H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1-26">
            <text:p>26/01/2024</text:p>
          </table:table-cell>
          <table:table-cell/>
          <table:table-cell office:value-type="date" office:date-value="2024-01-26">
            <text:p>26/01/2024</text:p>
          </table:table-cell>
          <table:table-cell/>
          <table:table-cell office:value-type="string">
            <text:p>TRANSFERENCIA DE CARDONA ALTES CRISTINA, CONCEPTO H3 Gastos Gaia diciembre 23 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210.77">
            <text:p>210,77</text:p>
          </table:table-cell>
          <table:table-cell office:value-type="string">
            <text:p>H3</text:p>
          </table:table-cell>
          <table:table-cell office:value-type="float" office:value="12">
            <text:p>12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1-04">
            <text:p>04/01/2024</text:p>
          </table:table-cell>
          <table:table-cell/>
          <table:table-cell office:value-type="date" office:date-value="2024-01-04">
            <text:p>04/01/2024</text:p>
          </table:table-cell>
          <table:table-cell/>
          <table:table-cell office:value-type="string">
            <text:p>RECIBO GRUPO MASMOVIL XFERA Nº RECIBO 0073 0100 755 CCPCBNX REF. MANDATO F001MMC23111616863599001 </text:p>
          </table:table-cell>
          <table:table-cell/>
          <table:table-cell office:value-type="float" office:value="-24.99">
            <text:p>-24,99</text:p>
          </table:table-cell>
          <table:table-cell/>
          <table:table-cell office:value-type="float" office:value="140.77">
            <text:p>140,77</text:p>
          </table:table-cell>
          <table:table-cell office:value-type="string">
            <text:p>MasMovil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3-12-28">
            <text:p>28/12/2023</text:p>
          </table:table-cell>
          <table:table-cell/>
          <table:table-cell office:value-type="date" office:date-value="2023-12-28">
            <text:p>28/12/2023</text:p>
          </table:table-cell>
          <table:table-cell/>
          <table:table-cell office:value-type="string">
            <text:p>TRANSFERENCIA DE AQUALOGY SOLUTIONS S.A., CONCEPTO ANUL. FACTURA 20239045007 </text:p>
          </table:table-cell>
          <table:table-cell/>
          <table:table-cell office:value-type="float" office:value="10.08">
            <text:p>10,08</text:p>
          </table:table-cell>
          <table:table-cell/>
          <table:table-cell office:value-type="float" office:value="165.76">
            <text:p>165,76</text:p>
          </table:table-cell>
          <table:table-cell office:value-type="string">
            <text:p>Regularizacion final Francolí</text:p>
          </table:table-cell>
          <table:table-cell table:number-columns-repeated="1013"/>
        </table:table-row>
        <table:table-row table:style-name="ro10" table:visibility="filter">
          <table:table-cell/>
          <table:table-cell office:value-type="date" office:date-value="2023-12-05">
            <text:p>05/12/2023</text:p>
          </table:table-cell>
          <table:table-cell/>
          <table:table-cell office:value-type="date" office:date-value="2023-12-05">
            <text:p>05/12/2023</text:p>
          </table:table-cell>
          <table:table-cell/>
          <table:table-cell office:value-type="string">
            <text:p>RECIBO GRUPO MASMOVIL XFERA Nº RECIBO 0073 0100 755 CCFDSBD REF. MANDATO F001MMC23111616863599001 </text:p>
          </table:table-cell>
          <table:table-cell/>
          <table:table-cell office:value-type="float" office:value="-8.34">
            <text:p>-8,34</text:p>
          </table:table-cell>
          <table:table-cell/>
          <table:table-cell office:value-type="float" office:value="155.68">
            <text:p>155,68</text:p>
          </table:table-cell>
          <table:table-cell office:value-type="string">
            <text:p>MasMovil</text:p>
          </table:table-cell>
          <table:table-cell office:value-type="string">
            <text:p>Inicio RiO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3-11-15">
            <text:p>15/11/2023</text:p>
          </table:table-cell>
          <table:table-cell/>
          <table:table-cell office:value-type="date" office:date-value="2023-11-15">
            <text:p>15/11/2023</text:p>
          </table:table-cell>
          <table:table-cell/>
          <table:table-cell office:value-type="string">
            <text:p>RECIBO TRACTAMENT I SELECCIO DE RESIDUS, SA Nº RECIBO 0073 0100 755 CBXDYJX REF. MANDATO 01950 </text:p>
          </table:table-cell>
          <table:table-cell/>
          <table:table-cell office:value-type="float" office:value="-1.71">
            <text:p>-1,71</text:p>
          </table:table-cell>
          <table:table-cell/>
          <table:table-cell office:value-type="float" office:value="164.02">
            <text:p>164,02</text:p>
          </table:table-cell>
          <table:table-cell office:value-type="string">
            <text:p>Electricidad</text:p>
          </table:table-cell>
          <table:table-cell office:value-type="string">
            <text:p>Inicio RiO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3-10-25">
            <text:p>25/10/2023</text:p>
          </table:table-cell>
          <table:table-cell/>
          <table:table-cell office:value-type="date" office:date-value="2023-10-25">
            <text:p>25/10/2023</text:p>
          </table:table-cell>
          <table:table-cell/>
          <table:table-cell office:value-type="string">
            <text:p>RECIBO ENDESA ENERGIA S.A. Nº RECIBO 0073 0100 755 CBPSMKN REF. MANDATO E00020920343960900010001 </text:p>
          </table:table-cell>
          <table:table-cell/>
          <table:table-cell office:value-type="float" office:value="-3.71">
            <text:p>-3,71</text:p>
          </table:table-cell>
          <table:table-cell/>
          <table:table-cell office:value-type="float" office:value="165.73">
            <text:p>165,73</text:p>
          </table:table-cell>
          <table:table-cell office:value-type="string">
            <text:p>Electricidad</text:p>
          </table:table-cell>
          <table:table-cell office:value-type="string">
            <text:p>Inicio RiO</text:p>
          </table:table-cell>
          <table:table-cell table:number-columns-repeated="1012"/>
        </table:table-row>
        <table:table-row table:style-name="ro8" table:visibility="filter">
          <table:table-cell table:style-name="ce10"/>
          <table:table-cell table:style-name="ce18" table:number-columns-repeated="9"/>
          <table:table-cell table:style-name="Default" table:number-columns-repeated="1014"/>
        </table:table-row>
        <table:table-row table:style-name="ro8">
          <table:table-cell table:style-name="Default" table:number-columns-repeated="10"/>
          <table:table-cell/>
          <table:table-cell table:style-name="Default" table:number-columns-repeated="1013"/>
        </table:table-row>
      </table:table>
      <table:table table:name="2663 Alquiler" table:style-name="ta4" table:print="false">
        <office:forms form:automatic-focus="false" form:apply-design-mode="false"/>
        <table:table-column table:style-name="co5" table:default-cell-style-name="ce9"/>
        <table:table-column table:style-name="co6" table:default-cell-style-name="ce17"/>
        <table:table-column table:style-name="co5" table:default-cell-style-name="ce20"/>
        <table:table-column table:style-name="co6" table:default-cell-style-name="ce17"/>
        <table:table-column table:style-name="co5" table:default-cell-style-name="ce20"/>
        <table:table-column table:style-name="co7" table:default-cell-style-name="ce23"/>
        <table:table-column table:style-name="co5" table:default-cell-style-name="ce20"/>
        <table:table-column table:style-name="co8" table:default-cell-style-name="ce24"/>
        <table:table-column table:style-name="co5" table:default-cell-style-name="ce20"/>
        <table:table-column table:style-name="co8" table:default-cell-style-name="ce25"/>
        <table:table-column table:style-name="co9" table:number-columns-repeated="1014" table:default-cell-style-name="ce29"/>
        <table:table-row table:style-name="ro3">
          <table:table-cell/>
          <table:table-cell table:style-name="ce9" table:number-columns-repeated="9"/>
          <table:table-cell/>
          <table:table-cell table:formula="of:=15000*0.02/2" office:value-type="float" office:value="150">
            <text:p>150</text:p>
          </table:table-cell>
          <table:table-cell table:number-columns-repeated="1012"/>
        </table:table-row>
        <table:table-row table:style-name="ro4">
          <table:table-cell table:style-name="ce10"/>
          <table:table-cell table:style-name="ce12" office:value-type="string">
            <text:p>Cuentas - Movimientos</text:p>
          </table:table-cell>
          <table:table-cell table:style-name="ce19" table:number-columns-repeated="8"/>
          <table:table-cell table:style-name="Default" table:number-columns-repeated="1014"/>
        </table:table-row>
        <table:table-row table:style-name="ro5">
          <table:table-cell/>
          <table:table-cell table:style-name="ce9" table:number-columns-repeated="8"/>
          <table:table-cell table:style-name="ce26" office:value-type="string">
            <text:p>Fecha de descarga: <text:span text:style-name="T1">19/10/2025 20:44h</text:span></text:p>
          </table:table-cell>
          <table:table-cell table:number-columns-repeated="1014"/>
        </table:table-row>
        <table:table-row table:style-name="ro6">
          <table:table-cell table:style-name="ce10"/>
          <table:table-cell table:style-name="ce13" office:value-type="string">
            <text:p>Número de Cuenta: </text:p>
          </table:table-cell>
          <table:table-cell table:style-name="ce10"/>
          <table:table-cell table:style-name="ce21" office:value-type="string">
            <text:p>0073 0100 55 0104032663</text:p>
          </table:table-cell>
          <table:table-cell table:style-name="ce10" table:number-columns-repeated="3"/>
          <table:table-cell table:style-name="ce10" office:value-type="string">
            <text:p>H1</text:p>
          </table:table-cell>
          <table:table-cell table:style-name="ce10"/>
          <table:table-cell table:style-name="ce10" office:value-type="float" office:value="730">
            <text:p>730</text:p>
          </table:table-cell>
          <table:table-cell table:style-name="Default" table:number-columns-repeated="1014"/>
        </table:table-row>
        <table:table-row table:style-name="ro11">
          <table:table-cell table:style-name="ce10" table:number-columns-repeated="7"/>
          <table:table-cell table:style-name="ce10" office:value-type="string">
            <text:p>H2</text:p>
          </table:table-cell>
          <table:table-cell table:style-name="ce10"/>
          <table:table-cell table:style-name="ce10" office:value-type="float" office:value="485">
            <text:p>485</text:p>
          </table:table-cell>
          <table:table-cell table:style-name="Default" table:number-columns-repeated="1014"/>
        </table:table-row>
        <table:table-row table:style-name="ro11">
          <table:table-cell table:style-name="ce11"/>
          <table:table-cell table:style-name="ce14" office:value-type="string">
            <text:p>Descripción:</text:p>
          </table:table-cell>
          <table:table-cell table:style-name="ce10"/>
          <table:table-cell table:style-name="ce22" office:value-type="string">
            <text:p>CUENTA DE AHORRO OPENBANK </text:p>
          </table:table-cell>
          <table:table-cell table:style-name="ce10" table:number-columns-repeated="3"/>
          <table:table-cell table:style-name="ce10" office:value-type="string">
            <text:p>H3</text:p>
          </table:table-cell>
          <table:table-cell table:style-name="ce10"/>
          <table:table-cell table:style-name="Default" table:number-columns-repeated="1015"/>
        </table:table-row>
        <table:table-row table:style-name="ro11">
          <table:table-cell table:style-name="ce11"/>
          <table:table-cell table:style-name="ce14" office:value-type="string">
            <text:p>Titular:</text:p>
          </table:table-cell>
          <table:table-cell table:style-name="ce10"/>
          <table:table-cell table:style-name="ce22" office:value-type="string">
            <text:p>CARDONA ALTES CRISTINA</text:p>
          </table:table-cell>
          <table:table-cell table:style-name="ce10" table:number-columns-repeated="5"/>
          <table:table-cell table:style-name="ce10" table:formula="of:=+[.H14]" office:value-type="float" office:value="-1737.23">
            <text:p>-1737,23</text:p>
          </table:table-cell>
          <table:table-cell table:style-name="Default" table:number-columns-repeated="1014"/>
        </table:table-row>
        <table:table-row table:style-name="ro11">
          <table:table-cell table:style-name="ce11"/>
          <table:table-cell table:style-name="ce14" office:value-type="string">
            <text:p>Saldo:</text:p>
          </table:table-cell>
          <table:table-cell table:style-name="ce10"/>
          <table:table-cell table:style-name="ce22" office:value-type="string">
            <text:p>1.185,63 EUR</text:p>
          </table:table-cell>
          <table:table-cell table:style-name="ce10" table:number-columns-repeated="5"/>
          <table:table-cell table:style-name="ce10" table:formula="of:=+SUM([.J4:.J7])" office:value-type="float" office:value="-522.23">
            <text:p>-522,23</text:p>
          </table:table-cell>
          <table:table-cell table:style-name="Default" table:number-columns-repeated="1014"/>
        </table:table-row>
        <table:table-row table:style-name="ro8">
          <table:table-cell table:style-name="ce10"/>
          <table:table-cell table:style-name="ce15" office:value-type="string">
            <text:p>Lista de Movimientos</text:p>
          </table:table-cell>
          <table:table-cell table:style-name="ce18" table:number-columns-repeated="8"/>
          <table:table-cell table:style-name="Default" table:number-columns-repeated="1014"/>
        </table:table-row>
        <table:table-row table:style-name="ro7">
          <table:table-cell table:style-name="ce10" table:number-columns-repeated="10"/>
          <table:table-cell table:style-name="Default" table:number-columns-repeated="1014"/>
        </table:table-row>
        <table:table-row table:style-name="ro9" table:visibility="filter">
          <table:table-cell/>
          <table:table-cell table:style-name="ce16" office:value-type="string">
            <text:p>Fecha Operación</text:p>
          </table:table-cell>
          <table:table-cell table:style-name="ce9" office:value-type="float" office:value="1">
            <text:p>1</text:p>
          </table:table-cell>
          <table:table-cell table:style-name="ce16" office:value-type="string">
            <text:p>Fecha Valor</text:p>
          </table:table-cell>
          <table:table-cell table:style-name="ce9" office:value-type="float" office:value="2">
            <text:p>2</text:p>
          </table:table-cell>
          <table:table-cell table:style-name="ce16" office:value-type="string">
            <text:p>Concepto</text:p>
          </table:table-cell>
          <table:table-cell table:style-name="ce9" office:value-type="float" office:value="3">
            <text:p>3</text:p>
          </table:table-cell>
          <table:table-cell table:style-name="ce16" office:value-type="string">
            <text:p>Importe</text:p>
          </table:table-cell>
          <table:table-cell table:style-name="ce9" office:value-type="float" office:value="4">
            <text:p>4</text:p>
          </table:table-cell>
          <table:table-cell table:style-name="ce16" office:value-type="string">
            <text:p>Saldo</text:p>
          </table:table-cell>
          <table:table-cell table:style-name="ce16" office:value-type="string">
            <text:p>Concepto</text:p>
          </table:table-cell>
          <table:table-cell table:style-name="ce16" office:value-type="string">
            <text:p>Periodo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10-06">
            <text:p>06/10/2025</text:p>
          </table:table-cell>
          <table:table-cell/>
          <table:table-cell office:value-type="date" office:date-value="2025-10-06">
            <text:p>06/10/2025</text:p>
          </table:table-cell>
          <table:table-cell/>
          <table:table-cell office:value-type="string">
            <text:p>TRANSFERENCIA INMEDIATA DE MARIA LUNA QUINTANA LADRON DE GUEVARA CONCEPTO Alquiler habitacion Rubio </text:p>
          </table:table-cell>
          <table:table-cell/>
          <table:table-cell office:value-type="float" office:value="485">
            <text:p>485</text:p>
          </table:table-cell>
          <table:table-cell/>
          <table:table-cell office:value-type="float" office:value="1185.63">
            <text:p>1.185,6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10-03">
            <text:p>03/10/2025</text:p>
          </table:table-cell>
          <table:table-cell/>
          <table:table-cell office:value-type="date" office:date-value="2025-10-02">
            <text:p>02/10/2025</text:p>
          </table:table-cell>
          <table:table-cell/>
          <table:table-cell office:value-type="string">
            <text:p>LIQUIDACION CUENTA 0073 0100 010 4032663 </text:p>
          </table:table-cell>
          <table:table-cell/>
          <table:table-cell office:value-type="float" office:value="0.16">
            <text:p>0,16</text:p>
          </table:table-cell>
          <table:table-cell/>
          <table:table-cell table:style-name="ce24" office:value-type="float" office:value="700.63">
            <text:p>700,6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10-01">
            <text:p>01/10/2025</text:p>
          </table:table-cell>
          <table:table-cell/>
          <table:table-cell office:value-type="date" office:date-value="2025-10-01">
            <text:p>01/10/2025</text:p>
          </table:table-cell>
          <table:table-cell/>
          <table:table-cell office:value-type="string">
            <text:p>TRANSFERENCIA A FAVOR DE Ana María Gasch Freixes CONCEPTO: Alquiler Rubió i Ors 2 </text:p>
          </table:table-cell>
          <table:table-cell/>
          <table:table-cell table:style-name="ce25" office:value-type="float" office:value="-1737.23">
            <text:p>-1.737,23</text:p>
          </table:table-cell>
          <table:table-cell/>
          <table:table-cell table:style-name="ce24" office:value-type="float" office:value="700.47">
            <text:p>700,47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5-09-29">
            <text:p>29/09/2025</text:p>
          </table:table-cell>
          <table:table-cell/>
          <table:table-cell office:value-type="date" office:date-value="2025-09-29">
            <text:p>29/09/2025</text:p>
          </table:table-cell>
          <table:table-cell/>
          <table:table-cell office:value-type="string">
            <text:p>TRANSFERENCIA INMEDIATA DE MICHELLE DI TERLIZZI CONCEPTO Alquiler Octubre Alq </text:p>
          </table:table-cell>
          <table:table-cell/>
          <table:table-cell office:value-type="float" office:value="730">
            <text:p>730</text:p>
          </table:table-cell>
          <table:table-cell/>
          <table:table-cell office:value-type="float" office:value="2437.7">
            <text:p>2.437,70</text:p>
          </table:table-cell>
          <table:table-cell office:value-type="string">
            <text:p>H1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9-29">
            <text:p>29/09/2025</text:p>
          </table:table-cell>
          <table:table-cell/>
          <table:table-cell office:value-type="date" office:date-value="2025-09-29">
            <text:p>29/09/2025</text:p>
          </table:table-cell>
          <table:table-cell/>
          <table:table-cell office:value-type="string">
            <text:p>TRANSFERENCIA DE CARDONA ALTES CRISTINA, CONCEPTO Alq. CC H2 </text:p>
          </table:table-cell>
          <table:table-cell/>
          <table:table-cell office:value-type="float" office:value="485">
            <text:p>485</text:p>
          </table:table-cell>
          <table:table-cell/>
          <table:table-cell office:value-type="float" office:value="1707.7">
            <text:p>1.707,7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9-08">
            <text:p>08/09/2025</text:p>
          </table:table-cell>
          <table:table-cell/>
          <table:table-cell office:value-type="date" office:date-value="2025-09-06">
            <text:p>06/09/2025</text:p>
          </table:table-cell>
          <table:table-cell/>
          <table:table-cell office:value-type="string">
            <text:p>TRANSFERENCIA INMEDIATA DE MARIA LUNA QUINTANA LADRON DE GUEVARA CONCEPTO Alquiler habitacion Rubio </text:p>
          </table:table-cell>
          <table:table-cell/>
          <table:table-cell office:value-type="float" office:value="485">
            <text:p>485</text:p>
          </table:table-cell>
          <table:table-cell/>
          <table:table-cell office:value-type="float" office:value="1222.7">
            <text:p>1.222,7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9-03">
            <text:p>03/09/2025</text:p>
          </table:table-cell>
          <table:table-cell/>
          <table:table-cell office:value-type="date" office:date-value="2025-09-02">
            <text:p>02/09/2025</text:p>
          </table:table-cell>
          <table:table-cell/>
          <table:table-cell office:value-type="string">
            <text:p>LIQUIDACION CUENTA 0073 0100 010 4032663 </text:p>
          </table:table-cell>
          <table:table-cell/>
          <table:table-cell office:value-type="float" office:value="0.19">
            <text:p>0,19</text:p>
          </table:table-cell>
          <table:table-cell/>
          <table:table-cell table:style-name="ce24" office:value-type="float" office:value="737.7">
            <text:p>737,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9-01">
            <text:p>01/09/2025</text:p>
          </table:table-cell>
          <table:table-cell/>
          <table:table-cell office:value-type="date" office:date-value="2025-09-01">
            <text:p>01/09/2025</text:p>
          </table:table-cell>
          <table:table-cell/>
          <table:table-cell office:value-type="string">
            <text:p>TRANSFERENCIA A FAVOR DE Ana María Gasch Freixes CONCEPTO: Alquiler Rubió i Ors 2 </text:p>
          </table:table-cell>
          <table:table-cell/>
          <table:table-cell table:style-name="ce25" office:value-type="float" office:value="-1700">
            <text:p>-1.700,00</text:p>
          </table:table-cell>
          <table:table-cell/>
          <table:table-cell table:style-name="ce24" office:value-type="float" office:value="737.51">
            <text:p>737,5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29">
            <text:p>29/08/2025</text:p>
          </table:table-cell>
          <table:table-cell/>
          <table:table-cell office:value-type="date" office:date-value="2025-08-29">
            <text:p>29/08/2025</text:p>
          </table:table-cell>
          <table:table-cell/>
          <table:table-cell office:value-type="string">
            <text:p>TRANSFERENCIA DE CARDONA ALTES CRISTINA, CONCEPTO Alq. CC H2 </text:p>
          </table:table-cell>
          <table:table-cell/>
          <table:table-cell office:value-type="float" office:value="485">
            <text:p>485</text:p>
          </table:table-cell>
          <table:table-cell/>
          <table:table-cell office:value-type="float" office:value="2437.51">
            <text:p>2.437,51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5-08-28">
            <text:p>28/08/2025</text:p>
          </table:table-cell>
          <table:table-cell/>
          <table:table-cell office:value-type="date" office:date-value="2025-08-28">
            <text:p>28/08/2025</text:p>
          </table:table-cell>
          <table:table-cell/>
          <table:table-cell office:value-type="string">
            <text:p>TRANSFERENCIA INMEDIATA DE MICHELLE DI TERLIZZI CONCEPTO Alquiler Septiembre Alq </text:p>
          </table:table-cell>
          <table:table-cell/>
          <table:table-cell office:value-type="float" office:value="730">
            <text:p>730</text:p>
          </table:table-cell>
          <table:table-cell/>
          <table:table-cell office:value-type="float" office:value="1952.51">
            <text:p>1.952,51</text:p>
          </table:table-cell>
          <table:table-cell office:value-type="string">
            <text:p>H1</text:p>
          </table:table-cell>
          <table:table-cell office:value-type="float" office:value="9">
            <text:p>9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8-04">
            <text:p>04/08/2025</text:p>
          </table:table-cell>
          <table:table-cell/>
          <table:table-cell office:value-type="date" office:date-value="2025-08-02">
            <text:p>02/08/2025</text:p>
          </table:table-cell>
          <table:table-cell/>
          <table:table-cell office:value-type="string">
            <text:p>LIQUIDACION CUENTA 0073 0100 010 4032663 </text:p>
          </table:table-cell>
          <table:table-cell/>
          <table:table-cell office:value-type="float" office:value="0.19">
            <text:p>0,19</text:p>
          </table:table-cell>
          <table:table-cell/>
          <table:table-cell office:value-type="float" office:value="1222.51">
            <text:p>1.222,5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01">
            <text:p>01/08/2025</text:p>
          </table:table-cell>
          <table:table-cell/>
          <table:table-cell office:value-type="date" office:date-value="2025-08-01">
            <text:p>01/08/2025</text:p>
          </table:table-cell>
          <table:table-cell/>
          <table:table-cell office:value-type="string">
            <text:p>TRANSFERENCIA A FAVOR DE Ana María Gasch Freixes CONCEPTO: Alquiler Rubió i Ors 2 </text:p>
          </table:table-cell>
          <table:table-cell/>
          <table:table-cell table:style-name="ce25" office:value-type="float" office:value="-1700">
            <text:p>-1.700,00</text:p>
          </table:table-cell>
          <table:table-cell/>
          <table:table-cell office:value-type="float" office:value="1222.32">
            <text:p>1.222,3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31">
            <text:p>31/07/2025</text:p>
          </table:table-cell>
          <table:table-cell/>
          <table:table-cell office:value-type="date" office:date-value="2025-07-31">
            <text:p>31/07/2025</text:p>
          </table:table-cell>
          <table:table-cell/>
          <table:table-cell office:value-type="string">
            <text:p>TRANSFERENCIA INMEDIATA DE MARIA LUNA QUINTANA LADRON DE GUEVARA CONCEPTO Alquiler habitacion Rubio </text:p>
          </table:table-cell>
          <table:table-cell/>
          <table:table-cell office:value-type="float" office:value="485">
            <text:p>485</text:p>
          </table:table-cell>
          <table:table-cell/>
          <table:table-cell office:value-type="float" office:value="2922.32">
            <text:p>2.922,3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29">
            <text:p>29/07/2025</text:p>
          </table:table-cell>
          <table:table-cell/>
          <table:table-cell office:value-type="date" office:date-value="2025-07-29">
            <text:p>29/07/2025</text:p>
          </table:table-cell>
          <table:table-cell/>
          <table:table-cell office:value-type="string">
            <text:p>TRANSFERENCIA DE CARDONA ALTES CRISTINA, CONCEPTO Alq. CC H2 </text:p>
          </table:table-cell>
          <table:table-cell/>
          <table:table-cell office:value-type="float" office:value="485">
            <text:p>485</text:p>
          </table:table-cell>
          <table:table-cell/>
          <table:table-cell office:value-type="float" office:value="2437.32">
            <text:p>2.437,32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5-07-28">
            <text:p>28/07/2025</text:p>
          </table:table-cell>
          <table:table-cell/>
          <table:table-cell office:value-type="date" office:date-value="2025-07-28">
            <text:p>28/07/2025</text:p>
          </table:table-cell>
          <table:table-cell/>
          <table:table-cell office:value-type="string">
            <text:p>TRANSFERENCIA INMEDIATA DE MICHELLE DI TERLIZZI CONCEPTO Alquiler Agosto </text:p>
          </table:table-cell>
          <table:table-cell/>
          <table:table-cell office:value-type="float" office:value="730">
            <text:p>730</text:p>
          </table:table-cell>
          <table:table-cell/>
          <table:table-cell office:value-type="float" office:value="1952.32">
            <text:p>1.952,32</text:p>
          </table:table-cell>
          <table:table-cell office:value-type="string">
            <text:p>H1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7-03">
            <text:p>03/07/2025</text:p>
          </table:table-cell>
          <table:table-cell/>
          <table:table-cell office:value-type="date" office:date-value="2025-07-02">
            <text:p>02/07/2025</text:p>
          </table:table-cell>
          <table:table-cell/>
          <table:table-cell office:value-type="string">
            <text:p>LIQUIDACION CUENTA 0073 0100 010 4032663 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float" office:value="1222.32">
            <text:p>1.222,3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01">
            <text:p>01/07/2025</text:p>
          </table:table-cell>
          <table:table-cell/>
          <table:table-cell office:value-type="date" office:date-value="2025-07-01">
            <text:p>01/07/2025</text:p>
          </table:table-cell>
          <table:table-cell/>
          <table:table-cell office:value-type="string">
            <text:p>TRANSFERENCIA A FAVOR DE Ana María Gasch Freixes CONCEPTO: Alquiler Rubió i Ors 2 </text:p>
          </table:table-cell>
          <table:table-cell/>
          <table:table-cell table:style-name="ce25" office:value-type="float" office:value="-1700">
            <text:p>-1.700,00</text:p>
          </table:table-cell>
          <table:table-cell/>
          <table:table-cell office:value-type="float" office:value="1222.29">
            <text:p>1.222,2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30">
            <text:p>30/06/2025</text:p>
          </table:table-cell>
          <table:table-cell/>
          <table:table-cell office:value-type="date" office:date-value="2025-06-30">
            <text:p>30/06/2025</text:p>
          </table:table-cell>
          <table:table-cell/>
          <table:table-cell office:value-type="string">
            <text:p>TRANSFERENCIA INMEDIATA DE MARIA LUNA QUINTANA LADRON DE GUEVARA CONCEPTO Alquiler habitacion Rubio </text:p>
          </table:table-cell>
          <table:table-cell/>
          <table:table-cell office:value-type="float" office:value="485">
            <text:p>485</text:p>
          </table:table-cell>
          <table:table-cell/>
          <table:table-cell office:value-type="float" office:value="2922.29">
            <text:p>2.922,2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30">
            <text:p>30/06/2025</text:p>
          </table:table-cell>
          <table:table-cell/>
          <table:table-cell office:value-type="date" office:date-value="2025-06-30">
            <text:p>30/06/2025</text:p>
          </table:table-cell>
          <table:table-cell/>
          <table:table-cell office:value-type="string">
            <text:p>TRANSFERENCIA DE CARDONA ALTES CRISTINA, CONCEPTO Alq. CC H2 </text:p>
          </table:table-cell>
          <table:table-cell/>
          <table:table-cell office:value-type="float" office:value="485">
            <text:p>485</text:p>
          </table:table-cell>
          <table:table-cell/>
          <table:table-cell office:value-type="float" office:value="2437.29">
            <text:p>2.437,29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5-06-30">
            <text:p>30/06/2025</text:p>
          </table:table-cell>
          <table:table-cell/>
          <table:table-cell office:value-type="date" office:date-value="2025-06-29">
            <text:p>29/06/2025</text:p>
          </table:table-cell>
          <table:table-cell/>
          <table:table-cell office:value-type="string">
            <text:p>TRANSFERENCIA INMEDIATA DE MICHELLE DI TERLIZZI CONCEPTO Alquiler </text:p>
          </table:table-cell>
          <table:table-cell/>
          <table:table-cell office:value-type="float" office:value="730">
            <text:p>730</text:p>
          </table:table-cell>
          <table:table-cell/>
          <table:table-cell office:value-type="float" office:value="1952.29">
            <text:p>1.952,29</text:p>
          </table:table-cell>
          <table:table-cell office:value-type="string">
            <text:p>H1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6-23">
            <text:p>23/06/2025</text:p>
          </table:table-cell>
          <table:table-cell/>
          <table:table-cell office:value-type="date" office:date-value="2025-06-23">
            <text:p>23/06/2025</text:p>
          </table:table-cell>
          <table:table-cell/>
          <table:table-cell office:value-type="string">
            <text:p>TRANSFERENCIA DE DEVOLUCIONES TRIBUTARIAS, AGENCIA ESTATAL DE ADMIN, CONCEPTO AEAT APL:DECLARACION I</text:p>
          </table:table-cell>
          <table:table-cell/>
          <table:table-cell office:value-type="float" office:value="3.8">
            <text:p>3,8</text:p>
          </table:table-cell>
          <table:table-cell/>
          <table:table-cell office:value-type="float" office:value="1222.29">
            <text:p>1.222,2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13">
            <text:p>13/06/2025</text:p>
          </table:table-cell>
          <table:table-cell/>
          <table:table-cell office:value-type="date" office:date-value="2025-06-13">
            <text:p>13/06/2025</text:p>
          </table:table-cell>
          <table:table-cell/>
          <table:table-cell office:value-type="string">
            <text:p>TRANSFERENCIA DE CARDONA ALTES CRISTINA, CONCEPTO Provision para alquiler 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1218.49">
            <text:p>1.218,4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10">
            <text:p>10/06/2025</text:p>
          </table:table-cell>
          <table:table-cell/>
          <table:table-cell office:value-type="date" office:date-value="2025-06-10">
            <text:p>10/06/2025</text:p>
          </table:table-cell>
          <table:table-cell/>
          <table:table-cell office:value-type="string">
            <text:p>TRANSFERENCIA A FAVOR DE Cristina Cardona Altés CONCEPTO: H3 Gastos Gaia </text:p>
          </table:table-cell>
          <table:table-cell/>
          <table:table-cell office:value-type="float" office:value="-70">
            <text:p>-70</text:p>
          </table:table-cell>
          <table:table-cell/>
          <table:table-cell table:style-name="ce24" office:value-type="float" office:value="568.49">
            <text:p>568,4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03">
            <text:p>03/06/2025</text:p>
          </table:table-cell>
          <table:table-cell/>
          <table:table-cell office:value-type="date" office:date-value="2025-06-02">
            <text:p>02/06/2025</text:p>
          </table:table-cell>
          <table:table-cell/>
          <table:table-cell office:value-type="string">
            <text:p>LIQUIDACION CUENTA 0073 0100 010 4032663 </text:p>
          </table:table-cell>
          <table:table-cell/>
          <table:table-cell office:value-type="float" office:value="0.04">
            <text:p>0,04</text:p>
          </table:table-cell>
          <table:table-cell/>
          <table:table-cell table:style-name="ce24" office:value-type="float" office:value="638.49">
            <text:p>638,4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02">
            <text:p>02/06/2025</text:p>
          </table:table-cell>
          <table:table-cell/>
          <table:table-cell office:value-type="date" office:date-value="2025-06-02">
            <text:p>02/06/2025</text:p>
          </table:table-cell>
          <table:table-cell/>
          <table:table-cell office:value-type="string">
            <text:p>TRANSFERENCIA INMEDIATA DE MARIA LUNA QUINTANA LADRON DE GUEVARA CONCEPTO Alquiler habitacion Rubio </text:p>
          </table:table-cell>
          <table:table-cell/>
          <table:table-cell office:value-type="float" office:value="485">
            <text:p>485</text:p>
          </table:table-cell>
          <table:table-cell/>
          <table:table-cell table:style-name="ce24" office:value-type="float" office:value="638.45">
            <text:p>638,4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02">
            <text:p>02/06/2025</text:p>
          </table:table-cell>
          <table:table-cell/>
          <table:table-cell office:value-type="date" office:date-value="2025-06-02">
            <text:p>02/06/2025</text:p>
          </table:table-cell>
          <table:table-cell/>
          <table:table-cell office:value-type="string">
            <text:p>TRANSFERENCIA A FAVOR DE Ana María Gasch Freixes CONCEPTO: Alquiler Rubió i Ors 2 </text:p>
          </table:table-cell>
          <table:table-cell/>
          <table:table-cell table:style-name="ce25" office:value-type="float" office:value="-1700">
            <text:p>-1.700,00</text:p>
          </table:table-cell>
          <table:table-cell/>
          <table:table-cell table:style-name="ce24" office:value-type="float" office:value="153.45">
            <text:p>153,45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5-05-30">
            <text:p>30/05/2025</text:p>
          </table:table-cell>
          <table:table-cell/>
          <table:table-cell office:value-type="date" office:date-value="2025-05-30">
            <text:p>30/05/2025</text:p>
          </table:table-cell>
          <table:table-cell/>
          <table:table-cell office:value-type="string">
            <text:p>TRANSFERENCIA INMEDIATA DE MICHELLE DI TERLIZZI CONCEPTO Alquiler </text:p>
          </table:table-cell>
          <table:table-cell/>
          <table:table-cell office:value-type="float" office:value="730">
            <text:p>730</text:p>
          </table:table-cell>
          <table:table-cell/>
          <table:table-cell office:value-type="float" office:value="1853.45">
            <text:p>1.853,45</text:p>
          </table:table-cell>
          <table:table-cell office:value-type="string">
            <text:p>H1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5-12">
            <text:p>12/05/2025</text:p>
          </table:table-cell>
          <table:table-cell/>
          <table:table-cell office:value-type="date" office:date-value="2025-05-12">
            <text:p>12/05/2025</text:p>
          </table:table-cell>
          <table:table-cell/>
          <table:table-cell office:value-type="string">
            <text:p>TRANSFERENCIA A FAVOR DE Cristina Cardona Altés CONCEPTO: H3 Gastos Gaia </text:p>
          </table:table-cell>
          <table:table-cell/>
          <table:table-cell office:value-type="float" office:value="-70">
            <text:p>-70</text:p>
          </table:table-cell>
          <table:table-cell/>
          <table:table-cell office:value-type="float" office:value="1123.45">
            <text:p>1.123,4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5-05">
            <text:p>05/05/2025</text:p>
          </table:table-cell>
          <table:table-cell/>
          <table:table-cell office:value-type="date" office:date-value="2025-05-05">
            <text:p>05/05/2025</text:p>
          </table:table-cell>
          <table:table-cell/>
          <table:table-cell office:value-type="string">
            <text:p>TRANSFERENCIA DE MARIA LUNA QUINTANA LADRON DE GUEVARA, CONCEPTO Alquiler Rubio I Ors </text:p>
          </table:table-cell>
          <table:table-cell/>
          <table:table-cell office:value-type="float" office:value="485">
            <text:p>485</text:p>
          </table:table-cell>
          <table:table-cell/>
          <table:table-cell office:value-type="float" office:value="1193.45">
            <text:p>1.193,4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5-05">
            <text:p>05/05/2025</text:p>
          </table:table-cell>
          <table:table-cell/>
          <table:table-cell office:value-type="date" office:date-value="2025-05-02">
            <text:p>02/05/2025</text:p>
          </table:table-cell>
          <table:table-cell/>
          <table:table-cell office:value-type="string">
            <text:p>LIQUIDACION CUENTA 0073 0100 010 4032663 </text:p>
          </table:table-cell>
          <table:table-cell/>
          <table:table-cell office:value-type="float" office:value="0.19">
            <text:p>0,19</text:p>
          </table:table-cell>
          <table:table-cell/>
          <table:table-cell table:style-name="ce24" office:value-type="float" office:value="708.45">
            <text:p>708,4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5-02">
            <text:p>02/05/2025</text:p>
          </table:table-cell>
          <table:table-cell/>
          <table:table-cell office:value-type="date" office:date-value="2025-05-02">
            <text:p>02/05/2025</text:p>
          </table:table-cell>
          <table:table-cell/>
          <table:table-cell office:value-type="string">
            <text:p>TRANSFERENCIA A FAVOR DE Ana María Gasch Freixes CONCEPTO: Alquiler Rubió i Ors 2 </text:p>
          </table:table-cell>
          <table:table-cell/>
          <table:table-cell table:style-name="ce25" office:value-type="float" office:value="-1700">
            <text:p>-1.700,00</text:p>
          </table:table-cell>
          <table:table-cell/>
          <table:table-cell table:style-name="ce24" office:value-type="float" office:value="708.26">
            <text:p>708,26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5-05-02">
            <text:p>02/05/2025</text:p>
          </table:table-cell>
          <table:table-cell/>
          <table:table-cell office:value-type="date" office:date-value="2025-05-02">
            <text:p>02/05/2025</text:p>
          </table:table-cell>
          <table:table-cell/>
          <table:table-cell office:value-type="string">
            <text:p>TRANSFERENCIA DE MICHELLE DI TERLIZZI, CONCEPTO Alquiler </text:p>
          </table:table-cell>
          <table:table-cell/>
          <table:table-cell office:value-type="float" office:value="730">
            <text:p>730</text:p>
          </table:table-cell>
          <table:table-cell/>
          <table:table-cell office:value-type="float" office:value="2408.26">
            <text:p>2.408,26</text:p>
          </table:table-cell>
          <table:table-cell office:value-type="string">
            <text:p>H1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4-14">
            <text:p>14/04/2025</text:p>
          </table:table-cell>
          <table:table-cell/>
          <table:table-cell office:value-type="date" office:date-value="2025-04-14">
            <text:p>14/04/2025</text:p>
          </table:table-cell>
          <table:table-cell/>
          <table:table-cell office:value-type="string">
            <text:p>TRANSFERENCIA DE CARDONA ALTES CRISTINA, CONCEPTO Alquiler Luna </text:p>
          </table:table-cell>
          <table:table-cell/>
          <table:table-cell office:value-type="float" office:value="777.5">
            <text:p>777,5</text:p>
          </table:table-cell>
          <table:table-cell/>
          <table:table-cell office:value-type="float" office:value="1678.26">
            <text:p>1.678,2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4-10">
            <text:p>10/04/2025</text:p>
          </table:table-cell>
          <table:table-cell/>
          <table:table-cell office:value-type="date" office:date-value="2025-04-10">
            <text:p>10/04/2025</text:p>
          </table:table-cell>
          <table:table-cell/>
          <table:table-cell office:value-type="string">
            <text:p>TRANSFERENCIA A FAVOR DE Cristina Cardona Altés CONCEPTO: H3 Gastos Gaia </text:p>
          </table:table-cell>
          <table:table-cell/>
          <table:table-cell office:value-type="float" office:value="-70">
            <text:p>-70</text:p>
          </table:table-cell>
          <table:table-cell/>
          <table:table-cell table:style-name="ce24" office:value-type="float" office:value="900.76">
            <text:p>900,7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4-03">
            <text:p>03/04/2025</text:p>
          </table:table-cell>
          <table:table-cell/>
          <table:table-cell office:value-type="date" office:date-value="2025-04-02">
            <text:p>02/04/2025</text:p>
          </table:table-cell>
          <table:table-cell/>
          <table:table-cell office:value-type="string">
            <text:p>LIQUIDACION CUENTA 0073 0100 010 4032663 </text:p>
          </table:table-cell>
          <table:table-cell/>
          <table:table-cell office:value-type="float" office:value="0.36">
            <text:p>0,36</text:p>
          </table:table-cell>
          <table:table-cell/>
          <table:table-cell table:style-name="ce24" office:value-type="float" office:value="970.76">
            <text:p>970,7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4-01">
            <text:p>01/04/2025</text:p>
          </table:table-cell>
          <table:table-cell/>
          <table:table-cell office:value-type="date" office:date-value="2025-04-01">
            <text:p>01/04/2025</text:p>
          </table:table-cell>
          <table:table-cell/>
          <table:table-cell office:value-type="string">
            <text:p>TRANSFERENCIA A FAVOR DE Ana María Gasch Freixes CONCEPTO: Alquiler Rubió i Ors 2 </text:p>
          </table:table-cell>
          <table:table-cell/>
          <table:table-cell table:style-name="ce25" office:value-type="float" office:value="-1700">
            <text:p>-1.700,00</text:p>
          </table:table-cell>
          <table:table-cell/>
          <table:table-cell table:style-name="ce24" office:value-type="float" office:value="970.4">
            <text:p>970,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26">
            <text:p>26/03/2025</text:p>
          </table:table-cell>
          <table:table-cell/>
          <table:table-cell office:value-type="date" office:date-value="2025-03-26">
            <text:p>26/03/2025</text:p>
          </table:table-cell>
          <table:table-cell/>
          <table:table-cell office:value-type="string">
            <text:p>TRANSFERENCIA A FAVOR DE CARDONA ALTES CRISTINA CONCEPTO: Traspaso interno </text:p>
          </table:table-cell>
          <table:table-cell/>
          <table:table-cell office:value-type="float" office:value="-200">
            <text:p>-200</text:p>
          </table:table-cell>
          <table:table-cell/>
          <table:table-cell office:value-type="float" office:value="2670.4">
            <text:p>2.670,40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5-03-12">
            <text:p>12/03/2025</text:p>
          </table:table-cell>
          <table:table-cell/>
          <table:table-cell office:value-type="date" office:date-value="2025-03-10">
            <text:p>10/03/2025</text:p>
          </table:table-cell>
          <table:table-cell/>
          <table:table-cell office:value-type="string">
            <text:p>TRANSFERENCIA DE MLE ELISA BERGER, CONCEPTO ELISA MARZO25 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2870.4">
            <text:p>2.870,40</text:p>
          </table:table-cell>
          <table:table-cell office:value-type="string">
            <text:p>H1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3-12">
            <text:p>12/03/2025</text:p>
          </table:table-cell>
          <table:table-cell/>
          <table:table-cell office:value-type="date" office:date-value="2025-03-12">
            <text:p>12/03/2025</text:p>
          </table:table-cell>
          <table:table-cell/>
          <table:table-cell office:value-type="string">
            <text:p>BIZUM A FAVOR DE CARLOS ANTONIO ESTEVE GONZALEZ CONCEPTO: provision fondos cédula habitabilid </text:p>
          </table:table-cell>
          <table:table-cell/>
          <table:table-cell office:value-type="float" office:value="-145.2">
            <text:p>-145,2</text:p>
          </table:table-cell>
          <table:table-cell/>
          <table:table-cell office:value-type="float" office:value="2070.4">
            <text:p>2.070,4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10">
            <text:p>10/03/2025</text:p>
          </table:table-cell>
          <table:table-cell/>
          <table:table-cell office:value-type="date" office:date-value="2025-03-10">
            <text:p>10/03/2025</text:p>
          </table:table-cell>
          <table:table-cell/>
          <table:table-cell office:value-type="string">
            <text:p>TRANSFERENCIA A FAVOR DE Cristina Cardona Altés CONCEPTO: H3 Gastos Gaia </text:p>
          </table:table-cell>
          <table:table-cell/>
          <table:table-cell office:value-type="float" office:value="-70">
            <text:p>-70</text:p>
          </table:table-cell>
          <table:table-cell/>
          <table:table-cell office:value-type="float" office:value="2215.6">
            <text:p>2.215,6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04">
            <text:p>04/03/2025</text:p>
          </table:table-cell>
          <table:table-cell/>
          <table:table-cell office:value-type="date" office:date-value="2025-03-02">
            <text:p>02/03/2025</text:p>
          </table:table-cell>
          <table:table-cell/>
          <table:table-cell office:value-type="string">
            <text:p>LIQUIDACION CUENTA 0073 0100 010 4032663 </text:p>
          </table:table-cell>
          <table:table-cell/>
          <table:table-cell office:value-type="float" office:value="0.44">
            <text:p>0,44</text:p>
          </table:table-cell>
          <table:table-cell/>
          <table:table-cell office:value-type="float" office:value="2285.6">
            <text:p>2.285,6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04">
            <text:p>04/03/2025</text:p>
          </table:table-cell>
          <table:table-cell/>
          <table:table-cell office:value-type="date" office:date-value="2025-03-04">
            <text:p>04/03/2025</text:p>
          </table:table-cell>
          <table:table-cell/>
          <table:table-cell office:value-type="string">
            <text:p>TRANSFERENCIA DE MIRIAM CABEZA CHACON, CONCEPTO ALQUILER MARZO MIRIAM </text:p>
          </table:table-cell>
          <table:table-cell/>
          <table:table-cell office:value-type="float" office:value="475">
            <text:p>475</text:p>
          </table:table-cell>
          <table:table-cell/>
          <table:table-cell office:value-type="float" office:value="2285.16">
            <text:p>2.285,1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03">
            <text:p>03/03/2025</text:p>
          </table:table-cell>
          <table:table-cell/>
          <table:table-cell office:value-type="date" office:date-value="2025-03-03">
            <text:p>03/03/2025</text:p>
          </table:table-cell>
          <table:table-cell/>
          <table:table-cell office:value-type="string">
            <text:p>TRANSFERENCIA A FAVOR DE Ana María Gasch Freixes CONCEPTO: Alquiler Rubió i Ors 2 </text:p>
          </table:table-cell>
          <table:table-cell/>
          <table:table-cell table:style-name="ce25" office:value-type="float" office:value="-1700">
            <text:p>-1.700,00</text:p>
          </table:table-cell>
          <table:table-cell/>
          <table:table-cell office:value-type="float" office:value="1810.16">
            <text:p>1.810,1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2-10">
            <text:p>10/02/2025</text:p>
          </table:table-cell>
          <table:table-cell/>
          <table:table-cell office:value-type="date" office:date-value="2025-02-10">
            <text:p>10/02/2025</text:p>
          </table:table-cell>
          <table:table-cell/>
          <table:table-cell office:value-type="string">
            <text:p>TRANSFERENCIA A FAVOR DE Cristina Cardona Altés CONCEPTO: H3 Gastos Gaia </text:p>
          </table:table-cell>
          <table:table-cell/>
          <table:table-cell office:value-type="float" office:value="-70">
            <text:p>-70</text:p>
          </table:table-cell>
          <table:table-cell/>
          <table:table-cell office:value-type="float" office:value="3510.16">
            <text:p>3.510,16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5-02-05">
            <text:p>05/02/2025</text:p>
          </table:table-cell>
          <table:table-cell/>
          <table:table-cell office:value-type="date" office:date-value="2025-02-04">
            <text:p>04/02/2025</text:p>
          </table:table-cell>
          <table:table-cell/>
          <table:table-cell office:value-type="string">
            <text:p>TRANSFERENCIA DE MLE ELISA BERGER, CONCEPTO ELISA FEB25 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3580.16">
            <text:p>3.580,16</text:p>
          </table:table-cell>
          <table:table-cell office:value-type="string">
            <text:p>H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2-04">
            <text:p>04/02/2025</text:p>
          </table:table-cell>
          <table:table-cell/>
          <table:table-cell office:value-type="date" office:date-value="2025-02-02">
            <text:p>02/02/2025</text:p>
          </table:table-cell>
          <table:table-cell/>
          <table:table-cell office:value-type="string">
            <text:p>LIQUIDACION CUENTA 0073 0100 010 4032663 </text:p>
          </table:table-cell>
          <table:table-cell/>
          <table:table-cell office:value-type="float" office:value="0.55">
            <text:p>0,55</text:p>
          </table:table-cell>
          <table:table-cell/>
          <table:table-cell office:value-type="float" office:value="2780.16">
            <text:p>2.780,1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2-03">
            <text:p>03/02/2025</text:p>
          </table:table-cell>
          <table:table-cell/>
          <table:table-cell office:value-type="date" office:date-value="2025-02-03">
            <text:p>03/02/2025</text:p>
          </table:table-cell>
          <table:table-cell/>
          <table:table-cell office:value-type="string">
            <text:p>TRANSFERENCIA A FAVOR DE Ana María Gasch Freixes CONCEPTO: Alquiler Rubió i Ors 2 </text:p>
          </table:table-cell>
          <table:table-cell/>
          <table:table-cell table:style-name="ce25" office:value-type="float" office:value="-1700">
            <text:p>-1.700,00</text:p>
          </table:table-cell>
          <table:table-cell/>
          <table:table-cell office:value-type="float" office:value="2779.61">
            <text:p>2.779,6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2-03">
            <text:p>03/02/2025</text:p>
          </table:table-cell>
          <table:table-cell/>
          <table:table-cell office:value-type="date" office:date-value="2025-02-03">
            <text:p>03/02/2025</text:p>
          </table:table-cell>
          <table:table-cell/>
          <table:table-cell office:value-type="string">
            <text:p>TRANSFERENCIA DE MIRIAM CABEZA CHACON, CONCEPTO ALQUILER FEBRERO MIRIAM </text:p>
          </table:table-cell>
          <table:table-cell/>
          <table:table-cell office:value-type="float" office:value="475">
            <text:p>475</text:p>
          </table:table-cell>
          <table:table-cell/>
          <table:table-cell office:value-type="float" office:value="4479.61">
            <text:p>4.479,6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1-10">
            <text:p>10/01/2025</text:p>
          </table:table-cell>
          <table:table-cell/>
          <table:table-cell office:value-type="date" office:date-value="2025-01-10">
            <text:p>10/01/2025</text:p>
          </table:table-cell>
          <table:table-cell/>
          <table:table-cell office:value-type="string">
            <text:p>TRANSFERENCIA A FAVOR DE Cristina Cardona Altés CONCEPTO: H3 Gastos Gaia </text:p>
          </table:table-cell>
          <table:table-cell/>
          <table:table-cell office:value-type="float" office:value="-70">
            <text:p>-70</text:p>
          </table:table-cell>
          <table:table-cell/>
          <table:table-cell office:value-type="float" office:value="4004.61">
            <text:p>4.004,6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1-03">
            <text:p>03/01/2025</text:p>
          </table:table-cell>
          <table:table-cell/>
          <table:table-cell office:value-type="date" office:date-value="2025-01-02">
            <text:p>02/01/2025</text:p>
          </table:table-cell>
          <table:table-cell/>
          <table:table-cell office:value-type="string">
            <text:p>LIQUIDACION CUENTA 0073 0100 010 4032663 </text:p>
          </table:table-cell>
          <table:table-cell/>
          <table:table-cell office:value-type="float" office:value="0.62">
            <text:p>0,62</text:p>
          </table:table-cell>
          <table:table-cell/>
          <table:table-cell office:value-type="float" office:value="4074.61">
            <text:p>4.074,61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5-01-02">
            <text:p>02/01/2025</text:p>
          </table:table-cell>
          <table:table-cell/>
          <table:table-cell office:value-type="date" office:date-value="2025-01-02">
            <text:p>02/01/2025</text:p>
          </table:table-cell>
          <table:table-cell/>
          <table:table-cell office:value-type="string">
            <text:p>TRANSFERENCIA DE MLE ELISA BERGER, CONCEPTO ELISA ENERO25 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4073.99">
            <text:p>4.073,99</text:p>
          </table:table-cell>
          <table:table-cell office:value-type="string">
            <text:p>H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01-02">
            <text:p>02/01/2025</text:p>
          </table:table-cell>
          <table:table-cell/>
          <table:table-cell office:value-type="date" office:date-value="2025-01-02">
            <text:p>02/01/2025</text:p>
          </table:table-cell>
          <table:table-cell/>
          <table:table-cell office:value-type="string">
            <text:p>TRANSFERENCIA A FAVOR DE Ana María Gasch Freixes CONCEPTO: Alquiler Rubió i Ors 2 </text:p>
          </table:table-cell>
          <table:table-cell/>
          <table:table-cell table:style-name="ce25" office:value-type="float" office:value="-1700">
            <text:p>-1.700,00</text:p>
          </table:table-cell>
          <table:table-cell/>
          <table:table-cell office:value-type="float" office:value="3273.99">
            <text:p>3.273,9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1-02">
            <text:p>02/01/2025</text:p>
          </table:table-cell>
          <table:table-cell/>
          <table:table-cell office:value-type="date" office:date-value="2025-01-02">
            <text:p>02/01/2025</text:p>
          </table:table-cell>
          <table:table-cell/>
          <table:table-cell office:value-type="string">
            <text:p>TRANSFERENCIA DE MIRIAM CABEZA CHACON, CONCEPTO ALQUILER ENERO MIRIAM </text:p>
          </table:table-cell>
          <table:table-cell/>
          <table:table-cell office:value-type="float" office:value="475">
            <text:p>475</text:p>
          </table:table-cell>
          <table:table-cell/>
          <table:table-cell office:value-type="float" office:value="4973.99">
            <text:p>4.973,9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10">
            <text:p>10/12/2024</text:p>
          </table:table-cell>
          <table:table-cell/>
          <table:table-cell office:value-type="date" office:date-value="2024-12-10">
            <text:p>10/12/2024</text:p>
          </table:table-cell>
          <table:table-cell/>
          <table:table-cell office:value-type="string">
            <text:p>TRANSFERENCIA A FAVOR DE Cristina Cardona Altés CONCEPTO: H3 Gastos Gaia </text:p>
          </table:table-cell>
          <table:table-cell/>
          <table:table-cell office:value-type="float" office:value="-70">
            <text:p>-70</text:p>
          </table:table-cell>
          <table:table-cell/>
          <table:table-cell office:value-type="float" office:value="4498.99">
            <text:p>4.498,99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4-12-03">
            <text:p>03/12/2024</text:p>
          </table:table-cell>
          <table:table-cell/>
          <table:table-cell office:value-type="date" office:date-value="2024-12-02">
            <text:p>02/12/2024</text:p>
          </table:table-cell>
          <table:table-cell/>
          <table:table-cell office:value-type="string">
            <text:p>TRANSFERENCIA DE MLE ELISA BERGER, CONCEPTO VIR DE MLE ELISA BERGER 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4568.99">
            <text:p>4.568,99</text:p>
          </table:table-cell>
          <table:table-cell office:value-type="string">
            <text:p>H1</text:p>
          </table:table-cell>
          <table:table-cell office:value-type="float" office:value="12">
            <text:p>12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12-03">
            <text:p>03/12/2024</text:p>
          </table:table-cell>
          <table:table-cell/>
          <table:table-cell office:value-type="date" office:date-value="2024-12-03">
            <text:p>03/12/2024</text:p>
          </table:table-cell>
          <table:table-cell/>
          <table:table-cell office:value-type="string">
            <text:p>TRANSFERENCIA DE MIRIAM CABEZA CHACON, CONCEPTO ALQUILER DICIEMBRE MIRIAM </text:p>
          </table:table-cell>
          <table:table-cell/>
          <table:table-cell office:value-type="float" office:value="475">
            <text:p>475</text:p>
          </table:table-cell>
          <table:table-cell/>
          <table:table-cell office:value-type="float" office:value="3768.99">
            <text:p>3.768,9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03">
            <text:p>03/12/2024</text:p>
          </table:table-cell>
          <table:table-cell/>
          <table:table-cell office:value-type="date" office:date-value="2024-12-02">
            <text:p>02/12/2024</text:p>
          </table:table-cell>
          <table:table-cell/>
          <table:table-cell office:value-type="string">
            <text:p>LIQUIDACION CUENTA 0073 0100 010 4032663 </text:p>
          </table:table-cell>
          <table:table-cell/>
          <table:table-cell office:value-type="float" office:value="0.17">
            <text:p>0,17</text:p>
          </table:table-cell>
          <table:table-cell/>
          <table:table-cell office:value-type="float" office:value="3293.99">
            <text:p>3.293,9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03">
            <text:p>03/12/2024</text:p>
          </table:table-cell>
          <table:table-cell/>
          <table:table-cell office:value-type="date" office:date-value="2024-12-03">
            <text:p>03/12/2024</text:p>
          </table:table-cell>
          <table:table-cell/>
          <table:table-cell office:value-type="string">
            <text:p>TRANSFERENCIA A FAVOR DE CARDONA ALTES CRISTINA CONCEPTO: Gastos H1 nov 24 </text:p>
          </table:table-cell>
          <table:table-cell/>
          <table:table-cell office:value-type="float" office:value="-70">
            <text:p>-70</text:p>
          </table:table-cell>
          <table:table-cell/>
          <table:table-cell office:value-type="float" office:value="3293.82">
            <text:p>3.293,8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03">
            <text:p>03/12/2024</text:p>
          </table:table-cell>
          <table:table-cell/>
          <table:table-cell office:value-type="date" office:date-value="2024-12-03">
            <text:p>03/12/2024</text:p>
          </table:table-cell>
          <table:table-cell/>
          <table:table-cell office:value-type="string">
            <text:p>TRANSFERENCIA A FAVOR DE CARDONA ALTES CRISTINA CONCEPTO: Gastos H1 oct 24 </text:p>
          </table:table-cell>
          <table:table-cell/>
          <table:table-cell office:value-type="float" office:value="-70">
            <text:p>-70</text:p>
          </table:table-cell>
          <table:table-cell/>
          <table:table-cell office:value-type="float" office:value="3363.82">
            <text:p>3.363,8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02">
            <text:p>02/12/2024</text:p>
          </table:table-cell>
          <table:table-cell/>
          <table:table-cell office:value-type="date" office:date-value="2024-12-02">
            <text:p>02/12/2024</text:p>
          </table:table-cell>
          <table:table-cell/>
          <table:table-cell office:value-type="string">
            <text:p>TRANSFERENCIA A FAVOR DE Ana María Gasch Freixes CONCEPTO: Alquiler Rubió i Ors 2 </text:p>
          </table:table-cell>
          <table:table-cell/>
          <table:table-cell table:style-name="ce25" office:value-type="float" office:value="-1700">
            <text:p>-1.700,00</text:p>
          </table:table-cell>
          <table:table-cell/>
          <table:table-cell office:value-type="float" office:value="3433.82">
            <text:p>3.433,82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4-11-07">
            <text:p>07/11/2024</text:p>
          </table:table-cell>
          <table:table-cell/>
          <table:table-cell office:value-type="date" office:date-value="2024-11-07">
            <text:p>07/11/2024</text:p>
          </table:table-cell>
          <table:table-cell/>
          <table:table-cell office:value-type="string">
            <text:p>TRANSFERENCIA DE MLE ELISA BERGER, CONCEPTO ELISA NOV24 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5133.82">
            <text:p>5.133,82</text:p>
          </table:table-cell>
          <table:table-cell office:value-type="string">
            <text:p>H1</text:p>
          </table:table-cell>
          <table:table-cell office:value-type="float" office:value="11">
            <text:p>11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11-05">
            <text:p>05/11/2024</text:p>
          </table:table-cell>
          <table:table-cell/>
          <table:table-cell office:value-type="date" office:date-value="2024-11-02">
            <text:p>02/11/2024</text:p>
          </table:table-cell>
          <table:table-cell/>
          <table:table-cell office:value-type="string">
            <text:p>LIQUIDACION CUENTA 0073 0100 010 4032663 </text:p>
          </table:table-cell>
          <table:table-cell/>
          <table:table-cell office:value-type="float" office:value="0.19">
            <text:p>0,19</text:p>
          </table:table-cell>
          <table:table-cell/>
          <table:table-cell office:value-type="float" office:value="4333.82">
            <text:p>4.333,8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1-04">
            <text:p>04/11/2024</text:p>
          </table:table-cell>
          <table:table-cell/>
          <table:table-cell office:value-type="date" office:date-value="2024-11-04">
            <text:p>04/11/2024</text:p>
          </table:table-cell>
          <table:table-cell/>
          <table:table-cell office:value-type="string">
            <text:p>TRANSFERENCIA A FAVOR DE Ana María Gasch Freixes CONCEPTO: Alquiler Rubió i Ors 2 </text:p>
          </table:table-cell>
          <table:table-cell/>
          <table:table-cell table:style-name="ce25" office:value-type="float" office:value="-1700">
            <text:p>-1.700,00</text:p>
          </table:table-cell>
          <table:table-cell/>
          <table:table-cell office:value-type="float" office:value="4333.63">
            <text:p>4.333,6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1-04">
            <text:p>04/11/2024</text:p>
          </table:table-cell>
          <table:table-cell/>
          <table:table-cell office:value-type="date" office:date-value="2024-11-01">
            <text:p>01/11/2024</text:p>
          </table:table-cell>
          <table:table-cell/>
          <table:table-cell office:value-type="string">
            <text:p>TRANSFERENCIA DE MIRIAM CABEZA CHACON, CONCEPTO ALQUILER NOVIEMBRE MIRIAM </text:p>
          </table:table-cell>
          <table:table-cell/>
          <table:table-cell office:value-type="float" office:value="475">
            <text:p>475</text:p>
          </table:table-cell>
          <table:table-cell/>
          <table:table-cell office:value-type="float" office:value="6033.63">
            <text:p>6.033,63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4-10-10">
            <text:p>10/10/2024</text:p>
          </table:table-cell>
          <table:table-cell/>
          <table:table-cell office:value-type="date" office:date-value="2024-10-10">
            <text:p>10/10/2024</text:p>
          </table:table-cell>
          <table:table-cell/>
          <table:table-cell office:value-type="string">
            <text:p>TRANSFERENCIA DE MLE ELISA BERGER, CONCEPTO ELISA OCT24 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5558.63">
            <text:p>5.558,63</text:p>
          </table:table-cell>
          <table:table-cell office:value-type="string">
            <text:p>H1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10-03">
            <text:p>03/10/2024</text:p>
          </table:table-cell>
          <table:table-cell/>
          <table:table-cell office:value-type="date" office:date-value="2024-10-02">
            <text:p>02/10/2024</text:p>
          </table:table-cell>
          <table:table-cell/>
          <table:table-cell office:value-type="string">
            <text:p>LIQUIDACION CUENTA 0073 0100 010 4032663 </text:p>
          </table:table-cell>
          <table:table-cell/>
          <table:table-cell office:value-type="float" office:value="0.82">
            <text:p>0,82</text:p>
          </table:table-cell>
          <table:table-cell/>
          <table:table-cell office:value-type="float" office:value="4758.63">
            <text:p>4.758,6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0-01">
            <text:p>01/10/2024</text:p>
          </table:table-cell>
          <table:table-cell/>
          <table:table-cell office:value-type="date" office:date-value="2024-10-01">
            <text:p>01/10/2024</text:p>
          </table:table-cell>
          <table:table-cell/>
          <table:table-cell office:value-type="string">
            <text:p>TRANSFERENCIA A FAVOR DE Ana María Gasch Freixes CONCEPTO: Alquiler Rubió i Ors 2 </text:p>
          </table:table-cell>
          <table:table-cell/>
          <table:table-cell table:style-name="ce25" office:value-type="float" office:value="-1700">
            <text:p>-1.700,00</text:p>
          </table:table-cell>
          <table:table-cell/>
          <table:table-cell office:value-type="float" office:value="4757.81">
            <text:p>4.757,8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0-01">
            <text:p>01/10/2024</text:p>
          </table:table-cell>
          <table:table-cell/>
          <table:table-cell office:value-type="date" office:date-value="2024-10-01">
            <text:p>01/10/2024</text:p>
          </table:table-cell>
          <table:table-cell/>
          <table:table-cell office:value-type="string">
            <text:p>TRANSFERENCIA DE MIRIAM CABEZA CHACON, CONCEPTO ALQUILER OCTUBRE MIRIAM </text:p>
          </table:table-cell>
          <table:table-cell/>
          <table:table-cell office:value-type="float" office:value="475">
            <text:p>475</text:p>
          </table:table-cell>
          <table:table-cell/>
          <table:table-cell office:value-type="float" office:value="6457.81">
            <text:p>6.457,8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30">
            <text:p>30/09/2024</text:p>
          </table:table-cell>
          <table:table-cell/>
          <table:table-cell office:value-type="date" office:date-value="2024-09-30">
            <text:p>30/09/2024</text:p>
          </table:table-cell>
          <table:table-cell/>
          <table:table-cell office:value-type="string">
            <text:p>TRANSFERENCIA A FAVOR DE CARDONA ALTES CRISTINA CONCEPTO: Prov Fondos Octubre 24 Personal </text:p>
          </table:table-cell>
          <table:table-cell/>
          <table:table-cell office:value-type="float" office:value="-100">
            <text:p>-100</text:p>
          </table:table-cell>
          <table:table-cell/>
          <table:table-cell office:value-type="float" office:value="5982.81">
            <text:p>5.982,8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30">
            <text:p>30/09/2024</text:p>
          </table:table-cell>
          <table:table-cell/>
          <table:table-cell office:value-type="date" office:date-value="2024-09-30">
            <text:p>30/09/2024</text:p>
          </table:table-cell>
          <table:table-cell/>
          <table:table-cell office:value-type="string">
            <text:p>TRANSFERENCIA A FAVOR DE CARDONA ALTES CRISTINA CONCEPTO: Prov fondos Octubre 247 </text:p>
          </table:table-cell>
          <table:table-cell/>
          <table:table-cell office:value-type="float" office:value="-100">
            <text:p>-100</text:p>
          </table:table-cell>
          <table:table-cell/>
          <table:table-cell office:value-type="float" office:value="6082.81">
            <text:p>6.082,8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19">
            <text:p>19/09/2024</text:p>
          </table:table-cell>
          <table:table-cell/>
          <table:table-cell office:value-type="date" office:date-value="2024-09-19">
            <text:p>19/09/2024</text:p>
          </table:table-cell>
          <table:table-cell/>
          <table:table-cell office:value-type="string">
            <text:p>TRANSFERENCIA A FAVOR DE CARDONA ALTES CRISTINA CONCEPTO: H1 sep 24 </text:p>
          </table:table-cell>
          <table:table-cell/>
          <table:table-cell office:value-type="float" office:value="-70">
            <text:p>-70</text:p>
          </table:table-cell>
          <table:table-cell/>
          <table:table-cell office:value-type="float" office:value="6182.81">
            <text:p>6.182,8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19">
            <text:p>19/09/2024</text:p>
          </table:table-cell>
          <table:table-cell/>
          <table:table-cell office:value-type="date" office:date-value="2024-09-19">
            <text:p>19/09/2024</text:p>
          </table:table-cell>
          <table:table-cell/>
          <table:table-cell office:value-type="string">
            <text:p>TRANSFERENCIA A FAVOR DE CARDONA ALTES CRISTINA CONCEPTO: H1 ago 24 </text:p>
          </table:table-cell>
          <table:table-cell/>
          <table:table-cell office:value-type="float" office:value="-70">
            <text:p>-70</text:p>
          </table:table-cell>
          <table:table-cell/>
          <table:table-cell office:value-type="float" office:value="6252.81">
            <text:p>6.252,8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19">
            <text:p>19/09/2024</text:p>
          </table:table-cell>
          <table:table-cell/>
          <table:table-cell office:value-type="date" office:date-value="2024-09-19">
            <text:p>19/09/2024</text:p>
          </table:table-cell>
          <table:table-cell/>
          <table:table-cell office:value-type="string">
            <text:p>TRANSFERENCIA A FAVOR DE CARDONA ALTES CRISTINA CONCEPTO: H1 jul 24 </text:p>
          </table:table-cell>
          <table:table-cell/>
          <table:table-cell office:value-type="float" office:value="-70">
            <text:p>-70</text:p>
          </table:table-cell>
          <table:table-cell/>
          <table:table-cell office:value-type="float" office:value="6322.81">
            <text:p>6.322,81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4-09-05">
            <text:p>05/09/2024</text:p>
          </table:table-cell>
          <table:table-cell/>
          <table:table-cell office:value-type="date" office:date-value="2024-09-05">
            <text:p>05/09/2024</text:p>
          </table:table-cell>
          <table:table-cell/>
          <table:table-cell office:value-type="string">
            <text:p>TRANSFERENCIA DE MLE ELISA BERGER, CONCEPTO ELISA SEPT24 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6392.81">
            <text:p>6.392,81</text:p>
          </table:table-cell>
          <table:table-cell office:value-type="string">
            <text:p>H1</text:p>
          </table:table-cell>
          <table:table-cell office:value-type="float" office:value="9">
            <text:p>9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9-03">
            <text:p>03/09/2024</text:p>
          </table:table-cell>
          <table:table-cell/>
          <table:table-cell office:value-type="date" office:date-value="2024-09-02">
            <text:p>02/09/2024</text:p>
          </table:table-cell>
          <table:table-cell/>
          <table:table-cell office:value-type="string">
            <text:p>LIQUIDACION CUENTA 0073 0100 010 4032663 </text:p>
          </table:table-cell>
          <table:table-cell/>
          <table:table-cell office:value-type="float" office:value="1.04">
            <text:p>1,04</text:p>
          </table:table-cell>
          <table:table-cell/>
          <table:table-cell office:value-type="float" office:value="5592.81">
            <text:p>5.592,8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03">
            <text:p>03/09/2024</text:p>
          </table:table-cell>
          <table:table-cell/>
          <table:table-cell office:value-type="date" office:date-value="2024-09-03">
            <text:p>03/09/2024</text:p>
          </table:table-cell>
          <table:table-cell/>
          <table:table-cell office:value-type="string">
            <text:p>TRANSFERENCIA DE MIRIAM CABEZA CHACON, CONCEPTO ALQUILER SEPTIEMBRE MIRIAM </text:p>
          </table:table-cell>
          <table:table-cell/>
          <table:table-cell office:value-type="float" office:value="475">
            <text:p>475</text:p>
          </table:table-cell>
          <table:table-cell/>
          <table:table-cell office:value-type="float" office:value="5591.77">
            <text:p>5.591,7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02">
            <text:p>02/09/2024</text:p>
          </table:table-cell>
          <table:table-cell/>
          <table:table-cell office:value-type="date" office:date-value="2024-09-02">
            <text:p>02/09/2024</text:p>
          </table:table-cell>
          <table:table-cell/>
          <table:table-cell office:value-type="string">
            <text:p>TRANSFERENCIA A FAVOR DE Ana María Gasch Freixes CONCEPTO: Alquiler Rubió i Ors 2 </text:p>
          </table:table-cell>
          <table:table-cell/>
          <table:table-cell table:style-name="ce25" office:value-type="float" office:value="-1700">
            <text:p>-1.700,00</text:p>
          </table:table-cell>
          <table:table-cell/>
          <table:table-cell office:value-type="float" office:value="5116.77">
            <text:p>5.116,7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02">
            <text:p>02/09/2024</text:p>
          </table:table-cell>
          <table:table-cell/>
          <table:table-cell office:value-type="date" office:date-value="2024-09-02">
            <text:p>02/09/2024</text:p>
          </table:table-cell>
          <table:table-cell/>
          <table:table-cell office:value-type="string">
            <text:p>TRANSFERENCIA A FAVOR DE CARDONA ALTES CRISTINA CONCEPTO: Reintegro traspaso gastos incorrecto </text:p>
          </table:table-cell>
          <table:table-cell/>
          <table:table-cell office:value-type="float" office:value="-50">
            <text:p>-50</text:p>
          </table:table-cell>
          <table:table-cell/>
          <table:table-cell office:value-type="float" office:value="6816.77">
            <text:p>6.816,7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02">
            <text:p>02/09/2024</text:p>
          </table:table-cell>
          <table:table-cell/>
          <table:table-cell office:value-type="date" office:date-value="2024-09-02">
            <text:p>02/09/2024</text:p>
          </table:table-cell>
          <table:table-cell/>
          <table:table-cell office:value-type="string">
            <text:p>TRANSFERENCIA A FAVOR DE CARDONA ALTES CRISTINA CONCEPTO: Fianza resto Miriam H3 </text:p>
          </table:table-cell>
          <table:table-cell/>
          <table:table-cell office:value-type="float" office:value="-245">
            <text:p>-245</text:p>
          </table:table-cell>
          <table:table-cell/>
          <table:table-cell office:value-type="float" office:value="6866.77">
            <text:p>6.866,7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02">
            <text:p>02/09/2024</text:p>
          </table:table-cell>
          <table:table-cell/>
          <table:table-cell office:value-type="date" office:date-value="2024-09-02">
            <text:p>02/09/2024</text:p>
          </table:table-cell>
          <table:table-cell/>
          <table:table-cell office:value-type="string">
            <text:p>TRANSFERENCIA A FAVOR DE CARDONA ALTES CRISTINA CONCEPTO: Provisión Wizink agosto </text:p>
          </table:table-cell>
          <table:table-cell/>
          <table:table-cell office:value-type="float" office:value="-700">
            <text:p>-700</text:p>
          </table:table-cell>
          <table:table-cell/>
          <table:table-cell office:value-type="float" office:value="7111.77">
            <text:p>7.111,7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27">
            <text:p>27/08/2024</text:p>
          </table:table-cell>
          <table:table-cell/>
          <table:table-cell office:value-type="date" office:date-value="2024-08-27">
            <text:p>27/08/2024</text:p>
          </table:table-cell>
          <table:table-cell/>
          <table:table-cell office:value-type="string">
            <text:p>TRANSFERENCIA DE MIRIAM CABEZA CHACON, CONCEPTO ALQUILER AGOSTO 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float" office:value="7811.77">
            <text:p>7.811,7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27">
            <text:p>27/08/2024</text:p>
          </table:table-cell>
          <table:table-cell/>
          <table:table-cell office:value-type="date" office:date-value="2024-08-27">
            <text:p>27/08/2024</text:p>
          </table:table-cell>
          <table:table-cell/>
          <table:table-cell office:value-type="string">
            <text:p>TRANSFERENCIA DE MIRIAM CABEZA CHACON, CONCEPTO RESTO FIANZA HABITACION </text:p>
          </table:table-cell>
          <table:table-cell/>
          <table:table-cell office:value-type="float" office:value="245">
            <text:p>245</text:p>
          </table:table-cell>
          <table:table-cell/>
          <table:table-cell office:value-type="float" office:value="7720.77">
            <text:p>7.720,7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14">
            <text:p>14/08/2024</text:p>
          </table:table-cell>
          <table:table-cell/>
          <table:table-cell office:value-type="date" office:date-value="2024-08-14">
            <text:p>14/08/2024</text:p>
          </table:table-cell>
          <table:table-cell/>
          <table:table-cell office:value-type="string">
            <text:p>TRANSFERENCIA A FAVOR DE CARDONA ALTES CRISTINA CONCEPTO: Traspaso para hotel sitges </text:p>
          </table:table-cell>
          <table:table-cell/>
          <table:table-cell office:value-type="float" office:value="-333">
            <text:p>-333</text:p>
          </table:table-cell>
          <table:table-cell/>
          <table:table-cell office:value-type="float" office:value="7475.77">
            <text:p>7.475,7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13">
            <text:p>13/08/2024</text:p>
          </table:table-cell>
          <table:table-cell/>
          <table:table-cell office:value-type="date" office:date-value="2024-08-13">
            <text:p>13/08/2024</text:p>
          </table:table-cell>
          <table:table-cell/>
          <table:table-cell office:value-type="string">
            <text:p>TRANSFERENCIA A FAVOR DE CARDONA ALTES CRISTINA CONCEPTO: Traspaso agosto </text:p>
          </table:table-cell>
          <table:table-cell/>
          <table:table-cell office:value-type="float" office:value="-300">
            <text:p>-300</text:p>
          </table:table-cell>
          <table:table-cell/>
          <table:table-cell office:value-type="float" office:value="7808.77">
            <text:p>7.808,7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6">
            <text:p>06/08/2024</text:p>
          </table:table-cell>
          <table:table-cell/>
          <table:table-cell office:value-type="date" office:date-value="2024-08-06">
            <text:p>06/08/2024</text:p>
          </table:table-cell>
          <table:table-cell/>
          <table:table-cell office:value-type="string">
            <text:p>TRANSFERENCIA A FAVOR DE CARDONA ALTES CRISTINA CONCEPTO: Traspaso para gastos </text:p>
          </table:table-cell>
          <table:table-cell/>
          <table:table-cell office:value-type="float" office:value="-300">
            <text:p>-300</text:p>
          </table:table-cell>
          <table:table-cell/>
          <table:table-cell office:value-type="float" office:value="8108.77">
            <text:p>8.108,77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4-08-06">
            <text:p>06/08/2024</text:p>
          </table:table-cell>
          <table:table-cell/>
          <table:table-cell office:value-type="date" office:date-value="2024-08-06">
            <text:p>06/08/2024</text:p>
          </table:table-cell>
          <table:table-cell/>
          <table:table-cell office:value-type="string">
            <text:p>TRANSFERENCIA DE CARDONA ALTES CRISTINA, CONCEPTO Alquiler H1 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8408.77">
            <text:p>8.408,77</text:p>
          </table:table-cell>
          <table:table-cell office:value-type="string">
            <text:p>H1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10">
          <table:table-cell/>
          <table:table-cell office:value-type="date" office:date-value="2024-08-06">
            <text:p>06/08/2024</text:p>
          </table:table-cell>
          <table:table-cell/>
          <table:table-cell office:value-type="date" office:date-value="2024-08-06">
            <text:p>06/08/2024</text:p>
          </table:table-cell>
          <table:table-cell/>
          <table:table-cell office:value-type="string">
            <text:p>TRANSFERENCIA DE CARDONA ALTES CRISTINA, CONCEPTO Alquiler H1 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7608.77">
            <text:p>7.608,77</text:p>
          </table:table-cell>
          <table:table-cell office:value-type="string">
            <text:p>H1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8-05">
            <text:p>05/08/2024</text:p>
          </table:table-cell>
          <table:table-cell/>
          <table:table-cell office:value-type="date" office:date-value="2024-08-02">
            <text:p>02/08/2024</text:p>
          </table:table-cell>
          <table:table-cell/>
          <table:table-cell office:value-type="string">
            <text:p>LIQUIDACION CUENTA 0073 0100 010 4032663 </text:p>
          </table:table-cell>
          <table:table-cell/>
          <table:table-cell office:value-type="float" office:value="1.17">
            <text:p>1,17</text:p>
          </table:table-cell>
          <table:table-cell/>
          <table:table-cell office:value-type="float" office:value="6808.77">
            <text:p>6.808,7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1">
            <text:p>01/08/2024</text:p>
          </table:table-cell>
          <table:table-cell/>
          <table:table-cell office:value-type="date" office:date-value="2024-08-01">
            <text:p>01/08/2024</text:p>
          </table:table-cell>
          <table:table-cell/>
          <table:table-cell office:value-type="string">
            <text:p>TRANSFERENCIA A FAVOR DE Ana María Gasch Freixes CONCEPTO: Alquiler Rubió i Ors 2 </text:p>
          </table:table-cell>
          <table:table-cell/>
          <table:table-cell table:style-name="ce25" office:value-type="float" office:value="-1700">
            <text:p>-1.700,00</text:p>
          </table:table-cell>
          <table:table-cell/>
          <table:table-cell office:value-type="float" office:value="6807.6">
            <text:p>6.807,6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03">
            <text:p>03/07/2024</text:p>
          </table:table-cell>
          <table:table-cell/>
          <table:table-cell office:value-type="date" office:date-value="2024-07-02">
            <text:p>02/07/2024</text:p>
          </table:table-cell>
          <table:table-cell/>
          <table:table-cell office:value-type="string">
            <text:p>LIQUIDACION CUENTA 0073 0100 010 4032663 </text:p>
          </table:table-cell>
          <table:table-cell/>
          <table:table-cell office:value-type="float" office:value="1.33">
            <text:p>1,33</text:p>
          </table:table-cell>
          <table:table-cell/>
          <table:table-cell office:value-type="float" office:value="8507.6">
            <text:p>8.507,6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01">
            <text:p>01/07/2024</text:p>
          </table:table-cell>
          <table:table-cell/>
          <table:table-cell office:value-type="date" office:date-value="2024-07-01">
            <text:p>01/07/2024</text:p>
          </table:table-cell>
          <table:table-cell/>
          <table:table-cell office:value-type="string">
            <text:p>TRANSFERENCIA A FAVOR DE Ana María Gasch Freixes CONCEPTO: Alquiler Rubió i Ors 2 </text:p>
          </table:table-cell>
          <table:table-cell/>
          <table:table-cell table:style-name="ce25" office:value-type="float" office:value="-1700">
            <text:p>-1.700,00</text:p>
          </table:table-cell>
          <table:table-cell/>
          <table:table-cell office:value-type="float" office:value="8506.27">
            <text:p>8.506,27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4-06-11">
            <text:p>11/06/2024</text:p>
          </table:table-cell>
          <table:table-cell/>
          <table:table-cell office:value-type="date" office:date-value="2024-06-11">
            <text:p>11/06/2024</text:p>
          </table:table-cell>
          <table:table-cell/>
          <table:table-cell office:value-type="string">
            <text:p>TRANSFERENCIA DE CARDONA ALTES CRISTINA, CONCEPTO Traspaso ingreso H1 Elisa 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0206.27">
            <text:p>10.206,27</text:p>
          </table:table-cell>
          <table:table-cell office:value-type="string">
            <text:p>H1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6-11">
            <text:p>11/06/2024</text:p>
          </table:table-cell>
          <table:table-cell/>
          <table:table-cell office:value-type="date" office:date-value="2024-06-11">
            <text:p>11/06/2024</text:p>
          </table:table-cell>
          <table:table-cell/>
          <table:table-cell office:value-type="string">
            <text:p>TRANSFERENCIA A FAVOR DE Cristina Cardona Altés CONCEPTO: Gastos mes H1 </text:p>
          </table:table-cell>
          <table:table-cell/>
          <table:table-cell office:value-type="float" office:value="-75">
            <text:p>-75</text:p>
          </table:table-cell>
          <table:table-cell/>
          <table:table-cell office:value-type="float" office:value="9406.27">
            <text:p>9.406,2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07">
            <text:p>07/06/2024</text:p>
          </table:table-cell>
          <table:table-cell/>
          <table:table-cell office:value-type="date" office:date-value="2024-06-07">
            <text:p>07/06/2024</text:p>
          </table:table-cell>
          <table:table-cell/>
          <table:table-cell office:value-type="string">
            <text:p>TRANSFERENCIA A FAVOR DE CARDONA ALTES CRISTINA CONCEPTO: Gastos mes H2 - Cristina </text:p>
          </table:table-cell>
          <table:table-cell/>
          <table:table-cell office:value-type="float" office:value="-50">
            <text:p>-50</text:p>
          </table:table-cell>
          <table:table-cell/>
          <table:table-cell office:value-type="float" office:value="9481.27">
            <text:p>9.481,2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04">
            <text:p>04/06/2024</text:p>
          </table:table-cell>
          <table:table-cell/>
          <table:table-cell office:value-type="date" office:date-value="2024-06-02">
            <text:p>02/06/2024</text:p>
          </table:table-cell>
          <table:table-cell/>
          <table:table-cell office:value-type="string">
            <text:p>LIQUIDACION CUENTA 0073 0100 010 4032663 </text:p>
          </table:table-cell>
          <table:table-cell/>
          <table:table-cell office:value-type="float" office:value="1.43">
            <text:p>1,43</text:p>
          </table:table-cell>
          <table:table-cell/>
          <table:table-cell office:value-type="float" office:value="9531.27">
            <text:p>9.531,2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03">
            <text:p>03/06/2024</text:p>
          </table:table-cell>
          <table:table-cell/>
          <table:table-cell office:value-type="date" office:date-value="2024-06-03">
            <text:p>03/06/2024</text:p>
          </table:table-cell>
          <table:table-cell/>
          <table:table-cell office:value-type="string">
            <text:p>TRANSFERENCIA A FAVOR DE Ana María Gasch Freixes CONCEPTO: Alquiler Rubió i Ors 2 </text:p>
          </table:table-cell>
          <table:table-cell/>
          <table:table-cell table:style-name="ce25" office:value-type="float" office:value="-1700">
            <text:p>-1.700,00</text:p>
          </table:table-cell>
          <table:table-cell/>
          <table:table-cell office:value-type="float" office:value="9529.84">
            <text:p>9.529,8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24">
            <text:p>24/05/2024</text:p>
          </table:table-cell>
          <table:table-cell/>
          <table:table-cell office:value-type="date" office:date-value="2024-05-24">
            <text:p>24/05/2024</text:p>
          </table:table-cell>
          <table:table-cell/>
          <table:table-cell office:value-type="string">
            <text:p>TRANSFERENCIA DE CARDONA ALTES CRISTINA, CONCEPTO H3 Alquiler mensual Gaia </text:p>
          </table:table-cell>
          <table:table-cell/>
          <table:table-cell office:value-type="float" office:value="475">
            <text:p>475</text:p>
          </table:table-cell>
          <table:table-cell/>
          <table:table-cell office:value-type="float" office:value="11229.84">
            <text:p>11.229,84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4-05-24">
            <text:p>24/05/2024</text:p>
          </table:table-cell>
          <table:table-cell/>
          <table:table-cell office:value-type="date" office:date-value="2024-05-24">
            <text:p>24/05/2024</text:p>
          </table:table-cell>
          <table:table-cell/>
          <table:table-cell office:value-type="string">
            <text:p>TRANSFERENCIA DE CARDONA ALTES CRISTINA, CONCEPTO H1 Alquiler Elisa </text:p>
          </table:table-cell>
          <table:table-cell/>
          <table:table-cell office:value-type="float" office:value="725">
            <text:p>725</text:p>
          </table:table-cell>
          <table:table-cell/>
          <table:table-cell office:value-type="float" office:value="10754.84">
            <text:p>10.754,84</text:p>
          </table:table-cell>
          <table:table-cell office:value-type="string">
            <text:p>H1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5-20">
            <text:p>20/05/2024</text:p>
          </table:table-cell>
          <table:table-cell/>
          <table:table-cell office:value-type="date" office:date-value="2024-05-20">
            <text:p>20/05/2024</text:p>
          </table:table-cell>
          <table:table-cell/>
          <table:table-cell office:value-type="string">
            <text:p>TRANSFERENCIA DE DEVOLUCIONES TRIBUTARIAS, AGENCIA ESTATAL DE ADMIN, CONCEPTO AEAT APL:DECLARACION I</text:p>
          </table:table-cell>
          <table:table-cell/>
          <table:table-cell office:value-type="float" office:value="54.78">
            <text:p>54,78</text:p>
          </table:table-cell>
          <table:table-cell/>
          <table:table-cell office:value-type="float" office:value="10029.84">
            <text:p>10.029,8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03">
            <text:p>03/05/2024</text:p>
          </table:table-cell>
          <table:table-cell/>
          <table:table-cell office:value-type="date" office:date-value="2024-05-02">
            <text:p>02/05/2024</text:p>
          </table:table-cell>
          <table:table-cell/>
          <table:table-cell office:value-type="string">
            <text:p>LIQUIDACION CUENTA 0073 0100 010 4032663 </text:p>
          </table:table-cell>
          <table:table-cell/>
          <table:table-cell office:value-type="float" office:value="1.39">
            <text:p>1,39</text:p>
          </table:table-cell>
          <table:table-cell/>
          <table:table-cell office:value-type="float" office:value="9975.06">
            <text:p>9.975,0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02">
            <text:p>02/05/2024</text:p>
          </table:table-cell>
          <table:table-cell/>
          <table:table-cell office:value-type="date" office:date-value="2024-05-02">
            <text:p>02/05/2024</text:p>
          </table:table-cell>
          <table:table-cell/>
          <table:table-cell office:value-type="string">
            <text:p>TRANSFERENCIA A FAVOR DE Ana María Gasch Freixes CONCEPTO: Alquiler Rubió i Ors 2 </text:p>
          </table:table-cell>
          <table:table-cell/>
          <table:table-cell table:style-name="ce25" office:value-type="float" office:value="-1700">
            <text:p>-1.700,00</text:p>
          </table:table-cell>
          <table:table-cell/>
          <table:table-cell office:value-type="float" office:value="9973.67">
            <text:p>9.973,6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6">
            <text:p>26/04/2024</text:p>
          </table:table-cell>
          <table:table-cell/>
          <table:table-cell office:value-type="date" office:date-value="2024-04-26">
            <text:p>26/04/2024</text:p>
          </table:table-cell>
          <table:table-cell/>
          <table:table-cell office:value-type="string">
            <text:p>TRANSFERENCIA DE CARDONA ALTES CRISTINA, CONCEPTO H2 Alquiler mensual Cristina 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1673.67">
            <text:p>11.673,6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26">
            <text:p>26/04/2024</text:p>
          </table:table-cell>
          <table:table-cell/>
          <table:table-cell office:value-type="date" office:date-value="2024-04-26">
            <text:p>26/04/2024</text:p>
          </table:table-cell>
          <table:table-cell/>
          <table:table-cell office:value-type="string">
            <text:p>TRANSFERENCIA DE CARDONA ALTES CRISTINA, CONCEPTO H3 Alquiler mensual Gaia </text:p>
          </table:table-cell>
          <table:table-cell/>
          <table:table-cell office:value-type="float" office:value="475">
            <text:p>475</text:p>
          </table:table-cell>
          <table:table-cell/>
          <table:table-cell office:value-type="float" office:value="11173.67">
            <text:p>11.173,67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4-04-26">
            <text:p>26/04/2024</text:p>
          </table:table-cell>
          <table:table-cell/>
          <table:table-cell office:value-type="date" office:date-value="2024-04-26">
            <text:p>26/04/2024</text:p>
          </table:table-cell>
          <table:table-cell/>
          <table:table-cell office:value-type="string">
            <text:p>TRANSFERENCIA DE CARDONA ALTES CRISTINA, CONCEPTO H1 Alquiler Elisa </text:p>
          </table:table-cell>
          <table:table-cell/>
          <table:table-cell office:value-type="float" office:value="725">
            <text:p>725</text:p>
          </table:table-cell>
          <table:table-cell/>
          <table:table-cell office:value-type="float" office:value="10698.67">
            <text:p>10.698,67</text:p>
          </table:table-cell>
          <table:table-cell office:value-type="string">
            <text:p>H1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4-10">
            <text:p>10/04/2024</text:p>
          </table:table-cell>
          <table:table-cell/>
          <table:table-cell office:value-type="date" office:date-value="2024-04-10">
            <text:p>10/04/2024</text:p>
          </table:table-cell>
          <table:table-cell/>
          <table:table-cell office:value-type="string">
            <text:p>TRANSFERENCIA A FAVOR DE Impremta Pagés, S.L. CONCEPTO: n/p s/f 441.839 </text:p>
          </table:table-cell>
          <table:table-cell/>
          <table:table-cell office:value-type="float" office:value="-384.8">
            <text:p>-384,8</text:p>
          </table:table-cell>
          <table:table-cell/>
          <table:table-cell office:value-type="float" office:value="9973.67">
            <text:p>9.973,6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03">
            <text:p>03/04/2024</text:p>
          </table:table-cell>
          <table:table-cell/>
          <table:table-cell office:value-type="date" office:date-value="2024-04-02">
            <text:p>02/04/2024</text:p>
          </table:table-cell>
          <table:table-cell/>
          <table:table-cell office:value-type="string">
            <text:p>LIQUIDACION CUENTA 0073 0100 010 4032663 </text:p>
          </table:table-cell>
          <table:table-cell/>
          <table:table-cell office:value-type="float" office:value="1.47">
            <text:p>1,47</text:p>
          </table:table-cell>
          <table:table-cell/>
          <table:table-cell office:value-type="float" office:value="10358.47">
            <text:p>10.358,4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4-01">
            <text:p>01/04/2024</text:p>
          </table:table-cell>
          <table:table-cell/>
          <table:table-cell office:value-type="date" office:date-value="2024-04-01">
            <text:p>01/04/2024</text:p>
          </table:table-cell>
          <table:table-cell/>
          <table:table-cell office:value-type="string">
            <text:p>TRANSFERENCIA A FAVOR DE Ana María Gasch Freixes CONCEPTO: Alquiler Rubió i Ors 2 </text:p>
          </table:table-cell>
          <table:table-cell/>
          <table:table-cell table:style-name="ce25" office:value-type="float" office:value="-1700">
            <text:p>-1.700,00</text:p>
          </table:table-cell>
          <table:table-cell/>
          <table:table-cell office:value-type="float" office:value="10357">
            <text:p>10.357,0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26">
            <text:p>26/03/2024</text:p>
          </table:table-cell>
          <table:table-cell/>
          <table:table-cell office:value-type="date" office:date-value="2024-03-26">
            <text:p>26/03/2024</text:p>
          </table:table-cell>
          <table:table-cell/>
          <table:table-cell office:value-type="string">
            <text:p>TRANSFERENCIA DE CARDONA ALTES CRISTINA, CONCEPTO H2 Alquiler mensual Cristina 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2057">
            <text:p>12.057,0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26">
            <text:p>26/03/2024</text:p>
          </table:table-cell>
          <table:table-cell/>
          <table:table-cell office:value-type="date" office:date-value="2024-03-26">
            <text:p>26/03/2024</text:p>
          </table:table-cell>
          <table:table-cell/>
          <table:table-cell office:value-type="string">
            <text:p>TRANSFERENCIA DE CARDONA ALTES CRISTINA, CONCEPTO H3 Alquiler mensual Gaia </text:p>
          </table:table-cell>
          <table:table-cell/>
          <table:table-cell office:value-type="float" office:value="475">
            <text:p>475</text:p>
          </table:table-cell>
          <table:table-cell/>
          <table:table-cell office:value-type="float" office:value="11557">
            <text:p>11.557,00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4-03-26">
            <text:p>26/03/2024</text:p>
          </table:table-cell>
          <table:table-cell/>
          <table:table-cell office:value-type="date" office:date-value="2024-03-26">
            <text:p>26/03/2024</text:p>
          </table:table-cell>
          <table:table-cell/>
          <table:table-cell office:value-type="string">
            <text:p>TRANSFERENCIA DE CARDONA ALTES CRISTINA, CONCEPTO H1 Alquiler Elisa </text:p>
          </table:table-cell>
          <table:table-cell/>
          <table:table-cell office:value-type="float" office:value="725">
            <text:p>725</text:p>
          </table:table-cell>
          <table:table-cell/>
          <table:table-cell office:value-type="float" office:value="11082">
            <text:p>11.082,00</text:p>
          </table:table-cell>
          <table:table-cell office:value-type="string">
            <text:p>H1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3-04">
            <text:p>04/03/2024</text:p>
          </table:table-cell>
          <table:table-cell/>
          <table:table-cell office:value-type="date" office:date-value="2024-03-02">
            <text:p>02/03/2024</text:p>
          </table:table-cell>
          <table:table-cell/>
          <table:table-cell office:value-type="string">
            <text:p>LIQUIDACION CUENTA 0073 0100 010 4032663 </text:p>
          </table:table-cell>
          <table:table-cell/>
          <table:table-cell office:value-type="float" office:value="1.36">
            <text:p>1,36</text:p>
          </table:table-cell>
          <table:table-cell/>
          <table:table-cell office:value-type="float" office:value="10357">
            <text:p>10.357,0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3-01">
            <text:p>01/03/2024</text:p>
          </table:table-cell>
          <table:table-cell/>
          <table:table-cell office:value-type="date" office:date-value="2024-03-01">
            <text:p>01/03/2024</text:p>
          </table:table-cell>
          <table:table-cell/>
          <table:table-cell office:value-type="string">
            <text:p>TRANSFERENCIA A FAVOR DE Ana María Gasch Freixes CONCEPTO: Alquiler Rubió i Ors 2 </text:p>
          </table:table-cell>
          <table:table-cell/>
          <table:table-cell table:style-name="ce25" office:value-type="float" office:value="-1700">
            <text:p>-1.700,00</text:p>
          </table:table-cell>
          <table:table-cell/>
          <table:table-cell office:value-type="float" office:value="10355.64">
            <text:p>10.355,6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26">
            <text:p>26/02/2024</text:p>
          </table:table-cell>
          <table:table-cell/>
          <table:table-cell office:value-type="date" office:date-value="2024-02-26">
            <text:p>26/02/2024</text:p>
          </table:table-cell>
          <table:table-cell/>
          <table:table-cell office:value-type="string">
            <text:p>TRANSFERENCIA DE CARDONA ALTES CRISTINA, CONCEPTO H2 Alquiler mensual Cristina 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2055.64">
            <text:p>12.055,6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26">
            <text:p>26/02/2024</text:p>
          </table:table-cell>
          <table:table-cell/>
          <table:table-cell office:value-type="date" office:date-value="2024-02-26">
            <text:p>26/02/2024</text:p>
          </table:table-cell>
          <table:table-cell/>
          <table:table-cell office:value-type="string">
            <text:p>TRANSFERENCIA DE CARDONA ALTES CRISTINA, CONCEPTO H3 Alquiler mensual Gaia </text:p>
          </table:table-cell>
          <table:table-cell/>
          <table:table-cell office:value-type="float" office:value="475">
            <text:p>475</text:p>
          </table:table-cell>
          <table:table-cell/>
          <table:table-cell office:value-type="float" office:value="11555.64">
            <text:p>11.555,64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4-02-26">
            <text:p>26/02/2024</text:p>
          </table:table-cell>
          <table:table-cell/>
          <table:table-cell office:value-type="date" office:date-value="2024-02-26">
            <text:p>26/02/2024</text:p>
          </table:table-cell>
          <table:table-cell/>
          <table:table-cell office:value-type="string">
            <text:p>TRANSFERENCIA DE CARDONA ALTES CRISTINA, CONCEPTO H1 Alquiler Elisa </text:p>
          </table:table-cell>
          <table:table-cell/>
          <table:table-cell office:value-type="float" office:value="725">
            <text:p>725</text:p>
          </table:table-cell>
          <table:table-cell/>
          <table:table-cell office:value-type="float" office:value="11080.64">
            <text:p>11.080,64</text:p>
          </table:table-cell>
          <table:table-cell office:value-type="string">
            <text:p>H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2-05">
            <text:p>05/02/2024</text:p>
          </table:table-cell>
          <table:table-cell/>
          <table:table-cell office:value-type="date" office:date-value="2024-02-02">
            <text:p>02/02/2024</text:p>
          </table:table-cell>
          <table:table-cell/>
          <table:table-cell office:value-type="string">
            <text:p>LIQUIDACION CUENTA 0073 0100 010 4032663 </text:p>
          </table:table-cell>
          <table:table-cell/>
          <table:table-cell office:value-type="float" office:value="1.32">
            <text:p>1,32</text:p>
          </table:table-cell>
          <table:table-cell/>
          <table:table-cell office:value-type="float" office:value="10355.64">
            <text:p>10.355,6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2-01">
            <text:p>01/02/2024</text:p>
          </table:table-cell>
          <table:table-cell/>
          <table:table-cell office:value-type="date" office:date-value="2024-02-01">
            <text:p>01/02/2024</text:p>
          </table:table-cell>
          <table:table-cell/>
          <table:table-cell office:value-type="string">
            <text:p>TRANSFERENCIA A FAVOR DE Ana María Gasch Freixes CONCEPTO: Alquiler Rubió i Ors 2 </text:p>
          </table:table-cell>
          <table:table-cell/>
          <table:table-cell table:style-name="ce25" office:value-type="float" office:value="-1700">
            <text:p>-1.700,00</text:p>
          </table:table-cell>
          <table:table-cell/>
          <table:table-cell office:value-type="float" office:value="10354.32">
            <text:p>10.354,3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9">
            <text:p>29/01/2024</text:p>
          </table:table-cell>
          <table:table-cell/>
          <table:table-cell office:value-type="date" office:date-value="2024-01-29">
            <text:p>29/01/2024</text:p>
          </table:table-cell>
          <table:table-cell/>
          <table:table-cell office:value-type="string">
            <text:p>TRANSFERENCIA DE CARDONA ALTES CRISTINA, CONCEPTO H2 Alquiler mensual Cristina 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2054.32">
            <text:p>12.054,3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29">
            <text:p>29/01/2024</text:p>
          </table:table-cell>
          <table:table-cell/>
          <table:table-cell office:value-type="date" office:date-value="2024-01-29">
            <text:p>29/01/2024</text:p>
          </table:table-cell>
          <table:table-cell/>
          <table:table-cell office:value-type="string">
            <text:p>TRANSFERENCIA DE CARDONA ALTES CRISTINA, CONCEPTO H3 Alquiler mensual Gaia </text:p>
          </table:table-cell>
          <table:table-cell/>
          <table:table-cell office:value-type="float" office:value="475">
            <text:p>475</text:p>
          </table:table-cell>
          <table:table-cell/>
          <table:table-cell office:value-type="float" office:value="11554.32">
            <text:p>11.554,32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4-01-29">
            <text:p>29/01/2024</text:p>
          </table:table-cell>
          <table:table-cell/>
          <table:table-cell office:value-type="date" office:date-value="2024-01-29">
            <text:p>29/01/2024</text:p>
          </table:table-cell>
          <table:table-cell/>
          <table:table-cell office:value-type="string">
            <text:p>TRANSFERENCIA DE CARDONA ALTES CRISTINA, CONCEPTO H1 Alquiler Elisa </text:p>
          </table:table-cell>
          <table:table-cell/>
          <table:table-cell office:value-type="float" office:value="725">
            <text:p>725</text:p>
          </table:table-cell>
          <table:table-cell/>
          <table:table-cell office:value-type="float" office:value="11079.32">
            <text:p>11.079,32</text:p>
          </table:table-cell>
          <table:table-cell office:value-type="string">
            <text:p>H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0">
          <table:table-cell/>
          <table:table-cell office:value-type="date" office:date-value="2024-01-26">
            <text:p>26/01/2024</text:p>
          </table:table-cell>
          <table:table-cell/>
          <table:table-cell office:value-type="date" office:date-value="2024-01-26">
            <text:p>26/01/2024</text:p>
          </table:table-cell>
          <table:table-cell/>
          <table:table-cell office:value-type="string">
            <text:p>TRANSFERENCIA DE CARDONA ALTES CRISTINA, CONCEPTO H1 Alquiler diciembre 23 Elisa </text:p>
          </table:table-cell>
          <table:table-cell/>
          <table:table-cell office:value-type="float" office:value="725">
            <text:p>725</text:p>
          </table:table-cell>
          <table:table-cell/>
          <table:table-cell office:value-type="float" office:value="10354.32">
            <text:p>10.354,32</text:p>
          </table:table-cell>
          <table:table-cell office:value-type="string">
            <text:p>H1</text:p>
          </table:table-cell>
          <table:table-cell office:value-type="float" office:value="12">
            <text:p>12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4-01-26">
            <text:p>26/01/2024</text:p>
          </table:table-cell>
          <table:table-cell/>
          <table:table-cell office:value-type="date" office:date-value="2024-01-26">
            <text:p>26/01/2024</text:p>
          </table:table-cell>
          <table:table-cell/>
          <table:table-cell office:value-type="string">
            <text:p>TRANSFERENCIA DE CARDONA ALTES CRISTINA, CONCEPTO H3 Alquiler diciembre 24 Gaia </text:p>
          </table:table-cell>
          <table:table-cell/>
          <table:table-cell office:value-type="float" office:value="475">
            <text:p>475</text:p>
          </table:table-cell>
          <table:table-cell/>
          <table:table-cell office:value-type="float" office:value="9629.32">
            <text:p>9.629,3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3">
            <text:p>03/01/2024</text:p>
          </table:table-cell>
          <table:table-cell/>
          <table:table-cell office:value-type="date" office:date-value="2024-01-02">
            <text:p>02/01/2024</text:p>
          </table:table-cell>
          <table:table-cell/>
          <table:table-cell office:value-type="string">
            <text:p>LIQUIDACION CUENTA 0073 0100 010 4032663 </text:p>
          </table:table-cell>
          <table:table-cell/>
          <table:table-cell office:value-type="float" office:value="1.39">
            <text:p>1,39</text:p>
          </table:table-cell>
          <table:table-cell/>
          <table:table-cell office:value-type="float" office:value="9154.32">
            <text:p>9.154,3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1-02">
            <text:p>02/01/2024</text:p>
          </table:table-cell>
          <table:table-cell/>
          <table:table-cell office:value-type="date" office:date-value="2024-01-02">
            <text:p>02/01/2024</text:p>
          </table:table-cell>
          <table:table-cell/>
          <table:table-cell office:value-type="string">
            <text:p>TRANSFERENCIA A FAVOR DE Ana María Gasch Freixes CONCEPTO: Alquiler Rubió i Ors 2 </text:p>
          </table:table-cell>
          <table:table-cell/>
          <table:table-cell table:style-name="ce25" office:value-type="float" office:value="-1700">
            <text:p>-1.700,00</text:p>
          </table:table-cell>
          <table:table-cell/>
          <table:table-cell office:value-type="float" office:value="9152.93">
            <text:p>9.152,9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29">
            <text:p>29/12/2023</text:p>
          </table:table-cell>
          <table:table-cell/>
          <table:table-cell office:value-type="date" office:date-value="2023-12-29">
            <text:p>29/12/2023</text:p>
          </table:table-cell>
          <table:table-cell/>
          <table:table-cell office:value-type="string">
            <text:p>TRANSFERENCIA DE CARDONA ALTES CRISTINA, CONCEPTO H1 12/23 2a parte 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0852.93">
            <text:p>10.852,9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22">
            <text:p>22/12/2023</text:p>
          </table:table-cell>
          <table:table-cell/>
          <table:table-cell office:value-type="date" office:date-value="2023-12-22">
            <text:p>22/12/2023</text:p>
          </table:table-cell>
          <table:table-cell/>
          <table:table-cell office:value-type="string">
            <text:p>TRANSFERENCIA DE CARDONA ALTES CRISTINA, CONCEPTO H3 Dic Gaia </text:p>
          </table:table-cell>
          <table:table-cell/>
          <table:table-cell office:value-type="float" office:value="475">
            <text:p>475</text:p>
          </table:table-cell>
          <table:table-cell/>
          <table:table-cell office:value-type="float" office:value="10452.93">
            <text:p>10.452,9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22">
            <text:p>22/12/2023</text:p>
          </table:table-cell>
          <table:table-cell/>
          <table:table-cell office:value-type="date" office:date-value="2023-12-22">
            <text:p>22/12/2023</text:p>
          </table:table-cell>
          <table:table-cell/>
          <table:table-cell office:value-type="string">
            <text:p>TRANSFERENCIA A FAVOR DE CARDONA ALTES CRISTINA CONCEPTO: Fianza H3 Gaia 1a mitad </text:p>
          </table:table-cell>
          <table:table-cell/>
          <table:table-cell office:value-type="float" office:value="-475">
            <text:p>-475</text:p>
          </table:table-cell>
          <table:table-cell/>
          <table:table-cell office:value-type="float" office:value="9977.93">
            <text:p>9.977,9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22">
            <text:p>22/12/2023</text:p>
          </table:table-cell>
          <table:table-cell/>
          <table:table-cell office:value-type="date" office:date-value="2023-12-22">
            <text:p>22/12/2023</text:p>
          </table:table-cell>
          <table:table-cell/>
          <table:table-cell office:value-type="string">
            <text:p>TRANSFERENCIA A FAVOR DE CARDONA ALTES CRISTINA CONCEPTO: Fianza H1 Elisa </text:p>
          </table:table-cell>
          <table:table-cell/>
          <table:table-cell office:value-type="float" office:value="-800">
            <text:p>-800</text:p>
          </table:table-cell>
          <table:table-cell/>
          <table:table-cell office:value-type="float" office:value="10452.93">
            <text:p>10.452,9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22">
            <text:p>22/12/2023</text:p>
          </table:table-cell>
          <table:table-cell/>
          <table:table-cell office:value-type="date" office:date-value="2023-12-22">
            <text:p>22/12/2023</text:p>
          </table:table-cell>
          <table:table-cell/>
          <table:table-cell office:value-type="string">
            <text:p>TRANSFERENCIA DE CARDONA ALTES CRISTINA, CONCEPTO H1 Elisa desde 18 nov 23 </text:p>
          </table:table-cell>
          <table:table-cell/>
          <table:table-cell office:value-type="float" office:value="346.67">
            <text:p>346,67</text:p>
          </table:table-cell>
          <table:table-cell/>
          <table:table-cell office:value-type="float" office:value="11252.93">
            <text:p>11.252,93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3-12-22">
            <text:p>22/12/2023</text:p>
          </table:table-cell>
          <table:table-cell/>
          <table:table-cell office:value-type="date" office:date-value="2023-12-22">
            <text:p>22/12/2023</text:p>
          </table:table-cell>
          <table:table-cell/>
          <table:table-cell office:value-type="string">
            <text:p>TRANSFERENCIA DE CARDONA ALTES CRISTINA, CONCEPTO H1 Fianza (666,67+133,33) Elisa 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0906.26">
            <text:p>10.906,26</text:p>
          </table:table-cell>
          <table:table-cell office:value-type="string">
            <text:p>H1</text:p>
          </table:table-cell>
          <table:table-cell office:value-type="string">
            <text:p>Fianza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3-12-22">
            <text:p>22/12/2023</text:p>
          </table:table-cell>
          <table:table-cell/>
          <table:table-cell office:value-type="date" office:date-value="2023-12-22">
            <text:p>22/12/2023</text:p>
          </table:table-cell>
          <table:table-cell/>
          <table:table-cell office:value-type="string">
            <text:p>TRANSFERENCIA DE CARDONA ALTES CRISTINA, CONCEPTO H1 12/23 1a parte 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0106.26">
            <text:p>10.106,2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04">
            <text:p>04/12/2023</text:p>
          </table:table-cell>
          <table:table-cell/>
          <table:table-cell office:value-type="date" office:date-value="2023-12-02">
            <text:p>02/12/2023</text:p>
          </table:table-cell>
          <table:table-cell/>
          <table:table-cell office:value-type="string">
            <text:p>LIQUIDACION CUENTA 0073 0100 010 4032663 </text:p>
          </table:table-cell>
          <table:table-cell/>
          <table:table-cell office:value-type="float" office:value="1.51">
            <text:p>1,51</text:p>
          </table:table-cell>
          <table:table-cell/>
          <table:table-cell office:value-type="float" office:value="9706.26">
            <text:p>9.706,2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2-01">
            <text:p>01/12/2023</text:p>
          </table:table-cell>
          <table:table-cell/>
          <table:table-cell office:value-type="date" office:date-value="2023-12-01">
            <text:p>01/12/2023</text:p>
          </table:table-cell>
          <table:table-cell/>
          <table:table-cell office:value-type="string">
            <text:p>TRANSFERENCIA A FAVOR DE Ana María Gasch Freixes CONCEPTO: Alquiler Rubió i Ors 2 </text:p>
          </table:table-cell>
          <table:table-cell/>
          <table:table-cell table:style-name="ce25" office:value-type="float" office:value="-1700">
            <text:p>-1.700,00</text:p>
          </table:table-cell>
          <table:table-cell/>
          <table:table-cell office:value-type="float" office:value="9704.75">
            <text:p>9.704,7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03">
            <text:p>03/11/2023</text:p>
          </table:table-cell>
          <table:table-cell/>
          <table:table-cell office:value-type="date" office:date-value="2023-11-02">
            <text:p>02/11/2023</text:p>
          </table:table-cell>
          <table:table-cell/>
          <table:table-cell office:value-type="string">
            <text:p>LIQUIDACION CUENTA 0073 0100 010 4032663 </text:p>
          </table:table-cell>
          <table:table-cell/>
          <table:table-cell office:value-type="float" office:value="1.89">
            <text:p>1,89</text:p>
          </table:table-cell>
          <table:table-cell/>
          <table:table-cell office:value-type="float" office:value="11404.75">
            <text:p>11.404,7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3-11-02">
            <text:p>02/11/2023</text:p>
          </table:table-cell>
          <table:table-cell/>
          <table:table-cell office:value-type="date" office:date-value="2023-11-02">
            <text:p>02/11/2023</text:p>
          </table:table-cell>
          <table:table-cell/>
          <table:table-cell office:value-type="string">
            <text:p>TRANSFERENCIA A FAVOR DE Ana María Gasch Freixes CONCEPTO: Alquiler Rubió i Ors 2 </text:p>
          </table:table-cell>
          <table:table-cell/>
          <table:table-cell table:style-name="ce25" office:value-type="float" office:value="-1700">
            <text:p>-1.700,00</text:p>
          </table:table-cell>
          <table:table-cell/>
          <table:table-cell office:value-type="float" office:value="11402.86">
            <text:p>11.402,86</text:p>
          </table:table-cell>
          <table:table-cell table:number-columns-repeated="1014"/>
        </table:table-row>
        <table:table-row table:style-name="ro8">
          <table:table-cell table:style-name="ce10"/>
          <table:table-cell table:style-name="ce18" table:number-columns-repeated="9"/>
          <table:table-cell table:style-name="Default" table:number-columns-repeated="1014"/>
        </table:table-row>
      </table:table>
      <table:table table:name="7572 Personal" table:style-name="ta5" table:print="false">
        <office:forms form:automatic-focus="false" form:apply-design-mode="false"/>
        <table:table-column table:style-name="co5" table:default-cell-style-name="ce9"/>
        <table:table-column table:style-name="co6" table:default-cell-style-name="ce17"/>
        <table:table-column table:style-name="co5" table:default-cell-style-name="ce20"/>
        <table:table-column table:style-name="co6" table:default-cell-style-name="ce17"/>
        <table:table-column table:style-name="co5" table:default-cell-style-name="ce20"/>
        <table:table-column table:style-name="co7" table:default-cell-style-name="ce23"/>
        <table:table-column table:style-name="co5" table:default-cell-style-name="ce20"/>
        <table:table-column table:style-name="co8" table:default-cell-style-name="ce24"/>
        <table:table-column table:style-name="co5" table:default-cell-style-name="ce20"/>
        <table:table-column table:style-name="co8" table:default-cell-style-name="ce27"/>
        <table:table-column table:style-name="co9" table:number-columns-repeated="1014" table:default-cell-style-name="ce29"/>
        <table:table-row table:style-name="ro3">
          <table:table-cell/>
          <table:table-cell table:style-name="ce9" table:number-columns-repeated="9"/>
          <table:table-cell table:number-columns-repeated="1014"/>
        </table:table-row>
        <table:table-row table:style-name="ro4">
          <table:table-cell table:style-name="ce10"/>
          <table:table-cell table:style-name="ce12" office:value-type="string">
            <text:p>Cuentas - Movimientos</text:p>
          </table:table-cell>
          <table:table-cell table:style-name="ce19" table:number-columns-repeated="8"/>
          <table:table-cell table:style-name="Default" table:number-columns-repeated="1014"/>
        </table:table-row>
        <table:table-row table:style-name="ro5">
          <table:table-cell/>
          <table:table-cell table:style-name="ce9" table:number-columns-repeated="8"/>
          <table:table-cell table:style-name="ce26" office:value-type="string">
            <text:p>Fecha de descarga: <text:span text:style-name="T1">19/10/2025 20:55h</text:span></text:p>
          </table:table-cell>
          <table:table-cell table:number-columns-repeated="1014"/>
        </table:table-row>
        <table:table-row table:style-name="ro6">
          <table:table-cell table:style-name="ce10"/>
          <table:table-cell table:style-name="ce13" office:value-type="string">
            <text:p>Número de Cuenta: </text:p>
          </table:table-cell>
          <table:table-cell table:style-name="ce10"/>
          <table:table-cell table:style-name="ce21" office:value-type="string">
            <text:p>0073 0100 53 0826507572</text:p>
          </table:table-cell>
          <table:table-cell table:style-name="ce10" table:number-columns-repeated="6"/>
          <table:table-cell table:style-name="Default" table:number-columns-repeated="1014"/>
        </table:table-row>
        <table:table-row table:style-name="ro7">
          <table:table-cell table:style-name="ce10" table:number-columns-repeated="10"/>
          <table:table-cell table:style-name="Default" table:number-columns-repeated="1014"/>
        </table:table-row>
        <table:table-row table:style-name="ro7">
          <table:table-cell table:style-name="ce11"/>
          <table:table-cell table:style-name="ce14" office:value-type="string">
            <text:p>Descripción:</text:p>
          </table:table-cell>
          <table:table-cell table:style-name="ce10"/>
          <table:table-cell table:style-name="ce22" office:value-type="string">
            <text:p>CUENTA CORRIENTE OPEN </text:p>
          </table:table-cell>
          <table:table-cell table:style-name="ce10" table:number-columns-repeated="6"/>
          <table:table-cell table:style-name="Default" table:number-columns-repeated="1014"/>
        </table:table-row>
        <table:table-row table:style-name="ro7">
          <table:table-cell table:style-name="ce11"/>
          <table:table-cell table:style-name="ce14" office:value-type="string">
            <text:p>Titular:</text:p>
          </table:table-cell>
          <table:table-cell table:style-name="ce10"/>
          <table:table-cell table:style-name="ce22" office:value-type="string">
            <text:p>CARDONA ALTES CRISTINA</text:p>
          </table:table-cell>
          <table:table-cell table:style-name="ce10" table:number-columns-repeated="6"/>
          <table:table-cell table:style-name="Default" table:number-columns-repeated="1014"/>
        </table:table-row>
        <table:table-row table:style-name="ro7">
          <table:table-cell table:style-name="ce11"/>
          <table:table-cell table:style-name="ce14" office:value-type="string">
            <text:p>Saldo:</text:p>
          </table:table-cell>
          <table:table-cell table:style-name="ce10"/>
          <table:table-cell table:style-name="ce22" office:value-type="string">
            <text:p>148.612,08 EUR</text:p>
          </table:table-cell>
          <table:table-cell table:style-name="ce10" table:number-columns-repeated="6"/>
          <table:table-cell table:style-name="Default" table:number-columns-repeated="1014"/>
        </table:table-row>
        <table:table-row table:style-name="ro8">
          <table:table-cell table:style-name="ce10"/>
          <table:table-cell table:style-name="ce15" office:value-type="string">
            <text:p>Lista de Movimientos</text:p>
          </table:table-cell>
          <table:table-cell table:style-name="ce18" table:number-columns-repeated="8"/>
          <table:table-cell table:style-name="Default" table:number-columns-repeated="1014"/>
        </table:table-row>
        <table:table-row table:style-name="ro7">
          <table:table-cell table:style-name="ce10" table:number-columns-repeated="10"/>
          <table:table-cell table:style-name="Default" table:number-columns-repeated="1014"/>
        </table:table-row>
        <table:table-row table:style-name="ro9">
          <table:table-cell/>
          <table:table-cell table:style-name="ce16" office:value-type="string">
            <text:p>Fecha Operación</text:p>
          </table:table-cell>
          <table:table-cell table:style-name="ce9"/>
          <table:table-cell table:style-name="ce16" office:value-type="string">
            <text:p>Fecha Valor</text:p>
          </table:table-cell>
          <table:table-cell table:style-name="ce9"/>
          <table:table-cell table:style-name="ce16" office:value-type="string">
            <text:p>Concepto</text:p>
          </table:table-cell>
          <table:table-cell table:style-name="ce9"/>
          <table:table-cell table:style-name="ce16" office:value-type="string">
            <text:p>Importe</text:p>
          </table:table-cell>
          <table:table-cell table:style-name="ce9"/>
          <table:table-cell table:style-name="ce16" office:value-type="string">
            <text:p>Saldo</text:p>
          </table:table-cell>
          <table:table-cell table:style-name="ce16" office:value-type="string">
            <text:p>Concepto</text:p>
          </table:table-cell>
          <table:table-cell table:style-name="ce16" office:value-type="string">
            <text:p>Periodo</text:p>
          </table:table-cell>
          <table:table-cell table:number-columns-repeated="1012"/>
        </table:table-row>
        <table:table-row table:style-name="ro10" table:visibility="filter">
          <table:table-cell/>
          <table:table-cell office:value-type="date" office:date-value="2025-10-16">
            <text:p>16/10/2025</text:p>
          </table:table-cell>
          <table:table-cell/>
          <table:table-cell office:value-type="date" office:date-value="2025-10-16">
            <text:p>16/10/2025</text:p>
          </table:table-cell>
          <table:table-cell/>
          <table:table-cell office:value-type="string">
            <text:p>COMPRA EN BICING, CON LA TARJETA : 5489133221595208 EL 2025-10-16 </text:p>
          </table:table-cell>
          <table:table-cell/>
          <table:table-cell office:value-type="float" office:value="-1.4">
            <text:p>-1,4</text:p>
          </table:table-cell>
          <table:table-cell/>
          <table:table-cell table:style-name="ce25" office:value-type="float" office:value="149621.45">
            <text:p>149.621,4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10-08">
            <text:p>08/10/2025</text:p>
          </table:table-cell>
          <table:table-cell/>
          <table:table-cell office:value-type="date" office:date-value="2025-10-08">
            <text:p>08/10/2025</text:p>
          </table:table-cell>
          <table:table-cell/>
          <table:table-cell office:value-type="string">
            <text:p>DISPOSICION EN CAJERO CON LA TARJETA 5489133221595208, COMISION 0,00, EL 2025-10-08 </text:p>
          </table:table-cell>
          <table:table-cell/>
          <table:table-cell office:value-type="float" office:value="-30">
            <text:p>-30</text:p>
          </table:table-cell>
          <table:table-cell/>
          <table:table-cell table:style-name="ce28" office:value-type="float" office:value="149622.85">
            <text:p>149.622,8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10-06">
            <text:p>06/10/2025</text:p>
          </table:table-cell>
          <table:table-cell/>
          <table:table-cell office:value-type="date" office:date-value="2025-10-06">
            <text:p>06/10/2025</text:p>
          </table:table-cell>
          <table:table-cell/>
          <table:table-cell office:value-type="string">
            <text:p>TRANSFERENCIA DE RATERA ,GISPETS ,JORDI NotProvided, REFERENCIA: 0073 0100 696 0ATZW95 </text:p>
          </table:table-cell>
          <table:table-cell/>
          <table:table-cell table:style-name="ce25" office:value-type="float" office:value="147000">
            <text:p>147.000,00</text:p>
          </table:table-cell>
          <table:table-cell/>
          <table:table-cell table:style-name="ce28" office:value-type="float" office:value="149652.85">
            <text:p>149.652,8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10-03">
            <text:p>03/10/2025</text:p>
          </table:table-cell>
          <table:table-cell/>
          <table:table-cell office:value-type="date" office:date-value="2025-10-03">
            <text:p>03/10/2025</text:p>
          </table:table-cell>
          <table:table-cell/>
          <table:table-cell office:value-type="string">
            <text:p>RECIBO FUTBOL CLUB MARTINENC (CEM GUINARDO) Nº RECIBO 0073 0100 755 CMSWLTS REF. MANDATO 00001420150</text:p>
          </table:table-cell>
          <table:table-cell/>
          <table:table-cell office:value-type="float" office:value="-55.85">
            <text:p>-55,85</text:p>
          </table:table-cell>
          <table:table-cell/>
          <table:table-cell table:style-name="ce28" office:value-type="float" office:value="2652.85">
            <text:p>2.652,8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10-02">
            <text:p>02/10/2025</text:p>
          </table:table-cell>
          <table:table-cell/>
          <table:table-cell office:value-type="date" office:date-value="2025-10-02">
            <text:p>02/10/2025</text:p>
          </table:table-cell>
          <table:table-cell/>
          <table:table-cell office:value-type="string">
            <text:p>DISPOSICION EN CAJERO CON LA TARJETA 5489133221595208, COMISION 0,00, EL 2025-10-02 </text:p>
          </table:table-cell>
          <table:table-cell/>
          <table:table-cell office:value-type="float" office:value="-200">
            <text:p>-200</text:p>
          </table:table-cell>
          <table:table-cell/>
          <table:table-cell table:style-name="ce28" office:value-type="float" office:value="2708.7">
            <text:p>2.708,7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10-02">
            <text:p>02/10/2025</text:p>
          </table:table-cell>
          <table:table-cell/>
          <table:table-cell office:value-type="date" office:date-value="2025-10-02">
            <text:p>02/10/2025</text:p>
          </table:table-cell>
          <table:table-cell/>
          <table:table-cell office:value-type="string">
            <text:p>TRANSFERENCIA A FAVOR DE Cristina Cardona Altés CONCEPTO: Gastos piso automática </text:p>
          </table:table-cell>
          <table:table-cell/>
          <table:table-cell office:value-type="float" office:value="-50">
            <text:p>-50</text:p>
          </table:table-cell>
          <table:table-cell/>
          <table:table-cell table:style-name="ce28" office:value-type="float" office:value="2908.7">
            <text:p>2.908,7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10-01">
            <text:p>01/10/2025</text:p>
          </table:table-cell>
          <table:table-cell/>
          <table:table-cell office:value-type="date" office:date-value="2025-10-01">
            <text:p>01/10/2025</text:p>
          </table:table-cell>
          <table:table-cell/>
          <table:table-cell office:value-type="string">
            <text:p>COMPRA EN BICING, CON LA TARJETA : 5489133221595208 EL 2025-10-01 </text:p>
          </table:table-cell>
          <table:table-cell/>
          <table:table-cell office:value-type="float" office:value="-2.45">
            <text:p>-2,45</text:p>
          </table:table-cell>
          <table:table-cell/>
          <table:table-cell table:style-name="ce28" office:value-type="float" office:value="2958.7">
            <text:p>2.958,7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9-30">
            <text:p>30/09/2025</text:p>
          </table:table-cell>
          <table:table-cell/>
          <table:table-cell office:value-type="date" office:date-value="2025-09-30">
            <text:p>30/09/2025</text:p>
          </table:table-cell>
          <table:table-cell/>
          <table:table-cell office:value-type="string">
            <text:p>TRANSFERENCIA A FAVOR DE Fincas Espona CONCEPTO: Certificado corriente de pago c/Londres 43, ático 2</text:p>
          </table:table-cell>
          <table:table-cell/>
          <table:table-cell office:value-type="float" office:value="-87.7">
            <text:p>-87,7</text:p>
          </table:table-cell>
          <table:table-cell/>
          <table:table-cell table:style-name="ce28" office:value-type="float" office:value="2961.15">
            <text:p>2.961,1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9-29">
            <text:p>29/09/2025</text:p>
          </table:table-cell>
          <table:table-cell/>
          <table:table-cell office:value-type="date" office:date-value="2025-09-29">
            <text:p>29/09/2025</text:p>
          </table:table-cell>
          <table:table-cell/>
          <table:table-cell office:value-type="string">
            <text:p>TRANSFERENCIA A FAVOR DE Cristina Cardona Altés CONCEPTO: Alq. CC H2 </text:p>
          </table:table-cell>
          <table:table-cell/>
          <table:table-cell office:value-type="float" office:value="-485">
            <text:p>-485</text:p>
          </table:table-cell>
          <table:table-cell/>
          <table:table-cell table:style-name="ce28" office:value-type="float" office:value="3048.85">
            <text:p>3.048,8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9-26">
            <text:p>26/09/2025</text:p>
          </table:table-cell>
          <table:table-cell/>
          <table:table-cell office:value-type="date" office:date-value="2025-09-26">
            <text:p>26/09/2025</text:p>
          </table:table-cell>
          <table:table-cell/>
          <table:table-cell office:value-type="string">
            <text:p>TRANSFERENCIA A FAVOR DE CARDONA ALTES CRISTINA CONCEPTO: Reposicion fianza </text:p>
          </table:table-cell>
          <table:table-cell/>
          <table:table-cell office:value-type="float" office:value="-518">
            <text:p>-518</text:p>
          </table:table-cell>
          <table:table-cell/>
          <table:table-cell table:style-name="ce28" office:value-type="float" office:value="3533.85">
            <text:p>3.533,8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9-25">
            <text:p>25/09/2025</text:p>
          </table:table-cell>
          <table:table-cell/>
          <table:table-cell office:value-type="date" office:date-value="2025-09-25">
            <text:p>25/09/2025</text:p>
          </table:table-cell>
          <table:table-cell/>
          <table:table-cell office:value-type="string">
            <text:p>TRANSFERENCIA A FAVOR DE Cristina Cardona Altés CONCEPTO: Provision fondos Cuota autonomos </text:p>
          </table:table-cell>
          <table:table-cell/>
          <table:table-cell office:value-type="float" office:value="-90">
            <text:p>-90</text:p>
          </table:table-cell>
          <table:table-cell/>
          <table:table-cell table:style-name="ce28" office:value-type="float" office:value="4051.85">
            <text:p>4.051,8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9-16">
            <text:p>16/09/2025</text:p>
          </table:table-cell>
          <table:table-cell/>
          <table:table-cell office:value-type="date" office:date-value="2025-09-16">
            <text:p>16/09/2025</text:p>
          </table:table-cell>
          <table:table-cell/>
          <table:table-cell office:value-type="string">
            <text:p>COMPRA EN BICING, CON LA TARJETA : 5489133221595208 EL 2025-09-16 </text:p>
          </table:table-cell>
          <table:table-cell/>
          <table:table-cell office:value-type="float" office:value="-5.1">
            <text:p>-5,1</text:p>
          </table:table-cell>
          <table:table-cell/>
          <table:table-cell table:style-name="ce28" office:value-type="float" office:value="4141.85">
            <text:p>4.141,8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9-12">
            <text:p>12/09/2025</text:p>
          </table:table-cell>
          <table:table-cell/>
          <table:table-cell office:value-type="date" office:date-value="2025-09-12">
            <text:p>12/09/2025</text:p>
          </table:table-cell>
          <table:table-cell/>
          <table:table-cell office:value-type="string">
            <text:p>DISPOSICION EN CAJERO CON LA TARJETA 5489133221595208, COMISION 0,00, EL 2025-09-12 </text:p>
          </table:table-cell>
          <table:table-cell/>
          <table:table-cell office:value-type="float" office:value="-160">
            <text:p>-160</text:p>
          </table:table-cell>
          <table:table-cell/>
          <table:table-cell table:style-name="ce28" office:value-type="float" office:value="4146.95">
            <text:p>4.146,9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9-03">
            <text:p>03/09/2025</text:p>
          </table:table-cell>
          <table:table-cell/>
          <table:table-cell office:value-type="date" office:date-value="2025-09-03">
            <text:p>03/09/2025</text:p>
          </table:table-cell>
          <table:table-cell/>
          <table:table-cell office:value-type="string">
            <text:p>RECIBO FUTBOL CLUB MARTINENC (CEM GUINARDO) Nº RECIBO 0073 0100 755 CMJMKKN REF. MANDATO 00001420150</text:p>
          </table:table-cell>
          <table:table-cell/>
          <table:table-cell office:value-type="float" office:value="-55.85">
            <text:p>-55,85</text:p>
          </table:table-cell>
          <table:table-cell/>
          <table:table-cell table:style-name="ce28" office:value-type="float" office:value="4306.95">
            <text:p>4.306,9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9-02">
            <text:p>02/09/2025</text:p>
          </table:table-cell>
          <table:table-cell/>
          <table:table-cell office:value-type="date" office:date-value="2025-09-02">
            <text:p>02/09/2025</text:p>
          </table:table-cell>
          <table:table-cell/>
          <table:table-cell office:value-type="string">
            <text:p>TRANSFERENCIA A FAVOR DE Cristina Cardona Altés CONCEPTO: Gastos piso automática </text:p>
          </table:table-cell>
          <table:table-cell/>
          <table:table-cell office:value-type="float" office:value="-50">
            <text:p>-50</text:p>
          </table:table-cell>
          <table:table-cell/>
          <table:table-cell table:style-name="ce28" office:value-type="float" office:value="4362.8">
            <text:p>4.362,8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9-01">
            <text:p>01/09/2025</text:p>
          </table:table-cell>
          <table:table-cell/>
          <table:table-cell office:value-type="date" office:date-value="2025-09-01">
            <text:p>01/09/2025</text:p>
          </table:table-cell>
          <table:table-cell/>
          <table:table-cell office:value-type="string">
            <text:p>COMPRA EN BICING, CON LA TARJETA : 5489133221595208 EL 2025-09-01 </text:p>
          </table:table-cell>
          <table:table-cell/>
          <table:table-cell office:value-type="float" office:value="-0.35">
            <text:p>-0,35</text:p>
          </table:table-cell>
          <table:table-cell/>
          <table:table-cell table:style-name="ce28" office:value-type="float" office:value="4412.8">
            <text:p>4.412,8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29">
            <text:p>29/08/2025</text:p>
          </table:table-cell>
          <table:table-cell/>
          <table:table-cell office:value-type="date" office:date-value="2025-08-29">
            <text:p>29/08/2025</text:p>
          </table:table-cell>
          <table:table-cell/>
          <table:table-cell office:value-type="string">
            <text:p>TRANSFERENCIA A FAVOR DE Cristina Cardona Altés CONCEPTO: Alq. CC H2 </text:p>
          </table:table-cell>
          <table:table-cell/>
          <table:table-cell office:value-type="float" office:value="-485">
            <text:p>-485</text:p>
          </table:table-cell>
          <table:table-cell/>
          <table:table-cell table:style-name="ce28" office:value-type="float" office:value="4413.15">
            <text:p>4.413,1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25">
            <text:p>25/08/2025</text:p>
          </table:table-cell>
          <table:table-cell/>
          <table:table-cell office:value-type="date" office:date-value="2025-08-25">
            <text:p>25/08/2025</text:p>
          </table:table-cell>
          <table:table-cell/>
          <table:table-cell office:value-type="string">
            <text:p>TRANSFERENCIA A FAVOR DE Cristina Cardona Altés CONCEPTO: Provision fondos Cuota autonomos </text:p>
          </table:table-cell>
          <table:table-cell/>
          <table:table-cell office:value-type="float" office:value="-90">
            <text:p>-90</text:p>
          </table:table-cell>
          <table:table-cell/>
          <table:table-cell table:style-name="ce28" office:value-type="float" office:value="4898.15">
            <text:p>4.898,1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21">
            <text:p>21/08/2025</text:p>
          </table:table-cell>
          <table:table-cell/>
          <table:table-cell office:value-type="date" office:date-value="2025-08-21">
            <text:p>21/08/2025</text:p>
          </table:table-cell>
          <table:table-cell/>
          <table:table-cell office:value-type="string">
            <text:p>COMPRA EN la Granja de Gracia, CON LA TARJETA : 5489133221595208 EL 2025-08-21 </text:p>
          </table:table-cell>
          <table:table-cell/>
          <table:table-cell office:value-type="float" office:value="-17.7">
            <text:p>-17,7</text:p>
          </table:table-cell>
          <table:table-cell/>
          <table:table-cell table:style-name="ce28" office:value-type="float" office:value="4988.15">
            <text:p>4.988,1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21">
            <text:p>21/08/2025</text:p>
          </table:table-cell>
          <table:table-cell/>
          <table:table-cell office:value-type="date" office:date-value="2025-08-21">
            <text:p>21/08/2025</text:p>
          </table:table-cell>
          <table:table-cell/>
          <table:table-cell office:value-type="string">
            <text:p>TRANSFERENCIA DE BKF CONSULTING REAL STATE SL, CONCEPTO DEVOLUCION OFERTA ANTONIO MAURA </text:p>
          </table:table-cell>
          <table:table-cell/>
          <table:table-cell office:value-type="float" office:value="500">
            <text:p>500</text:p>
          </table:table-cell>
          <table:table-cell/>
          <table:table-cell table:style-name="ce28" office:value-type="float" office:value="5005.85">
            <text:p>5.005,8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19">
            <text:p>19/08/2025</text:p>
          </table:table-cell>
          <table:table-cell/>
          <table:table-cell office:value-type="date" office:date-value="2025-08-19">
            <text:p>19/08/2025</text:p>
          </table:table-cell>
          <table:table-cell/>
          <table:table-cell office:value-type="string">
            <text:p>TRANSFERENCIA A FAVOR DE Imasfincas CONCEPTO: Oferta Antonio Maura 27. Cristina Cardona </text:p>
          </table:table-cell>
          <table:table-cell/>
          <table:table-cell office:value-type="float" office:value="-500">
            <text:p>-500</text:p>
          </table:table-cell>
          <table:table-cell/>
          <table:table-cell table:style-name="ce28" office:value-type="float" office:value="4505.85">
            <text:p>4.505,8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18">
            <text:p>18/08/2025</text:p>
          </table:table-cell>
          <table:table-cell/>
          <table:table-cell office:value-type="date" office:date-value="2025-08-16">
            <text:p>16/08/2025</text:p>
          </table:table-cell>
          <table:table-cell/>
          <table:table-cell office:value-type="string">
            <text:p>COMPRA EN BICING, CON LA TARJETA : 5489133221595208 EL 2025-08-16 </text:p>
          </table:table-cell>
          <table:table-cell/>
          <table:table-cell office:value-type="float" office:value="-1.4">
            <text:p>-1,4</text:p>
          </table:table-cell>
          <table:table-cell/>
          <table:table-cell table:style-name="ce28" office:value-type="float" office:value="5005.85">
            <text:p>5.005,8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14">
            <text:p>14/08/2025</text:p>
          </table:table-cell>
          <table:table-cell/>
          <table:table-cell office:value-type="date" office:date-value="2025-08-14">
            <text:p>14/08/2025</text:p>
          </table:table-cell>
          <table:table-cell/>
          <table:table-cell office:value-type="string">
            <text:p>BIZUM A FAVOR DE SYLVIA C A CONCEPTO: Sin concepto </text:p>
          </table:table-cell>
          <table:table-cell/>
          <table:table-cell office:value-type="float" office:value="-69">
            <text:p>-69</text:p>
          </table:table-cell>
          <table:table-cell/>
          <table:table-cell table:style-name="ce28" office:value-type="float" office:value="5007.25">
            <text:p>5.007,2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12">
            <text:p>12/08/2025</text:p>
          </table:table-cell>
          <table:table-cell/>
          <table:table-cell office:value-type="date" office:date-value="2025-08-12">
            <text:p>12/08/2025</text:p>
          </table:table-cell>
          <table:table-cell/>
          <table:table-cell office:value-type="string">
            <text:p>TRANSFERENCIA DE JAVIER CARDONA ALTES, CONCEPTO HERENCIA </text:p>
          </table:table-cell>
          <table:table-cell/>
          <table:table-cell table:style-name="ce25" office:value-type="float" office:value="2687">
            <text:p>2.687,00</text:p>
          </table:table-cell>
          <table:table-cell/>
          <table:table-cell table:style-name="ce28" office:value-type="float" office:value="5076.25">
            <text:p>5.076,2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11">
            <text:p>11/08/2025</text:p>
          </table:table-cell>
          <table:table-cell/>
          <table:table-cell office:value-type="date" office:date-value="2025-08-11">
            <text:p>11/08/2025</text:p>
          </table:table-cell>
          <table:table-cell/>
          <table:table-cell office:value-type="string">
            <text:p>INGRESO EN EFECTIVO </text:p>
          </table:table-cell>
          <table:table-cell/>
          <table:table-cell office:value-type="float" office:value="550">
            <text:p>550</text:p>
          </table:table-cell>
          <table:table-cell/>
          <table:table-cell table:style-name="ce28" office:value-type="float" office:value="2389.25">
            <text:p>2.389,2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11">
            <text:p>11/08/2025</text:p>
          </table:table-cell>
          <table:table-cell/>
          <table:table-cell office:value-type="date" office:date-value="2025-08-11">
            <text:p>11/08/2025</text:p>
          </table:table-cell>
          <table:table-cell/>
          <table:table-cell office:value-type="string">
            <text:p>BIZUM A FAVOR DE SYLVIA C A CONCEPTO: 2o pago de 2. Gastos legales </text:p>
          </table:table-cell>
          <table:table-cell/>
          <table:table-cell office:value-type="float" office:value="-592.91">
            <text:p>-592,91</text:p>
          </table:table-cell>
          <table:table-cell/>
          <table:table-cell table:style-name="ce28" office:value-type="float" office:value="1839.25">
            <text:p>1.839,2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11">
            <text:p>11/08/2025</text:p>
          </table:table-cell>
          <table:table-cell/>
          <table:table-cell office:value-type="date" office:date-value="2025-08-11">
            <text:p>11/08/2025</text:p>
          </table:table-cell>
          <table:table-cell/>
          <table:table-cell office:value-type="string">
            <text:p>BIZUM A FAVOR DE SYLVIA C A CONCEPTO: 1er pago de 2. Gastos legales </text:p>
          </table:table-cell>
          <table:table-cell/>
          <table:table-cell office:value-type="float" office:value="-600">
            <text:p>-600</text:p>
          </table:table-cell>
          <table:table-cell/>
          <table:table-cell table:style-name="ce28" office:value-type="float" office:value="2432.16">
            <text:p>2.432,1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11">
            <text:p>11/08/2025</text:p>
          </table:table-cell>
          <table:table-cell/>
          <table:table-cell office:value-type="date" office:date-value="2025-08-11">
            <text:p>11/08/2025</text:p>
          </table:table-cell>
          <table:table-cell/>
          <table:table-cell office:value-type="string">
            <text:p>SU ORDEN DE IMPOSICION EN CONTRATO A PLAZO 0073 0100 302 3835594 </text:p>
          </table:table-cell>
          <table:table-cell/>
          <table:table-cell table:style-name="ce25" office:value-type="float" office:value="-15000">
            <text:p>-15.000,00</text:p>
          </table:table-cell>
          <table:table-cell/>
          <table:table-cell table:style-name="ce28" office:value-type="float" office:value="3032.16">
            <text:p>3.032,1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08">
            <text:p>08/08/2025</text:p>
          </table:table-cell>
          <table:table-cell/>
          <table:table-cell office:value-type="date" office:date-value="2025-08-08">
            <text:p>08/08/2025</text:p>
          </table:table-cell>
          <table:table-cell/>
          <table:table-cell office:value-type="string">
            <text:p>TRANSFERENCIA A FAVOR DE CARDONA ALTES CONCEPTO: Abono Adeslas de marzo a sept 25 </text:p>
          </table:table-cell>
          <table:table-cell/>
          <table:table-cell office:value-type="float" office:value="-574.21">
            <text:p>-574,21</text:p>
          </table:table-cell>
          <table:table-cell/>
          <table:table-cell table:style-name="ce28" office:value-type="float" office:value="18032.16">
            <text:p>18.032,1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08">
            <text:p>08/08/2025</text:p>
          </table:table-cell>
          <table:table-cell/>
          <table:table-cell office:value-type="date" office:date-value="2025-08-08">
            <text:p>08/08/2025</text:p>
          </table:table-cell>
          <table:table-cell/>
          <table:table-cell office:value-type="string">
            <text:p>TRANSFERENCIA DE JUANA DE LORENA CARDONA ALTES, CONCEPTO TESTAMENTARIA JUANA DE LORENA CARDONA </text:p>
          </table:table-cell>
          <table:table-cell/>
          <table:table-cell table:style-name="ce25" office:value-type="float" office:value="18337.51">
            <text:p>18.337,51</text:p>
          </table:table-cell>
          <table:table-cell/>
          <table:table-cell table:style-name="ce28" office:value-type="float" office:value="18606.37">
            <text:p>18.606,3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05">
            <text:p>05/08/2025</text:p>
          </table:table-cell>
          <table:table-cell/>
          <table:table-cell office:value-type="date" office:date-value="2025-08-05">
            <text:p>05/08/2025</text:p>
          </table:table-cell>
          <table:table-cell/>
          <table:table-cell office:value-type="string">
            <text:p>RECIBO FUTBOL CLUB MARTINENC (CEM GUINARDO) Nº RECIBO 0073 0100 755 CLZHVPZ REF. MANDATO 00001420150</text:p>
          </table:table-cell>
          <table:table-cell/>
          <table:table-cell office:value-type="float" office:value="-55.85">
            <text:p>-55,85</text:p>
          </table:table-cell>
          <table:table-cell/>
          <table:table-cell table:style-name="ce24" office:value-type="float" office:value="268.86">
            <text:p>268,8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04">
            <text:p>04/08/2025</text:p>
          </table:table-cell>
          <table:table-cell/>
          <table:table-cell office:value-type="date" office:date-value="2025-08-04">
            <text:p>04/08/2025</text:p>
          </table:table-cell>
          <table:table-cell/>
          <table:table-cell office:value-type="string">
            <text:p>TRANSFERENCIA A FAVOR DE Cristina Cardona Altés CONCEPTO: Gastos piso automática </text:p>
          </table:table-cell>
          <table:table-cell/>
          <table:table-cell office:value-type="float" office:value="-50">
            <text:p>-50</text:p>
          </table:table-cell>
          <table:table-cell/>
          <table:table-cell office:value-type="float" office:value="324.71">
            <text:p>324,7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8-01">
            <text:p>01/08/2025</text:p>
          </table:table-cell>
          <table:table-cell/>
          <table:table-cell office:value-type="date" office:date-value="2025-08-01">
            <text:p>01/08/2025</text:p>
          </table:table-cell>
          <table:table-cell/>
          <table:table-cell office:value-type="string">
            <text:p>COMPRA EN BICING, CON LA TARJETA : 5489133221595208 EL 2025-08-01 </text:p>
          </table:table-cell>
          <table:table-cell/>
          <table:table-cell office:value-type="float" office:value="-1.75">
            <text:p>-1,75</text:p>
          </table:table-cell>
          <table:table-cell/>
          <table:table-cell office:value-type="float" office:value="374.71">
            <text:p>374,7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29">
            <text:p>29/07/2025</text:p>
          </table:table-cell>
          <table:table-cell/>
          <table:table-cell office:value-type="date" office:date-value="2025-07-29">
            <text:p>29/07/2025</text:p>
          </table:table-cell>
          <table:table-cell/>
          <table:table-cell office:value-type="string">
            <text:p>TRANSFERENCIA A FAVOR DE Cristina Cardona Altés CONCEPTO: Alq. CC H2 </text:p>
          </table:table-cell>
          <table:table-cell/>
          <table:table-cell office:value-type="float" office:value="-485">
            <text:p>-485</text:p>
          </table:table-cell>
          <table:table-cell/>
          <table:table-cell office:value-type="float" office:value="376.46">
            <text:p>376,4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28">
            <text:p>28/07/2025</text:p>
          </table:table-cell>
          <table:table-cell/>
          <table:table-cell office:value-type="date" office:date-value="2025-07-25">
            <text:p>25/07/2025</text:p>
          </table:table-cell>
          <table:table-cell/>
          <table:table-cell office:value-type="string">
            <text:p>COMPRA EN BAR JOTA, CON LA TARJETA : 5489133221595208 EL 2025-07-25 </text:p>
          </table:table-cell>
          <table:table-cell/>
          <table:table-cell office:value-type="float" office:value="-16.1">
            <text:p>-16,1</text:p>
          </table:table-cell>
          <table:table-cell/>
          <table:table-cell office:value-type="float" office:value="861.46">
            <text:p>861,4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25">
            <text:p>25/07/2025</text:p>
          </table:table-cell>
          <table:table-cell/>
          <table:table-cell office:value-type="date" office:date-value="2025-07-25">
            <text:p>25/07/2025</text:p>
          </table:table-cell>
          <table:table-cell/>
          <table:table-cell office:value-type="string">
            <text:p>TRANSFERENCIA A FAVOR DE Cristina Cardona Altés CONCEPTO: Provision fondos Cuota autonomos </text:p>
          </table:table-cell>
          <table:table-cell/>
          <table:table-cell office:value-type="float" office:value="-90">
            <text:p>-90</text:p>
          </table:table-cell>
          <table:table-cell/>
          <table:table-cell office:value-type="float" office:value="877.56">
            <text:p>877,5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17">
            <text:p>17/07/2025</text:p>
          </table:table-cell>
          <table:table-cell/>
          <table:table-cell office:value-type="date" office:date-value="2025-07-17">
            <text:p>17/07/2025</text:p>
          </table:table-cell>
          <table:table-cell/>
          <table:table-cell office:value-type="string">
            <text:p>COMPRA EN BICING, CON LA TARJETA : 5489133221595208 EL 2025-07-17 </text:p>
          </table:table-cell>
          <table:table-cell/>
          <table:table-cell office:value-type="float" office:value="-0.35">
            <text:p>-0,35</text:p>
          </table:table-cell>
          <table:table-cell/>
          <table:table-cell office:value-type="float" office:value="967.56">
            <text:p>967,5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16">
            <text:p>16/07/2025</text:p>
          </table:table-cell>
          <table:table-cell/>
          <table:table-cell office:value-type="date" office:date-value="2025-07-16">
            <text:p>16/07/2025</text:p>
          </table:table-cell>
          <table:table-cell/>
          <table:table-cell office:value-type="string">
            <text:p>BIZUM A FAVOR DE ANURADHA M G CONCEPTO: Sin concepto </text:p>
          </table:table-cell>
          <table:table-cell/>
          <table:table-cell office:value-type="float" office:value="-18">
            <text:p>-18</text:p>
          </table:table-cell>
          <table:table-cell/>
          <table:table-cell office:value-type="float" office:value="967.91">
            <text:p>967,9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16">
            <text:p>16/07/2025</text:p>
          </table:table-cell>
          <table:table-cell/>
          <table:table-cell office:value-type="date" office:date-value="2025-07-16">
            <text:p>16/07/2025</text:p>
          </table:table-cell>
          <table:table-cell/>
          <table:table-cell office:value-type="string">
            <text:p>COMPRA EN BICING, CON LA TARJETA : 5489133221595208 EL 2025-07-16 </text:p>
          </table:table-cell>
          <table:table-cell/>
          <table:table-cell office:value-type="float" office:value="-3.7">
            <text:p>-3,7</text:p>
          </table:table-cell>
          <table:table-cell/>
          <table:table-cell office:value-type="float" office:value="985.91">
            <text:p>985,9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04">
            <text:p>04/07/2025</text:p>
          </table:table-cell>
          <table:table-cell/>
          <table:table-cell office:value-type="date" office:date-value="2025-07-04">
            <text:p>04/07/2025</text:p>
          </table:table-cell>
          <table:table-cell/>
          <table:table-cell office:value-type="string">
            <text:p>REGULARIZACION COMPRA EN BICING, CON LA TARJETA : 5489133221595208 EL 2025-07-04 </text:p>
          </table:table-cell>
          <table:table-cell/>
          <table:table-cell office:value-type="float" office:value="0.7">
            <text:p>0,7</text:p>
          </table:table-cell>
          <table:table-cell/>
          <table:table-cell office:value-type="float" office:value="989.61">
            <text:p>989,6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03">
            <text:p>03/07/2025</text:p>
          </table:table-cell>
          <table:table-cell/>
          <table:table-cell office:value-type="date" office:date-value="2025-07-03">
            <text:p>03/07/2025</text:p>
          </table:table-cell>
          <table:table-cell/>
          <table:table-cell office:value-type="string">
            <text:p>RECIBO FUTBOL CLUB MARTINENC (CEM GUINARDO) Nº RECIBO 0073 0100 755 CLPTMTP REF. MANDATO 00001420150</text:p>
          </table:table-cell>
          <table:table-cell/>
          <table:table-cell office:value-type="float" office:value="-55.85">
            <text:p>-55,85</text:p>
          </table:table-cell>
          <table:table-cell/>
          <table:table-cell office:value-type="float" office:value="988.91">
            <text:p>988,9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02">
            <text:p>02/07/2025</text:p>
          </table:table-cell>
          <table:table-cell/>
          <table:table-cell office:value-type="date" office:date-value="2025-07-02">
            <text:p>02/07/2025</text:p>
          </table:table-cell>
          <table:table-cell/>
          <table:table-cell office:value-type="string">
            <text:p>TRANSFERENCIA A FAVOR DE Cristina Cardona Altés CONCEPTO: Gastos piso automática </text:p>
          </table:table-cell>
          <table:table-cell/>
          <table:table-cell office:value-type="float" office:value="-50">
            <text:p>-50</text:p>
          </table:table-cell>
          <table:table-cell/>
          <table:table-cell table:style-name="ce25" office:value-type="float" office:value="1044.76">
            <text:p>1.044,7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7-01">
            <text:p>01/07/2025</text:p>
          </table:table-cell>
          <table:table-cell/>
          <table:table-cell office:value-type="date" office:date-value="2025-07-01">
            <text:p>01/07/2025</text:p>
          </table:table-cell>
          <table:table-cell/>
          <table:table-cell office:value-type="string">
            <text:p>COMPRA EN BICING, CON LA TARJETA : 5489133221595208 EL 2025-07-01 </text:p>
          </table:table-cell>
          <table:table-cell/>
          <table:table-cell office:value-type="float" office:value="-2.1">
            <text:p>-2,1</text:p>
          </table:table-cell>
          <table:table-cell/>
          <table:table-cell table:style-name="ce28" office:value-type="float" office:value="1094.76">
            <text:p>1.094,7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30">
            <text:p>30/06/2025</text:p>
          </table:table-cell>
          <table:table-cell/>
          <table:table-cell office:value-type="date" office:date-value="2025-06-30">
            <text:p>30/06/2025</text:p>
          </table:table-cell>
          <table:table-cell/>
          <table:table-cell office:value-type="string">
            <text:p>TRANSFERENCIA A FAVOR DE Cristina Cardona Altés CONCEPTO: Alq. CC H2 </text:p>
          </table:table-cell>
          <table:table-cell/>
          <table:table-cell office:value-type="float" office:value="-485">
            <text:p>-485</text:p>
          </table:table-cell>
          <table:table-cell/>
          <table:table-cell table:style-name="ce28" office:value-type="float" office:value="1096.86">
            <text:p>1.096,8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25">
            <text:p>25/06/2025</text:p>
          </table:table-cell>
          <table:table-cell/>
          <table:table-cell office:value-type="date" office:date-value="2025-06-25">
            <text:p>25/06/2025</text:p>
          </table:table-cell>
          <table:table-cell/>
          <table:table-cell office:value-type="string">
            <text:p>TRANSFERENCIA A FAVOR DE Cristina Cardona Altés CONCEPTO: Provision fondos Cuota autonomos </text:p>
          </table:table-cell>
          <table:table-cell/>
          <table:table-cell office:value-type="float" office:value="-90">
            <text:p>-90</text:p>
          </table:table-cell>
          <table:table-cell/>
          <table:table-cell table:style-name="ce28" office:value-type="float" office:value="1581.86">
            <text:p>1.581,8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17">
            <text:p>17/06/2025</text:p>
          </table:table-cell>
          <table:table-cell/>
          <table:table-cell office:value-type="date" office:date-value="2025-06-17">
            <text:p>17/06/2025</text:p>
          </table:table-cell>
          <table:table-cell/>
          <table:table-cell office:value-type="string">
            <text:p>BIZUM DE Michelle D T CONCEPTO 40 euros que faltaban de los 100 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28" office:value-type="float" office:value="1671.86">
            <text:p>1.671,8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16">
            <text:p>16/06/2025</text:p>
          </table:table-cell>
          <table:table-cell/>
          <table:table-cell office:value-type="date" office:date-value="2025-06-16">
            <text:p>16/06/2025</text:p>
          </table:table-cell>
          <table:table-cell/>
          <table:table-cell office:value-type="string">
            <text:p>COMPRA EN BICING, CON LA TARJETA : 5489133221595208 EL 2025-06-16 </text:p>
          </table:table-cell>
          <table:table-cell/>
          <table:table-cell office:value-type="float" office:value="-0.35">
            <text:p>-0,35</text:p>
          </table:table-cell>
          <table:table-cell/>
          <table:table-cell table:style-name="ce28" office:value-type="float" office:value="1631.86">
            <text:p>1.631,8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13">
            <text:p>13/06/2025</text:p>
          </table:table-cell>
          <table:table-cell/>
          <table:table-cell office:value-type="date" office:date-value="2025-06-13">
            <text:p>13/06/2025</text:p>
          </table:table-cell>
          <table:table-cell/>
          <table:table-cell office:value-type="string">
            <text:p>TRANSFERENCIA A FAVOR DE CARDONA ALTES CRISTINA CONCEPTO: Provision para alquiler </text:p>
          </table:table-cell>
          <table:table-cell/>
          <table:table-cell office:value-type="float" office:value="-650">
            <text:p>-650</text:p>
          </table:table-cell>
          <table:table-cell/>
          <table:table-cell table:style-name="ce28" office:value-type="float" office:value="1632.21">
            <text:p>1.632,2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13">
            <text:p>13/06/2025</text:p>
          </table:table-cell>
          <table:table-cell/>
          <table:table-cell office:value-type="date" office:date-value="2025-06-13">
            <text:p>13/06/2025</text:p>
          </table:table-cell>
          <table:table-cell/>
          <table:table-cell office:value-type="string">
            <text:p>TRANSFERENCIA A FAVOR DE CARDONA ALTES CRISTINA CONCEPTO: Traspaso interno </text:p>
          </table:table-cell>
          <table:table-cell/>
          <table:table-cell office:value-type="float" office:value="-600">
            <text:p>-600</text:p>
          </table:table-cell>
          <table:table-cell/>
          <table:table-cell table:style-name="ce28" office:value-type="float" office:value="2282.21">
            <text:p>2.282,2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06">
            <text:p>06/06/2025</text:p>
          </table:table-cell>
          <table:table-cell/>
          <table:table-cell office:value-type="date" office:date-value="2025-06-06">
            <text:p>06/06/2025</text:p>
          </table:table-cell>
          <table:table-cell/>
          <table:table-cell office:value-type="string">
            <text:p>COMPRA EN BICING, CON LA TARJETA : 5489133221595208 EL 2025-06-06 </text:p>
          </table:table-cell>
          <table:table-cell/>
          <table:table-cell office:value-type="float" office:value="-1.4">
            <text:p>-1,4</text:p>
          </table:table-cell>
          <table:table-cell/>
          <table:table-cell table:style-name="ce28" office:value-type="float" office:value="2882.21">
            <text:p>2.882,2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06">
            <text:p>06/06/2025</text:p>
          </table:table-cell>
          <table:table-cell/>
          <table:table-cell office:value-type="date" office:date-value="2025-06-06">
            <text:p>06/06/2025</text:p>
          </table:table-cell>
          <table:table-cell/>
          <table:table-cell office:value-type="string">
            <text:p>COMPRA EN BICING, CON LA TARJETA : 5489133221595208 EL 2025-06-06 </text:p>
          </table:table-cell>
          <table:table-cell/>
          <table:table-cell office:value-type="float" office:value="-1.05">
            <text:p>-1,05</text:p>
          </table:table-cell>
          <table:table-cell/>
          <table:table-cell table:style-name="ce28" office:value-type="float" office:value="2883.61">
            <text:p>2.883,6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04">
            <text:p>04/06/2025</text:p>
          </table:table-cell>
          <table:table-cell/>
          <table:table-cell office:value-type="date" office:date-value="2025-06-04">
            <text:p>04/06/2025</text:p>
          </table:table-cell>
          <table:table-cell/>
          <table:table-cell office:value-type="string">
            <text:p>RECIBO FUTBOL CLUB MARTINENC (CEM GUINARDO) Nº RECIBO 0073 0100 755 CLFLDSS REF. MANDATO 00001420150</text:p>
          </table:table-cell>
          <table:table-cell/>
          <table:table-cell office:value-type="float" office:value="-55.85">
            <text:p>-55,85</text:p>
          </table:table-cell>
          <table:table-cell/>
          <table:table-cell table:style-name="ce28" office:value-type="float" office:value="2884.66">
            <text:p>2.884,6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6-02">
            <text:p>02/06/2025</text:p>
          </table:table-cell>
          <table:table-cell/>
          <table:table-cell office:value-type="date" office:date-value="2025-06-02">
            <text:p>02/06/2025</text:p>
          </table:table-cell>
          <table:table-cell/>
          <table:table-cell office:value-type="string">
            <text:p>TRANSFERENCIA A FAVOR DE Cristina Cardona Altés CONCEPTO: Gastos piso automática </text:p>
          </table:table-cell>
          <table:table-cell/>
          <table:table-cell office:value-type="float" office:value="-50">
            <text:p>-50</text:p>
          </table:table-cell>
          <table:table-cell/>
          <table:table-cell table:style-name="ce28" office:value-type="float" office:value="2940.51">
            <text:p>2.940,5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5-28">
            <text:p>28/05/2025</text:p>
          </table:table-cell>
          <table:table-cell/>
          <table:table-cell office:value-type="date" office:date-value="2025-05-28">
            <text:p>28/05/2025</text:p>
          </table:table-cell>
          <table:table-cell/>
          <table:table-cell office:value-type="string">
            <text:p>INGRESO EN EFECTIVO </text:p>
          </table:table-cell>
          <table:table-cell/>
          <table:table-cell office:value-type="float" office:value="600">
            <text:p>600</text:p>
          </table:table-cell>
          <table:table-cell/>
          <table:table-cell table:style-name="ce28" office:value-type="float" office:value="2990.51">
            <text:p>2.990,5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5-16">
            <text:p>16/05/2025</text:p>
          </table:table-cell>
          <table:table-cell/>
          <table:table-cell office:value-type="date" office:date-value="2025-05-16">
            <text:p>16/05/2025</text:p>
          </table:table-cell>
          <table:table-cell/>
          <table:table-cell office:value-type="string">
            <text:p>COMPRA EN BICING, CON LA TARJETA : 5489133221595208 EL 2025-05-16 </text:p>
          </table:table-cell>
          <table:table-cell/>
          <table:table-cell office:value-type="float" office:value="-1.4">
            <text:p>-1,4</text:p>
          </table:table-cell>
          <table:table-cell/>
          <table:table-cell table:style-name="ce28" office:value-type="float" office:value="2390.51">
            <text:p>2.390,5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5-12">
            <text:p>12/05/2025</text:p>
          </table:table-cell>
          <table:table-cell/>
          <table:table-cell office:value-type="date" office:date-value="2025-05-12">
            <text:p>12/05/2025</text:p>
          </table:table-cell>
          <table:table-cell/>
          <table:table-cell office:value-type="string">
            <text:p>TRANSFERENCIA DE CRISTINA CARDONA ALTES, CONCEPTO REINTEGRO ARQUITECTO TECNICO </text:p>
          </table:table-cell>
          <table:table-cell/>
          <table:table-cell office:value-type="float" office:value="362.82">
            <text:p>362,82</text:p>
          </table:table-cell>
          <table:table-cell/>
          <table:table-cell table:style-name="ce28" office:value-type="float" office:value="2391.91">
            <text:p>2.391,9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5-08">
            <text:p>08/05/2025</text:p>
          </table:table-cell>
          <table:table-cell/>
          <table:table-cell office:value-type="date" office:date-value="2025-05-08">
            <text:p>08/05/2025</text:p>
          </table:table-cell>
          <table:table-cell/>
          <table:table-cell office:value-type="string">
            <text:p>BIZUM A FAVOR DE CARLOS ANTONIO ESTEVE GONZALEZ CONCEPTO: fra 11 2t restante 50pc cedula y ce </text:p>
          </table:table-cell>
          <table:table-cell/>
          <table:table-cell office:value-type="float" office:value="-145.2">
            <text:p>-145,2</text:p>
          </table:table-cell>
          <table:table-cell/>
          <table:table-cell table:style-name="ce28" office:value-type="float" office:value="2029.09">
            <text:p>2.029,0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5-06">
            <text:p>06/05/2025</text:p>
          </table:table-cell>
          <table:table-cell/>
          <table:table-cell office:value-type="date" office:date-value="2025-05-06">
            <text:p>06/05/2025</text:p>
          </table:table-cell>
          <table:table-cell/>
          <table:table-cell office:value-type="string">
            <text:p>RECIBO FUTBOL CLUB MARTINENC (CEM GUINARDO) Nº RECIBO 0073 0100 755 CKVFGNC REF. MANDATO 00001420150</text:p>
          </table:table-cell>
          <table:table-cell/>
          <table:table-cell office:value-type="float" office:value="-55.85">
            <text:p>-55,85</text:p>
          </table:table-cell>
          <table:table-cell/>
          <table:table-cell table:style-name="ce28" office:value-type="float" office:value="2174.29">
            <text:p>2.174,2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5-02">
            <text:p>02/05/2025</text:p>
          </table:table-cell>
          <table:table-cell/>
          <table:table-cell office:value-type="date" office:date-value="2025-05-02">
            <text:p>02/05/2025</text:p>
          </table:table-cell>
          <table:table-cell/>
          <table:table-cell office:value-type="string">
            <text:p>TRANSFERENCIA A FAVOR DE Cristina Cardona Altés CONCEPTO: Gastos piso automática </text:p>
          </table:table-cell>
          <table:table-cell/>
          <table:table-cell office:value-type="float" office:value="-50">
            <text:p>-50</text:p>
          </table:table-cell>
          <table:table-cell/>
          <table:table-cell table:style-name="ce28" office:value-type="float" office:value="2230.14">
            <text:p>2.230,1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5-02">
            <text:p>02/05/2025</text:p>
          </table:table-cell>
          <table:table-cell/>
          <table:table-cell office:value-type="date" office:date-value="2025-05-01">
            <text:p>01/05/2025</text:p>
          </table:table-cell>
          <table:table-cell/>
          <table:table-cell office:value-type="string">
            <text:p>COMPRA EN BICING, CON LA TARJETA : 5489133221595208 EL 2025-05-01 </text:p>
          </table:table-cell>
          <table:table-cell/>
          <table:table-cell office:value-type="float" office:value="-1.75">
            <text:p>-1,75</text:p>
          </table:table-cell>
          <table:table-cell/>
          <table:table-cell table:style-name="ce28" office:value-type="float" office:value="2280.14">
            <text:p>2.280,1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4-28">
            <text:p>28/04/2025</text:p>
          </table:table-cell>
          <table:table-cell/>
          <table:table-cell office:value-type="date" office:date-value="2025-04-28">
            <text:p>28/04/2025</text:p>
          </table:table-cell>
          <table:table-cell/>
          <table:table-cell office:value-type="string">
            <text:p>DISPOSICION EN CAJERO CON LA TARJETA 5489133221595208, COMISION 0,00, EL 2025-04-28 </text:p>
          </table:table-cell>
          <table:table-cell/>
          <table:table-cell office:value-type="float" office:value="-60">
            <text:p>-60</text:p>
          </table:table-cell>
          <table:table-cell/>
          <table:table-cell table:style-name="ce28" office:value-type="float" office:value="2281.89">
            <text:p>2.281,8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4-28">
            <text:p>28/04/2025</text:p>
          </table:table-cell>
          <table:table-cell/>
          <table:table-cell office:value-type="date" office:date-value="2025-04-28">
            <text:p>28/04/2025</text:p>
          </table:table-cell>
          <table:table-cell/>
          <table:table-cell office:value-type="string">
            <text:p>TRANSFERENCIA A FAVOR DE CARDONA ALTES CRISTINA CONCEPTO: Traspaso interno </text:p>
          </table:table-cell>
          <table:table-cell/>
          <table:table-cell office:value-type="float" office:value="-100">
            <text:p>-100</text:p>
          </table:table-cell>
          <table:table-cell/>
          <table:table-cell table:style-name="ce28" office:value-type="float" office:value="2341.89">
            <text:p>2.341,8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4-28">
            <text:p>28/04/2025</text:p>
          </table:table-cell>
          <table:table-cell/>
          <table:table-cell office:value-type="date" office:date-value="2025-04-26">
            <text:p>26/04/2025</text:p>
          </table:table-cell>
          <table:table-cell/>
          <table:table-cell office:value-type="string">
            <text:p>BIZUM DE Michelle Di Terlizzi CONCEPTO Alquiler ultima semana abril </text:p>
          </table:table-cell>
          <table:table-cell/>
          <table:table-cell office:value-type="float" office:value="112.5">
            <text:p>112,5</text:p>
          </table:table-cell>
          <table:table-cell/>
          <table:table-cell table:style-name="ce28" office:value-type="float" office:value="2441.89">
            <text:p>2.441,8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4-28">
            <text:p>28/04/2025</text:p>
          </table:table-cell>
          <table:table-cell/>
          <table:table-cell office:value-type="date" office:date-value="2025-04-26">
            <text:p>26/04/2025</text:p>
          </table:table-cell>
          <table:table-cell/>
          <table:table-cell office:value-type="string">
            <text:p>BIZUM DE Michelle Di Terlizzi CONCEPTO 350 de 850 para entrada </text:p>
          </table:table-cell>
          <table:table-cell/>
          <table:table-cell office:value-type="float" office:value="350">
            <text:p>350</text:p>
          </table:table-cell>
          <table:table-cell/>
          <table:table-cell table:style-name="ce28" office:value-type="float" office:value="2329.39">
            <text:p>2.329,3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4-28">
            <text:p>28/04/2025</text:p>
          </table:table-cell>
          <table:table-cell/>
          <table:table-cell office:value-type="date" office:date-value="2025-04-26">
            <text:p>26/04/2025</text:p>
          </table:table-cell>
          <table:table-cell/>
          <table:table-cell office:value-type="string">
            <text:p>BIZUM DE Michelle Di Terlizzi CONCEPTO 500 de 850 para la entrada </text:p>
          </table:table-cell>
          <table:table-cell/>
          <table:table-cell office:value-type="float" office:value="500">
            <text:p>500</text:p>
          </table:table-cell>
          <table:table-cell/>
          <table:table-cell table:style-name="ce28" office:value-type="float" office:value="1979.39">
            <text:p>1.979,3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4-16">
            <text:p>16/04/2025</text:p>
          </table:table-cell>
          <table:table-cell/>
          <table:table-cell office:value-type="date" office:date-value="2025-04-16">
            <text:p>16/04/2025</text:p>
          </table:table-cell>
          <table:table-cell/>
          <table:table-cell office:value-type="string">
            <text:p>COMPRA EN BICING, CON LA TARJETA : 5489133221595208 EL 2025-04-16 </text:p>
          </table:table-cell>
          <table:table-cell/>
          <table:table-cell office:value-type="float" office:value="-0.7">
            <text:p>-0,7</text:p>
          </table:table-cell>
          <table:table-cell/>
          <table:table-cell table:style-name="ce28" office:value-type="float" office:value="1479.39">
            <text:p>1.479,3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4-15">
            <text:p>15/04/2025</text:p>
          </table:table-cell>
          <table:table-cell/>
          <table:table-cell office:value-type="date" office:date-value="2025-04-15">
            <text:p>15/04/2025</text:p>
          </table:table-cell>
          <table:table-cell/>
          <table:table-cell office:value-type="string">
            <text:p>BIZUM A FAVOR DE EMILSON ELY ULLOA GALVEZ CONCEPTO: reintegro fiandza Elisa Berger </text:p>
          </table:table-cell>
          <table:table-cell/>
          <table:table-cell office:value-type="float" office:value="-400">
            <text:p>-400</text:p>
          </table:table-cell>
          <table:table-cell/>
          <table:table-cell table:style-name="ce28" office:value-type="float" office:value="1480.09">
            <text:p>1.480,0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4-14">
            <text:p>14/04/2025</text:p>
          </table:table-cell>
          <table:table-cell/>
          <table:table-cell office:value-type="date" office:date-value="2025-04-14">
            <text:p>14/04/2025</text:p>
          </table:table-cell>
          <table:table-cell/>
          <table:table-cell office:value-type="string">
            <text:p>TRANSFERENCIA A FAVOR DE CARDONA ALTES CRISTINA CONCEPTO: Alquiler Luna </text:p>
          </table:table-cell>
          <table:table-cell/>
          <table:table-cell office:value-type="float" office:value="-777.5">
            <text:p>-777,5</text:p>
          </table:table-cell>
          <table:table-cell/>
          <table:table-cell table:style-name="ce28" office:value-type="float" office:value="1880.09">
            <text:p>1.880,0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4-04">
            <text:p>04/04/2025</text:p>
          </table:table-cell>
          <table:table-cell/>
          <table:table-cell office:value-type="date" office:date-value="2025-04-04">
            <text:p>04/04/2025</text:p>
          </table:table-cell>
          <table:table-cell/>
          <table:table-cell office:value-type="string">
            <text:p>BIZUM DE MARIA LUNA QUINTANA LADRON DE GUEVARA CONCEPTO importe 2 fianza Luna </text:p>
          </table:table-cell>
          <table:table-cell/>
          <table:table-cell office:value-type="float" office:value="277">
            <text:p>277</text:p>
          </table:table-cell>
          <table:table-cell/>
          <table:table-cell table:style-name="ce28" office:value-type="float" office:value="2657.59">
            <text:p>2.657,5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4-04">
            <text:p>04/04/2025</text:p>
          </table:table-cell>
          <table:table-cell/>
          <table:table-cell office:value-type="date" office:date-value="2025-04-04">
            <text:p>04/04/2025</text:p>
          </table:table-cell>
          <table:table-cell/>
          <table:table-cell office:value-type="string">
            <text:p>BIZUM DE MARIA LUNA QUINTANA LADRON DE GUEVARA CONCEPTO importe 1 Alquiler Luna </text:p>
          </table:table-cell>
          <table:table-cell/>
          <table:table-cell office:value-type="float" office:value="500">
            <text:p>500</text:p>
          </table:table-cell>
          <table:table-cell/>
          <table:table-cell table:style-name="ce28" office:value-type="float" office:value="2380.59">
            <text:p>2.380,5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4-04">
            <text:p>04/04/2025</text:p>
          </table:table-cell>
          <table:table-cell/>
          <table:table-cell office:value-type="date" office:date-value="2025-04-04">
            <text:p>04/04/2025</text:p>
          </table:table-cell>
          <table:table-cell/>
          <table:table-cell office:value-type="string">
            <text:p>RECIBO FUTBOL CLUB MARTINENC (CEM GUINARDO) Nº RECIBO 0073 0100 755 CKKWSJF REF. MANDATO 00001420150</text:p>
          </table:table-cell>
          <table:table-cell/>
          <table:table-cell office:value-type="float" office:value="-55.85">
            <text:p>-55,85</text:p>
          </table:table-cell>
          <table:table-cell/>
          <table:table-cell table:style-name="ce28" office:value-type="float" office:value="1880.59">
            <text:p>1.880,5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4-03">
            <text:p>03/04/2025</text:p>
          </table:table-cell>
          <table:table-cell/>
          <table:table-cell office:value-type="date" office:date-value="2025-04-03">
            <text:p>03/04/2025</text:p>
          </table:table-cell>
          <table:table-cell/>
          <table:table-cell office:value-type="string">
            <text:p>INGRESO EN EFECTIVO </text:p>
          </table:table-cell>
          <table:table-cell/>
          <table:table-cell office:value-type="float" office:value="540">
            <text:p>540</text:p>
          </table:table-cell>
          <table:table-cell/>
          <table:table-cell table:style-name="ce28" office:value-type="float" office:value="1936.44">
            <text:p>1.936,4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4-02">
            <text:p>02/04/2025</text:p>
          </table:table-cell>
          <table:table-cell/>
          <table:table-cell office:value-type="date" office:date-value="2025-04-02">
            <text:p>02/04/2025</text:p>
          </table:table-cell>
          <table:table-cell/>
          <table:table-cell office:value-type="string">
            <text:p>BIZUM DE MARIA LUNA QUINTANA LADRON DE GUEVARA CONCEPTO Reserva habitación </text:p>
          </table:table-cell>
          <table:table-cell/>
          <table:table-cell office:value-type="float" office:value="277.5">
            <text:p>277,5</text:p>
          </table:table-cell>
          <table:table-cell/>
          <table:table-cell table:style-name="ce28" office:value-type="float" office:value="1396.44">
            <text:p>1.396,4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4-02">
            <text:p>02/04/2025</text:p>
          </table:table-cell>
          <table:table-cell/>
          <table:table-cell office:value-type="date" office:date-value="2025-04-02">
            <text:p>02/04/2025</text:p>
          </table:table-cell>
          <table:table-cell/>
          <table:table-cell office:value-type="string">
            <text:p>TRANSFERENCIA A FAVOR DE Cristina Cardona Altés CONCEPTO: Gastos piso automática </text:p>
          </table:table-cell>
          <table:table-cell/>
          <table:table-cell office:value-type="float" office:value="-50">
            <text:p>-50</text:p>
          </table:table-cell>
          <table:table-cell/>
          <table:table-cell table:style-name="ce28" office:value-type="float" office:value="1118.94">
            <text:p>1.118,9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4-01">
            <text:p>01/04/2025</text:p>
          </table:table-cell>
          <table:table-cell/>
          <table:table-cell office:value-type="date" office:date-value="2025-04-01">
            <text:p>01/04/2025</text:p>
          </table:table-cell>
          <table:table-cell/>
          <table:table-cell office:value-type="string">
            <text:p>COMPRA EN BICING, CON LA TARJETA : 5489133221595208 EL 2025-04-01 </text:p>
          </table:table-cell>
          <table:table-cell/>
          <table:table-cell office:value-type="float" office:value="-1.75">
            <text:p>-1,75</text:p>
          </table:table-cell>
          <table:table-cell/>
          <table:table-cell table:style-name="ce28" office:value-type="float" office:value="1168.94">
            <text:p>1.168,9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31">
            <text:p>31/03/2025</text:p>
          </table:table-cell>
          <table:table-cell/>
          <table:table-cell office:value-type="date" office:date-value="2025-03-31">
            <text:p>31/03/2025</text:p>
          </table:table-cell>
          <table:table-cell/>
          <table:table-cell office:value-type="string">
            <text:p>BIZUM DE Michelle Di Terlizzi CONCEPTO Fianza michelle y alex 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28" office:value-type="float" office:value="1170.69">
            <text:p>1.170,6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31">
            <text:p>31/03/2025</text:p>
          </table:table-cell>
          <table:table-cell/>
          <table:table-cell office:value-type="date" office:date-value="2025-03-31">
            <text:p>31/03/2025</text:p>
          </table:table-cell>
          <table:table-cell/>
          <table:table-cell office:value-type="string">
            <text:p>BIZUM DE Michelle Di Terlizzi CONCEPTO Fianza michelle alex </text:p>
          </table:table-cell>
          <table:table-cell/>
          <table:table-cell office:value-type="float" office:value="500">
            <text:p>500</text:p>
          </table:table-cell>
          <table:table-cell/>
          <table:table-cell table:style-name="ce28" office:value-type="float" office:value="1020.69">
            <text:p>1.020,6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31">
            <text:p>31/03/2025</text:p>
          </table:table-cell>
          <table:table-cell/>
          <table:table-cell office:value-type="date" office:date-value="2025-03-29">
            <text:p>29/03/2025</text:p>
          </table:table-cell>
          <table:table-cell/>
          <table:table-cell office:value-type="string">
            <text:p>COMPRA EN ART HILGARD, CON LA TARJETA : 5489133221595208 EL 2025-03-29 </text:p>
          </table:table-cell>
          <table:table-cell/>
          <table:table-cell office:value-type="float" office:value="-39.4">
            <text:p>-39,4</text:p>
          </table:table-cell>
          <table:table-cell/>
          <table:table-cell table:style-name="ce24" office:value-type="float" office:value="520.69">
            <text:p>520,6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27">
            <text:p>27/03/2025</text:p>
          </table:table-cell>
          <table:table-cell/>
          <table:table-cell office:value-type="date" office:date-value="2025-03-26">
            <text:p>26/03/2025</text:p>
          </table:table-cell>
          <table:table-cell/>
          <table:table-cell office:value-type="string">
            <text:p>BIZUM DE Michelle Di Terlizzi CONCEPTO Fianza habitacion alex y michelle 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560.09">
            <text:p>560,0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26">
            <text:p>26/03/2025</text:p>
          </table:table-cell>
          <table:table-cell/>
          <table:table-cell office:value-type="date" office:date-value="2025-03-26">
            <text:p>26/03/2025</text:p>
          </table:table-cell>
          <table:table-cell/>
          <table:table-cell office:value-type="string">
            <text:p>COMPRA EN BAZAR EL REGALO, CON LA TARJETA : 5489133221595208 EL 2025-03-26 </text:p>
          </table:table-cell>
          <table:table-cell/>
          <table:table-cell office:value-type="float" office:value="-400">
            <text:p>-400</text:p>
          </table:table-cell>
          <table:table-cell/>
          <table:table-cell office:value-type="float" office:value="360.09">
            <text:p>360,0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26">
            <text:p>26/03/2025</text:p>
          </table:table-cell>
          <table:table-cell/>
          <table:table-cell office:value-type="date" office:date-value="2025-03-26">
            <text:p>26/03/2025</text:p>
          </table:table-cell>
          <table:table-cell/>
          <table:table-cell office:value-type="string">
            <text:p>TRANSFERENCIA DE CARDONA ALTES CRISTINA, CONCEPTO Traspaso interno 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760.09">
            <text:p>760,0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17">
            <text:p>17/03/2025</text:p>
          </table:table-cell>
          <table:table-cell/>
          <table:table-cell office:value-type="date" office:date-value="2025-03-17">
            <text:p>17/03/2025</text:p>
          </table:table-cell>
          <table:table-cell/>
          <table:table-cell office:value-type="string">
            <text:p>BIZUM A FAVOR DE CARLOS ANTONIO ESTEVE GONZALEZ CONCEPTO: resto 50pc céd.hab.cert.ener.fra. </text:p>
          </table:table-cell>
          <table:table-cell/>
          <table:table-cell office:value-type="float" office:value="-72.6">
            <text:p>-72,6</text:p>
          </table:table-cell>
          <table:table-cell/>
          <table:table-cell office:value-type="float" office:value="560.09">
            <text:p>560,0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17">
            <text:p>17/03/2025</text:p>
          </table:table-cell>
          <table:table-cell/>
          <table:table-cell office:value-type="date" office:date-value="2025-03-16">
            <text:p>16/03/2025</text:p>
          </table:table-cell>
          <table:table-cell/>
          <table:table-cell office:value-type="string">
            <text:p>COMPRA EN BICING, CON LA TARJETA : 5489133221595208 EL 2025-03-16 </text:p>
          </table:table-cell>
          <table:table-cell/>
          <table:table-cell office:value-type="float" office:value="-0.35">
            <text:p>-0,35</text:p>
          </table:table-cell>
          <table:table-cell/>
          <table:table-cell office:value-type="float" office:value="632.69">
            <text:p>632,6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12">
            <text:p>12/03/2025</text:p>
          </table:table-cell>
          <table:table-cell/>
          <table:table-cell office:value-type="date" office:date-value="2025-03-12">
            <text:p>12/03/2025</text:p>
          </table:table-cell>
          <table:table-cell/>
          <table:table-cell office:value-type="string">
            <text:p>INGRESO EN EFECTIVO </text:p>
          </table:table-cell>
          <table:table-cell/>
          <table:table-cell office:value-type="float" office:value="540">
            <text:p>540</text:p>
          </table:table-cell>
          <table:table-cell/>
          <table:table-cell office:value-type="float" office:value="633.04">
            <text:p>633,04</text:p>
          </table:table-cell>
          <table:table-cell table:number-columns-repeated="1014"/>
        </table:table-row>
        <table:table-row table:style-name="ro10">
          <table:table-cell/>
          <table:table-cell office:value-type="date" office:date-value="2025-03-12">
            <text:p>12/03/2025</text:p>
          </table:table-cell>
          <table:table-cell/>
          <table:table-cell office:value-type="date" office:date-value="2025-03-12">
            <text:p>12/03/2025</text:p>
          </table:table-cell>
          <table:table-cell/>
          <table:table-cell office:value-type="string">
            <text:p>TRANSFERENCIA DE CARDONA ALTES CRISTINA, CONCEPTO Reparación baño H1 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93.04">
            <text:p>93,0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07">
            <text:p>07/03/2025</text:p>
          </table:table-cell>
          <table:table-cell/>
          <table:table-cell office:value-type="date" office:date-value="2025-03-07">
            <text:p>07/03/2025</text:p>
          </table:table-cell>
          <table:table-cell/>
          <table:table-cell office:value-type="string">
            <text:p>RECIBO FUTBOL CLUB MARTINENC (CEM GUINARDO) Nº RECIBO 0073 0100 755 CJZXVDY REF. MANDATO 00001420150</text:p>
          </table:table-cell>
          <table:table-cell/>
          <table:table-cell office:value-type="float" office:value="-55.85">
            <text:p>-55,85</text:p>
          </table:table-cell>
          <table:table-cell/>
          <table:table-cell office:value-type="float" office:value="13.04">
            <text:p>13,0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07">
            <text:p>07/03/2025</text:p>
          </table:table-cell>
          <table:table-cell/>
          <table:table-cell office:value-type="date" office:date-value="2025-03-07">
            <text:p>07/03/2025</text:p>
          </table:table-cell>
          <table:table-cell/>
          <table:table-cell office:value-type="string">
            <text:p>BIZUM A FAVOR DE LAURA SUSANA CIANCAGLINI CONCEPTO: Sin concepto </text:p>
          </table:table-cell>
          <table:table-cell/>
          <table:table-cell office:value-type="float" office:value="-40">
            <text:p>-40</text:p>
          </table:table-cell>
          <table:table-cell/>
          <table:table-cell office:value-type="float" office:value="68.89">
            <text:p>68,8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3-07">
            <text:p>07/03/2025</text:p>
          </table:table-cell>
          <table:table-cell/>
          <table:table-cell office:value-type="date" office:date-value="2025-03-07">
            <text:p>07/03/2025</text:p>
          </table:table-cell>
          <table:table-cell/>
          <table:table-cell office:value-type="string">
            <text:p>TRANSFERENCIA DE CARDONA ALTES CRISTINA, CONCEPTO Traspaso interno 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8.89">
            <text:p>108,8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2-24">
            <text:p>24/02/2025</text:p>
          </table:table-cell>
          <table:table-cell/>
          <table:table-cell office:value-type="date" office:date-value="2025-02-24">
            <text:p>24/02/2025</text:p>
          </table:table-cell>
          <table:table-cell/>
          <table:table-cell office:value-type="string">
            <text:p>COMPRA EN BWN MEMBERSHIP, CON LA TARJETA : 5489133221595208 EL 2025-02-22 </text:p>
          </table:table-cell>
          <table:table-cell/>
          <table:table-cell office:value-type="float" office:value="-65">
            <text:p>-65</text:p>
          </table:table-cell>
          <table:table-cell/>
          <table:table-cell office:value-type="float" office:value="8.89">
            <text:p>8,8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2-24">
            <text:p>24/02/2025</text:p>
          </table:table-cell>
          <table:table-cell/>
          <table:table-cell office:value-type="date" office:date-value="2025-02-22">
            <text:p>22/02/2025</text:p>
          </table:table-cell>
          <table:table-cell/>
          <table:table-cell office:value-type="string">
            <text:p>COMPRA EN BICING, CON LA TARJETA : 5489133221595208 EL 2025-02-22 </text:p>
          </table:table-cell>
          <table:table-cell/>
          <table:table-cell office:value-type="float" office:value="-4.2">
            <text:p>-4,2</text:p>
          </table:table-cell>
          <table:table-cell/>
          <table:table-cell office:value-type="float" office:value="73.89">
            <text:p>73,8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2-05">
            <text:p>05/02/2025</text:p>
          </table:table-cell>
          <table:table-cell/>
          <table:table-cell office:value-type="date" office:date-value="2025-02-05">
            <text:p>05/02/2025</text:p>
          </table:table-cell>
          <table:table-cell/>
          <table:table-cell office:value-type="string">
            <text:p>RECIBO FUTBOL CLUB MARTINENC (CEM GUINARDO) Nº RECIBO 0073 0100 755 CJQCSMN REF. MANDATO 00001420150</text:p>
          </table:table-cell>
          <table:table-cell/>
          <table:table-cell office:value-type="float" office:value="-55.85">
            <text:p>-55,85</text:p>
          </table:table-cell>
          <table:table-cell/>
          <table:table-cell office:value-type="float" office:value="78.09">
            <text:p>78,0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2-03">
            <text:p>03/02/2025</text:p>
          </table:table-cell>
          <table:table-cell/>
          <table:table-cell office:value-type="date" office:date-value="2025-02-03">
            <text:p>03/02/2025</text:p>
          </table:table-cell>
          <table:table-cell/>
          <table:table-cell office:value-type="string">
            <text:p>TRANSFERENCIA A FAVOR DE Cristina Cardona Altés CONCEPTO: Gastos piso automática </text:p>
          </table:table-cell>
          <table:table-cell/>
          <table:table-cell office:value-type="float" office:value="-50">
            <text:p>-50</text:p>
          </table:table-cell>
          <table:table-cell/>
          <table:table-cell office:value-type="float" office:value="133.94">
            <text:p>133,9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1-23">
            <text:p>23/01/2025</text:p>
          </table:table-cell>
          <table:table-cell/>
          <table:table-cell office:value-type="date" office:date-value="2025-01-23">
            <text:p>23/01/2025</text:p>
          </table:table-cell>
          <table:table-cell/>
          <table:table-cell office:value-type="string">
            <text:p>TRANSFERENCIA DE WIZINK BANK, CONCEPTO AJUSTE SALDO POSITIVO 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83.94">
            <text:p>183,9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1-21">
            <text:p>21/01/2025</text:p>
          </table:table-cell>
          <table:table-cell/>
          <table:table-cell office:value-type="date" office:date-value="2025-01-21">
            <text:p>21/01/2025</text:p>
          </table:table-cell>
          <table:table-cell/>
          <table:table-cell office:value-type="string">
            <text:p>RECIBO FUTBOL CLUB MARTINENC (CEM GUINARDO) Nº RECIBO 0073 0100 755 CJKNBDC REF. MANDATO 00001420150</text:p>
          </table:table-cell>
          <table:table-cell/>
          <table:table-cell office:value-type="float" office:value="-26.31">
            <text:p>-26,31</text:p>
          </table:table-cell>
          <table:table-cell/>
          <table:table-cell office:value-type="float" office:value="163.94">
            <text:p>163,9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1-17">
            <text:p>17/01/2025</text:p>
          </table:table-cell>
          <table:table-cell/>
          <table:table-cell office:value-type="date" office:date-value="2025-01-17">
            <text:p>17/01/2025</text:p>
          </table:table-cell>
          <table:table-cell/>
          <table:table-cell office:value-type="string">
            <text:p>RECIBO FUTBOL CLUB MARTINENC (CEM GUINARDO) Nº RECIBO 0073 0100 755 CJKCQNK REF. MANDATO 00001420150</text:p>
          </table:table-cell>
          <table:table-cell/>
          <table:table-cell office:value-type="float" office:value="-27.35">
            <text:p>-27,35</text:p>
          </table:table-cell>
          <table:table-cell/>
          <table:table-cell office:value-type="float" office:value="190.25">
            <text:p>190,2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1-16">
            <text:p>16/01/2025</text:p>
          </table:table-cell>
          <table:table-cell/>
          <table:table-cell office:value-type="date" office:date-value="2025-01-16">
            <text:p>16/01/2025</text:p>
          </table:table-cell>
          <table:table-cell/>
          <table:table-cell office:value-type="string">
            <text:p>COMPRA EN BICING, CON LA TARJETA : 5489133221595208 EL 2025-01-16 </text:p>
          </table:table-cell>
          <table:table-cell/>
          <table:table-cell office:value-type="float" office:value="-0.7">
            <text:p>-0,7</text:p>
          </table:table-cell>
          <table:table-cell/>
          <table:table-cell office:value-type="float" office:value="217.6">
            <text:p>217,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1-08">
            <text:p>08/01/2025</text:p>
          </table:table-cell>
          <table:table-cell/>
          <table:table-cell office:value-type="date" office:date-value="2025-01-08">
            <text:p>08/01/2025</text:p>
          </table:table-cell>
          <table:table-cell/>
          <table:table-cell office:value-type="string">
            <text:p>TRANSFERENCIA A FAVOR DE Cristina Cardona Altés CONCEPTO: Gastos piso automática </text:p>
          </table:table-cell>
          <table:table-cell/>
          <table:table-cell office:value-type="float" office:value="-50">
            <text:p>-50</text:p>
          </table:table-cell>
          <table:table-cell/>
          <table:table-cell office:value-type="float" office:value="218.3">
            <text:p>218,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1-07">
            <text:p>07/01/2025</text:p>
          </table:table-cell>
          <table:table-cell/>
          <table:table-cell office:value-type="date" office:date-value="2025-01-07">
            <text:p>07/01/2025</text:p>
          </table:table-cell>
          <table:table-cell/>
          <table:table-cell office:value-type="string">
            <text:p>RECIBO WIZINK BANK S.A.U. Nº RECIBO 0073 0100 755 CJCKWZY REF. MANDATO 00052675209123878950000730100</text:p>
          </table:table-cell>
          <table:table-cell/>
          <table:table-cell office:value-type="float" office:value="-43.66">
            <text:p>-43,66</text:p>
          </table:table-cell>
          <table:table-cell/>
          <table:table-cell office:value-type="float" office:value="268.3">
            <text:p>268,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1-07">
            <text:p>07/01/2025</text:p>
          </table:table-cell>
          <table:table-cell/>
          <table:table-cell office:value-type="date" office:date-value="2025-01-07">
            <text:p>07/01/2025</text:p>
          </table:table-cell>
          <table:table-cell/>
          <table:table-cell office:value-type="string">
            <text:p>TRANSFERENCIA DE CARDONA ALTES CRISTINA, CONCEPTO traspaso interno 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11.96">
            <text:p>311,9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5-01-02">
            <text:p>02/01/2025</text:p>
          </table:table-cell>
          <table:table-cell/>
          <table:table-cell office:value-type="date" office:date-value="2025-01-01">
            <text:p>01/01/2025</text:p>
          </table:table-cell>
          <table:table-cell/>
          <table:table-cell office:value-type="string">
            <text:p>COMPRA EN BICING, CON LA TARJETA : 5489133221595208 EL 2025-01-01 </text:p>
          </table:table-cell>
          <table:table-cell/>
          <table:table-cell office:value-type="float" office:value="-0.35">
            <text:p>-0,35</text:p>
          </table:table-cell>
          <table:table-cell/>
          <table:table-cell office:value-type="float" office:value="11.96">
            <text:p>11,9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16">
            <text:p>16/12/2024</text:p>
          </table:table-cell>
          <table:table-cell/>
          <table:table-cell office:value-type="date" office:date-value="2024-12-16">
            <text:p>16/12/2024</text:p>
          </table:table-cell>
          <table:table-cell/>
          <table:table-cell office:value-type="string">
            <text:p>BIZUM A FAVOR DE Antonia de Febrer de los Rios CONCEPTO: Regal Paula de Cristina Cardona </text:p>
          </table:table-cell>
          <table:table-cell/>
          <table:table-cell office:value-type="float" office:value="-5">
            <text:p>-5</text:p>
          </table:table-cell>
          <table:table-cell/>
          <table:table-cell office:value-type="float" office:value="12.31">
            <text:p>12,3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16">
            <text:p>16/12/2024</text:p>
          </table:table-cell>
          <table:table-cell/>
          <table:table-cell office:value-type="date" office:date-value="2024-12-16">
            <text:p>16/12/2024</text:p>
          </table:table-cell>
          <table:table-cell/>
          <table:table-cell office:value-type="string">
            <text:p>COMPRA EN BICING, CON LA TARJETA : 5489133221595208 EL 2024-12-16 </text:p>
          </table:table-cell>
          <table:table-cell/>
          <table:table-cell office:value-type="float" office:value="-0.35">
            <text:p>-0,35</text:p>
          </table:table-cell>
          <table:table-cell/>
          <table:table-cell office:value-type="float" office:value="17.31">
            <text:p>17,3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03">
            <text:p>03/12/2024</text:p>
          </table:table-cell>
          <table:table-cell/>
          <table:table-cell office:value-type="date" office:date-value="2024-12-03">
            <text:p>03/12/2024</text:p>
          </table:table-cell>
          <table:table-cell/>
          <table:table-cell office:value-type="string">
            <text:p>TRANSFERENCIA A FAVOR DE Cristina Cardona Altés CONCEPTO: Gastos piso automática </text:p>
          </table:table-cell>
          <table:table-cell/>
          <table:table-cell office:value-type="float" office:value="-50">
            <text:p>-50</text:p>
          </table:table-cell>
          <table:table-cell/>
          <table:table-cell office:value-type="float" office:value="17.66">
            <text:p>17,6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03">
            <text:p>03/12/2024</text:p>
          </table:table-cell>
          <table:table-cell/>
          <table:table-cell office:value-type="date" office:date-value="2024-12-03">
            <text:p>03/12/2024</text:p>
          </table:table-cell>
          <table:table-cell/>
          <table:table-cell office:value-type="string">
            <text:p>RECIBO WIZINK BANK S.A.U. Nº RECIBO 0073 0100 755 CHRVSSX REF. MANDATO 00052675209123878950000730100</text:p>
          </table:table-cell>
          <table:table-cell/>
          <table:table-cell office:value-type="float" office:value="-91.61">
            <text:p>-91,61</text:p>
          </table:table-cell>
          <table:table-cell/>
          <table:table-cell office:value-type="float" office:value="67.66">
            <text:p>67,6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03">
            <text:p>03/12/2024</text:p>
          </table:table-cell>
          <table:table-cell/>
          <table:table-cell office:value-type="date" office:date-value="2024-12-03">
            <text:p>03/12/2024</text:p>
          </table:table-cell>
          <table:table-cell/>
          <table:table-cell office:value-type="string">
            <text:p>TRANSFERENCIA DE CARDONA ALTES CRISTINA, CONCEPTO Traspaso interno 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59.27">
            <text:p>159,2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2-02">
            <text:p>02/12/2024</text:p>
          </table:table-cell>
          <table:table-cell/>
          <table:table-cell office:value-type="date" office:date-value="2024-12-01">
            <text:p>01/12/2024</text:p>
          </table:table-cell>
          <table:table-cell/>
          <table:table-cell office:value-type="string">
            <text:p>COMPRA EN BICING, CON LA TARJETA : 5489133221595208 EL 2024-12-01 </text:p>
          </table:table-cell>
          <table:table-cell/>
          <table:table-cell office:value-type="float" office:value="-0.35">
            <text:p>-0,35</text:p>
          </table:table-cell>
          <table:table-cell/>
          <table:table-cell office:value-type="float" office:value="9.27">
            <text:p>9,2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1-22">
            <text:p>22/11/2024</text:p>
          </table:table-cell>
          <table:table-cell/>
          <table:table-cell office:value-type="date" office:date-value="2024-11-22">
            <text:p>22/11/2024</text:p>
          </table:table-cell>
          <table:table-cell/>
          <table:table-cell office:value-type="string">
            <text:p>COMPRA EN BICING, CON LA TARJETA : 5489133221595208 EL 2024-11-22 </text:p>
          </table:table-cell>
          <table:table-cell/>
          <table:table-cell office:value-type="float" office:value="-0.35">
            <text:p>-0,35</text:p>
          </table:table-cell>
          <table:table-cell/>
          <table:table-cell office:value-type="float" office:value="9.62">
            <text:p>9,6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1-22">
            <text:p>22/11/2024</text:p>
          </table:table-cell>
          <table:table-cell/>
          <table:table-cell office:value-type="date" office:date-value="2024-11-22">
            <text:p>22/11/2024</text:p>
          </table:table-cell>
          <table:table-cell/>
          <table:table-cell office:value-type="string">
            <text:p>COMPRA EN BICING, CON LA TARJETA : 5489133221595208 EL 2024-11-22 </text:p>
          </table:table-cell>
          <table:table-cell/>
          <table:table-cell office:value-type="float" office:value="-1.95">
            <text:p>-1,95</text:p>
          </table:table-cell>
          <table:table-cell/>
          <table:table-cell office:value-type="float" office:value="9.97">
            <text:p>9,9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1-12">
            <text:p>12/11/2024</text:p>
          </table:table-cell>
          <table:table-cell/>
          <table:table-cell office:value-type="date" office:date-value="2024-11-12">
            <text:p>12/11/2024</text:p>
          </table:table-cell>
          <table:table-cell/>
          <table:table-cell office:value-type="string">
            <text:p>RECIBO FUTBOL CLUB MARTINENC (CEM GUINARDO) Nº RECIBO 0073 0100 755 CHMWBHJ REF. MANDATO 00001420150</text:p>
          </table:table-cell>
          <table:table-cell/>
          <table:table-cell office:value-type="float" office:value="-26.31">
            <text:p>-26,31</text:p>
          </table:table-cell>
          <table:table-cell/>
          <table:table-cell office:value-type="float" office:value="11.92">
            <text:p>11,9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1-04">
            <text:p>04/11/2024</text:p>
          </table:table-cell>
          <table:table-cell/>
          <table:table-cell office:value-type="date" office:date-value="2024-11-04">
            <text:p>04/11/2024</text:p>
          </table:table-cell>
          <table:table-cell/>
          <table:table-cell office:value-type="string">
            <text:p>COMPRA EN PLUS FRESC, CON LA TARJETA : 5489133221595208 EL 2024-11-04 </text:p>
          </table:table-cell>
          <table:table-cell/>
          <table:table-cell office:value-type="float" office:value="-8.82">
            <text:p>-8,82</text:p>
          </table:table-cell>
          <table:table-cell/>
          <table:table-cell office:value-type="float" office:value="38.23">
            <text:p>38,2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1-04">
            <text:p>04/11/2024</text:p>
          </table:table-cell>
          <table:table-cell/>
          <table:table-cell office:value-type="date" office:date-value="2024-11-04">
            <text:p>04/11/2024</text:p>
          </table:table-cell>
          <table:table-cell/>
          <table:table-cell office:value-type="string">
            <text:p>TRANSFERENCIA A FAVOR DE Cristina Cardona Altés CONCEPTO: Gastos piso automática </text:p>
          </table:table-cell>
          <table:table-cell/>
          <table:table-cell office:value-type="float" office:value="-50">
            <text:p>-50</text:p>
          </table:table-cell>
          <table:table-cell/>
          <table:table-cell office:value-type="float" office:value="47.05">
            <text:p>47,0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1-04">
            <text:p>04/11/2024</text:p>
          </table:table-cell>
          <table:table-cell/>
          <table:table-cell office:value-type="date" office:date-value="2024-11-01">
            <text:p>01/11/2024</text:p>
          </table:table-cell>
          <table:table-cell/>
          <table:table-cell office:value-type="string">
            <text:p>COMPRA EN 292 - PC AVE LLEIDA, CON LA TARJETA : 5489133221595208 EL 2024-11-01 </text:p>
          </table:table-cell>
          <table:table-cell/>
          <table:table-cell office:value-type="float" office:value="-6.2">
            <text:p>-6,2</text:p>
          </table:table-cell>
          <table:table-cell/>
          <table:table-cell office:value-type="float" office:value="97.05">
            <text:p>97,0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0-21">
            <text:p>21/10/2024</text:p>
          </table:table-cell>
          <table:table-cell/>
          <table:table-cell office:value-type="date" office:date-value="2024-10-20">
            <text:p>20/10/2024</text:p>
          </table:table-cell>
          <table:table-cell/>
          <table:table-cell office:value-type="string">
            <text:p>COMPRA EN BICING, CON LA TARJETA : 5489133221595208 EL 2024-10-20 </text:p>
          </table:table-cell>
          <table:table-cell/>
          <table:table-cell office:value-type="float" office:value="-50">
            <text:p>-50</text:p>
          </table:table-cell>
          <table:table-cell/>
          <table:table-cell office:value-type="float" office:value="103.25">
            <text:p>103,2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0-21">
            <text:p>21/10/2024</text:p>
          </table:table-cell>
          <table:table-cell/>
          <table:table-cell office:value-type="date" office:date-value="2024-10-19">
            <text:p>19/10/2024</text:p>
          </table:table-cell>
          <table:table-cell/>
          <table:table-cell office:value-type="string">
            <text:p>COMPRA EN BICING, CON LA TARJETA : 5489133221595208 EL 2024-10-19 </text:p>
          </table:table-cell>
          <table:table-cell/>
          <table:table-cell office:value-type="float" office:value="-0.35">
            <text:p>-0,35</text:p>
          </table:table-cell>
          <table:table-cell/>
          <table:table-cell office:value-type="float" office:value="153.25">
            <text:p>153,2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0-17">
            <text:p>17/10/2024</text:p>
          </table:table-cell>
          <table:table-cell/>
          <table:table-cell office:value-type="date" office:date-value="2024-10-17">
            <text:p>17/10/2024</text:p>
          </table:table-cell>
          <table:table-cell/>
          <table:table-cell office:value-type="string">
            <text:p>COMPRA EN NYX*CAFEGRASL, CON LA TARJETA : 5489133221595208 EL 2024-10-15 </text:p>
          </table:table-cell>
          <table:table-cell/>
          <table:table-cell office:value-type="float" office:value="-0.6">
            <text:p>-0,6</text:p>
          </table:table-cell>
          <table:table-cell/>
          <table:table-cell office:value-type="float" office:value="153.6">
            <text:p>153,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0-16">
            <text:p>16/10/2024</text:p>
          </table:table-cell>
          <table:table-cell/>
          <table:table-cell office:value-type="date" office:date-value="2024-10-16">
            <text:p>16/10/2024</text:p>
          </table:table-cell>
          <table:table-cell/>
          <table:table-cell office:value-type="string">
            <text:p>COMPRA EN BAR RESTAURANTE MYCASA, CON LA TARJETA : 5489133221595208 EL 2024-10-16 </text:p>
          </table:table-cell>
          <table:table-cell/>
          <table:table-cell office:value-type="float" office:value="-3.1">
            <text:p>-3,1</text:p>
          </table:table-cell>
          <table:table-cell/>
          <table:table-cell office:value-type="float" office:value="154.2">
            <text:p>154,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0-15">
            <text:p>15/10/2024</text:p>
          </table:table-cell>
          <table:table-cell/>
          <table:table-cell office:value-type="date" office:date-value="2024-10-15">
            <text:p>15/10/2024</text:p>
          </table:table-cell>
          <table:table-cell/>
          <table:table-cell office:value-type="string">
            <text:p>COMPRA EN MYKASA SANCHO AVILA, CON LA TARJETA : 5489133221595208 EL 2024-10-15 </text:p>
          </table:table-cell>
          <table:table-cell/>
          <table:table-cell office:value-type="float" office:value="-1.5">
            <text:p>-1,5</text:p>
          </table:table-cell>
          <table:table-cell/>
          <table:table-cell office:value-type="float" office:value="157.3">
            <text:p>157,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0-08">
            <text:p>08/10/2024</text:p>
          </table:table-cell>
          <table:table-cell/>
          <table:table-cell office:value-type="date" office:date-value="2024-10-08">
            <text:p>08/10/2024</text:p>
          </table:table-cell>
          <table:table-cell/>
          <table:table-cell office:value-type="string">
            <text:p>RECIBO FUTBOL CLUB MARTINENC (CEM GUINARDO) Nº RECIBO 0073 0100 755 CGYTWYX REF. MANDATO 00001420150</text:p>
          </table:table-cell>
          <table:table-cell/>
          <table:table-cell office:value-type="float" office:value="-26.31">
            <text:p>-26,31</text:p>
          </table:table-cell>
          <table:table-cell/>
          <table:table-cell office:value-type="float" office:value="158.8">
            <text:p>158,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0-08">
            <text:p>08/10/2024</text:p>
          </table:table-cell>
          <table:table-cell/>
          <table:table-cell office:value-type="date" office:date-value="2024-10-08">
            <text:p>08/10/2024</text:p>
          </table:table-cell>
          <table:table-cell/>
          <table:table-cell office:value-type="string">
            <text:p>TRANSFERENCIA DE MARIA TERESA ALTES SALAFRANCA, CONCEPTO INSCRIPCION LATERAL 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float" office:value="185.11">
            <text:p>185,1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0-02">
            <text:p>02/10/2024</text:p>
          </table:table-cell>
          <table:table-cell/>
          <table:table-cell office:value-type="date" office:date-value="2024-10-02">
            <text:p>02/10/2024</text:p>
          </table:table-cell>
          <table:table-cell/>
          <table:table-cell office:value-type="string">
            <text:p>TRANSFERENCIA A FAVOR DE Cristina Cardona Altés CONCEPTO: Gastos piso automática </text:p>
          </table:table-cell>
          <table:table-cell/>
          <table:table-cell office:value-type="float" office:value="-50">
            <text:p>-50</text:p>
          </table:table-cell>
          <table:table-cell/>
          <table:table-cell office:value-type="float" office:value="26.11">
            <text:p>26,1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0-01">
            <text:p>01/10/2024</text:p>
          </table:table-cell>
          <table:table-cell/>
          <table:table-cell office:value-type="date" office:date-value="2024-10-01">
            <text:p>01/10/2024</text:p>
          </table:table-cell>
          <table:table-cell/>
          <table:table-cell office:value-type="string">
            <text:p>COMPRA EN MYKASA SANCHO AVILA, CON LA TARJETA : 5489133221595208 EL 2024-10-01 </text:p>
          </table:table-cell>
          <table:table-cell/>
          <table:table-cell office:value-type="float" office:value="-3.1">
            <text:p>-3,1</text:p>
          </table:table-cell>
          <table:table-cell/>
          <table:table-cell office:value-type="float" office:value="76.11">
            <text:p>76,1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0-01">
            <text:p>01/10/2024</text:p>
          </table:table-cell>
          <table:table-cell/>
          <table:table-cell office:value-type="date" office:date-value="2024-10-01">
            <text:p>01/10/2024</text:p>
          </table:table-cell>
          <table:table-cell/>
          <table:table-cell office:value-type="string">
            <text:p>RECIBO WIZINK BANK S.A.U. Nº RECIBO 0073 0100 755 CGWQQSK REF. MANDATO 00052675209123878950000730100</text:p>
          </table:table-cell>
          <table:table-cell/>
          <table:table-cell office:value-type="float" office:value="-49.21">
            <text:p>-49,21</text:p>
          </table:table-cell>
          <table:table-cell/>
          <table:table-cell office:value-type="float" office:value="79.21">
            <text:p>79,2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10-01">
            <text:p>01/10/2024</text:p>
          </table:table-cell>
          <table:table-cell/>
          <table:table-cell office:value-type="date" office:date-value="2024-10-01">
            <text:p>01/10/2024</text:p>
          </table:table-cell>
          <table:table-cell/>
          <table:table-cell office:value-type="string">
            <text:p>COMPRA EN BICING, CON LA TARJETA : 5489133221595208 EL 2024-10-01 </text:p>
          </table:table-cell>
          <table:table-cell/>
          <table:table-cell office:value-type="float" office:value="-2.45">
            <text:p>-2,45</text:p>
          </table:table-cell>
          <table:table-cell/>
          <table:table-cell office:value-type="float" office:value="128.42">
            <text:p>128,4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30">
            <text:p>30/09/2024</text:p>
          </table:table-cell>
          <table:table-cell/>
          <table:table-cell office:value-type="date" office:date-value="2024-09-30">
            <text:p>30/09/2024</text:p>
          </table:table-cell>
          <table:table-cell/>
          <table:table-cell office:value-type="string">
            <text:p>TRANSFERENCIA DE CARDONA ALTES CRISTINA, CONCEPTO Prov Fondos Octubre 24 Personal 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30.87">
            <text:p>130,8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30">
            <text:p>30/09/2024</text:p>
          </table:table-cell>
          <table:table-cell/>
          <table:table-cell office:value-type="date" office:date-value="2024-09-30">
            <text:p>30/09/2024</text:p>
          </table:table-cell>
          <table:table-cell/>
          <table:table-cell office:value-type="string">
            <text:p>COMPRA EN FORMACIO I TREBALL, CON LA TARJETA : 5489133221595208 EL 2024-09-30 </text:p>
          </table:table-cell>
          <table:table-cell/>
          <table:table-cell office:value-type="float" office:value="-1.6">
            <text:p>-1,6</text:p>
          </table:table-cell>
          <table:table-cell/>
          <table:table-cell office:value-type="float" office:value="30.87">
            <text:p>30,8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30">
            <text:p>30/09/2024</text:p>
          </table:table-cell>
          <table:table-cell/>
          <table:table-cell office:value-type="date" office:date-value="2024-09-28">
            <text:p>28/09/2024</text:p>
          </table:table-cell>
          <table:table-cell/>
          <table:table-cell office:value-type="string">
            <text:p>COMPRA EN CAFETERIA VOLCAN DORADO, CON LA TARJETA : 5489133221595208 EL 2024-09-28 </text:p>
          </table:table-cell>
          <table:table-cell/>
          <table:table-cell office:value-type="float" office:value="-3.3">
            <text:p>-3,3</text:p>
          </table:table-cell>
          <table:table-cell/>
          <table:table-cell office:value-type="float" office:value="32.47">
            <text:p>32,4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27">
            <text:p>27/09/2024</text:p>
          </table:table-cell>
          <table:table-cell/>
          <table:table-cell office:value-type="date" office:date-value="2024-09-27">
            <text:p>27/09/2024</text:p>
          </table:table-cell>
          <table:table-cell/>
          <table:table-cell office:value-type="string">
            <text:p>COMPRA EN LOBRADOR DELS 15 NAVAS, CON LA TARJETA : 5489133221595208 EL 2024-09-27 </text:p>
          </table:table-cell>
          <table:table-cell/>
          <table:table-cell office:value-type="float" office:value="-1.85">
            <text:p>-1,85</text:p>
          </table:table-cell>
          <table:table-cell/>
          <table:table-cell office:value-type="float" office:value="35.77">
            <text:p>35,7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26">
            <text:p>26/09/2024</text:p>
          </table:table-cell>
          <table:table-cell/>
          <table:table-cell office:value-type="date" office:date-value="2024-09-26">
            <text:p>26/09/2024</text:p>
          </table:table-cell>
          <table:table-cell/>
          <table:table-cell office:value-type="string">
            <text:p>COMPRA EN SOPA RESTAURANT, CON LA TARJETA : 5489133221595208 EL 2024-09-26 </text:p>
          </table:table-cell>
          <table:table-cell/>
          <table:table-cell office:value-type="float" office:value="-2.2">
            <text:p>-2,2</text:p>
          </table:table-cell>
          <table:table-cell/>
          <table:table-cell office:value-type="float" office:value="37.62">
            <text:p>37,6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25">
            <text:p>25/09/2024</text:p>
          </table:table-cell>
          <table:table-cell/>
          <table:table-cell office:value-type="date" office:date-value="2024-09-25">
            <text:p>25/09/2024</text:p>
          </table:table-cell>
          <table:table-cell/>
          <table:table-cell office:value-type="string">
            <text:p>COMPRA EN CARREF LAS GLORIAS, CON LA TARJETA : 5489133221595208 EL 2024-09-25 </text:p>
          </table:table-cell>
          <table:table-cell/>
          <table:table-cell office:value-type="float" office:value="-6.99">
            <text:p>-6,99</text:p>
          </table:table-cell>
          <table:table-cell/>
          <table:table-cell office:value-type="float" office:value="39.82">
            <text:p>39,8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25">
            <text:p>25/09/2024</text:p>
          </table:table-cell>
          <table:table-cell/>
          <table:table-cell office:value-type="date" office:date-value="2024-09-25">
            <text:p>25/09/2024</text:p>
          </table:table-cell>
          <table:table-cell/>
          <table:table-cell office:value-type="string">
            <text:p>COMPRA EN SOPA RESTAURANT, CON LA TARJETA : 5489133221595208 EL 2024-09-25 </text:p>
          </table:table-cell>
          <table:table-cell/>
          <table:table-cell office:value-type="float" office:value="-2.2">
            <text:p>-2,2</text:p>
          </table:table-cell>
          <table:table-cell/>
          <table:table-cell office:value-type="float" office:value="46.81">
            <text:p>46,8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20">
            <text:p>20/09/2024</text:p>
          </table:table-cell>
          <table:table-cell/>
          <table:table-cell office:value-type="date" office:date-value="2024-09-20">
            <text:p>20/09/2024</text:p>
          </table:table-cell>
          <table:table-cell/>
          <table:table-cell office:value-type="string">
            <text:p>COMPRA EN EL FORNET - URGELL, CON LA TARJETA : 5489133221595208 EL 2024-09-20 </text:p>
          </table:table-cell>
          <table:table-cell/>
          <table:table-cell office:value-type="float" office:value="-4.8">
            <text:p>-4,8</text:p>
          </table:table-cell>
          <table:table-cell/>
          <table:table-cell office:value-type="float" office:value="49.01">
            <text:p>49,0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19">
            <text:p>19/09/2024</text:p>
          </table:table-cell>
          <table:table-cell/>
          <table:table-cell office:value-type="date" office:date-value="2024-09-19">
            <text:p>19/09/2024</text:p>
          </table:table-cell>
          <table:table-cell/>
          <table:table-cell office:value-type="string">
            <text:p>COMPRA EN ALDI MARAGALL, CON LA TARJETA : 5489133221595208 EL 2024-09-19 </text:p>
          </table:table-cell>
          <table:table-cell/>
          <table:table-cell office:value-type="float" office:value="-9.98">
            <text:p>-9,98</text:p>
          </table:table-cell>
          <table:table-cell/>
          <table:table-cell office:value-type="float" office:value="53.81">
            <text:p>53,8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16">
            <text:p>16/09/2024</text:p>
          </table:table-cell>
          <table:table-cell/>
          <table:table-cell office:value-type="date" office:date-value="2024-09-16">
            <text:p>16/09/2024</text:p>
          </table:table-cell>
          <table:table-cell/>
          <table:table-cell office:value-type="string">
            <text:p>COMPRA EN BAR RESTAURANTE MYCASA, CON LA TARJETA : 5489133221595208 EL 2024-09-16 </text:p>
          </table:table-cell>
          <table:table-cell/>
          <table:table-cell office:value-type="float" office:value="-1.5">
            <text:p>-1,5</text:p>
          </table:table-cell>
          <table:table-cell/>
          <table:table-cell office:value-type="float" office:value="63.79">
            <text:p>63,7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16">
            <text:p>16/09/2024</text:p>
          </table:table-cell>
          <table:table-cell/>
          <table:table-cell office:value-type="date" office:date-value="2024-09-16">
            <text:p>16/09/2024</text:p>
          </table:table-cell>
          <table:table-cell/>
          <table:table-cell office:value-type="string">
            <text:p>COMPRA EN BICING, CON LA TARJETA : 5489133221595208 EL 2024-09-16 </text:p>
          </table:table-cell>
          <table:table-cell/>
          <table:table-cell office:value-type="float" office:value="-1.25">
            <text:p>-1,25</text:p>
          </table:table-cell>
          <table:table-cell/>
          <table:table-cell office:value-type="float" office:value="65.29">
            <text:p>65,2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16">
            <text:p>16/09/2024</text:p>
          </table:table-cell>
          <table:table-cell/>
          <table:table-cell office:value-type="date" office:date-value="2024-09-15">
            <text:p>15/09/2024</text:p>
          </table:table-cell>
          <table:table-cell/>
          <table:table-cell office:value-type="string">
            <text:p>COMPRA EN ALEGRIA BAR, CON LA TARJETA : 5489133221595208 EL 2024-09-15 </text:p>
          </table:table-cell>
          <table:table-cell/>
          <table:table-cell office:value-type="float" office:value="-6.1">
            <text:p>-6,1</text:p>
          </table:table-cell>
          <table:table-cell/>
          <table:table-cell office:value-type="float" office:value="66.54">
            <text:p>66,5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16">
            <text:p>16/09/2024</text:p>
          </table:table-cell>
          <table:table-cell/>
          <table:table-cell office:value-type="date" office:date-value="2024-09-15">
            <text:p>15/09/2024</text:p>
          </table:table-cell>
          <table:table-cell/>
          <table:table-cell office:value-type="string">
            <text:p>COMPRA EN BARCELONA - MARAGALL, CON LA TARJETA : 5489133221595208 EL 2024-09-15 </text:p>
          </table:table-cell>
          <table:table-cell/>
          <table:table-cell office:value-type="float" office:value="-8.77">
            <text:p>-8,77</text:p>
          </table:table-cell>
          <table:table-cell/>
          <table:table-cell office:value-type="float" office:value="72.64">
            <text:p>72,6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06">
            <text:p>06/09/2024</text:p>
          </table:table-cell>
          <table:table-cell/>
          <table:table-cell office:value-type="date" office:date-value="2024-09-06">
            <text:p>06/09/2024</text:p>
          </table:table-cell>
          <table:table-cell/>
          <table:table-cell office:value-type="string">
            <text:p>COMPRA EN CONDIS COMTE D'URGELL 258, CON LA TARJETA : 5489133221595208 EL 2024-09-06 </text:p>
          </table:table-cell>
          <table:table-cell/>
          <table:table-cell office:value-type="float" office:value="-2.16">
            <text:p>-2,16</text:p>
          </table:table-cell>
          <table:table-cell/>
          <table:table-cell office:value-type="float" office:value="81.41">
            <text:p>81,4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05">
            <text:p>05/09/2024</text:p>
          </table:table-cell>
          <table:table-cell/>
          <table:table-cell office:value-type="date" office:date-value="2024-09-05">
            <text:p>05/09/2024</text:p>
          </table:table-cell>
          <table:table-cell/>
          <table:table-cell office:value-type="string">
            <text:p>COMPRA EN SOPA RESTAURANT, CON LA TARJETA : 5489133221595208 EL 2024-09-05 </text:p>
          </table:table-cell>
          <table:table-cell/>
          <table:table-cell office:value-type="float" office:value="-2.1">
            <text:p>-2,1</text:p>
          </table:table-cell>
          <table:table-cell/>
          <table:table-cell office:value-type="float" office:value="83.57">
            <text:p>83,5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04">
            <text:p>04/09/2024</text:p>
          </table:table-cell>
          <table:table-cell/>
          <table:table-cell office:value-type="date" office:date-value="2024-09-04">
            <text:p>04/09/2024</text:p>
          </table:table-cell>
          <table:table-cell/>
          <table:table-cell office:value-type="string">
            <text:p>COMPRA EN LOBRADOR DELS 15 MARAGALL, CON LA TARJETA : 5489133221595208 EL 2024-09-04 </text:p>
          </table:table-cell>
          <table:table-cell/>
          <table:table-cell office:value-type="float" office:value="-1.95">
            <text:p>-1,95</text:p>
          </table:table-cell>
          <table:table-cell/>
          <table:table-cell office:value-type="float" office:value="85.67">
            <text:p>85,6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04">
            <text:p>04/09/2024</text:p>
          </table:table-cell>
          <table:table-cell/>
          <table:table-cell office:value-type="date" office:date-value="2024-09-04">
            <text:p>04/09/2024</text:p>
          </table:table-cell>
          <table:table-cell/>
          <table:table-cell office:value-type="string">
            <text:p>COMPRA EN ALDI MARAGALL, CON LA TARJETA : 5489133221595208 EL 2024-09-04 </text:p>
          </table:table-cell>
          <table:table-cell/>
          <table:table-cell office:value-type="float" office:value="-26.39">
            <text:p>-26,39</text:p>
          </table:table-cell>
          <table:table-cell/>
          <table:table-cell office:value-type="float" office:value="87.62">
            <text:p>87,6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04">
            <text:p>04/09/2024</text:p>
          </table:table-cell>
          <table:table-cell/>
          <table:table-cell office:value-type="date" office:date-value="2024-09-04">
            <text:p>04/09/2024</text:p>
          </table:table-cell>
          <table:table-cell/>
          <table:table-cell office:value-type="string">
            <text:p>COMPRA EN SOPA RESTAURANT, CON LA TARJETA : 5489133221595208 EL 2024-09-04 </text:p>
          </table:table-cell>
          <table:table-cell/>
          <table:table-cell office:value-type="float" office:value="-1.9">
            <text:p>-1,9</text:p>
          </table:table-cell>
          <table:table-cell/>
          <table:table-cell office:value-type="float" office:value="114.01">
            <text:p>114,0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04">
            <text:p>04/09/2024</text:p>
          </table:table-cell>
          <table:table-cell/>
          <table:table-cell office:value-type="date" office:date-value="2024-09-04">
            <text:p>04/09/2024</text:p>
          </table:table-cell>
          <table:table-cell/>
          <table:table-cell office:value-type="string">
            <text:p>COMPRA EN LOBRADOR DELS 15 NAVAS, CON LA TARJETA : 5489133221595208 EL 2024-09-04 </text:p>
          </table:table-cell>
          <table:table-cell/>
          <table:table-cell office:value-type="float" office:value="-1.85">
            <text:p>-1,85</text:p>
          </table:table-cell>
          <table:table-cell/>
          <table:table-cell office:value-type="float" office:value="115.91">
            <text:p>115,9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04">
            <text:p>04/09/2024</text:p>
          </table:table-cell>
          <table:table-cell/>
          <table:table-cell office:value-type="date" office:date-value="2024-09-04">
            <text:p>04/09/2024</text:p>
          </table:table-cell>
          <table:table-cell/>
          <table:table-cell office:value-type="string">
            <text:p>RECIBO FUTBOL CLUB MARTINENC (CEM GUINARDO) Nº RECIBO 0073 0100 755 CGPSZXQ REF. MANDATO 00001420150</text:p>
          </table:table-cell>
          <table:table-cell/>
          <table:table-cell office:value-type="float" office:value="-26.31">
            <text:p>-26,31</text:p>
          </table:table-cell>
          <table:table-cell/>
          <table:table-cell office:value-type="float" office:value="117.76">
            <text:p>117,7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03">
            <text:p>03/09/2024</text:p>
          </table:table-cell>
          <table:table-cell/>
          <table:table-cell office:value-type="date" office:date-value="2024-09-02">
            <text:p>02/09/2024</text:p>
          </table:table-cell>
          <table:table-cell/>
          <table:table-cell office:value-type="string">
            <text:p>COMPRA EN SANTS BEER, CON LA TARJETA : 5489133221595208 EL 2024-09-02 </text:p>
          </table:table-cell>
          <table:table-cell/>
          <table:table-cell office:value-type="float" office:value="-3.5">
            <text:p>-3,5</text:p>
          </table:table-cell>
          <table:table-cell/>
          <table:table-cell office:value-type="float" office:value="144.07">
            <text:p>144,0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02">
            <text:p>02/09/2024</text:p>
          </table:table-cell>
          <table:table-cell/>
          <table:table-cell office:value-type="date" office:date-value="2024-09-02">
            <text:p>02/09/2024</text:p>
          </table:table-cell>
          <table:table-cell/>
          <table:table-cell office:value-type="string">
            <text:p>COMPRA EN SANTS BEER, CON LA TARJETA : 5489133221595208 EL 2024-09-02 </text:p>
          </table:table-cell>
          <table:table-cell/>
          <table:table-cell office:value-type="float" office:value="-11.55">
            <text:p>-11,55</text:p>
          </table:table-cell>
          <table:table-cell/>
          <table:table-cell office:value-type="float" office:value="147.57">
            <text:p>147,5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02">
            <text:p>02/09/2024</text:p>
          </table:table-cell>
          <table:table-cell/>
          <table:table-cell office:value-type="date" office:date-value="2024-09-02">
            <text:p>02/09/2024</text:p>
          </table:table-cell>
          <table:table-cell/>
          <table:table-cell office:value-type="string">
            <text:p>RECIBO WIZINK BANK S.A.U. Nº RECIBO 0073 0100 755 CGNCNQL REF. MANDATO 00052675209123878950000730100</text:p>
          </table:table-cell>
          <table:table-cell/>
          <table:table-cell office:value-type="float" office:value="-712.14">
            <text:p>-712,14</text:p>
          </table:table-cell>
          <table:table-cell/>
          <table:table-cell office:value-type="float" office:value="159.12">
            <text:p>159,1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02">
            <text:p>02/09/2024</text:p>
          </table:table-cell>
          <table:table-cell/>
          <table:table-cell office:value-type="date" office:date-value="2024-09-02">
            <text:p>02/09/2024</text:p>
          </table:table-cell>
          <table:table-cell/>
          <table:table-cell office:value-type="string">
            <text:p>TRANSFERENCIA A FAVOR DE CARDONA ALTES CRISTINA CONCEPTO: Gastos piso CC </text:p>
          </table:table-cell>
          <table:table-cell/>
          <table:table-cell office:value-type="float" office:value="-50">
            <text:p>-50</text:p>
          </table:table-cell>
          <table:table-cell/>
          <table:table-cell office:value-type="float" office:value="871.26">
            <text:p>871,2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02">
            <text:p>02/09/2024</text:p>
          </table:table-cell>
          <table:table-cell/>
          <table:table-cell office:value-type="date" office:date-value="2024-09-02">
            <text:p>02/09/2024</text:p>
          </table:table-cell>
          <table:table-cell/>
          <table:table-cell office:value-type="string">
            <text:p>TRANSFERENCIA DE CARDONA ALTES CRISTINA, CONCEPTO Provisión Wizink agosto 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921.26">
            <text:p>921,2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02">
            <text:p>02/09/2024</text:p>
          </table:table-cell>
          <table:table-cell/>
          <table:table-cell office:value-type="date" office:date-value="2024-09-01">
            <text:p>01/09/2024</text:p>
          </table:table-cell>
          <table:table-cell/>
          <table:table-cell office:value-type="string">
            <text:p>COMPRA EN BICING, CON LA TARJETA : 5489133221595208 EL 2024-09-01 </text:p>
          </table:table-cell>
          <table:table-cell/>
          <table:table-cell office:value-type="float" office:value="-0.35">
            <text:p>-0,35</text:p>
          </table:table-cell>
          <table:table-cell/>
          <table:table-cell office:value-type="float" office:value="221.26">
            <text:p>221,2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02">
            <text:p>02/09/2024</text:p>
          </table:table-cell>
          <table:table-cell/>
          <table:table-cell office:value-type="date" office:date-value="2024-08-31">
            <text:p>31/08/2024</text:p>
          </table:table-cell>
          <table:table-cell/>
          <table:table-cell office:value-type="string">
            <text:p>COMPRA EN LIDL COMTE URGELL, CON LA TARJETA : 5489133221595208 EL 2024-08-31 </text:p>
          </table:table-cell>
          <table:table-cell/>
          <table:table-cell office:value-type="float" office:value="-14.99">
            <text:p>-14,99</text:p>
          </table:table-cell>
          <table:table-cell/>
          <table:table-cell office:value-type="float" office:value="221.61">
            <text:p>221,6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9-02">
            <text:p>02/09/2024</text:p>
          </table:table-cell>
          <table:table-cell/>
          <table:table-cell office:value-type="date" office:date-value="2024-08-31">
            <text:p>31/08/2024</text:p>
          </table:table-cell>
          <table:table-cell/>
          <table:table-cell office:value-type="string">
            <text:p>COMPRA EN LIDL COMTE URGELL, CON LA TARJETA : 5489133221595208 EL 2024-08-31 </text:p>
          </table:table-cell>
          <table:table-cell/>
          <table:table-cell office:value-type="float" office:value="-9.44">
            <text:p>-9,44</text:p>
          </table:table-cell>
          <table:table-cell/>
          <table:table-cell office:value-type="float" office:value="236.6">
            <text:p>236,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28">
            <text:p>28/08/2024</text:p>
          </table:table-cell>
          <table:table-cell/>
          <table:table-cell office:value-type="date" office:date-value="2024-08-28">
            <text:p>28/08/2024</text:p>
          </table:table-cell>
          <table:table-cell/>
          <table:table-cell office:value-type="string">
            <text:p>COMPRA EN METRO BARCELONA, CON LA TARJETA : 5489133221595208 EL 2024-08-28 </text:p>
          </table:table-cell>
          <table:table-cell/>
          <table:table-cell office:value-type="float" office:value="-21.35">
            <text:p>-21,35</text:p>
          </table:table-cell>
          <table:table-cell/>
          <table:table-cell office:value-type="float" office:value="246.04">
            <text:p>246,0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20">
            <text:p>20/08/2024</text:p>
          </table:table-cell>
          <table:table-cell/>
          <table:table-cell office:value-type="date" office:date-value="2024-08-20">
            <text:p>20/08/2024</text:p>
          </table:table-cell>
          <table:table-cell/>
          <table:table-cell office:value-type="string">
            <text:p>COMPRA EN AREAS SANTS ESTACION, CON LA TARJETA : 5489133221595208 EL 2024-08-20 </text:p>
          </table:table-cell>
          <table:table-cell/>
          <table:table-cell office:value-type="float" office:value="-2.6">
            <text:p>-2,6</text:p>
          </table:table-cell>
          <table:table-cell/>
          <table:table-cell office:value-type="float" office:value="267.39">
            <text:p>267,3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20">
            <text:p>20/08/2024</text:p>
          </table:table-cell>
          <table:table-cell/>
          <table:table-cell office:value-type="date" office:date-value="2024-08-20">
            <text:p>20/08/2024</text:p>
          </table:table-cell>
          <table:table-cell/>
          <table:table-cell office:value-type="string">
            <text:p>COMPRA EN DIA, CON LA TARJETA : 5489133221595208 EL 2024-08-20 </text:p>
          </table:table-cell>
          <table:table-cell/>
          <table:table-cell office:value-type="float" office:value="-0.69">
            <text:p>-0,69</text:p>
          </table:table-cell>
          <table:table-cell/>
          <table:table-cell office:value-type="float" office:value="269.99">
            <text:p>269,9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20">
            <text:p>20/08/2024</text:p>
          </table:table-cell>
          <table:table-cell/>
          <table:table-cell office:value-type="date" office:date-value="2024-08-20">
            <text:p>20/08/2024</text:p>
          </table:table-cell>
          <table:table-cell/>
          <table:table-cell office:value-type="string">
            <text:p>COMPRA EN CONDIS BARCELONA, CON LA TARJETA : 5489133221595208 EL 2024-08-20 </text:p>
          </table:table-cell>
          <table:table-cell/>
          <table:table-cell office:value-type="float" office:value="-1.33">
            <text:p>-1,33</text:p>
          </table:table-cell>
          <table:table-cell/>
          <table:table-cell office:value-type="float" office:value="270.68">
            <text:p>270,6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19">
            <text:p>19/08/2024</text:p>
          </table:table-cell>
          <table:table-cell/>
          <table:table-cell office:value-type="date" office:date-value="2024-08-19">
            <text:p>19/08/2024</text:p>
          </table:table-cell>
          <table:table-cell/>
          <table:table-cell office:value-type="string">
            <text:p>COMPRA EN SOL SOLER, CON LA TARJETA : 5489133221595208 EL 2024-08-19 </text:p>
          </table:table-cell>
          <table:table-cell/>
          <table:table-cell office:value-type="float" office:value="-29">
            <text:p>-29</text:p>
          </table:table-cell>
          <table:table-cell/>
          <table:table-cell office:value-type="float" office:value="272.01">
            <text:p>272,0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16">
            <text:p>16/08/2024</text:p>
          </table:table-cell>
          <table:table-cell/>
          <table:table-cell office:value-type="date" office:date-value="2024-08-16">
            <text:p>16/08/2024</text:p>
          </table:table-cell>
          <table:table-cell/>
          <table:table-cell office:value-type="string">
            <text:p>COMPRA EN BICING, CON LA TARJETA : 5489133221595208 EL 2024-08-16 </text:p>
          </table:table-cell>
          <table:table-cell/>
          <table:table-cell office:value-type="float" office:value="-2.1">
            <text:p>-2,1</text:p>
          </table:table-cell>
          <table:table-cell/>
          <table:table-cell office:value-type="float" office:value="301.01">
            <text:p>301,0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14">
            <text:p>14/08/2024</text:p>
          </table:table-cell>
          <table:table-cell/>
          <table:table-cell office:value-type="date" office:date-value="2024-08-14">
            <text:p>14/08/2024</text:p>
          </table:table-cell>
          <table:table-cell/>
          <table:table-cell office:value-type="string">
            <text:p>COMPRA EN SITGES 1900 SL, CON LA TARJETA : 5489133221595208 EL 2024-08-14 </text:p>
          </table:table-cell>
          <table:table-cell/>
          <table:table-cell office:value-type="float" office:value="-330.48">
            <text:p>-330,48</text:p>
          </table:table-cell>
          <table:table-cell/>
          <table:table-cell office:value-type="float" office:value="303.11">
            <text:p>303,1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14">
            <text:p>14/08/2024</text:p>
          </table:table-cell>
          <table:table-cell/>
          <table:table-cell office:value-type="date" office:date-value="2024-08-14">
            <text:p>14/08/2024</text:p>
          </table:table-cell>
          <table:table-cell/>
          <table:table-cell office:value-type="string">
            <text:p>TRANSFERENCIA DE CARDONA ALTES CRISTINA, CONCEPTO Traspaso para hotel sitges </text:p>
          </table:table-cell>
          <table:table-cell/>
          <table:table-cell office:value-type="float" office:value="333">
            <text:p>333</text:p>
          </table:table-cell>
          <table:table-cell/>
          <table:table-cell office:value-type="float" office:value="633.59">
            <text:p>633,5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13">
            <text:p>13/08/2024</text:p>
          </table:table-cell>
          <table:table-cell/>
          <table:table-cell office:value-type="date" office:date-value="2024-08-13">
            <text:p>13/08/2024</text:p>
          </table:table-cell>
          <table:table-cell/>
          <table:table-cell office:value-type="string">
            <text:p>TRANSFERENCIA DE CARDONA ALTES CRISTINA, CONCEPTO Traspaso agosto 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00.59">
            <text:p>300,5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12">
            <text:p>12/08/2024</text:p>
          </table:table-cell>
          <table:table-cell/>
          <table:table-cell office:value-type="date" office:date-value="2024-08-09">
            <text:p>09/08/2024</text:p>
          </table:table-cell>
          <table:table-cell/>
          <table:table-cell office:value-type="string">
            <text:p>COMPRA EN PALCO IBIZA SL, CON LA TARJETA : 5489133221595208 EL 2024-08-09 </text:p>
          </table:table-cell>
          <table:table-cell/>
          <table:table-cell office:value-type="float" office:value="-52">
            <text:p>-52</text:p>
          </table:table-cell>
          <table:table-cell/>
          <table:table-cell office:value-type="float" office:value="0.59">
            <text:p>0,5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9">
            <text:p>09/08/2024</text:p>
          </table:table-cell>
          <table:table-cell/>
          <table:table-cell office:value-type="date" office:date-value="2024-08-09">
            <text:p>09/08/2024</text:p>
          </table:table-cell>
          <table:table-cell/>
          <table:table-cell office:value-type="string">
            <text:p>COMPRA EN RTE.SA TRINXA, CON LA TARJETA : 5489133221595208 EL 2024-08-09 </text:p>
          </table:table-cell>
          <table:table-cell/>
          <table:table-cell office:value-type="float" office:value="-20.5">
            <text:p>-20,5</text:p>
          </table:table-cell>
          <table:table-cell/>
          <table:table-cell office:value-type="float" office:value="52.59">
            <text:p>52,5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9">
            <text:p>09/08/2024</text:p>
          </table:table-cell>
          <table:table-cell/>
          <table:table-cell office:value-type="date" office:date-value="2024-08-09">
            <text:p>09/08/2024</text:p>
          </table:table-cell>
          <table:table-cell/>
          <table:table-cell office:value-type="string">
            <text:p>COMPRA EN SumUp *Carmen, CON LA TARJETA : 5489133221595208 EL 2024-08-07 </text:p>
          </table:table-cell>
          <table:table-cell/>
          <table:table-cell office:value-type="float" office:value="-15">
            <text:p>-15</text:p>
          </table:table-cell>
          <table:table-cell/>
          <table:table-cell office:value-type="float" office:value="73.09">
            <text:p>73,0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8">
            <text:p>08/08/2024</text:p>
          </table:table-cell>
          <table:table-cell/>
          <table:table-cell office:value-type="date" office:date-value="2024-08-08">
            <text:p>08/08/2024</text:p>
          </table:table-cell>
          <table:table-cell/>
          <table:table-cell office:value-type="string">
            <text:p>COMPRA EN PARKING ES PRATET, CON LA TARJETA : 5489133221595208 EL 2024-08-08 </text:p>
          </table:table-cell>
          <table:table-cell/>
          <table:table-cell office:value-type="float" office:value="-35.7">
            <text:p>-35,7</text:p>
          </table:table-cell>
          <table:table-cell/>
          <table:table-cell office:value-type="float" office:value="88.09">
            <text:p>88,0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8">
            <text:p>08/08/2024</text:p>
          </table:table-cell>
          <table:table-cell/>
          <table:table-cell office:value-type="date" office:date-value="2024-08-08">
            <text:p>08/08/2024</text:p>
          </table:table-cell>
          <table:table-cell/>
          <table:table-cell office:value-type="string">
            <text:p>DISPOSICION EN CAJERO CON LA TARJETA 5489133221595208, COMISION 0,00, EL 2024-08-08 </text:p>
          </table:table-cell>
          <table:table-cell/>
          <table:table-cell office:value-type="float" office:value="-60">
            <text:p>-60</text:p>
          </table:table-cell>
          <table:table-cell/>
          <table:table-cell office:value-type="float" office:value="123.79">
            <text:p>123,7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8">
            <text:p>08/08/2024</text:p>
          </table:table-cell>
          <table:table-cell/>
          <table:table-cell office:value-type="date" office:date-value="2024-08-08">
            <text:p>08/08/2024</text:p>
          </table:table-cell>
          <table:table-cell/>
          <table:table-cell office:value-type="string">
            <text:p>COMPRA EN HELADERIA LOS VALENCIANOS, CON LA TARJETA : 5489133221595208 EL 2024-08-08 </text:p>
          </table:table-cell>
          <table:table-cell/>
          <table:table-cell office:value-type="float" office:value="-6.6">
            <text:p>-6,6</text:p>
          </table:table-cell>
          <table:table-cell/>
          <table:table-cell office:value-type="float" office:value="183.79">
            <text:p>183,7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7">
            <text:p>07/08/2024</text:p>
          </table:table-cell>
          <table:table-cell/>
          <table:table-cell office:value-type="date" office:date-value="2024-08-07">
            <text:p>07/08/2024</text:p>
          </table:table-cell>
          <table:table-cell/>
          <table:table-cell office:value-type="string">
            <text:p>COMPRA EN SCHLIWEL, C.B. - VILA CA, CON LA TARJETA : 5489133221595208 EL 2024-08-07 </text:p>
          </table:table-cell>
          <table:table-cell/>
          <table:table-cell office:value-type="float" office:value="-31">
            <text:p>-31</text:p>
          </table:table-cell>
          <table:table-cell/>
          <table:table-cell office:value-type="float" office:value="190.39">
            <text:p>190,3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7">
            <text:p>07/08/2024</text:p>
          </table:table-cell>
          <table:table-cell/>
          <table:table-cell office:value-type="date" office:date-value="2024-08-07">
            <text:p>07/08/2024</text:p>
          </table:table-cell>
          <table:table-cell/>
          <table:table-cell office:value-type="string">
            <text:p>COMPRA EN TANT IBIZA, CON LA TARJETA : 5489133221595208 EL 2024-08-07 </text:p>
          </table:table-cell>
          <table:table-cell/>
          <table:table-cell office:value-type="float" office:value="-2.73">
            <text:p>-2,73</text:p>
          </table:table-cell>
          <table:table-cell/>
          <table:table-cell office:value-type="float" office:value="221.39">
            <text:p>221,3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7">
            <text:p>07/08/2024</text:p>
          </table:table-cell>
          <table:table-cell/>
          <table:table-cell office:value-type="date" office:date-value="2024-08-07">
            <text:p>07/08/2024</text:p>
          </table:table-cell>
          <table:table-cell/>
          <table:table-cell office:value-type="string">
            <text:p>COMPRA EN PUCHI TIBET, CON LA TARJETA : 5489133221595208 EL 2024-08-07 </text:p>
          </table:table-cell>
          <table:table-cell/>
          <table:table-cell office:value-type="float" office:value="-30">
            <text:p>-30</text:p>
          </table:table-cell>
          <table:table-cell/>
          <table:table-cell office:value-type="float" office:value="224.12">
            <text:p>224,1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7">
            <text:p>07/08/2024</text:p>
          </table:table-cell>
          <table:table-cell/>
          <table:table-cell office:value-type="date" office:date-value="2024-08-07">
            <text:p>07/08/2024</text:p>
          </table:table-cell>
          <table:table-cell/>
          <table:table-cell office:value-type="string">
            <text:p>COMPRA EN HIPPY MARKET PUNTA ARABI, CON LA TARJETA : 5489133221595208 EL 2024-08-07 </text:p>
          </table:table-cell>
          <table:table-cell/>
          <table:table-cell office:value-type="float" office:value="-3">
            <text:p>-3</text:p>
          </table:table-cell>
          <table:table-cell/>
          <table:table-cell office:value-type="float" office:value="254.12">
            <text:p>254,1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7">
            <text:p>07/08/2024</text:p>
          </table:table-cell>
          <table:table-cell/>
          <table:table-cell office:value-type="date" office:date-value="2024-08-07">
            <text:p>07/08/2024</text:p>
          </table:table-cell>
          <table:table-cell/>
          <table:table-cell office:value-type="string">
            <text:p>COMPRA EN PIZZERIA CARPE DIEM, CON LA TARJETA : 5489133221595208 EL 2024-08-07 </text:p>
          </table:table-cell>
          <table:table-cell/>
          <table:table-cell office:value-type="float" office:value="-12">
            <text:p>-12</text:p>
          </table:table-cell>
          <table:table-cell/>
          <table:table-cell office:value-type="float" office:value="257.12">
            <text:p>257,1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7">
            <text:p>07/08/2024</text:p>
          </table:table-cell>
          <table:table-cell/>
          <table:table-cell office:value-type="date" office:date-value="2024-08-07">
            <text:p>07/08/2024</text:p>
          </table:table-cell>
          <table:table-cell/>
          <table:table-cell office:value-type="string">
            <text:p>COMPRA EN PAULA LOPEZ. KI-IBIZA, CON LA TARJETA : 5489133221595208 EL 2024-08-07 </text:p>
          </table:table-cell>
          <table:table-cell/>
          <table:table-cell office:value-type="float" office:value="-10">
            <text:p>-10</text:p>
          </table:table-cell>
          <table:table-cell/>
          <table:table-cell office:value-type="float" office:value="269.12">
            <text:p>269,1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7">
            <text:p>07/08/2024</text:p>
          </table:table-cell>
          <table:table-cell/>
          <table:table-cell office:value-type="date" office:date-value="2024-08-07">
            <text:p>07/08/2024</text:p>
          </table:table-cell>
          <table:table-cell/>
          <table:table-cell office:value-type="string">
            <text:p>COMPRA EN YAKTEMI, CON LA TARJETA : 5489133221595208 EL 2024-08-07 </text:p>
          </table:table-cell>
          <table:table-cell/>
          <table:table-cell office:value-type="float" office:value="-20">
            <text:p>-20</text:p>
          </table:table-cell>
          <table:table-cell/>
          <table:table-cell office:value-type="float" office:value="279.12">
            <text:p>279,1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7">
            <text:p>07/08/2024</text:p>
          </table:table-cell>
          <table:table-cell/>
          <table:table-cell office:value-type="date" office:date-value="2024-08-07">
            <text:p>07/08/2024</text:p>
          </table:table-cell>
          <table:table-cell/>
          <table:table-cell office:value-type="string">
            <text:p>RECIBO FUTBOL CLUB MARTINENC (CEM GUINARDO) Nº RECIBO 0073 0100 755 CGGGCMY REF. MANDATO 00001420150</text:p>
          </table:table-cell>
          <table:table-cell/>
          <table:table-cell office:value-type="float" office:value="-26.31">
            <text:p>-26,31</text:p>
          </table:table-cell>
          <table:table-cell/>
          <table:table-cell office:value-type="float" office:value="299.12">
            <text:p>299,1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6">
            <text:p>06/08/2024</text:p>
          </table:table-cell>
          <table:table-cell/>
          <table:table-cell office:value-type="date" office:date-value="2024-08-06">
            <text:p>06/08/2024</text:p>
          </table:table-cell>
          <table:table-cell/>
          <table:table-cell office:value-type="string">
            <text:p>TRANSFERENCIA DE CARDONA ALTES CRISTINA, CONCEPTO Traspaso para gastos 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25.43">
            <text:p>325,4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5">
            <text:p>05/08/2024</text:p>
          </table:table-cell>
          <table:table-cell/>
          <table:table-cell office:value-type="date" office:date-value="2024-08-03">
            <text:p>03/08/2024</text:p>
          </table:table-cell>
          <table:table-cell/>
          <table:table-cell office:value-type="string">
            <text:p>COMPRA EN SUPERMERCADO ENERI, CON LA TARJETA : 5489133221595208 EL 2024-08-03 </text:p>
          </table:table-cell>
          <table:table-cell/>
          <table:table-cell office:value-type="float" office:value="-14.82">
            <text:p>-14,82</text:p>
          </table:table-cell>
          <table:table-cell/>
          <table:table-cell office:value-type="float" office:value="25.43">
            <text:p>25,4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2">
            <text:p>02/08/2024</text:p>
          </table:table-cell>
          <table:table-cell/>
          <table:table-cell office:value-type="date" office:date-value="2024-08-02">
            <text:p>02/08/2024</text:p>
          </table:table-cell>
          <table:table-cell/>
          <table:table-cell office:value-type="string">
            <text:p>COMPRA EN BONA IDEA, CON LA TARJETA : 5489133221595208 EL 2024-08-02 </text:p>
          </table:table-cell>
          <table:table-cell/>
          <table:table-cell office:value-type="float" office:value="-20.99">
            <text:p>-20,99</text:p>
          </table:table-cell>
          <table:table-cell/>
          <table:table-cell office:value-type="float" office:value="40.25">
            <text:p>40,2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2">
            <text:p>02/08/2024</text:p>
          </table:table-cell>
          <table:table-cell/>
          <table:table-cell office:value-type="date" office:date-value="2024-08-02">
            <text:p>02/08/2024</text:p>
          </table:table-cell>
          <table:table-cell/>
          <table:table-cell office:value-type="string">
            <text:p>COMPRA EN GENIAL NEW, CON LA TARJETA : 5489133221595208 EL 2024-08-02 </text:p>
          </table:table-cell>
          <table:table-cell/>
          <table:table-cell office:value-type="float" office:value="-27.99">
            <text:p>-27,99</text:p>
          </table:table-cell>
          <table:table-cell/>
          <table:table-cell office:value-type="float" office:value="61.24">
            <text:p>61,2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1">
            <text:p>01/08/2024</text:p>
          </table:table-cell>
          <table:table-cell/>
          <table:table-cell office:value-type="date" office:date-value="2024-08-01">
            <text:p>01/08/2024</text:p>
          </table:table-cell>
          <table:table-cell/>
          <table:table-cell office:value-type="string">
            <text:p>COMPRA EN GASTROBAR LOREN, CON LA TARJETA : 5489133221595208 EL 2024-08-01 </text:p>
          </table:table-cell>
          <table:table-cell/>
          <table:table-cell office:value-type="float" office:value="-6">
            <text:p>-6</text:p>
          </table:table-cell>
          <table:table-cell/>
          <table:table-cell office:value-type="float" office:value="89.23">
            <text:p>89,2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8-01">
            <text:p>01/08/2024</text:p>
          </table:table-cell>
          <table:table-cell/>
          <table:table-cell office:value-type="date" office:date-value="2024-08-01">
            <text:p>01/08/2024</text:p>
          </table:table-cell>
          <table:table-cell/>
          <table:table-cell office:value-type="string">
            <text:p>COMPRA EN BICING, CON LA TARJETA : 5489133221595208 EL 2024-08-01 </text:p>
          </table:table-cell>
          <table:table-cell/>
          <table:table-cell office:value-type="float" office:value="-1.6">
            <text:p>-1,6</text:p>
          </table:table-cell>
          <table:table-cell/>
          <table:table-cell office:value-type="float" office:value="95.23">
            <text:p>95,2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31">
            <text:p>31/07/2024</text:p>
          </table:table-cell>
          <table:table-cell/>
          <table:table-cell office:value-type="date" office:date-value="2024-07-31">
            <text:p>31/07/2024</text:p>
          </table:table-cell>
          <table:table-cell/>
          <table:table-cell office:value-type="string">
            <text:p>COMPRA EN LOBRADOR DELS 15 NAVAS, CON LA TARJETA : 5489133221595208 EL 2024-07-31 </text:p>
          </table:table-cell>
          <table:table-cell/>
          <table:table-cell office:value-type="float" office:value="-1.95">
            <text:p>-1,95</text:p>
          </table:table-cell>
          <table:table-cell/>
          <table:table-cell office:value-type="float" office:value="96.83">
            <text:p>96,8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31">
            <text:p>31/07/2024</text:p>
          </table:table-cell>
          <table:table-cell/>
          <table:table-cell office:value-type="date" office:date-value="2024-07-31">
            <text:p>31/07/2024</text:p>
          </table:table-cell>
          <table:table-cell/>
          <table:table-cell office:value-type="string">
            <text:p>COMPRA EN MYKASA SANCHO AVILA, CON LA TARJETA : 5489133221595208 EL 2024-07-31 </text:p>
          </table:table-cell>
          <table:table-cell/>
          <table:table-cell office:value-type="float" office:value="-1.7">
            <text:p>-1,7</text:p>
          </table:table-cell>
          <table:table-cell/>
          <table:table-cell office:value-type="float" office:value="98.78">
            <text:p>98,7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31">
            <text:p>31/07/2024</text:p>
          </table:table-cell>
          <table:table-cell/>
          <table:table-cell office:value-type="date" office:date-value="2024-07-31">
            <text:p>31/07/2024</text:p>
          </table:table-cell>
          <table:table-cell/>
          <table:table-cell office:value-type="string">
            <text:p>RECIBO WIZINK BANK S.A.U. Nº RECIBO 0073 0100 755 CGDLSNH REF. MANDATO 00052675209123878950000730100</text:p>
          </table:table-cell>
          <table:table-cell/>
          <table:table-cell office:value-type="float" office:value="-97.75">
            <text:p>-97,75</text:p>
          </table:table-cell>
          <table:table-cell/>
          <table:table-cell office:value-type="float" office:value="100.48">
            <text:p>100,4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30">
            <text:p>30/07/2024</text:p>
          </table:table-cell>
          <table:table-cell/>
          <table:table-cell office:value-type="date" office:date-value="2024-07-30">
            <text:p>30/07/2024</text:p>
          </table:table-cell>
          <table:table-cell/>
          <table:table-cell office:value-type="string">
            <text:p>COMPRA EN ROGENT GELATERIA, CON LA TARJETA : 5489133221595208 EL 2024-07-30 </text:p>
          </table:table-cell>
          <table:table-cell/>
          <table:table-cell office:value-type="float" office:value="-2.95">
            <text:p>-2,95</text:p>
          </table:table-cell>
          <table:table-cell/>
          <table:table-cell office:value-type="float" office:value="198.23">
            <text:p>198,2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30">
            <text:p>30/07/2024</text:p>
          </table:table-cell>
          <table:table-cell/>
          <table:table-cell office:value-type="date" office:date-value="2024-07-30">
            <text:p>30/07/2024</text:p>
          </table:table-cell>
          <table:table-cell/>
          <table:table-cell office:value-type="string">
            <text:p>COMPRA EN BAR RESTAURANTE MYCASA, CON LA TARJETA : 5489133221595208 EL 2024-07-30 </text:p>
          </table:table-cell>
          <table:table-cell/>
          <table:table-cell office:value-type="float" office:value="-1.7">
            <text:p>-1,7</text:p>
          </table:table-cell>
          <table:table-cell/>
          <table:table-cell office:value-type="float" office:value="201.18">
            <text:p>201,1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29">
            <text:p>29/07/2024</text:p>
          </table:table-cell>
          <table:table-cell/>
          <table:table-cell office:value-type="date" office:date-value="2024-07-29">
            <text:p>29/07/2024</text:p>
          </table:table-cell>
          <table:table-cell/>
          <table:table-cell office:value-type="string">
            <text:p>COMPRA EN LIDL COMTE URGELL, CON LA TARJETA : 5489133221595208 EL 2024-07-29 </text:p>
          </table:table-cell>
          <table:table-cell/>
          <table:table-cell office:value-type="float" office:value="-14.96">
            <text:p>-14,96</text:p>
          </table:table-cell>
          <table:table-cell/>
          <table:table-cell office:value-type="float" office:value="202.88">
            <text:p>202,8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29">
            <text:p>29/07/2024</text:p>
          </table:table-cell>
          <table:table-cell/>
          <table:table-cell office:value-type="date" office:date-value="2024-07-29">
            <text:p>29/07/2024</text:p>
          </table:table-cell>
          <table:table-cell/>
          <table:table-cell office:value-type="string">
            <text:p>COMPRA EN SAONA GRACIA, CON LA TARJETA : 5489133221595208 EL 2024-07-29 </text:p>
          </table:table-cell>
          <table:table-cell/>
          <table:table-cell office:value-type="float" office:value="-15.3">
            <text:p>-15,3</text:p>
          </table:table-cell>
          <table:table-cell/>
          <table:table-cell office:value-type="float" office:value="217.84">
            <text:p>217,8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29">
            <text:p>29/07/2024</text:p>
          </table:table-cell>
          <table:table-cell/>
          <table:table-cell office:value-type="date" office:date-value="2024-07-29">
            <text:p>29/07/2024</text:p>
          </table:table-cell>
          <table:table-cell/>
          <table:table-cell office:value-type="string">
            <text:p>COMPRA EN EL FORNET - URGELL, CON LA TARJETA : 5489133221595208 EL 2024-07-29 </text:p>
          </table:table-cell>
          <table:table-cell/>
          <table:table-cell office:value-type="float" office:value="-5.85">
            <text:p>-5,85</text:p>
          </table:table-cell>
          <table:table-cell/>
          <table:table-cell office:value-type="float" office:value="233.14">
            <text:p>233,1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26">
            <text:p>26/07/2024</text:p>
          </table:table-cell>
          <table:table-cell/>
          <table:table-cell office:value-type="date" office:date-value="2024-07-26">
            <text:p>26/07/2024</text:p>
          </table:table-cell>
          <table:table-cell/>
          <table:table-cell office:value-type="string">
            <text:p>COMPRA EN RESTAURANTE MARIMBA, CON LA TARJETA : 5489133221595208 EL 2024-07-26 </text:p>
          </table:table-cell>
          <table:table-cell/>
          <table:table-cell office:value-type="float" office:value="-2.9">
            <text:p>-2,9</text:p>
          </table:table-cell>
          <table:table-cell/>
          <table:table-cell office:value-type="float" office:value="238.99">
            <text:p>238,9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25">
            <text:p>25/07/2024</text:p>
          </table:table-cell>
          <table:table-cell/>
          <table:table-cell office:value-type="date" office:date-value="2024-07-25">
            <text:p>25/07/2024</text:p>
          </table:table-cell>
          <table:table-cell/>
          <table:table-cell office:value-type="string">
            <text:p>COMPRA EN RESTAURANTE LAGARIN, CON LA TARJETA : 5489133221595208 EL 2024-07-25 </text:p>
          </table:table-cell>
          <table:table-cell/>
          <table:table-cell office:value-type="float" office:value="-20">
            <text:p>-20</text:p>
          </table:table-cell>
          <table:table-cell/>
          <table:table-cell office:value-type="float" office:value="241.89">
            <text:p>241,8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24">
            <text:p>24/07/2024</text:p>
          </table:table-cell>
          <table:table-cell/>
          <table:table-cell office:value-type="date" office:date-value="2024-07-24">
            <text:p>24/07/2024</text:p>
          </table:table-cell>
          <table:table-cell/>
          <table:table-cell office:value-type="string">
            <text:p>COMPRA EN KOP DE MA S.C.C.L., CON LA TARJETA : 5489133221595208 EL 2024-07-24 </text:p>
          </table:table-cell>
          <table:table-cell/>
          <table:table-cell office:value-type="float" office:value="-7">
            <text:p>-7</text:p>
          </table:table-cell>
          <table:table-cell/>
          <table:table-cell office:value-type="float" office:value="261.89">
            <text:p>261,8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24">
            <text:p>24/07/2024</text:p>
          </table:table-cell>
          <table:table-cell/>
          <table:table-cell office:value-type="date" office:date-value="2024-07-24">
            <text:p>24/07/2024</text:p>
          </table:table-cell>
          <table:table-cell/>
          <table:table-cell office:value-type="string">
            <text:p>COMPRA EN SOPA RESTAURANT, CON LA TARJETA : 5489133221595208 EL 2024-07-24 </text:p>
          </table:table-cell>
          <table:table-cell/>
          <table:table-cell office:value-type="float" office:value="-2.2">
            <text:p>-2,2</text:p>
          </table:table-cell>
          <table:table-cell/>
          <table:table-cell office:value-type="float" office:value="268.89">
            <text:p>268,8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23">
            <text:p>23/07/2024</text:p>
          </table:table-cell>
          <table:table-cell/>
          <table:table-cell office:value-type="date" office:date-value="2024-07-23">
            <text:p>23/07/2024</text:p>
          </table:table-cell>
          <table:table-cell/>
          <table:table-cell office:value-type="string">
            <text:p>COMPRA EN SOPA RESTAURANT, CON LA TARJETA : 5489133221595208 EL 2024-07-23 </text:p>
          </table:table-cell>
          <table:table-cell/>
          <table:table-cell office:value-type="float" office:value="-2.2">
            <text:p>-2,2</text:p>
          </table:table-cell>
          <table:table-cell/>
          <table:table-cell office:value-type="float" office:value="271.09">
            <text:p>271,0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22">
            <text:p>22/07/2024</text:p>
          </table:table-cell>
          <table:table-cell/>
          <table:table-cell office:value-type="date" office:date-value="2024-07-22">
            <text:p>22/07/2024</text:p>
          </table:table-cell>
          <table:table-cell/>
          <table:table-cell office:value-type="string">
            <text:p>COMPRA EN METRO BARCELONA, CON LA TARJETA : 5489133221595208 EL 2024-07-22 </text:p>
          </table:table-cell>
          <table:table-cell/>
          <table:table-cell office:value-type="float" office:value="-21.35">
            <text:p>-21,35</text:p>
          </table:table-cell>
          <table:table-cell/>
          <table:table-cell office:value-type="float" office:value="273.29">
            <text:p>273,2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22">
            <text:p>22/07/2024</text:p>
          </table:table-cell>
          <table:table-cell/>
          <table:table-cell office:value-type="date" office:date-value="2024-07-22">
            <text:p>22/07/2024</text:p>
          </table:table-cell>
          <table:table-cell/>
          <table:table-cell office:value-type="string">
            <text:p>COMPRA EN SOPA RESTAURANT, CON LA TARJETA : 5489133221595208 EL 2024-07-22 </text:p>
          </table:table-cell>
          <table:table-cell/>
          <table:table-cell office:value-type="float" office:value="-2.1">
            <text:p>-2,1</text:p>
          </table:table-cell>
          <table:table-cell/>
          <table:table-cell office:value-type="float" office:value="294.64">
            <text:p>294,6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22">
            <text:p>22/07/2024</text:p>
          </table:table-cell>
          <table:table-cell/>
          <table:table-cell office:value-type="date" office:date-value="2024-07-21">
            <text:p>21/07/2024</text:p>
          </table:table-cell>
          <table:table-cell/>
          <table:table-cell office:value-type="string">
            <text:p>COMPRA EN VOLCAN DORADO DELIV, CON LA TARJETA : 5489133221595208 EL 2024-07-21 </text:p>
          </table:table-cell>
          <table:table-cell/>
          <table:table-cell office:value-type="float" office:value="-12.3">
            <text:p>-12,3</text:p>
          </table:table-cell>
          <table:table-cell/>
          <table:table-cell office:value-type="float" office:value="296.74">
            <text:p>296,7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22">
            <text:p>22/07/2024</text:p>
          </table:table-cell>
          <table:table-cell/>
          <table:table-cell office:value-type="date" office:date-value="2024-07-21">
            <text:p>21/07/2024</text:p>
          </table:table-cell>
          <table:table-cell/>
          <table:table-cell office:value-type="string">
            <text:p>COMPRA EN KOP DE MAR BAR SCCL, CON LA TARJETA : 5489133221595208 EL 2024-07-21 </text:p>
          </table:table-cell>
          <table:table-cell/>
          <table:table-cell office:value-type="float" office:value="-20">
            <text:p>-20</text:p>
          </table:table-cell>
          <table:table-cell/>
          <table:table-cell office:value-type="float" office:value="309.04">
            <text:p>309,0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15">
            <text:p>15/07/2024</text:p>
          </table:table-cell>
          <table:table-cell/>
          <table:table-cell office:value-type="date" office:date-value="2024-07-15">
            <text:p>15/07/2024</text:p>
          </table:table-cell>
          <table:table-cell/>
          <table:table-cell office:value-type="string">
            <text:p>COMPRA EN SUPERMERCADO TERE, CON LA TARJETA : 5489133221595208 EL 2024-07-15 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329.04">
            <text:p>329,0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15">
            <text:p>15/07/2024</text:p>
          </table:table-cell>
          <table:table-cell/>
          <table:table-cell office:value-type="date" office:date-value="2024-07-15">
            <text:p>15/07/2024</text:p>
          </table:table-cell>
          <table:table-cell/>
          <table:table-cell office:value-type="string">
            <text:p>RECIBO CEMENTIRIS DE BARCELONA S.A. Nº RECIBO 0073 0100 755 CFZMYXG REF. MANDATO G000120241320000001</text:p>
          </table:table-cell>
          <table:table-cell/>
          <table:table-cell office:value-type="float" office:value="-156.33">
            <text:p>-156,33</text:p>
          </table:table-cell>
          <table:table-cell/>
          <table:table-cell office:value-type="float" office:value="330.04">
            <text:p>330,0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12">
            <text:p>12/07/2024</text:p>
          </table:table-cell>
          <table:table-cell/>
          <table:table-cell office:value-type="date" office:date-value="2024-07-12">
            <text:p>12/07/2024</text:p>
          </table:table-cell>
          <table:table-cell/>
          <table:table-cell office:value-type="string">
            <text:p>COMPRA EN LOBRADOR DELS 15 NAVAS, CON LA TARJETA : 5489133221595208 EL 2024-07-12 </text:p>
          </table:table-cell>
          <table:table-cell/>
          <table:table-cell office:value-type="float" office:value="-5.15">
            <text:p>-5,15</text:p>
          </table:table-cell>
          <table:table-cell/>
          <table:table-cell office:value-type="float" office:value="486.37">
            <text:p>486,3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11">
            <text:p>11/07/2024</text:p>
          </table:table-cell>
          <table:table-cell/>
          <table:table-cell office:value-type="date" office:date-value="2024-07-11">
            <text:p>11/07/2024</text:p>
          </table:table-cell>
          <table:table-cell/>
          <table:table-cell office:value-type="string">
            <text:p>TRANSFERENCIA A FAVOR DE CARDONA ALTES CRISTINA CONCEPTO: Reintegro gtos brios ChatGPT 21 Jun PMW </text:p>
          </table:table-cell>
          <table:table-cell/>
          <table:table-cell office:value-type="float" office:value="-0.56">
            <text:p>-0,56</text:p>
          </table:table-cell>
          <table:table-cell/>
          <table:table-cell office:value-type="float" office:value="491.52">
            <text:p>491,5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11">
            <text:p>11/07/2024</text:p>
          </table:table-cell>
          <table:table-cell/>
          <table:table-cell office:value-type="date" office:date-value="2024-07-11">
            <text:p>11/07/2024</text:p>
          </table:table-cell>
          <table:table-cell/>
          <table:table-cell office:value-type="string">
            <text:p>TRANSFERENCIA A FAVOR DE CARDONA ALTES CRISTINA CONCEPTO: Reintegro ChatGPT 21 junio PMW </text:p>
          </table:table-cell>
          <table:table-cell/>
          <table:table-cell office:value-type="float" office:value="-18.68">
            <text:p>-18,68</text:p>
          </table:table-cell>
          <table:table-cell/>
          <table:table-cell office:value-type="float" office:value="492.08">
            <text:p>492,0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11">
            <text:p>11/07/2024</text:p>
          </table:table-cell>
          <table:table-cell/>
          <table:table-cell office:value-type="date" office:date-value="2024-07-11">
            <text:p>11/07/2024</text:p>
          </table:table-cell>
          <table:table-cell/>
          <table:table-cell office:value-type="string">
            <text:p>TRANSFERENCIA A FAVOR DE CARDONA ALTES CRISTINA CONCEPTO: Reintegro traspaso gastos incorrecto </text:p>
          </table:table-cell>
          <table:table-cell/>
          <table:table-cell office:value-type="float" office:value="-50">
            <text:p>-50</text:p>
          </table:table-cell>
          <table:table-cell/>
          <table:table-cell office:value-type="float" office:value="510.76">
            <text:p>510,7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09">
            <text:p>09/07/2024</text:p>
          </table:table-cell>
          <table:table-cell/>
          <table:table-cell office:value-type="date" office:date-value="2024-07-09">
            <text:p>09/07/2024</text:p>
          </table:table-cell>
          <table:table-cell/>
          <table:table-cell office:value-type="string">
            <text:p>COMPRA EN SOPA RESTAURANT, CON LA TARJETA : 5489133221595208 EL 2024-07-09 </text:p>
          </table:table-cell>
          <table:table-cell/>
          <table:table-cell office:value-type="float" office:value="-2.1">
            <text:p>-2,1</text:p>
          </table:table-cell>
          <table:table-cell/>
          <table:table-cell office:value-type="float" office:value="560.76">
            <text:p>560,7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08">
            <text:p>08/07/2024</text:p>
          </table:table-cell>
          <table:table-cell/>
          <table:table-cell office:value-type="date" office:date-value="2024-07-08">
            <text:p>08/07/2024</text:p>
          </table:table-cell>
          <table:table-cell/>
          <table:table-cell office:value-type="string">
            <text:p>COMPRA EN MERCADONA C BISCAIA, CON LA TARJETA : 5489133221595208 EL 2024-07-08 </text:p>
          </table:table-cell>
          <table:table-cell/>
          <table:table-cell office:value-type="float" office:value="-19.26">
            <text:p>-19,26</text:p>
          </table:table-cell>
          <table:table-cell/>
          <table:table-cell office:value-type="float" office:value="562.86">
            <text:p>562,8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08">
            <text:p>08/07/2024</text:p>
          </table:table-cell>
          <table:table-cell/>
          <table:table-cell office:value-type="date" office:date-value="2024-07-08">
            <text:p>08/07/2024</text:p>
          </table:table-cell>
          <table:table-cell/>
          <table:table-cell office:value-type="string">
            <text:p>COMPRA EN LOBRADOR DELS 15 NAVAS, CON LA TARJETA : 5489133221595208 EL 2024-07-08 </text:p>
          </table:table-cell>
          <table:table-cell/>
          <table:table-cell office:value-type="float" office:value="-1.95">
            <text:p>-1,95</text:p>
          </table:table-cell>
          <table:table-cell/>
          <table:table-cell office:value-type="float" office:value="582.12">
            <text:p>582,12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08">
            <text:p>08/07/2024</text:p>
          </table:table-cell>
          <table:table-cell/>
          <table:table-cell office:value-type="date" office:date-value="2024-07-08">
            <text:p>08/07/2024</text:p>
          </table:table-cell>
          <table:table-cell/>
          <table:table-cell office:value-type="string">
            <text:p>COMPRA EN SOPA RESTAURANT, CON LA TARJETA : 5489133221595208 EL 2024-07-08 </text:p>
          </table:table-cell>
          <table:table-cell/>
          <table:table-cell office:value-type="float" office:value="-2.2">
            <text:p>-2,2</text:p>
          </table:table-cell>
          <table:table-cell/>
          <table:table-cell office:value-type="float" office:value="584.07">
            <text:p>584,0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08">
            <text:p>08/07/2024</text:p>
          </table:table-cell>
          <table:table-cell/>
          <table:table-cell office:value-type="date" office:date-value="2024-07-08">
            <text:p>08/07/2024</text:p>
          </table:table-cell>
          <table:table-cell/>
          <table:table-cell office:value-type="string">
            <text:p>TRANSFERENCIA A FAVOR DE CARDONA ALTES CRISTINA CONCEPTO: Reintegro IVTM Ayto. BCN </text:p>
          </table:table-cell>
          <table:table-cell/>
          <table:table-cell office:value-type="float" office:value="-8.84">
            <text:p>-8,84</text:p>
          </table:table-cell>
          <table:table-cell/>
          <table:table-cell office:value-type="float" office:value="586.27">
            <text:p>586,27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08">
            <text:p>08/07/2024</text:p>
          </table:table-cell>
          <table:table-cell/>
          <table:table-cell office:value-type="date" office:date-value="2024-07-08">
            <text:p>08/07/2024</text:p>
          </table:table-cell>
          <table:table-cell/>
          <table:table-cell office:value-type="string">
            <text:p>TRANSFERENCIA A FAVOR DE CARDONA ALTES CRISTINA CONCEPTO: Rreintegro H3 Gastos Gaia </text:p>
          </table:table-cell>
          <table:table-cell/>
          <table:table-cell office:value-type="float" office:value="-70">
            <text:p>-70</text:p>
          </table:table-cell>
          <table:table-cell/>
          <table:table-cell office:value-type="float" office:value="595.11">
            <text:p>595,1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08">
            <text:p>08/07/2024</text:p>
          </table:table-cell>
          <table:table-cell/>
          <table:table-cell office:value-type="date" office:date-value="2024-07-07">
            <text:p>07/07/2024</text:p>
          </table:table-cell>
          <table:table-cell/>
          <table:table-cell office:value-type="string">
            <text:p>COMPRA EN LA LLESQUERIA, CON LA TARJETA : 5489133221595208 EL 2024-07-07 </text:p>
          </table:table-cell>
          <table:table-cell/>
          <table:table-cell office:value-type="float" office:value="-9">
            <text:p>-9</text:p>
          </table:table-cell>
          <table:table-cell/>
          <table:table-cell office:value-type="float" office:value="665.11">
            <text:p>665,1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08">
            <text:p>08/07/2024</text:p>
          </table:table-cell>
          <table:table-cell/>
          <table:table-cell office:value-type="date" office:date-value="2024-07-07">
            <text:p>07/07/2024</text:p>
          </table:table-cell>
          <table:table-cell/>
          <table:table-cell office:value-type="string">
            <text:p>COMPRA EN REST I BAR 2000 I PICO, CON LA TARJETA : 5489133221595208 EL 2024-07-07 </text:p>
          </table:table-cell>
          <table:table-cell/>
          <table:table-cell office:value-type="float" office:value="-2.6">
            <text:p>-2,6</text:p>
          </table:table-cell>
          <table:table-cell/>
          <table:table-cell office:value-type="float" office:value="674.11">
            <text:p>674,1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08">
            <text:p>08/07/2024</text:p>
          </table:table-cell>
          <table:table-cell/>
          <table:table-cell office:value-type="date" office:date-value="2024-07-06">
            <text:p>06/07/2024</text:p>
          </table:table-cell>
          <table:table-cell/>
          <table:table-cell office:value-type="string">
            <text:p>COMPRA EN MISSAMAROI, CON LA TARJETA : 5489133221595208 EL 2024-07-06 </text:p>
          </table:table-cell>
          <table:table-cell/>
          <table:table-cell office:value-type="float" office:value="-14.6">
            <text:p>-14,6</text:p>
          </table:table-cell>
          <table:table-cell/>
          <table:table-cell office:value-type="float" office:value="676.71">
            <text:p>676,7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04">
            <text:p>04/07/2024</text:p>
          </table:table-cell>
          <table:table-cell/>
          <table:table-cell office:value-type="date" office:date-value="2024-07-04">
            <text:p>04/07/2024</text:p>
          </table:table-cell>
          <table:table-cell/>
          <table:table-cell office:value-type="string">
            <text:p>COMPRA EN PLUS FRESC, CON LA TARJETA : 5489133221595208 EL 2024-07-04 </text:p>
          </table:table-cell>
          <table:table-cell/>
          <table:table-cell office:value-type="float" office:value="-10.53">
            <text:p>-10,53</text:p>
          </table:table-cell>
          <table:table-cell/>
          <table:table-cell office:value-type="float" office:value="691.31">
            <text:p>691,3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03">
            <text:p>03/07/2024</text:p>
          </table:table-cell>
          <table:table-cell/>
          <table:table-cell office:value-type="date" office:date-value="2024-07-03">
            <text:p>03/07/2024</text:p>
          </table:table-cell>
          <table:table-cell/>
          <table:table-cell office:value-type="string">
            <text:p>RECIBO FUTBOL CLUB MARTINENC (CEM GUINARDO) Nº RECIBO 0073 0100 755 CFVQQCD REF. MANDATO 00001420150</text:p>
          </table:table-cell>
          <table:table-cell/>
          <table:table-cell office:value-type="float" office:value="-26.31">
            <text:p>-26,31</text:p>
          </table:table-cell>
          <table:table-cell/>
          <table:table-cell office:value-type="float" office:value="701.84">
            <text:p>701,8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02">
            <text:p>02/07/2024</text:p>
          </table:table-cell>
          <table:table-cell/>
          <table:table-cell office:value-type="date" office:date-value="2024-07-02">
            <text:p>02/07/2024</text:p>
          </table:table-cell>
          <table:table-cell/>
          <table:table-cell office:value-type="string">
            <text:p>COMPRA EN PLUS FRESC, CON LA TARJETA : 5489133221595208 EL 2024-07-02 </text:p>
          </table:table-cell>
          <table:table-cell/>
          <table:table-cell office:value-type="float" office:value="-8.53">
            <text:p>-8,53</text:p>
          </table:table-cell>
          <table:table-cell/>
          <table:table-cell office:value-type="float" office:value="728.15">
            <text:p>728,1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01">
            <text:p>01/07/2024</text:p>
          </table:table-cell>
          <table:table-cell/>
          <table:table-cell office:value-type="date" office:date-value="2024-07-01">
            <text:p>01/07/2024</text:p>
          </table:table-cell>
          <table:table-cell/>
          <table:table-cell office:value-type="string">
            <text:p>COMPRA EN SQ *ASSOC.MECAL, CON LA TARJETA : 5489133221595208 EL 2024-06-27 </text:p>
          </table:table-cell>
          <table:table-cell/>
          <table:table-cell office:value-type="float" office:value="-3.5">
            <text:p>-3,5</text:p>
          </table:table-cell>
          <table:table-cell/>
          <table:table-cell office:value-type="float" office:value="736.68">
            <text:p>736,6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01">
            <text:p>01/07/2024</text:p>
          </table:table-cell>
          <table:table-cell/>
          <table:table-cell office:value-type="date" office:date-value="2024-07-01">
            <text:p>01/07/2024</text:p>
          </table:table-cell>
          <table:table-cell/>
          <table:table-cell office:value-type="string">
            <text:p>COMPRA EN SQ *ASSOC.MECAL, CON LA TARJETA : 5489133221595208 EL 2024-06-27 </text:p>
          </table:table-cell>
          <table:table-cell/>
          <table:table-cell office:value-type="float" office:value="-3.5">
            <text:p>-3,5</text:p>
          </table:table-cell>
          <table:table-cell/>
          <table:table-cell office:value-type="float" office:value="740.18">
            <text:p>740,1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7-01">
            <text:p>01/07/2024</text:p>
          </table:table-cell>
          <table:table-cell/>
          <table:table-cell office:value-type="date" office:date-value="2024-07-01">
            <text:p>01/07/2024</text:p>
          </table:table-cell>
          <table:table-cell/>
          <table:table-cell office:value-type="string">
            <text:p>COMPRA EN BICING, CON LA TARJETA : 5489133221595208 EL 2024-07-01 </text:p>
          </table:table-cell>
          <table:table-cell/>
          <table:table-cell office:value-type="float" office:value="-4.05">
            <text:p>-4,05</text:p>
          </table:table-cell>
          <table:table-cell/>
          <table:table-cell office:value-type="float" office:value="743.68">
            <text:p>743,6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28">
            <text:p>28/06/2024</text:p>
          </table:table-cell>
          <table:table-cell/>
          <table:table-cell office:value-type="date" office:date-value="2024-06-28">
            <text:p>28/06/2024</text:p>
          </table:table-cell>
          <table:table-cell/>
          <table:table-cell office:value-type="string">
            <text:p>COMPRA EN AREAS, CON LA TARJETA : 5489133221595208 EL 2024-06-28 </text:p>
          </table:table-cell>
          <table:table-cell/>
          <table:table-cell office:value-type="float" office:value="-4.65">
            <text:p>-4,65</text:p>
          </table:table-cell>
          <table:table-cell/>
          <table:table-cell office:value-type="float" office:value="747.73">
            <text:p>747,7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28">
            <text:p>28/06/2024</text:p>
          </table:table-cell>
          <table:table-cell/>
          <table:table-cell office:value-type="date" office:date-value="2024-06-28">
            <text:p>28/06/2024</text:p>
          </table:table-cell>
          <table:table-cell/>
          <table:table-cell office:value-type="string">
            <text:p>RECIBO WIZINK BANK S.A.U. Nº RECIBO 0073 0100 755 CFSRNFG REF. MANDATO 00052675209123878950000730100</text:p>
          </table:table-cell>
          <table:table-cell/>
          <table:table-cell office:value-type="float" office:value="-144.73">
            <text:p>-144,73</text:p>
          </table:table-cell>
          <table:table-cell/>
          <table:table-cell office:value-type="float" office:value="752.38">
            <text:p>752,3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27">
            <text:p>27/06/2024</text:p>
          </table:table-cell>
          <table:table-cell/>
          <table:table-cell office:value-type="date" office:date-value="2024-06-27">
            <text:p>27/06/2024</text:p>
          </table:table-cell>
          <table:table-cell/>
          <table:table-cell office:value-type="string">
            <text:p>COMPRA EN SOPA RESTAURANT, CON LA TARJETA : 5489133221595208 EL 2024-06-27 </text:p>
          </table:table-cell>
          <table:table-cell/>
          <table:table-cell office:value-type="float" office:value="-2.1">
            <text:p>-2,1</text:p>
          </table:table-cell>
          <table:table-cell/>
          <table:table-cell office:value-type="float" office:value="897.11">
            <text:p>897,1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27">
            <text:p>27/06/2024</text:p>
          </table:table-cell>
          <table:table-cell/>
          <table:table-cell office:value-type="date" office:date-value="2024-06-27">
            <text:p>27/06/2024</text:p>
          </table:table-cell>
          <table:table-cell/>
          <table:table-cell office:value-type="string">
            <text:p>TRANSFERENCIA A FAVOR DE CARDONA ALTES CRISTINA CONCEPTO: REintegro pago tarjeta </text:p>
          </table:table-cell>
          <table:table-cell/>
          <table:table-cell office:value-type="float" office:value="-2.8">
            <text:p>-2,8</text:p>
          </table:table-cell>
          <table:table-cell/>
          <table:table-cell office:value-type="float" office:value="899.21">
            <text:p>899,2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27">
            <text:p>27/06/2024</text:p>
          </table:table-cell>
          <table:table-cell/>
          <table:table-cell office:value-type="date" office:date-value="2024-06-27">
            <text:p>27/06/2024</text:p>
          </table:table-cell>
          <table:table-cell/>
          <table:table-cell office:value-type="string">
            <text:p>TRANSFERENCIA A FAVOR DE CARDONA ALTES CRISTINA CONCEPTO: reintegro bizum </text:p>
          </table:table-cell>
          <table:table-cell/>
          <table:table-cell office:value-type="float" office:value="-7">
            <text:p>-7</text:p>
          </table:table-cell>
          <table:table-cell/>
          <table:table-cell office:value-type="float" office:value="902.01">
            <text:p>902,0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26">
            <text:p>26/06/2024</text:p>
          </table:table-cell>
          <table:table-cell/>
          <table:table-cell office:value-type="date" office:date-value="2024-06-26">
            <text:p>26/06/2024</text:p>
          </table:table-cell>
          <table:table-cell/>
          <table:table-cell office:value-type="string">
            <text:p>COMPRA EN CHOCOLAT BOX POBLE NOU, CON LA TARJETA : 5489133221595208 EL 2024-06-26 </text:p>
          </table:table-cell>
          <table:table-cell/>
          <table:table-cell office:value-type="float" office:value="-6.7">
            <text:p>-6,7</text:p>
          </table:table-cell>
          <table:table-cell/>
          <table:table-cell office:value-type="float" office:value="909.01">
            <text:p>909,0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26">
            <text:p>26/06/2024</text:p>
          </table:table-cell>
          <table:table-cell/>
          <table:table-cell office:value-type="date" office:date-value="2024-06-26">
            <text:p>26/06/2024</text:p>
          </table:table-cell>
          <table:table-cell/>
          <table:table-cell office:value-type="string">
            <text:p>COMPRA EN SOPA RESTAURANT, CON LA TARJETA : 5489133221595208 EL 2024-06-26 </text:p>
          </table:table-cell>
          <table:table-cell/>
          <table:table-cell office:value-type="float" office:value="-2.2">
            <text:p>-2,2</text:p>
          </table:table-cell>
          <table:table-cell/>
          <table:table-cell office:value-type="float" office:value="915.71">
            <text:p>915,7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25">
            <text:p>25/06/2024</text:p>
          </table:table-cell>
          <table:table-cell/>
          <table:table-cell office:value-type="date" office:date-value="2024-06-25">
            <text:p>25/06/2024</text:p>
          </table:table-cell>
          <table:table-cell/>
          <table:table-cell office:value-type="string">
            <text:p>COMPRA EN MERCADONA C BISCAIA, CON LA TARJETA : 5489133221595208 EL 2024-06-25 </text:p>
          </table:table-cell>
          <table:table-cell/>
          <table:table-cell office:value-type="float" office:value="-15.98">
            <text:p>-15,98</text:p>
          </table:table-cell>
          <table:table-cell/>
          <table:table-cell office:value-type="float" office:value="917.91">
            <text:p>917,91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25">
            <text:p>25/06/2024</text:p>
          </table:table-cell>
          <table:table-cell/>
          <table:table-cell office:value-type="date" office:date-value="2024-06-25">
            <text:p>25/06/2024</text:p>
          </table:table-cell>
          <table:table-cell/>
          <table:table-cell office:value-type="string">
            <text:p>COMPRA EN LOBRADOR DELS 15 NAVAS, CON LA TARJETA : 5489133221595208 EL 2024-06-25 </text:p>
          </table:table-cell>
          <table:table-cell/>
          <table:table-cell office:value-type="float" office:value="-1.35">
            <text:p>-1,35</text:p>
          </table:table-cell>
          <table:table-cell/>
          <table:table-cell office:value-type="float" office:value="933.89">
            <text:p>933,89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25">
            <text:p>25/06/2024</text:p>
          </table:table-cell>
          <table:table-cell/>
          <table:table-cell office:value-type="date" office:date-value="2024-06-25">
            <text:p>25/06/2024</text:p>
          </table:table-cell>
          <table:table-cell/>
          <table:table-cell office:value-type="string">
            <text:p>COMPRA EN SOPA RESTAURANT, CON LA TARJETA : 5489133221595208 EL 2024-06-25 </text:p>
          </table:table-cell>
          <table:table-cell/>
          <table:table-cell office:value-type="float" office:value="-4.4">
            <text:p>-4,4</text:p>
          </table:table-cell>
          <table:table-cell/>
          <table:table-cell office:value-type="float" office:value="935.24">
            <text:p>935,2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24">
            <text:p>24/06/2024</text:p>
          </table:table-cell>
          <table:table-cell/>
          <table:table-cell office:value-type="date" office:date-value="2024-06-24">
            <text:p>24/06/2024</text:p>
          </table:table-cell>
          <table:table-cell/>
          <table:table-cell office:value-type="string">
            <text:p>COMPRA EN ALEGRIA BAR, CON LA TARJETA : 5489133221595208 EL 2024-06-24 </text:p>
          </table:table-cell>
          <table:table-cell/>
          <table:table-cell office:value-type="float" office:value="-11.3">
            <text:p>-11,3</text:p>
          </table:table-cell>
          <table:table-cell/>
          <table:table-cell office:value-type="float" office:value="939.64">
            <text:p>939,6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24">
            <text:p>24/06/2024</text:p>
          </table:table-cell>
          <table:table-cell/>
          <table:table-cell office:value-type="date" office:date-value="2024-06-22">
            <text:p>22/06/2024</text:p>
          </table:table-cell>
          <table:table-cell/>
          <table:table-cell office:value-type="string">
            <text:p>COMPRA EN DIA, CON LA TARJETA : 5489133221595208 EL 2024-06-22 </text:p>
          </table:table-cell>
          <table:table-cell/>
          <table:table-cell office:value-type="float" office:value="-5.06">
            <text:p>-5,06</text:p>
          </table:table-cell>
          <table:table-cell/>
          <table:table-cell office:value-type="float" office:value="950.94">
            <text:p>950,94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19">
            <text:p>19/06/2024</text:p>
          </table:table-cell>
          <table:table-cell/>
          <table:table-cell office:value-type="date" office:date-value="2024-06-18">
            <text:p>18/06/2024</text:p>
          </table:table-cell>
          <table:table-cell/>
          <table:table-cell office:value-type="string">
            <text:p>COMPRA EN ALEGRIA BAR, CON LA TARJETA : 5489133221595208 EL 2024-06-18 </text:p>
          </table:table-cell>
          <table:table-cell/>
          <table:table-cell office:value-type="float" office:value="-9.3">
            <text:p>-9,3</text:p>
          </table:table-cell>
          <table:table-cell/>
          <table:table-cell office:value-type="float" office:value="956">
            <text:p>95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18">
            <text:p>18/06/2024</text:p>
          </table:table-cell>
          <table:table-cell/>
          <table:table-cell office:value-type="date" office:date-value="2024-06-18">
            <text:p>18/06/2024</text:p>
          </table:table-cell>
          <table:table-cell/>
          <table:table-cell office:value-type="string">
            <text:p>COMPRA EN BAZAR ORIENTAL, CON LA TARJETA : 5489133221595208 EL 2024-06-18 </text:p>
          </table:table-cell>
          <table:table-cell/>
          <table:table-cell office:value-type="float" office:value="-0.7">
            <text:p>-0,7</text:p>
          </table:table-cell>
          <table:table-cell/>
          <table:table-cell office:value-type="float" office:value="965.3">
            <text:p>965,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17">
            <text:p>17/06/2024</text:p>
          </table:table-cell>
          <table:table-cell/>
          <table:table-cell office:value-type="date" office:date-value="2024-06-17">
            <text:p>17/06/2024</text:p>
          </table:table-cell>
          <table:table-cell/>
          <table:table-cell office:value-type="string">
            <text:p>COMPRA EN SANTS BEER, CON LA TARJETA : 5489133221595208 EL 2024-06-17 </text:p>
          </table:table-cell>
          <table:table-cell/>
          <table:table-cell office:value-type="float" office:value="-11.75">
            <text:p>-11,75</text:p>
          </table:table-cell>
          <table:table-cell/>
          <table:table-cell office:value-type="float" office:value="966">
            <text:p>966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17">
            <text:p>17/06/2024</text:p>
          </table:table-cell>
          <table:table-cell/>
          <table:table-cell office:value-type="date" office:date-value="2024-06-16">
            <text:p>16/06/2024</text:p>
          </table:table-cell>
          <table:table-cell/>
          <table:table-cell office:value-type="string">
            <text:p>COMPRA EN BICING, CON LA TARJETA : 5489133221595208 EL 2024-06-16 </text:p>
          </table:table-cell>
          <table:table-cell/>
          <table:table-cell office:value-type="float" office:value="-4.05">
            <text:p>-4,05</text:p>
          </table:table-cell>
          <table:table-cell/>
          <table:table-cell office:value-type="float" office:value="977.75">
            <text:p>977,7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10">
            <text:p>10/06/2024</text:p>
          </table:table-cell>
          <table:table-cell/>
          <table:table-cell office:value-type="date" office:date-value="2024-06-10">
            <text:p>10/06/2024</text:p>
          </table:table-cell>
          <table:table-cell/>
          <table:table-cell office:value-type="string">
            <text:p>COMPRA EN SANTS BEER, CON LA TARJETA : 5489133221595208 EL 2024-06-10 </text:p>
          </table:table-cell>
          <table:table-cell/>
          <table:table-cell office:value-type="float" office:value="-11.65">
            <text:p>-11,65</text:p>
          </table:table-cell>
          <table:table-cell/>
          <table:table-cell office:value-type="float" office:value="981.8">
            <text:p>981,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10">
            <text:p>10/06/2024</text:p>
          </table:table-cell>
          <table:table-cell/>
          <table:table-cell office:value-type="date" office:date-value="2024-06-10">
            <text:p>10/06/2024</text:p>
          </table:table-cell>
          <table:table-cell/>
          <table:table-cell office:value-type="string">
            <text:p>COMPRA EN LOBRADOR DELS 15 NAVAS, CON LA TARJETA : 5489133221595208 EL 2024-06-10 </text:p>
          </table:table-cell>
          <table:table-cell/>
          <table:table-cell office:value-type="float" office:value="-8.15">
            <text:p>-8,15</text:p>
          </table:table-cell>
          <table:table-cell/>
          <table:table-cell office:value-type="float" office:value="993.45">
            <text:p>993,4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10">
            <text:p>10/06/2024</text:p>
          </table:table-cell>
          <table:table-cell/>
          <table:table-cell office:value-type="date" office:date-value="2024-06-10">
            <text:p>10/06/2024</text:p>
          </table:table-cell>
          <table:table-cell/>
          <table:table-cell office:value-type="string">
            <text:p>COMPRA EN BOLSOS MU/OZ, CON LA TARJETA : 5489133221595208 EL 2024-06-10 </text:p>
          </table:table-cell>
          <table:table-cell/>
          <table:table-cell office:value-type="float" office:value="-37.95">
            <text:p>-37,95</text:p>
          </table:table-cell>
          <table:table-cell/>
          <table:table-cell table:style-name="ce25" office:value-type="float" office:value="1001.6">
            <text:p>1.001,60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10">
            <text:p>10/06/2024</text:p>
          </table:table-cell>
          <table:table-cell/>
          <table:table-cell office:value-type="date" office:date-value="2024-06-09">
            <text:p>09/06/2024</text:p>
          </table:table-cell>
          <table:table-cell/>
          <table:table-cell office:value-type="string">
            <text:p>COMPRA EN ALDI SARRIA, CON LA TARJETA : 5489133221595208 EL 2024-06-09 </text:p>
          </table:table-cell>
          <table:table-cell/>
          <table:table-cell office:value-type="float" office:value="-9.68">
            <text:p>-9,68</text:p>
          </table:table-cell>
          <table:table-cell/>
          <table:table-cell table:style-name="ce28" office:value-type="float" office:value="1039.55">
            <text:p>1.039,55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10">
            <text:p>10/06/2024</text:p>
          </table:table-cell>
          <table:table-cell/>
          <table:table-cell office:value-type="date" office:date-value="2024-06-08">
            <text:p>08/06/2024</text:p>
          </table:table-cell>
          <table:table-cell/>
          <table:table-cell office:value-type="string">
            <text:p>COMPRA EN IGUANA GAVA MAR, CON LA TARJETA : 5489133221595208 EL 2024-06-08 </text:p>
          </table:table-cell>
          <table:table-cell/>
          <table:table-cell office:value-type="float" office:value="-32">
            <text:p>-32</text:p>
          </table:table-cell>
          <table:table-cell/>
          <table:table-cell table:style-name="ce28" office:value-type="float" office:value="1049.23">
            <text:p>1.049,2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10">
            <text:p>10/06/2024</text:p>
          </table:table-cell>
          <table:table-cell/>
          <table:table-cell office:value-type="date" office:date-value="2024-06-08">
            <text:p>08/06/2024</text:p>
          </table:table-cell>
          <table:table-cell/>
          <table:table-cell office:value-type="string">
            <text:p>COMPRA EN ENTRE TAPES OLIVERES, CON LA TARJETA : 5489133221595208 EL 2024-06-08 </text:p>
          </table:table-cell>
          <table:table-cell/>
          <table:table-cell office:value-type="float" office:value="-2.95">
            <text:p>-2,95</text:p>
          </table:table-cell>
          <table:table-cell/>
          <table:table-cell table:style-name="ce28" office:value-type="float" office:value="1081.23">
            <text:p>1.081,23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10">
            <text:p>10/06/2024</text:p>
          </table:table-cell>
          <table:table-cell/>
          <table:table-cell office:value-type="date" office:date-value="2024-06-07">
            <text:p>07/06/2024</text:p>
          </table:table-cell>
          <table:table-cell/>
          <table:table-cell office:value-type="string">
            <text:p>COMPRA EN RASOI, CON LA TARJETA : 5489133221595208 EL 2024-06-07 </text:p>
          </table:table-cell>
          <table:table-cell/>
          <table:table-cell office:value-type="float" office:value="-23">
            <text:p>-23</text:p>
          </table:table-cell>
          <table:table-cell/>
          <table:table-cell table:style-name="ce28" office:value-type="float" office:value="1084.18">
            <text:p>1.084,1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07">
            <text:p>07/06/2024</text:p>
          </table:table-cell>
          <table:table-cell/>
          <table:table-cell office:value-type="date" office:date-value="2024-06-07">
            <text:p>07/06/2024</text:p>
          </table:table-cell>
          <table:table-cell/>
          <table:table-cell office:value-type="string">
            <text:p>TRANSFERENCIA A FAVOR DE Cristina Cardona Altés CONCEPTO: Prestamo cuenta personal a profesional </text:p>
          </table:table-cell>
          <table:table-cell/>
          <table:table-cell office:value-type="float" office:value="-300">
            <text:p>-300</text:p>
          </table:table-cell>
          <table:table-cell/>
          <table:table-cell table:style-name="ce28" office:value-type="float" office:value="1107.18">
            <text:p>1.107,1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6-07">
            <text:p>07/06/2024</text:p>
          </table:table-cell>
          <table:table-cell/>
          <table:table-cell office:value-type="date" office:date-value="2024-06-07">
            <text:p>07/06/2024</text:p>
          </table:table-cell>
          <table:table-cell/>
          <table:table-cell office:value-type="string">
            <text:p>TRANSFERENCIA DE CARDONA ALTES CRISTINA, CONCEPTO Traspaso saldo a cuenta personal </text:p>
          </table:table-cell>
          <table:table-cell/>
          <table:table-cell table:style-name="ce25" office:value-type="float" office:value="1309.74">
            <text:p>1.309,74</text:p>
          </table:table-cell>
          <table:table-cell/>
          <table:table-cell table:style-name="ce28" office:value-type="float" office:value="1407.18">
            <text:p>1.407,18</text:p>
          </table:table-cell>
          <table:table-cell table:number-columns-repeated="1014"/>
        </table:table-row>
        <table:table-row table:style-name="ro10" table:visibility="filter">
          <table:table-cell/>
          <table:table-cell office:value-type="date" office:date-value="2024-05-27">
            <text:p>27/05/2024</text:p>
          </table:table-cell>
          <table:table-cell/>
          <table:table-cell office:value-type="date" office:date-value="2024-05-27">
            <text:p>27/05/2024</text:p>
          </table:table-cell>
          <table:table-cell/>
          <table:table-cell office:value-type="string">
            <text:p>TRANSFERENCIA DE MARIA TERESA ALTES SALAFRANCA, CONCEPTO GASTOS ABRIL Y 60 FERULAS </text:p>
          </table:table-cell>
          <table:table-cell/>
          <table:table-cell office:value-type="float" office:value="97.44">
            <text:p>97,44</text:p>
          </table:table-cell>
          <table:table-cell/>
          <table:table-cell table:style-name="ce24" office:value-type="float" office:value="97.44">
            <text:p>97,44</text:p>
          </table:table-cell>
          <table:table-cell table:number-columns-repeated="1014"/>
        </table:table-row>
        <table:table-row table:style-name="ro8">
          <table:table-cell table:style-name="ce10"/>
          <table:table-cell table:style-name="ce18" table:number-columns-repeated="9"/>
          <table:table-cell table:style-name="Default" table:number-columns-repeated="1014"/>
        </table:table-row>
      </table:table>
      <table:database-ranges>
        <table:database-range table:name="__Anonymous_Sheet_DB__1" table:target-range-address="'2663 Alquiler'.B11:'2663 Alquiler'.J146" table:display-filter-buttons="true"/>
        <table:database-range table:name="__Anonymous_Sheet_DB__2" table:target-range-address="'8017 Gtos Piso'.B11:'8017 Gtos Piso'.J147" table:display-filter-buttons="true"/>
        <table:database-range table:name="__Anonymous_Sheet_DB__3" table:target-range-address="'8017 Gtos Piso'.B11:'8017 Gtos Piso'.M148" table:display-filter-buttons="true">
          <table:filter>
            <table:filter-condition table:field-number="9" table:value="H1" table:operator="="/>
          </table:filter>
        </table:database-range>
        <table:database-range table:name="__Anonymous_Sheet_DB__4" table:target-range-address="'2663 Alquiler'.B11:'2663 Alquiler'.L146" table:display-filter-buttons="true" table:contains-header="false">
          <table:filter>
            <table:filter-condition table:field-number="9" table:value="H1" table:operator="="/>
          </table:filter>
        </table:database-range>
        <table:database-range table:name="__Anonymous_Sheet_DB__5" table:target-range-address="'5382 CC Ed'.B11:'5382 CC Ed'.J574" table:display-filter-buttons="true">
          <table:filter>
            <table:filter-condition table:field-number="6" table:value="800" table:operator="="/>
          </table:filter>
        </table:database-range>
        <table:database-range table:name="__Anonymous_Sheet_DB__6" table:target-range-address="'7572 Personal'.B11:'7572 Personal'.L255" table:display-filter-buttons="true">
          <table:filter>
            <table:filter-condition table:field-number="4" table:value="H1" table:operator="contains"/>
          </table:filter>
        </table:database-range>
        <table:database-range table:name="__Anonymous_Sheet_DB__7" table:target-range-address="'8017 Gtos Piso'.B11:'8017 Gtos Piso'.B11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Display" svg:font-family="'Aptos Display'" style:font-pitch="variable"/>
    <style:font-face style:name="Aptos Narrow1" svg:font-family="'Aptos Narrow'" style:font-pitch="variable"/>
    <style:font-face style:name="Aptos Display1" svg:font-family="'Aptos Display'" style:font-family-generic="swiss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c1e5f5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3d6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2f1c8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aeefb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f2cfee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d9f2d0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83cbeb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6c6ad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84e291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96dcf8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e59edd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b4e5a2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46b1e1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2aa84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47d45a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61cbf4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d86ecc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8ed973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156082"/>
      <style:text-properties fo:color="#ffffff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97132"/>
      <style:text-properties fo:color="#ffffff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196b24"/>
      <style:text-properties fo:color="#ffffff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0f9ed5"/>
      <style:text-properties fo:color="#ffffff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a02b93"/>
      <style:text-properties fo:color="#ffffff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4ea72e"/>
      <style:text-properties fo:color="#ffffff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Aptos Narrow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156082" style:diagonal-bl-tr="none" style:diagonal-tl-br="none" fo:border-left="none" fo:border-right="none" style:rotation-align="none" fo:border-top="none"/>
      <style:text-properties fo:color="#0e2841" style:text-outline="false" style:text-line-through-style="none" style:font-name="Aptos Narrow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64bee6" style:diagonal-bl-tr="none" style:diagonal-tl-br="none" fo:border-left="none" fo:border-right="none" style:rotation-align="none" fo:border-top="none"/>
      <style:text-properties fo:color="#0e2841" style:text-outline="false" style:text-line-through-style="none" style:font-name="Aptos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46b1e1" style:diagonal-bl-tr="none" style:diagonal-tl-br="none" fo:border-left="none" fo:border-right="none" style:rotation-align="none" fo:border-top="none"/>
      <style:text-properties fo:color="#0e2841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e2841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e2841" style:text-outline="false" style:text-line-through-style="none" style:font-name="Aptos Display1" fo:font-size="18pt" fo:font-style="normal" fo:text-shadow="none" style:text-underline-style="none" fo:font-weight="normal" style:font-size-asian="18pt" style:font-style-asian="normal" style:font-weight-asian="normal" style:font-name-complex="Aptos Display1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105cm double #156082" style:border-line-width-bottom="0.035cm 0.035cm 0.035cm" style:diagonal-bl-tr="none" style:diagonal-tl-br="none" fo:border-left="none" fo:border-right="none" style:rotation-align="none" fo:border-top="0.035cm solid #156082"/>
      <style:text-properties fo:color="#000000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font-name="Aptos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20">20/10/2025</text:date>, <text:time>11:01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osicion" style:display-name="PageStyle_Posic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382_20_CC_20_Ed" style:display-name="PageStyle_5382 CC 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8017_20_Gtos_20_Piso" style:display-name="PageStyle_8017 Gtos Pis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663_20_Alquiler" style:display-name="PageStyle_2663 Alquile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7572_20_Personal" style:display-name="PageStyle_7572 Persona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20T11:01:27.55</dc:date>
    <dc:creator>Cristina Cardona</dc:creator>
    <meta:document-statistic meta:table-count="5" meta:cell-count="5838" meta:object-count="0"/>
    <meta:generator>OpenOffice/4.1.15$Win32 OpenOffice.org_project/4115m2$Build-9813</meta:generator>
  </office:meta>
</office:document-meta>
</file>